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aintaining stability in China in June 4th, the police demanded to investigate young people's mobile phones</text:span>
</text:h>
      <text:p text:style-name="P4">
Author: None</text:p>
      <text:p text:style-name="P4">
Publisher: Radio Free Asia (Organization)</text:p>
      <text:p text:style-name="P4">
Published Time: 2023-05-23T-38:01:00-04:00</text:p>
      <text:p text:style-name="P4">
Modified Time: 2023-05-23T12:25:36-04:00</text:p>
      <text:p text:style-name="P4">
Description: None</text:p>
      <text:p text:style-name="P4">
Videos: []</text:p>
      <text:p text:style-name="P4">
Audios: ["<text:a xlink:type="simple" xlink:href="https://www.rfa.org/mandarin/yataibaodao/meiti/hx1-0523202309283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 text:anchor-type="as-char" svg:width="6.9236in" svg:height="5.326705in" draw:z-index="0">
<draw:image xlink:href="../Images/rfamandarin/2023-05-23T-38-01-00-04-00/000000.png" xlink:type="simple" xlink:show="embed" xlink:actuate="onLoad" draw:mime-type="image/png"/>
</draw:frame>
Police in many places in China have issued a notice asking parents and teachers to check whether the children's mobile phones are installed in overseas communication software such as Telegram and Twitter. <text:a xlink:type="simple" xlink:href="https://www.rfa.org/mandarin/yataibaodao/meiti/hx1-05232023092839.html/@@images/image" text:style-name="Internet_20_link" text:visited-style-name="Visited_20_Internet_20_Link">
</text:a>
Screenshots of the network <text:a xlink:type="simple" xlink:href="https://www.rfa.org/mandarin/yataibaodao/meiti/hx1-05232023092839.html/@@stream" text:style-name="Internet_20_link" text:visited-style-name="Visited_20_Internet_20_Link">
</text:a>
Recently, the police in many places in China issued a notice asking parents and teachers to check whether the child's mobile phone installed overseas communication software. Some comments believe that the authorities are suspected of preventing the tide similar to white paper sports on the eve of June 4th.</text:p>
      <text:p text:style-name="P4">
<text:a xlink:type="simple" xlink:href="https://www.rfa.org/mandarin/Xinwen/4-05212023113915.html" text:style-name="Internet_20_link" text:visited-style-name="Visited_20_Internet_20_Link">
<text:span text:style-name="T4">
 Children's mobile phones can not install "telegraphs" in many places in China to request for parents </text:span>
</text:a>
According to Chinese media reports, the Public Security Bureau has recently issued an announcement saying that the suspects of overseas telecommunications network fraud have recently used "paper aircraft (Telegram)", "WhatsApp", "Seagull Twitter) "," Too Mida "and other overseas mobile phone chat software to induce minors to engage in telecommunications network fraud and help crimes. The announcement stated that teachers and parents need to check whether the child's mobile phone is installed with such software. Your child may be assisted by overseas scammers to engage in illegal crimes. "</text:p>
      <text:p text:style-name="P4">
Police announcement also said: "If you find that the child has been installed, pay attention to the harm, and take the child to the recent public security organs to find out whether the child is engaged in illegal crimes." The guardians of higher vocational students), do not wait for the child to crimes in violation of the law, affect the future and regret it. "</text:p>
      <text:p text:style-name="P4">
<draw:frame draw:style-name="fr1" draw:name="Image3" text:anchor-type="as-char" svg:width="6.9236in" svg:height="9.637092in" draw:z-index="0">
<draw:image xlink:href="../Images/rfamandarin/2023-05-23T-38-01-00-04-00/000001.png" xlink:type="simple" xlink:show="embed" xlink:actuate="onLoad" draw:mime-type="image/png"/>
</draw:frame>
Police in many places in China have issued a notice asking parents and teachers to check whether the children's mobile phones are installed in overseas communication software such as Telegram and Twitter. (Internet screenshot) <text:a xlink:type="simple" xlink:href="https://www.rfa.org/mandarin/yataibaodao/meiti/hx1-05232023092839.html/4e00.jpg" text:style-name="Internet_20_link" text:visited-style-name="Visited_20_Internet_20_Link">
</text:a>
<text:span text:style-name="T4">
 Experts criticize infringement and suspects that the front of June 4th to prevent the formation of white paper sports academic tide </text:span>
</text:p>
      <text:p text:style-name="P4">
Society legal person Taiwan Youth Rights and Welfare Promotion Alliance Deputy Secretary -General Lin Yu Sheng accepted an interview with Radio Free Asia and pointed out: "The principle of violation of the proportion is like buying a kitchen knife. To what extent, they are not assured of encrypted communication software alone. Whether it will be in the sixth or fourth, students are the conscience of national society. Will they feel that students and student ethnic groups will get something that they want to cover up the truth. They are not assured? Because they are afraid of the people know the truth. "</text:p>
      <text:p text:style-name="P4">
Lin Yusheng emphasized that the installation software itself is not committed to the law, and requires force to bring them to the police station to infringe on personal freedom and privacy, and also violate the country's principles of law. The Convention on the UN Children's Rights stipulates that there must be a clear fact that criminal facts must take forced measures to adopt adolescents. Standing on the position of protecting and respecting privacy, parents cannot even peek at their children's diary, and the Chinese government has become a habit of infringing citizens' privacy.</text:p>
      <text:p text:style-name="P4">
<text:span text:style-name="T4">
 An expert of the security security: China ’s network management is incompetent to ask for parents and teachers to check children mobile phones </text:span>
</text:p>
      <text:p text:style-name="P4">
Taiwanese security worker Wu Yiting accepted an interview with Radio Asia in Liberty: "China does this, which in turn does not end up with these software, which means that their online monitoring layers have no way to catch the side and keyword filtering of these software. It can only be done from the most native and most original way; it also shows that the Chinese network management is incompetent, so that parents and teachers will help solve this. China has more parents or more police? Chinese police are not OK to use these softwares for parents. Call the child to delete it, and he will do what the government told him to do it in the future. "</text:p>
      <text:p text:style-name="P4">
Wu Yiting asked, from the perspective of "prevention of crime", many scams in China were carried out on WeChat and QQ. Why did not see the authorities check on domestic software?</text:p>
      <text:p text:style-name="P4">
Radio Free Asia recently disclosed that Skype hit all over China to present the "signal too weak" problem. Wu Yiting said that these are all Chinese authorities intentionally intercepting overseas information, and the ultimate goal is to consolidate the regional network with national characteristics.</text:p>
      <text:p text:style-name="P4">
Wu Yiting pointed out that the Chinese authorities also warned the public that the public could not use these software. It was reported that some software that could communicate in China in China could not be prohibited. Among some well -known cases such as "Programming and Thinking" sentenced to seven years in prison for inciting charges, they were used to use overseas software, and the mobile phone was deducted and cleared when the arrest was arrested. When white paper moves, many resistances use Telegram and Twitter to spread videos and pictures to the outside world.</text:p>
      <text:p text:style-name="P4">
** Parents: Advocating each other is like the Cultural Revolution.</text:p>
      <text:p text:style-name="P4">
Ren Ruiting, who fled China, was interviewed by Radio Free Asia that children would also use overseas software with adults, and she used WhatsApp, Telegram, and other software that the CCP could not reach. Overseas democratic people, such as Wang Dan, will build groups to release information activities such as June 4th, democratic constitutional government, and embrace freedom; many netizens mentioned that they have realized that the Communist Party is so bad to contact Twitter. The Chinese Communist Party uses relatives to report each other and grabs all places where the network supervision cannot be regulated, completely separated.</text:p>
      <text:p text:style-name="P4">
Ren Ruiting criticized the authorities to advocate the social atmosphere of mutual reporting as each other: "The most terrible thing is that parents and teachers are going to check their children's mobile phones. Parents can not give their mobile phones, but they will not give their mobile phones. Destroy the trust between parents and children. Today, the parents can take it to the police station. In a few days, the child can peek at his parents' mobile phones and sue his parents. "</text:p>
      <text:p text:style-name="P4">
Ren Ruting found that Telegram had a lot of stolen numbers. "It is not sure if it was a malicious attack on the Communist Party. Many groups were stolen and friends were almost lost. If you are doing it, it is possible that someone may deliberately teach students how to stole numbers and give you how much money to help overseas fraud, and then warn parents and teachers to investigate students' mobile phones to grab crimes.</text:p>
      <text:p text:style-name="P4">
Reporter: Xia Xiaohua Responsible: Xu Shuting He Ping.com Editor: Ruizhe</text:p>
      <text:p text:style-name="P4">
News Source: <text:a xlink:type="simple" xlink:href="https://www.rfa.org/mandarin/yataibaodao/meiti/hx1-05232023092839.html" text:style-name="Internet_20_link" text:visited-style-name="Visited_20_Internet_20_Link">
https://www.rfa.org/mandarin/yataibaodao/meiti/hx1-05232023092839.html</text:a>
</text:p>
      <!--NEWS-->
      <text:h text:style-name="P10" text:outline-level="1">
<text:span text:style-name="T4">
Signing a defense agreement with the United States Pakistani said that it will not be used as a base for war to launch war</text:span>
</text:h>
      <text:p text:style-name="P4">
Author: None (Language: zh)</text:p>
      <text:p text:style-name="P4">
Publisher: None</text:p>
      <text:p text:style-name="P4">
Time: 2023-05-23T12:00:00Z</text:p>
      <text:p text:style-name="P4">
Description: After the United States and Papua New Guinea signed a security agreement, the Prime Minister of Papua New Guinea said on Tuesday that the country will not be used as a base for "launching war" and the defense agreement signed with the United States to prohibit "offensive military operations".</text:p>
      <text:p text:style-name="P4">
Videos: []</text:p>
      <text:p text:style-name="P4">
Images: ["<text:a xlink:type="simple" xlink:href="https://static.dw.com/image/63083864_303.jpg" text:style-name="Internet_20_link" text:visited-style-name="Visited_20_Internet_20_Link">
63083864_303.jpg</text:a>
", "<text:a xlink:type="simple" xlink:href="https://static.dw.com/image/60685729_401.jpg" text:style-name="Internet_20_link" text:visited-style-name="Visited_20_Internet_20_Link">
60685729_401.jpg</text:a>
"]</text:p>
      <text:p text:style-name="P4">
Subject: 时政风云</text:p>
      <text:p text:style-name="P4">
Subjects: ['奥巴马', '岛屿主权争端', '专题报道：全景观看“习马会”', '中国', '中共十九大', '美国', '德中关系']</text:p>
      <text:p text:style-name="P4">
Keywords: ['巴布亚新几内亚', '美国', '防务协议', '马拉佩', '中国', '布林肯', '拜登']</text:p>
      <text:p text:style-name="P4">
Id: 65708543</text:p>
      <!--METADATA-->
      <text:p text:style-name="P4">
<text:a xlink:type="simple" xlink:href="https://www.dw.com/zh/overlay/image/article/65708543/63083864" text:style-name="Internet_20_link" text:visited-style-name="Visited_20_Internet_20_Link">
 <draw:frame draw:style-name="fr1" draw:name="Image4" text:anchor-type="as-char" svg:width="6.9236in" svg:height="3.896998in" draw:z-index="0">
<draw:image xlink:href="../Images/dwzh/2023-05-23T12-00-00Z/63083864_303.jpg" xlink:type="simple" xlink:show="embed" xlink:actuate="onLoad" draw:mime-type="image/jpeg"/>
</draw:frame>
</text:a>
Papua New Guinea Prime Minister James Marape</text:p>
      <text:p text:style-name="P4">
(Voice of Germany Chinese Network) This Monday(May 22nd)The United States and Papua New Guinea signed a security agreement that included the US military to enter the waters and ports in Papua's new several. At the signing ceremony, US Secretary of State Brosky said that the "TheDefense CooperationAgreement" will enhance the ability of Papua New Guinea National Defense Forces to provide humanitarian assistance and disaster relief. Essence Blint also said that the United States will comprehensively deepen the partnership with Pakistan. He expects cooperation with US companies to bring tens of billions of dollars in investment.</text:p>
      <text:p text:style-name="P4">
Papua New Guinea Prime Minister James Marape previously told the media that with the signing of the defense agreement, the United States will increase its military existence in the country in the next ten years.</text:p>
      <text:p text:style-name="P4">
Act signed a new security agreement with the United States triggered a protest on Papua New Guinea university students on Monday day. They are worried that the agreement may make Pakistan a strategic competition that is involved in the United States and China. China has always been the main infrastructure investors of Papua New Guinea.</text:p>
      <text:p text:style-name="P4">
<draw:frame draw:style-name="fr1" draw:name="Image5" text:anchor-type="as-char" svg:width="6.9236in" svg:height="3.896998in" draw:z-index="0">
<draw:image xlink:href="../Images/dwzh/2023-05-23T12-00-00Z/60685729_401.jpg" xlink:type="simple" xlink:show="embed" xlink:actuate="onLoad" draw:mime-type="image/jpeg"/>
</draw:frame>
In February 2022, Chinese Prime Minister Li Keqiang and Malape held a video conference with Malape</text:p>
      <text:p text:style-name="P4">
On Monday evening, Malape said at a press conference held with Bringson, "There is nothing to worry about after." The agreement updated the existing military relationship with the United States, "have nothing to do with China." He said, "We have a healthy relationship with the Chinese government, they are an important trading partner."</text:p>
      <text:p text:style-name="P4">
Malape also told the FM100 radio station that Papua New Guinea will not be used as a base for "launching war". One of the special clauses point out that "the partnership with the United States will not be used to launch offensiveness from Papua New Guinea. Military operations. "In addition, Malape said that the agreement is not a treaty and does not require parliamentary approval. He will announce the full text of the agreement on Thursday for public supervision.</text:p>
      <text:p text:style-name="P4">
Papua New Guinea, which has a population of only 9 million, is located near the important maritime passage and international submarine cables connecting the United States and allies Australia. Natural resources are rich, but most of them have not been developed and military power is also weak.</text:p>
      <text:h text:style-name="P12" text:outline-level="3">
<text:span text:style-name="T4">
，, call Pakistani in person</text:span>
</text:h>
      <text:p text:style-name="P4">
US President Biden originally planned to visit Papua New Guinea and attended the U.S. Pacific Island Forum Conference held in the country's capital Mozby Port, but the visit was temporarily canceled due to the negotiations of the US domestic debt limit. Essence However, Biden personally called Malape's mobile phone, expressed apologies, and invited Malape to participate in the US-Pacific Island Summit held in Washington in September.</text:p>
      <text:p text:style-name="P4">
last year, <text:a xlink:type="simple" xlink:href="https://www.dw.com/zh/zh/美澳錯愕中國稱已與索羅門簽訂安全協議/a-61508446" text:style-name="Internet_20_link" text:visited-style-name="Visited_20_Internet_20_Link">
 </text:a>
, Caused concerns of Australia, New Zealand and the United States. Coupled with the tension around the Taiwan issue, the United States and its allies are trying to prevent more Pacific island countries from establishing security relations with China.</text:p>
      <text:h text:style-name="P12" text:outline-level="3">
<text:span text:style-name="T4">
Beijing: Be wary of geopolitical games</text:span>
</text:h>
      <text:p text:style-name="P4">
Australia's Minister of Defense Richardmarles welcomed the defense agreement signed by the United States and Papua New Guinea. Chinese Foreign Ministry spokesman Mao Ning said at a routine press conference on Monday that China conducts normal interaction and equal mutual benefit cooperation with the Pacific island nations such as all parties and Pacific island countries. At the same time, we also believe that any cooperation should not be targeted at third parties.</text:p>
      <text:p text:style-name="P4">
News Source: <text:a xlink:type="simple" xlink:href="https://www.dw.com/zh/与美签订防务协议-巴新称不会被用作发动战争的基地/a-65708543" text:style-name="Internet_20_link" text:visited-style-name="Visited_20_Internet_20_Link">
https://www.dw.com/zh/与美签订防务协议-巴新称不会被用作发动战争的基地/a-65708543?maca=chi-rss-chi-all-1127-rdf</text:a>
</text:p>
      <!--NEWS-->
      <text:h text:style-name="P10" text:outline-level="1">
<text:span text:style-name="T4">
" laughing fruit incident &amp; quot; perspective: Chinese social report phenomenon rolled up</text:span>
</text:h>
      <text:p text:style-name="P4">
Author: None</text:p>
      <text:p text:style-name="P4">
Publisher: Radio Free Asia (Organization)</text:p>
      <text:p text:style-name="P4">
Published Time: 2023-05-23T16:05:00-04:00</text:p>
      <text:p text:style-name="P4">
Modified Time: 2023-05-24T06:55:17-04:00</text:p>
      <text:p text:style-name="P4">
Description: None</text:p>
      <text:p text:style-name="P4">
Videos: []</text:p>
      <text:p text:style-name="P4">
Audios: ["<text:a xlink:type="simple" xlink:href="https://www.rfa.org/mandarin/yataibaodao/renquanfazhi/jw-052320231015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6" text:anchor-type="as-char" svg:width="6.9236in" svg:height="4.612011in" draw:z-index="0">
<draw:image xlink:href="../Images/rfamandarin/2023-05-23T16-05-00-04-00/000000.png" xlink:type="simple" xlink:show="embed" xlink:actuate="onLoad" draw:mime-type="image/png"/>
</draw:frame>
On May 17, 2023, outside a theater in Shanghai, the signs of the laughing candidates. <text:a xlink:type="simple" xlink:href="https://www.rfa.org/mandarin/yataibaodao/renquanfazhi/jw-05232023101542.html/@@images/image" text:style-name="Internet_20_link" text:visited-style-name="Visited_20_Internet_20_Link">
</text:a>
Agencence France -Presse <text:a xlink:type="simple" xlink:href="https://www.rfa.org/mandarin/yataibaodao/renquanfazhi/jw-05232023101542.html/@@stream" text:style-name="Internet_20_link" text:visited-style-name="Visited_20_Internet_20_Link">
</text:a>
Recently, Li Haoshi, an actor of China Xiaoguo Culture Company, was reported and was reported by the police for the so -called "insulting the people of the people's children". Some scholars have pointed out that the phenomenon of reporting has been in the past political movements in China, and this time the "laughter incident" was resolved, it was another political expression.</text:p>
      <text:p text:style-name="P4">
<text:a xlink:type="simple" xlink:href="https://www.rfa.org/mandarin/yataibaodao/meiti/gt2-05162023080156.html" text:style-name="Internet_20_link" text:visited-style-name="Visited_20_Internet_20_Link">
<text:span text:style-name="T4">
 talk show quoted Xi Jinping's "excellent style can win the battle" was accused of insulting the army </text:span>
</text:a>
  * <text:span text:style-name="T4">
<text:a xlink:type="simple" xlink:href="https://www.rfa.org/mandarin/yataibaodao/kejiaowen/ql1-11092021041429.html" text:style-name="Internet_20_link" text:visited-style-name="Visited_20_Internet_20_Link">
 </text:a>
</text:span>
<text:span text:style-name="T5">
<text:a xlink:type="simple" xlink:href="https://www.rfa.org/mandarin/yataibaodao/kejiaowen/ql1-07152021074124.html" text:style-name="Internet_20_link" text:visited-style-name="Visited_20_Internet_20_Link">
<text:span text:style-name="T4">
 Sichuan University Student Military Training During Military Training, "reporting" with each other </text:span>
</text:a>
</text:span>
<text:a xlink:type="simple" xlink:href="https://www.rfa.org/mandarin/yataibaodao/kejiaowen/ql1-09032021044445.html" text:style-name="Internet_20_link" text:visited-style-name="Visited_20_Internet_20_Link">
<text:span text:style-name="T4">
 Teacher's supplementary classes were reported to be expelled from students: "Although benefited a lot, the last network is exhausted" </text:span>
</text:a>
<text:span text:style-name="T5">
[</text:span>
<text:span text:style-name="T5">
 Hong Kong's "post -National Security Times": The academic reports are reported to be the objects and students of the wind.(https://www.rfa.org/mandarin/yataibaodao/gangtai/ac-07092021070220.html)</text:span>
<text:span text:style-name="T5">
 Li Haoshi talk show content was reported to the authorities for investigation </text:span>
*</text:p>
      <text:p text:style-name="P4">
In the middle of this month, a Chinese talk show caused a sensation in public opinion. Netizens uploaded the performance video clip of House, a talk show actor of the Guo Culture on May 13, showing that Li Haoshi ridiculed in the performance. He picked up two wild dogs from the mountain. When he saw the wild dog chasing pine squirrels, " I just want to say eight characters in my heart: excellent style, can win the battle. "</text:p>
      <text:p text:style-name="P4">
<draw:frame draw:style-name="fr1" draw:name="Image7" text:anchor-type="as-char" svg:width="6.9236in" svg:height="5.527045in" draw:z-index="0">
<draw:image xlink:href="../Images/rfamandarin/2023-05-23T16-05-00-04-00/000001.png" xlink:type="simple" xlink:show="embed" xlink:actuate="onLoad" draw:mime-type="image/png"/>
</draw:frame>
The discussion of netizens caused by these eight words once rushed on Weibo hot search. Some netizens believe that "this is an insult to the people of the people's children" and "this manuscript is not appropriate, and it can be joked with nothing."</text:p>
      <text:p text:style-name="P4">
As soon as the incident came out, although Li Haoshi and Xiao Guo culture issued an apology statement for the first time, it still attracted a number of official media. On the afternoon of the 16th, Xinhua News Agency's Weibo official number posted: "'Listening to the party's command, can win the battle, and excellent style', each word cannot be offended!" The People's Daily also released a comment on the same day, "One -sided pursuit of laughter fruit and At the expense of stepping on the line, you caught up with a misunderstanding. "</text:p>
      <text:p text:style-name="P4">
With the fermentation of public opinion in the past few days, Li Haoshi and the smiling fruit culture company belonged to the relevant departments by Chinese netizens. The Beijing and Shanghai Cultural Tourism departments immediately involved in the investigation, and the police quickly followed up.</text:p>
      <text:p text:style-name="P4">
Wang Juntao, a Chinese political scholar in the United States, said in an interview with this station that reporting itself is not a problem, and Western democratic countries also generally have a "whistle" system. However, in China, whether the punishment mechanism after reporting can follow laws and regulations is the focus.</text:p>
      <text:p text:style-name="P4">
"I think the report is not a problem. The main problem is persecution. In the rule of law society, all reporting materials must be disclosed in the procedure and approved. The two parties must debate. Based on. "He said," Under the dictatorship of Xi Jinping in China and the Communist Party, they regard the safeguarding the preservation of the regime and dictatorship as the standard of the right and non -standards, and the persecution of citizens does not follow the procedures for public and reasonable China Criminal Procedure Law. "</text:p>
      <text:p text:style-name="P4">
The police of Beijing Chaoyang District reported on the 17th that "the plot of serious insults of the people's army during the performance for actor Li Moumou (male, 31 years old), a cultural company actor Li Moumou (male, 31 years old), which caused bad social impact. "</text:p>
      <text:p text:style-name="P4">
At the same time, the Beijing Municipal Cultural Tourism Bureau also announced an administrative penalty on Swordsman Culture on the same day. It confiscated more than 1.32 million yuan in illegal income and fined more than 12.25 million yuan. The personnel and its performance brokerage agencies and the operating units operated by the performance field "further accountable in accordance with laws and regulations." The relevant Shanghai municipal departments also announced that they were discussed simultaneously and severely trained the company involved in the first time.</text:p>
      <text:p text:style-name="P4">
<draw:frame draw:style-name="fr1" draw:name="Image8" text:anchor-type="as-char" svg:width="6.9236in" svg:height="4.619339in" draw:z-index="0">
<draw:image xlink:href="../Images/rfamandarin/2023-05-23T16-05-00-04-00/000002.png" xlink:type="simple" xlink:show="embed" xlink:actuate="onLoad" draw:mime-type="image/png"/>
</draw:frame>
On May 17, 2023, the notice of canceling the performance of Xiaoguo Company was canceled outside a theater of Shanghai. (Agencelet) [] <text:a xlink:type="simple" xlink:href="https://www.rfa.org/mandarin/yataibaodao/renquanfazhi/jw-05232023101542.html/afp.jpeg" text:style-name="Internet_20_link" text:visited-style-name="Visited_20_Internet_20_Link">
</text:a>
After the official shot, the former editor -in -chief of the party media "Global Times", Hu Xijin posted on Weibo, supporting Xiao Guo culture. He wrote: "Is the culture of the Chinese People's Liberation Army challenged? I don't think it!" But this time, Hu Xijin's public opinion guidance work was collectively discussed by many netizens. Later, Hu Xi changed his stance to change his tone to support the punishment of laughing fruit culture. He also said that "the bottom line will pay a heavy price!"</text:p>
      <text:p text:style-name="P4">
Hu Ping, editor -in -chief of the honorary editor -in -chief of overseas political journals living in New York, USA, told the station that the authorities were strictly, fast, and re -handled the reports of Li Haoshi and Swordsman culture, and released a dangerous signal in China today.</text:p>
      <text:p text:style-name="P4">
"This incident is a very dangerous signal, that is, the authorities must strengthen the text prison and strengthen the crime of language. Using the so -called masses to disclose, it will cause a wider fear effect. This is no stranger to us as the person in the Cultural Revolution." He said, "Things have now reached this step, in this sense, it is completely the deadly repetition of the practice of the Cultural Revolution."</text:p>
      <text:p text:style-name="P4">
However, Hu Ping believes that the political high pressure of the Cultural Revolution for ten years directly caused the liberation of ideological liberation in the later system, which is currently concerned by Xi Jinping authorities. He said: "Now Xi Jinping is going to re -engage in this set, it will definitely evoke many painful memories of the humanities revolution, and many people will resist this approach."</text:p>
      <text:p text:style-name="P4">
<draw:frame draw:style-name="fr1" draw:name="Image9" text:anchor-type="as-char" svg:width="6.9236in" svg:height="4.901265in" draw:z-index="0">
<draw:image xlink:href="../Images/rfamandarin/2023-05-23T16-05-00-04-00/000003.png" xlink:type="simple" xlink:show="embed" xlink:actuate="onLoad" draw:mime-type="image/png"/>
</draw:frame>
The talk show actor House has previously told the bridge section of the dogs who adopted in the "Talk Show Conference". (Screenshot of YouTube Video) [] [] <text:a xlink:type="simple" xlink:href="https://www.rfa.org/mandarin/yataibaodao/renquanfazhi/jw-05232023101542.html/a.jpeg" text:style-name="Internet_20_link" text:visited-style-name="Visited_20_Internet_20_Link">
</text:a>
<text:span text:style-name="T4">
 Reporting the most prosperous Cultural Revolution: the collective trauma of a generation </text:span>
</text:p>
      <text:p text:style-name="P4">
Under political high pressure, the reporting behavior seems to be the sequelae since the establishment of the Communist Party of China. During the ten years of the Cultural Revolution, the incidents of their children and couples that caused their deaths to cause their families to be broken. Under the harsh political oppression, everyone has become an eternal trauma for a generation since everyone is in danger.</text:p>
      <text:p text:style-name="P4">
China ’s official Media’ s Daily Online has reproduced an interview report from the Beijing News, telling that a Red Guard in the Cultural Revolution reported his mother and was shot after being shot.</text:p>
      <text:p text:style-name="P4">
In this report, Zhang Hongbing, who has become a lawyer of Beijing Bosheng Law Firm, tells his wishes. In 1970, Zhang Hongbing's mother, Fang Zhongmou, said at home with some remarks that supported Liu Shaoqi and criticized Mao Zedong, and was reported by Zhang Hongbing. Fang Zhongmou's remarks were characterized as "anti -revolutionary" and were shot dead two months later. In 1980, the case of Fang Zhongmou was rehabilitated. At that time, the court ruled that "the killing was unjust, and Zhao Xue should be given."</text:p>
      <text:p text:style-name="P4">
Zhang Hongbing said, "At that time, everyone was wrapped in a kind of atmosphere, and they couldn't run. The kindness, beauty in my human nature was completely and irreparable." It was tortured by the inner pain and applied to the relevant departments since 2011. I hope that the mothers' cemeteries are cultural relics, but they have not been successful.</text:p>
      <text:p text:style-name="P4">
Zhang Hongbing emphasized that the disclosure of the painful experience was to hope that people remember the cruelty of the history.</text:p>
      <text:p text:style-name="P4">
Chen Chuangchuang, the executive chief of the Chinese Democratic Party Committee and a lawyer in New York, pointed out that China's reporting phenomenon did not begin with the Cultural Revolution, but the Cultural Revolution was the most prosperous.</text:p>
      <text:p text:style-name="P4">
"Reporting this atmosphere, environment, habits, or even culture, is not just to have the Cultural Revolution. This does not allow you to be peaceful in any private small environment. In the performance of the entire political system, loyalty is the most important. This loyalty is just a personal loyalty to Xi Jinping. In the past few years, Xi Jinping is very concerned about improving the image of the soldiers. In fact, he just wants the army to play Taiwan for him. It becomes more sensitive. "</text:p>
      <text:p text:style-name="P4">
Chen Chuangchuang believes that, in view of the Chinese public opinion environment under Xi Jinping, the results of the "laughter incident" are not optimistic, and Li Haoshi himself may also face unreamulated persecution.</text:p>
      <text:p text:style-name="P4">
Reporter: Jingwei Responsibility: He Ping.com Editor: Hong Wei <text:span text:style-name="T4">
<text:span text:style-name="T5">
*</text:span>
 </text:span>
**</text:p>
      <text:p text:style-name="P4">
News Source: <text:a xlink:type="simple" xlink:href="https://www.rfa.org/mandarin/yataibaodao/renquanfazhi/jw-05232023101542.html" text:style-name="Internet_20_link" text:visited-style-name="Visited_20_Internet_20_Link">
https://www.rfa.org/mandarin/yataibaodao/renquanfazhi/jw-05232023101542.html</text:a>
</text:p>
      <!--NEWS-->
      <text:h text:style-name="P10" text:outline-level="1">
<text:span text:style-name="T4">
The United States will hold land security hearing to follow the threat of China</text:span>
</text:h>
      <text:p text:style-name="P4">
Author: None</text:p>
      <text:p text:style-name="P4">
Publisher: Radio Free Asia (Organization)</text:p>
      <text:p text:style-name="P4">
Published Time: 2023-05-23T19:18:00-04:00</text:p>
      <text:p text:style-name="P4">
Modified Time: 2023-05-24T10:3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 text:anchor-type="as-char" svg:width="6.9236in" svg:height="3.38363in" draw:z-index="0">
<draw:image xlink:href="../Images/rfamandarin/2023-05-23T19-18-00-04-00/000000.png" xlink:type="simple" xlink:show="embed" xlink:actuate="onLoad" draw:mime-type="image/png"/>
</draw:frame>
The U.S. Congress held a hearing on the issue of land security on May 23, 2023 to express attention to China's threat. <text:a xlink:type="simple" xlink:href="https://www.rfa.org/mandarin/yataibaodao/junshiwaijiao/cm-05232023115431.html/@@images/image" text:style-name="Internet_20_link" text:visited-style-name="Visited_20_Internet_20_Link">
</text:a>
Video Screenshot/Official Website of the House of Representatives</text:p>
      <text:p text:style-name="P4">
With the recent incidents such as Chinese spy balloon and incidents in the US overseas police station, the concerns of American politics have become increasingly upgraded to the problem of land security issues. At the parliamentary hearing on Tuesday, US officials warned that the Chinese government is using all national power tools to aim at the United States and adopts open and secret methods to try to weaken the US national security and economic security interests.</text:p>
      <text:p text:style-name="P4">
<text:a xlink:type="simple" xlink:href="https://homeland.house.gov/tomorrow-at-2pm-pfluger-to-hold-subcommittee-hearing-on-combating-ccp-aggression-with-dhs-fbi-witnesses/" text:style-name="Internet_20_link" text:visited-style-name="Visited_20_Internet_20_Link">
</text:a>
 <text:span text:style-name="T4">
<text:a xlink:type="simple" xlink:href="https://www.rfa.org/mandarin/yataibaodao/junshiwaijiao/jw-05092023120047.html" text:style-name="Internet_20_link" text:visited-style-name="Visited_20_Internet_20_Link">
 </text:a>
 </text:span>
  * <text:span text:style-name="T4">
<text:a xlink:type="simple" xlink:href="https://www.rfa.org/mandarin/Xinwen/9-10172022170125.html" text:style-name="Internet_20_link" text:visited-style-name="Visited_20_Internet_20_Link">
 </text:a>
</text:span>
<text:span text:style-name="T5">
<text:a xlink:type="simple" xlink:href="https://www.rfa.org/mandarin/yataibaodao/junshiwaijiao/kw-05182023122213.html" text:style-name="Internet_20_link" text:visited-style-name="Visited_20_Internet_20_Link">
<text:span text:style-name="T4">
 Fighting against the Chinese economic plunder and coercion US members: need to establish the Indo -Pacific regional alliance </text:span>
</text:a>
</text:span>
<text:span text:style-name="T5">
 The threat from business to Guoan China is omnipresent </text:span>
*</text:p>
      <text:p text:style-name="P4">
The Ministry of Homeland Security's strategy, policy and planning office is responsible for network and infrastructure security assistants, Kahata Ma Homa(Iranga Kahma)Said at the hearing: "The threat of the People's Republic of China invading our (US) key infrastructure is our most urgent concern for China. China has obtained access to the right of access, so that our decisions are facing the risk of conflict. People are worried. "</text:p>
      <text:p text:style-name="P4">
Jillmurphy, deputy assistant director of the Federal Investigation Bureau (FBI), also pointed out at the hearing that intelligence and economic spy threats from China threatened the largest and long -term threat to the United States' scientific and technological innovation and economic security.</text:p>
      <text:p text:style-name="P4">
She emphasized that the threat from the Communist Party of China is huge. Governments and private enterprises at all levels in the United States need to seriously treat relevant risks: "In terms of economic espionage, China uses all available methods to deal with us. Trade and put pressure on American companies operating in China, etc. to achieve the strategic goal of Chinese stolen our company's innovation. "</text:p>
      <text:p text:style-name="P4">
The outside world noticed that the US government departments and private enterprises have long suffered a cyber attack suspected of being from China for a long time, and the threat of infrastructure has also increased day by day. As of now, many US state parliaments have successively proposed bills to prohibit the Chinese government or its agents from purchasing important infrastructure or agricultural land near military facilities.</text:p>
      <text:p text:style-name="P4">
<draw:frame draw:style-name="fr1" draw:name="Image11" text:anchor-type="as-char" svg:width="6.9236in" svg:height="4.173392in" draw:z-index="0">
<draw:image xlink:href="../Images/rfamandarin/2023-05-23T19-18-00-04-00/000001.png" xlink:type="simple" xlink:show="embed" xlink:actuate="onLoad" draw:mime-type="image/png"/>
</draw:frame>
Jillmurphy, deputy assistant director of the Federal Investigation Agency responsible for anti -intelligence work, pointed out at the hearing that intelligence and economic spies from China threatened the largest and long -term threat to the United States' scientific and technological innovation and economic security. (Video Screenshot/Official Website of the House of Representatives) <text:a xlink:type="simple" xlink:href="https://www.rfa.org/mandarin/yataibaodao/junshiwaijiao/cm-05232023115431.html/cm0523f.jpg" text:style-name="Internet_20_link" text:visited-style-name="Visited_20_Internet_20_Link">
</text:a>
<text:span text:style-name="T4">
 U.S. officials: The CCP ignores the US sovereignty to carry out multinational suppression </text:span>
</text:p>
      <text:p text:style-name="P4">
In addition, the Chinese authorities have been engaged in cross -border suppression in the United States, and this has also become the focus of this hearing. The U.S. Department of Justice recently arrested and sued many Chinese people who were suspected of being Chinese agents, including Lu Jianwang, Chen Jinping, heads of the New York Changle Association, and Liang Litang, the "overseas Chinese leader" in Boston. U.S. prosecutors have accused them of harassing and persecution of local people with different political opinions and providing information about relevant persons collected to the Chinese government.</text:p>
      <text:p text:style-name="P4">
"The People's Republic of China often performs multinational suppression with illegal means globally, monitoring, threatening and harassing goals in person in person or online. It shows that China often ignores the legal basis to achieve the goal. "</text:p>
      <text:p text:style-name="P4">
TyroneDurham, the acting director of the National Threat of Intelligence and Analysis Office of the Ministry of Land and Safety, also stated in the written testimony that in addition to continuing to cooperate with international allies to fight against China ’s multinational suppression in different regions. In contact with the target community in the United States, understand the threats brought by China, and provide relevant information that the US government can assist in. He specifically pointed out in the testimony that Chinese diasporas living in the United States, including Uighurs, Tibetans and Hong Kong people, often face harassment, threats and attacks, including on social media platforms. In addition, their family members in China may also face retaliation of the authorities, such as prohibiting exit, restricting employment, and even detaining.</text:p>
      <text:p text:style-name="P4">
In response to China's security challenges, US Minister of Land and Land Security Alejandromayorkas announced the two latest measures last month, asking for a 90-day "DEPARTMENT-WIDE 90-DaySprint" review to fight against China. Various threats. In addition, the U.S. Department of Homeland Security also set up the first artificial intelligence working group at the same time to deal with the challenges that this new technology may bring.</text:p>
      <text:p text:style-name="P4">
Reporter: Chen Pinjie Responsible: He Ping.com editor: Hong Wei</text:p>
      <text:p text:style-name="P4">
News Source: <text:a xlink:type="simple" xlink:href="https://www.rfa.org/mandarin/yataibaodao/junshiwaijiao/cm-05232023115431.html" text:style-name="Internet_20_link" text:visited-style-name="Visited_20_Internet_20_Link">
https://www.rfa.org/mandarin/yataibaodao/junshiwaijiao/cm-05232023115431.html</text:a>
</text:p>
      <!--NEWS-->
      <text:h text:style-name="P10" text:outline-level="1">
<text:span text:style-name="T4">
South Korea's head: North Korea may launch a reconnaissance satellite in the near future</text:span>
</text:h>
      <text:p text:style-name="P4">
Author: 联合早报 (Person)</text:p>
      <text:p text:style-name="P4">
Publisher: 联合早报 (Organization)</text:p>
      <text:p text:style-name="P4">
Published Time: 2023-05-23T20:15</text:p>
      <text:p text:style-name="P4">
Modified Time: 2023-05-24T10:28</text:p>
      <text:p text:style-name="P4">
Description: Zhao Taiyong, director of the National Security Office of South Korea, said that North Korea may launch "Military Reconnament Satellite No. 1" in the near future. Yonhap News Agency reported that Zhao Taiyong put forward the above views on a program of Yonhap News Agency's TV on Tuesday (May 23). He said that if the DPRK launch a reconnaissance satellite, South Korea ...</text:p>
      <text:p text:style-name="P4">
Videos: []</text:p>
      <text:p text:style-name="P4">
Audios: []</text:p>
      <text:p text:style-name="P4">
Images: []</text:p>
      <text:p text:style-name="P4">
Type: NewsArticle</text:p>
      <text:p text:style-name="P4">
Breadcrumbs: ['即时', '国际']</text:p>
      <text:p text:style-name="P4">
Keywords: ['韩国', '朝鲜', '金正恩', '卫星']</text:p>
      <!--METADATA-->
      <text:p text:style-name="P4">
Zhao Taiyong, director of the National Security Office of South Korea, said that North Korea may launch "Military Reconnament Satellite No. 1" in the near future.</text:p>
      <text:p text:style-name="P4">
Yonhap News Agency reported that Zhao Taiyong put forward the above views on a program of Yonhap News Agency's TV on Tuesday (May 23). He said that if the DPRK launch a reconnaissance satellite, South Korea will "further strive to make North Korea more isolated from international diplomacy, and the same countries with the same position adopt unilateral sanctions and call on the international community to implement sanctions on North Korea."</text:p>
      <text:p text:style-name="P4">
He emphasized that it is more important to make North Korea clearly realize that he can no longer have a sense of existence in the international community with acts such as stars and nuclear tests, nor can he obtain economic benefits.</text:p>
      <text:p text:style-name="P4">
Zhao Taiyong said that North Korean leader Kim Jong -un claimed that he would launch a reconnaissance satellite before the end of April, but it has not yet been implemented, and the North Korean side seems to have encountered various problems.</text:p>
      <text:p text:style-name="P4">
News Source: <text:a xlink:type="simple" xlink:href="https://www.zaobao.com.sg/realtime/world/story20230523-1397502" text:style-name="Internet_20_link" text:visited-style-name="Visited_20_Internet_20_Link">
https://www.zaobao.com.sg/realtime/world/story20230523-1397502</text:a>
</text:p>
      <!--NEWS-->
      <text:h text:style-name="P10" text:outline-level="1">
<text:span text:style-name="T4">
United Nations: Myanmar and Bangladesh need more than $ 300 million in assistance</text:span>
</text:h>
      <text:p text:style-name="P4">
Author: 联合早报 (Person)</text:p>
      <text:p text:style-name="P4">
Publisher: 联合早报 (Organization)</text:p>
      <text:p text:style-name="P4">
Published Time: 2023-05-23T21:36</text:p>
      <text:p text:style-name="P4">
Modified Time: 2023-05-24T10:10</text:p>
      <text:p text:style-name="P4">
Description: The United Nations said it needs $ 375 million (about S $ 505 million) funds to provide disaster relief supplies for millions of Burmese and Banglades. Reuters reported that the cyclone "Mocha" (Mocha) was between the real rewriting of Caabar, Caobak, Bangladica on May 14 ...</text:p>
      <text:p text:style-name="P4">
Videos: []</text:p>
      <text:p text:style-name="P4">
Audios: []</text:p>
      <text:p text:style-name="P4">
Images: []</text:p>
      <text:p text:style-name="P4">
Type: NewsArticle</text:p>
      <text:p text:style-name="P4">
Breadcrumbs: ['即时', '国际']</text:p>
      <text:p text:style-name="P4">
Keywords: ['联合国', '孟加拉', '缅甸']</text:p>
      <!--METADATA-->
      <text:p text:style-name="P4">
The United Nations said it needs $ 375 million (about S $ 505 million) funds to provide disaster relief supplies for millions of Burmese and Banglades.</text:p>
      <text:p text:style-name="P4">
Reuters reported that the cyclone "MOCHA" landed between the real rewriting between Kaobar, Bangladia and Burma on May 14. Rohingya Muslims and refugees in western Myanmar and some provinces in Bangladesh were the first.</text:p>
      <text:p text:style-name="P4">
Cross -cyclones estimate that hundreds of people die and cause extensive damage. The funds will be used to provide food, drugs and other materials for the victims.</text:p>
      <text:p text:style-name="P4">
The United Nations is calling for providing additional funds of US $ 122 million in Myanmar, using US $ 211 million in existing funds to cope with cyclones and providing Bangladesh with a separate $ 42 million.</text:p>
      <text:p text:style-name="P4">
"We are running against time to provide safe residences for all affected communities, and prevent the spread of hydropower diseases."</text:p>
      <text:p text:style-name="P4">
A senior aid person who did not want to disclose his name told Reuters that more than a week after the disaster, the supplies were still in the warehouse in Yangon, the commercial capital of Myanmar, waiting for customs clearance.</text:p>
      <text:p text:style-name="P4">
The assistant said: "If we have sufficient, unobstructed channels, we can empty our warehouse and send (material) to the real -scale assistance." He added Said that the aid agencies did not publicize publicly because they were worried about being retaliated by the military.</text:p>
      <text:p text:style-name="P4">
Leaders of the Myanmar military said earlier that 145 people died in the storm and assisting supplies were being sent to the affected area.</text:p>
      <text:p text:style-name="P4">
Lewis, the coordinator of the United Nations in Daka, said that in Bangladesh, a "complex disaster management system" saved many people's lives, but infrastructure and houses were severely damaged.</text:p>
      <text:p text:style-name="P4">
News Source: <text:a xlink:type="simple" xlink:href="https://www.zaobao.com.sg/realtime/world/story20230523-1397523" text:style-name="Internet_20_link" text:visited-style-name="Visited_20_Internet_20_Link">
https://www.zaobao.com.sg/realtime/world/story20230523-1397523</text:a>
</text:p>
      <!--NEWS-->
      <text:h text:style-name="P10" text:outline-level="1">
<text:span text:style-name="T4">
Director of Ukraine: Ukraine's counterattack is about to begin</text:span>
</text:h>
      <text:p text:style-name="P4">
Author: 联合早报 (Person)</text:p>
      <text:p text:style-name="P4">
Publisher: 联合早报 (Organization)</text:p>
      <text:p text:style-name="P4">
Published Time: 2023-05-23T22:30</text:p>
      <text:p text:style-name="P4">
Modified Time: 2023-05-24T09:41</text:p>
      <text:p text:style-name="P4">
Description: Budhov, director of the Intelligence Bureau of the Ministry of Defense of Ukraine, said Ukraine's counterattack operation is about to begin, and the most basic weapon reserves required have been in place. Budhov said in an interview with the Japanese Broadcasting Association (NHK) TV station: "The most basic weapon reserves required for counterattacks have been in place ...</text:p>
      <text:p text:style-name="P4">
Videos: []</text:p>
      <text:p text:style-name="P4">
Audios: []</text:p>
      <text:p text:style-name="P4">
Images: []</text:p>
      <text:p text:style-name="P4">
Type: NewsArticle</text:p>
      <text:p text:style-name="P4">
Breadcrumbs: ['即时', '国际']</text:p>
      <text:p text:style-name="P4">
Keywords: ['乌克兰', '俄罗斯', '泽连斯基', '俄乌战争']</text:p>
      <!--METADATA-->
      <text:p text:style-name="P4">
Budhov, director of the Intelligence Bureau of the Ministry of Defense of Ukraine, said Ukraine's counterattack operation is about to begin, and the most basic weapon reserves required have been in place.</text:p>
      <text:p text:style-name="P4">
Budhov said in an interview with the Japan Broadcasting Association (NHK) TV station: "The most basic weapon reserves required for counterattacks have been in place. You can tell you that the action will start soon."</text:p>
      <text:p text:style-name="P4">
NHK TV reported: "In order to continuously promote the operation, a large number of weapons and ammunition are needed." The report said that Budhov hinted that the Russian army would resist stubbornly, which may be a long -term fierce battle.</text:p>
      <text:p text:style-name="P4">
According to the United States CNN (CNN), Ukrainian President Zelei Sky said on May 13 that people have been looking forward to a long -awaited military counterattack against the Russian army, "will soon take an important first step."</text:p>
      <text:p text:style-name="P4">
Zelei said in a senior editor of the Italian media on the day of Rome: "We are preparing (counterattack) very seriously, and we will definitely take very serious steps."</text:p>
      <text:p text:style-name="P4">
"We are all very motivated, not only those who know this plan, but also our people. I can't tell you when to carry out counterattacks. But you will definitely see that Russia will definitely feel our counterattack. We believe we will be If you win, we believe that the important step of counterattack will soon take it out. "</text:p>
      <text:p text:style-name="P4">
News Source: <text:a xlink:type="simple" xlink:href="https://www.zaobao.com.sg/realtime/world/story20230523-1397536" text:style-name="Internet_20_link" text:visited-style-name="Visited_20_Internet_20_Link">
https://www.zaobao.com.sg/realtime/world/story20230523-1397536</text:a>
</text:p>
      <!--NEWS-->
      <text:h text:style-name="P10" text:outline-level="1">
<text:span text:style-name="T4">
WHO: Rich countries should play a greater role</text:span>
</text:h>
      <text:p text:style-name="P4">
Author: 联合早报 (Person)</text:p>
      <text:p text:style-name="P4">
Publisher: 联合早报 (Organization)</text:p>
      <text:p text:style-name="P4">
Published Time: 2023-05-23T23:30</text:p>
      <text:p text:style-name="P4">
Modified Time: 2023-05-24T09:19</text:p>
      <text:p text:style-name="P4">
Description: The draft new treaty that the World Health Organization is discussing, demanding a greater role in a richer country to help the world cope with major epidemics. The draft proposal seen by Reuters on Tuesday (May 23) suggests that countries with more "capabilities and resources" should be prepared and responded ...</text:p>
      <text:p text:style-name="P4">
Videos: []</text:p>
      <text:p text:style-name="P4">
Audios: []</text:p>
      <text:p text:style-name="P4">
Images: []</text:p>
      <text:p text:style-name="P4">
Type: NewsArticle</text:p>
      <text:p text:style-name="P4">
Breadcrumbs: ['即时', '国际']</text:p>
      <text:p text:style-name="P4">
Keywords: ['世界卫生组织', '冠状病毒19', '流行病']</text:p>
      <!--METADATA-->
      <text:p text:style-name="P4">
The draft new treaty that the World Health Organization is discussing, demanding a greater role in a richer country to help the world cope with major epidemics.</text:p>
      <text:p text:style-name="P4">
The draft proposal seen by Reuters on Tuesday (May 23) suggests that countries with more "capabilities and resources" should bear the "corresponding" responsibility for preparation and response to global health threats.</text:p>
      <text:p text:style-name="P4">
This treaty negotiated by the WHO member states is a legal constraint agreement to solve the "catastrophic failure" of the international community's popularity against crown diseases around the world.</text:p>
      <text:p text:style-name="P4">
Since the outbreak of the crown disease, there are more than 750 million infected cases in the world, and there are about 7 million cumulative death cases. The 42 -page document aims to help the world do better when dealing with the next epidemic disease. Member states can choose to delete many paragraphs in future negotiations, including paragraphs about responsibility.</text:p>
      <text:p text:style-name="P4">
In the early draft, the controversial part, including the intellectual property rights and the preservation of 20%of the testing, treatment and vaccine, for the WTO to distribute to the poor countries in the emergency situation and still retain the new draft, but It may still be deleted.</text:p>
      <text:p text:style-name="P4">
This document also defines "big popularity" as "a global spread of a pathogen or variant", which is not only easy to spread, but also dangerous. It can cause the health system to be overwhelmed and require international coordination. This treaty will be completed in 2024.</text:p>
      <text:p text:style-name="P4">
News Source: <text:a xlink:type="simple" xlink:href="https://www.zaobao.com.sg/realtime/world/story20230523-1397549" text:style-name="Internet_20_link" text:visited-style-name="Visited_20_Internet_20_Link">
https://www.zaobao.com.sg/realtime/world/story20230523-1397549</text:a>
</text:p>
      <!--NEWS-->
      <text:h text:style-name="P10" text:outline-level="1">
<text:span text:style-name="T4">
Continue search and rescue overwhelming Chinese fishing boat Sri Lanka Navy to find 14 remains</text:span>
</text:h>
      <text:p text:style-name="P4">
Publisher: 法新社</text:p>
      <text:p text:style-name="P4">
Published Time: 2023-05-24T-1:32:08+00:00</text:p>
      <text:p text:style-name="P4">
Modified Time: 2023-05-24T12:05:02+00:00</text:p>
      <text:p text:style-name="P4">
Description: (France -France -France -France -France -France -France, Coronapo, 24th) The Sri Lanka Navy said today that 14 remains were found in the Chinese fishing boat "Lu Pengyuan Fishing 028" that was overwhelmed last week. There were 39 crew members on bo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3.617581in" draw:z-index="0">
<draw:image xlink:href="../Images/rficn/2023-05-24T-1-32-08-00-00/000000.png" xlink:type="simple" xlink:show="embed" xlink:actuate="onLoad" draw:mime-type="image/png"/>
</draw:frame>
The fishing boat was overturned on May 16. After the preliminary investigation of the Ministry of Transportation, the Chinese Ministry of Transport made a conclusion that there were no survivors on the boat yesterday.</text:p>
      <text:p text:style-name="P4">
There were 17 Chinese crew members, 17 Indonesian natives, and 5 in the Philippines on the fishing boat of "Lu Pengyuan Fishing 028". At that time, 5,000 kilometers in PERTH West, searching and rescue (SAR) areas in Australia.</text:p>
      <text:p text:style-name="P4">
The Philippine Ministry of Foreign Affairs said that the fishing boat was discovered 1,000 kilometers south of Sri Lanka on May 18, but the search and rescue operation was hindered by poor weather.</text:p>
      <text:p text:style-name="P4">
The Sri Lanka Navy said that the divers have been salvaged 2 remains and found another 12 remains. The photos published by the Navy showed the flip red hull and the remains that were dragged out of the water.</text:p>
      <text:p text:style-name="P4">
In the statement, the Navy stated: "Because the corpse has rotted, wearing limited protective equipment in polluting water will bring potential health hazards, and it has been determined that the salvage of these remains is extremely dangerous."</text:p>
      <text:p text:style-name="P4">
The statement mentioned that the position of the 12 remains in the ship had been marked and handed over to the Chinese authorities. It is unclear the nationality of these deceased.</text:p>
      <text:p text:style-name="P4">
News Source: <text:a xlink:type="simple" xlink:href="https://www.rfi.fr/cn/%E5%9B%BD%E9%99%85%E6%8A%A5%E9%81%93/20230524-%E6%8C%81%E7%BB%AD%E6%90%9C%E6%95%91%E7%BF%BB%E8%A6%86%E4%B8%AD%E5%9B%BD%E6%B8%94%E8%88%B9-%E6%96%AF%E9%87%8C%E5%85%B0%E5%8D%A1%E6%B5%B7%E5%86%9B%E5%AF%BB%E8%8E%B714%E5%85%B7%E9%81%97%E4%BD%93" text:style-name="Internet_20_link" text:visited-style-name="Visited_20_Internet_20_Link">
https://www.rfi.fr/cn/%E5%9B%BD%E9%99%85%E6%8A%A5%E9%81%93/20230524-%E6%8C%81%E7%BB%AD%E6%90%9C%E6%95%91%E7%BF%BB%E8%A6%86%E4%B8%AD%E5%9B%BD%E6%B8%94%E8%88%B9-%E6%96%AF%E9%87%8C%E5%85%B0%E5%8D%A1%E6%B5%B7%E5%86%9B%E5%AF%BB%E8%8E%B714%E5%85%B7%E9%81%97%E4%BD%93</text:a>
</text:p>
      <!--NEWS-->
      <text:h text:style-name="P10" text:outline-level="1">
<text:span text:style-name="T4">
Failure to launch tasks severely damaged Virgin track stop operation</text:span>
</text:h>
      <text:p text:style-name="P4">
Publisher: 法新社</text:p>
      <text:p text:style-name="P4">
Published Time: 2023-05-24T-15:32:09+00:00</text:p>
      <text:p text:style-name="P4">
Modified Time: 2023-05-24T08:05:02+00:00</text:p>
      <text:p text:style-name="P4">
Description: (Agence France -Presse, New York, 23rd) Only a few months after the failure of major tasks, the satellite launch company Virgin (Virgin ..., a satellite launch company founded by Richard Branson, British billionai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3.617581in" draw:z-index="0">
<draw:image xlink:href="../Images/rficn/2023-05-24T-15-32-09-00-00/000000.png" xlink:type="simple" xlink:show="embed" xlink:actuate="onLoad" draw:mime-type="image/png"/>
</draw:frame>
The company headquartered in California in the United States in early April, according to Chapter 11 (Chapter 11) in the United States for bankruptcy protection, auctioned the main assets and recovered 36 million US dollars.</text:p>
      <text:p text:style-name="P4">
This amount is only about 1%of the US $ 3.5 billion of the US $ 3.5 billion at the end of 2021.</text:p>
      <text:p text:style-name="P4">
Virgin Rail announced that he sold his assets to 4 buyers and stopped business. In the statement, the company thanked employees and relationships, and said that the company would be remembered by its "breakthrough technology".</text:p>
      <text:p text:style-name="P4">
The Virgin orbit said: "Looking at the history of the company, the Virgin track has always been at the forefront of innovation, and has made a major contribution to the field of commercial rocket launch."</text:p>
      <text:p text:style-name="P4">
In 2017, the Virgin track was split out of Bryson's Space Tourism Company Virgin Galactic.</text:p>
      <text:p text:style-name="P4">
The Virgin track failed to launch the first rocket from the United Kingdom to the space from the United Kingdom this year, and the company fell into a slump.</text:p>
      <text:p text:style-name="P4">
News Source: <text:a xlink:type="simple" xlink:href="https://www.rfi.fr/cn/%E5%9B%BD%E9%99%85%E6%8A%A5%E9%81%93/20230524-%E5%8F%91%E5%B0%84%E4%BB%BB%E5%8A%A1%E5%A4%B1%E8%B4%A5%E9%87%8D%E5%88%9B-%E7%BB%B4%E7%8F%8D%E8%BD%A8%E9%81%93%E5%81%9C%E6%AD%A2%E8%90%A5%E8%BF%90" text:style-name="Internet_20_link" text:visited-style-name="Visited_20_Internet_20_Link">
https://www.rfi.fr/cn/%E5%9B%BD%E9%99%85%E6%8A%A5%E9%81%93/20230524-%E5%8F%91%E5%B0%84%E4%BB%BB%E5%8A%A1%E5%A4%B1%E8%B4%A5%E9%87%8D%E5%88%9B-%E7%BB%B4%E7%8F%8D%E8%BD%A8%E9%81%93%E5%81%9C%E6%AD%A2%E8%90%A5%E8%BF%90</text:a>
</text:p>
      <!--NEWS-->
      <text:h text:style-name="P10" text:outline-level="1">
<text:span text:style-name="T4">
Russia's detention of China Post reporters is extended from 3 months to August 30th</text:span>
</text:h>
      <text:p text:style-name="P4">
Publisher: 法新社</text:p>
      <text:p text:style-name="P4">
Published Time: 2023-05-24T-18:02:08+00:00</text:p>
      <text:p text:style-name="P4">
Modified Time: 2023-05-24T07:50:03+00:00</text:p>
      <text:p text:style-name="P4">
Description: (Agence France -Presse Moscow, 23rd) Russian authorities accused the "Wall Street Journal" reporter Geskovich in March this year. Geskovic was suspected of engaging in espionage. He denied that the allegations were still arrested by Russia. His pre -trial detention was originally expired on May 29, but today was extended by Russia for another three mont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617581in" draw:z-index="0">
<draw:image xlink:href="../Images/rficn/2023-05-24T-18-02-08-00-00/000000.png" xlink:type="simple" xlink:show="embed" xlink:actuate="onLoad" draw:mime-type="image/png"/>
</draw:frame>
The hearing of Evan Gryhkovich was held in Moscow behind closed doors.</text:p>
      <text:p text:style-name="P4">
Russian official media (RIA) quoted the court's news window saying: "The court approved the request of investigators and extended the detention period to August 30."</text:p>
      <text:p text:style-name="P4">
Moscow authorities said that considering the sensitivity of spy charges, related interrogation must be carried out privately, and court documents will not be made public.</text:p>
      <text:p text:style-name="P4">
Geskovic, who had worked in Agence France -Presse, was the first foreign journalist to be arrested in Russia after the disintegration of the Soviet Union. Geskovich denies Russia's related allegations on him, and Wall Streetjournal and US officials have also denied these allegations.</text:p>
      <text:p text:style-name="P4">
In Washington, Matthewmiller, spokesman for State Department, told reporters that the United States asked Russia to "release" Geskovic immediately and Paul Whelan, former landmark detained by Russia.</text:p>
      <text:p text:style-name="P4">
Miller said the United States did not assist in the hearing at Geskovic's parents. Washington has warned U.S. citizens' risks in Russia.</text:p>
      <text:p text:style-name="P4">
Miller pointed out: "I personally think how difficult it is to see your child being detained overseas -especially being detained by improper locally -so I will never criticize any parents who want to see their children."</text:p>
      <text:p text:style-name="P4">
News Source: <text:a xlink:type="simple" xlink:href="https://www.rfi.fr/cn/%E5%9B%BD%E9%99%85%E6%8A%A5%E9%81%93/20230524-%E4%BF%84%E5%9B%BD%E5%AF%B9%E5%8D%8E%E9%82%AE%E8%AE%B0%E8%80%85%E7%BE%81%E6%8A%BC%E5%BB%B6%E9%95%BF3%E4%B8%AA%E6%9C%88-%E8%87%B38%E6%9C%8830%E6%97%A5" text:style-name="Internet_20_link" text:visited-style-name="Visited_20_Internet_20_Link">
https://www.rfi.fr/cn/%E5%9B%BD%E9%99%85%E6%8A%A5%E9%81%93/20230524-%E4%BF%84%E5%9B%BD%E5%AF%B9%E5%8D%8E%E9%82%AE%E8%AE%B0%E8%80%85%E7%BE%81%E6%8A%BC%E5%BB%B6%E9%95%BF3%E4%B8%AA%E6%9C%88-%E8%87%B38%E6%9C%8830%E6%97%A5</text:a>
</text:p>
      <!--NEWS-->
      <text:h text:style-name="P10" text:outline-level="1">
<text:span text:style-name="T4">
U.S. Public Health Director: Community media may be harmful to children</text:span>
</text:h>
      <text:p text:style-name="P4">
Publisher: 法新社</text:p>
      <text:p text:style-name="P4">
Published Time: 2023-05-24T-22:32:07+00:00</text:p>
      <text:p text:style-name="P4">
Modified Time: 2023-05-24T07:20:04+00:00</text:p>
      <text:p text:style-name="P4">
Description: (Agence France -Presse, Washington, 23rd) The highest health official in the United States today issued solemn warnings on parents, technology companies and regulators that more and more evidence showed that the use of community media may cause major harm to childr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24T-22-32-07-00-00/000000.png" xlink:type="simple" xlink:show="embed" xlink:actuate="onLoad" draw:mime-type="image/png"/>
</draw:frame>
Vivek H.Murthy, director of the US Public Health Administration (USPHS), said in a long consultation report that although social media is not unhappy, "full signs show that community media may be psychological health for children and adolescents Causes profound damage with well -being. "</text:p>
      <text:p text:style-name="P4">
According to data from the DEPARTMENT of Health and HumanServices, almost 95%of young people in the United States will use a community platform, more than 1/3 admitting "almost often".</text:p>
      <text:p text:style-name="P4">
Mossian's report pointed out that community media can help children and adolescents find a community that can be connected with it, but the platform also contains "extreme, inappropriate and harmful content", which will "normalize" self -harm and light.</text:p>
      <text:p text:style-name="P4">
The report warns that social media will make the body dissatisfied, dietary disorders and melancholy, and expose children to the critical stage of brain development to cyberbully.</text:p>
      <text:p text:style-name="P4">
Mossian called on decision makers to improve the security standards of social media, urged technology companies to take the responsibilities to evaluate the impact of products on children, and share information with researchers.</text:p>
      <text:p text:style-name="P4">
Mossian also suggested that his parents stipulated that they could not use the area of technology products at home to encourage face -to -face communication and lead by example to educate their children with healthy and responsible online behaviors.</text:p>
      <text:p text:style-name="P4">
News Source: <text:a xlink:type="simple" xlink:href="https://www.rfi.fr/cn/%E5%9B%BD%E9%99%85%E6%8A%A5%E9%81%93/20230524-%E7%BE%8E%E5%85%AC%E5%85%B1%E5%8D%AB%E7%94%9F%E5%B1%80%E9%95%BF-%E7%A4%BE%E7%BE%A4%E5%AA%92%E4%BD%93%E6%81%90%E5%AF%B9%E5%AD%A9%E7%AB%A5%E6%9C%89%E5%AE%B3" text:style-name="Internet_20_link" text:visited-style-name="Visited_20_Internet_20_Link">
https://www.rfi.fr/cn/%E5%9B%BD%E9%99%85%E6%8A%A5%E9%81%93/20230524-%E7%BE%8E%E5%85%AC%E5%85%B1%E5%8D%AB%E7%94%9F%E5%B1%80%E9%95%BF-%E7%A4%BE%E7%BE%A4%E5%AA%92%E4%BD%93%E6%81%90%E5%AF%B9%E5%AD%A9%E7%AB%A5%E6%9C%89%E5%AE%B3</text:a>
</text:p>
      <!--NEWS-->
      <text:h text:style-name="P10" text:outline-level="1">
<text:span text:style-name="T4">
It is still difficult to reach the sky in the Eastern Finals of the Eastern District of Celtic</text:span>
</text:h>
      <text:p text:style-name="P4">
Publisher: 法新社</text:p>
      <text:p text:style-name="P4">
Published Time: 2023-05-24T-26:32:09+00:00</text:p>
      <text:p text:style-name="P4">
Modified Time: 2023-05-24T06:05:04+00:00</text:p>
      <text:p text:style-name="P4">
Description: (Agence France -Presse Miami, 23rd) NBA Celtic led by Tartam today in the second half, and reversed the Heat at 116 to 99, but it still lags behind in the Eastern Championship, but I want to play the championship. It's hard to climb the sk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24T-26-32-09-00-00/000000.png" xlink:type="simple" xlink:show="embed" xlink:actuate="onLoad" draw:mime-type="image/png"/>
</draw:frame>
The American professional basketball NBA Boston Seltik swallowed 3 consecutive defeats in the Eastern Championship 3 games before the Champions League.</text:p>
      <text:p text:style-name="P4">
In the history of the NBA playoffs, the team with 0-3 in the series has never been successfully turned over.</text:p>
      <text:p text:style-name="P4">
The pressure that could not be lost, Celtic started the lead, the Heat shakes Jaysontatum in Jimmy Butler, and then tied back after jumping, and cut into three in Kevinlove. Out of the ball. On the occasion of the two teams 15-0, the Heat played a 7-0 offensive. In the case of maximum 9 points, the first quarter led 29 to 23.</text:p>
      <text:p text:style-name="P4">
In the second quarter, Celtic played 14 to 5, and went ahead of 37 to 34 after playing three -pointers in Grant Williams. The Heat had to go back to the lead in Calebmartin into a three -pointer. Seltik reversed the goal by Jaylen Brown, but the Heat re -controlled the 7-0 offensive. Leading Seltik.</text:p>
      <text:p text:style-name="P4">
After the start of the second half, Celtic scored 18-5 starting 18-5, and after the Williams three -point line hit his hand, he led a two -digit number. In the Tartam single quarter, including 3 -pointers and 3 shots, 6 goals were hit 8 times. Under the leadership of 14 points, Seltik played 88-79 with 3 quarters.</text:p>
      <text:p text:style-name="P4">
At the end, Caeltik started a 12-4 start in Marcus Smart, and then scored 12-4, and the generals expanded to 17 points. After that, the Heat could not twist the trend, and Celtic won with 17 points. ball.</text:p>
      <text:p text:style-name="P4">
Seltik won today and recovered a city in the Eastern Championship. It still lags behind in 1 to 3. The fifth game at home on the morning of the 26th of Taiwan time will still face the pressure of elimination of losing.</text:p>
      <text:p text:style-name="P4">
Seltik includes 5 people, and the team scores a score of ten, Tartam has 33 points and 11 rebounds with double ten scores. At 16 points, the bench has 14 points in Williams.</text:p>
      <text:p text:style-name="P4">
The 4 people scored a double -digit score, and Batler scored a maximum of 29 points in the team. Gabe Vincent and Martin from the bench scored 17 points and 16 points.</text:p>
      <text:p text:style-name="P4">
News Source: <text:a xlink:type="simple" xlink:href="https://www.rfi.fr/cn/%E8%BF%90%E5%8A%A8%E5%A4%A9%E5%9C%B0/20230524-%E5%A1%9E%E5%B0%94%E8%92%82%E5%85%8B%E4%B8%9C%E5%8C%BA%E5%86%B3%E8%B5%9B%E5%A4%BA%E9%A6%96%E8%83%9C-%E6%83%B3%E6%89%93%E6%80%BB%E5%86%A0%E5%86%9B%E6%88%98%E4%BB%8D%E9%9A%BE%E5%A6%82%E7%99%BB%E5%A4%A9" text:style-name="Internet_20_link" text:visited-style-name="Visited_20_Internet_20_Link">
https://www.rfi.fr/cn/%E8%BF%90%E5%8A%A8%E5%A4%A9%E5%9C%B0/20230524-%E5%A1%9E%E5%B0%94%E8%92%82%E5%85%8B%E4%B8%9C%E5%8C%BA%E5%86%B3%E8%B5%9B%E5%A4%BA%E9%A6%96%E8%83%9C-%E6%83%B3%E6%89%93%E6%80%BB%E5%86%A0%E5%86%9B%E6%88%98%E4%BB%8D%E9%9A%BE%E5%A6%82%E7%99%BB%E5%A4%A9</text:a>
</text:p>
      <!--NEWS-->
      <text:h text:style-name="P10" text:outline-level="1">
<text:span text:style-name="T4">
The mobile phone was confiscated and the arson was discharged from the anger of the Gaiasana student dormitory.</text:span>
</text:h>
      <text:p text:style-name="P4">
Publisher: 法新社</text:p>
      <text:p text:style-name="P4">
Published Time: 2023-05-24T-28:32:09+00:00</text:p>
      <text:p text:style-name="P4">
Modified Time: 2023-05-24T06:05:01+00:00</text:p>
      <text:p text:style-name="P4">
Description: (AFP George City, Georgetown, Georgetown, 23rd) A fire in a school dormitory in central Gaiana causing 19 minors to be killed. Government sources revealed today that the tragedy was confiscated because a female student was dissatisfied with her mobile ph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5-24T-28-32-09-00-00/000000.png" xlink:type="simple" xlink:show="embed" xlink:actuate="onLoad" draw:mime-type="image/png"/>
</draw:frame>
Police confirmed in a formal report that "a female student was suspected of igniting the devastating fire because her mobile phone was confiscated."</text:p>
      <text:p text:style-name="P4">
Officials said that the only teenage female students have admitted that they have committed a case of fire and are currently being guarded by the police in the hospital in Mahdia.</text:p>
      <text:p text:style-name="P4">
Officials pointed out that the police were asking her to ask her for consultation.</text:p>
      <text:p text:style-name="P4">
The fire that occurred on the 21st burned a building for girls who were 11, 12, and 16, and 17 years old.</text:p>
      <text:p text:style-name="P4">
In addition to 19 people buried in the fire cave, about 20 children were sent to hospital for treatment, of which 2 people were in danger.</text:p>
      <text:p text:style-name="P4">
The anonymous official said: "They (staff) took the girl's mobile phone, and the girl threatened to burn the building that night, and everyone heard it."</text:p>
      <text:p text:style-name="P4">
Government officials said that a few minutes later, the girl entered the bathroom, sprayed insecticides on a curtain, and then lit the match.</text:p>
      <text:p text:style-name="P4">
A female instructor told the police that the dormitory would be locked at night. At the moment of the fire, she was panicked and could not find the front door key. The windows of this building are installed with metal railings to prevent students from running out. Police pointed out that there were 57 students in the dormitory at that time.</text:p>
      <text:p text:style-name="P4">
News Source: <text:a xlink:type="simple" xlink:href="https://www.rfi.fr/cn/%E5%9B%BD%E9%99%85%E6%8A%A5%E9%81%93/20230524-%E6%89%8B%E6%9C%BA%E8%A2%AB%E6%B2%A1%E6%94%B6%E7%BA%B5%E7%81%AB%E6%B3%84%E6%84%A4-%E7%9B%96%E4%BA%9A%E9%82%A3%E5%AD%A6%E7%94%9F%E5%AE%BF%E8%88%8D%E5%A4%A7%E7%81%AB19%E4%BA%BA%E4%BA%A1" text:style-name="Internet_20_link" text:visited-style-name="Visited_20_Internet_20_Link">
https://www.rfi.fr/cn/%E5%9B%BD%E9%99%85%E6%8A%A5%E9%81%93/20230524-%E6%89%8B%E6%9C%BA%E8%A2%AB%E6%B2%A1%E6%94%B6%E7%BA%B5%E7%81%AB%E6%B3%84%E6%84%A4-%E7%9B%96%E4%BA%9A%E9%82%A3%E5%AD%A6%E7%94%9F%E5%AE%BF%E8%88%8D%E5%A4%A7%E7%81%AB19%E4%BA%BA%E4%BA%A1</text:a>
</text:p>
      <!--NEWS-->
      <text:h text:style-name="P10" text:outline-level="1">
<text:span text:style-name="T4">
Modern slavery Worsening High -income countries reduced criminals</text:span>
</text:h>
      <text:p text:style-name="P4">
Publisher: 法新社</text:p>
      <text:p text:style-name="P4">
Published Time: 2023-05-24T-30:32:09+00:00</text:p>
      <text:p text:style-name="P4">
Modified Time: 2023-05-24T06:20:04+00:00</text:p>
      <text:p text:style-name="P4">
Description: (Agence France -Presse, London, 24th) According to the "2023 Global Slavery Index) released by the" 2023 Global Slavery Index) published today, although forced labor is more common in low -income countries, this matter is closely related to the demand of high -income countries "related".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5-24T-30-32-09-00-00/000000.png" xlink:type="simple" xlink:show="embed" xlink:actuate="onLoad" draw:mime-type="image/png"/>
</draw:frame>
This report, which was consolidated by the human rights charitable "Walkfree", defines modern slavery as "forced labor, forced marriage or slavery, debt -to -debt, forced commercial exploitation, population trafficking, slavery behavior, sales and sales and sales and sales and sales and sales and sale and sale and sale and sale Sweeping children.</text:p>
      <text:p text:style-name="P4">
The core principle of slavery involves "systematically deprived of the freedom of a person", whether it is the right to accept or refuse to work, or decide whether to get married, when to get married, and who to marry.</text:p>
      <text:p text:style-name="P4">
The report pointed out that although forced labor is more common in low -income countries, the matter is closely related to the needs of high -income countries. It is also said that 2/3 of all cases of forced labor are related to the global supply chain.</text:p>
      <text:p text:style-name="P4">
The report also said that the country's current imported goods (EU) and the world's 19th largest economies (G20) countries currently imported products involving forced labor are as high as US $ 468 billion, which is US $ 354 billion in the statistics of the first report.</text:p>
      <text:p text:style-name="P4">
Electronic products are still the most valuable forced labor risk products, followed by clothing, palm oil and solar panels, showing that the demand for renewable energy products is high.</text:p>
      <text:p text:style-name="P4">
"Freedom" founder Grace Forrest pointed out: "Modern slavery penetrates all aspects of our society, weaves in our clothes, lights up our electronic products, and seasons for our food."</text:p>
      <text:p text:style-name="P4">
She added: "In essence, modern slavery is an extremely unequal manifestation. It is a mirror of power, which reflects who has the power and no power in the society."</text:p>
      <text:p text:style-name="P4">
News Source: <text:a xlink:type="simple" xlink:href="https://www.rfi.fr/cn/%E7%BC%A4%E7%BA%B7%E4%B8%96%E7%95%8C/20230524-%E7%8E%B0%E4%BB%A3%E5%A5%B4%E5%BD%B9%E6%83%85%E5%BD%A2%E6%81%B6%E5%8C%96-%E9%AB%98%E6%94%B6%E5%85%A5%E5%9B%BD%E5%AE%B6%E6%B2%A6%E5%85%B1%E7%8A%AF" text:style-name="Internet_20_link" text:visited-style-name="Visited_20_Internet_20_Link">
https://www.rfi.fr/cn/%E7%BC%A4%E7%BA%B7%E4%B8%96%E7%95%8C/20230524-%E7%8E%B0%E4%BB%A3%E5%A5%B4%E5%BD%B9%E6%83%85%E5%BD%A2%E6%81%B6%E5%8C%96-%E9%AB%98%E6%94%B6%E5%85%A5%E5%9B%BD%E5%AE%B6%E6%B2%A6%E5%85%B1%E7%8A%AF</text:a>
</text:p>
      <!--NEWS-->
      <text:h text:style-name="P10" text:outline-level="1">
<text:span text:style-name="T4">
2023 Global slavery index: North Korea's modern slave service is the most serious</text:span>
</text:h>
      <text:p text:style-name="P4">
Publisher: 法新社</text:p>
      <text:p text:style-name="P4">
Published Time: 2023-05-24T-33:32:08+00:00</text:p>
      <text:p text:style-name="P4">
Modified Time: 2023-05-24T06:20:02+00:00</text:p>
      <text:p text:style-name="P4">
Description: (Agence France -Presse London, 24th) According to the "2023 Global Slavery Index) published today, North Korea is the country with the worst modern slavery in the wor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3.617581in" draw:z-index="0">
<draw:image xlink:href="../Images/rficn/2023-05-24T-33-32-08-00-00/000000.png" xlink:type="simple" xlink:show="embed" xlink:actuate="onLoad" draw:mime-type="image/png"/>
</draw:frame>
This report, which was consolidated by the human rights charitable "Walkfree", defines modern slavery as "forced labor, forced marriage or slavery, debt -to -debt, forced commercial exploitation, population trafficking, slavery behavior, sales and sales and sales and sales and sales and sales and sale and sale and sale and sale Exploit children.</text:p>
      <text:p text:style-name="P4">
The core principle of slavery involves "systematically deprived of the freedom of a person", whether it is the right to accept or refuse to work, or decide whether to get married, when to get married, and who to marry.</text:p>
      <text:p text:style-name="P4">
According to this report, as far as the above standards are perspective, the closed -dictated North Korean modern slavery situation is the most common, with an average of 104.6 of each thousand people being slavered, followed by 90.3 Erlidia and 32 people in Maolitania ; Maolitania became the last country in the world to make hereditary slavery a country in 1981.</text:p>
      <text:p text:style-name="P4">
The world's most common 10 countries have several common characteristics, including "limited citizen freedom and human rights protection."</text:p>
      <text:p text:style-name="P4">
Many of them are in a "turbulent" area that has experienced conflict or political instability, or has a large number of "vulnerable groups" such as refugees or migrant workers.</text:p>
      <text:p text:style-name="P4">
The 10 countries with the most rampant situation also include Saudi Arabia, the United Arabian Union and Kuwait. Turkey, as well as Turkey, Turkish, and Tagik, Russia and Afghanistan.</text:p>
      <text:p text:style-name="P4">
News Source: <text:a xlink:type="simple" xlink:href="https://www.rfi.fr/cn/%E5%9B%BD%E9%99%85%E6%8A%A5%E9%81%93/20230524-2023%E5%85%A8%E7%90%83%E5%A5%B4%E5%BD%B9%E6%8C%87%E6%95%B0-%E5%8C%97%E9%9F%A9%E7%8E%B0%E4%BB%A3%E5%A5%B4%E5%BD%B9%E6%83%85%E6%80%A7%E6%9C%80%E4%B8%A5%E9%87%8D" text:style-name="Internet_20_link" text:visited-style-name="Visited_20_Internet_20_Link">
https://www.rfi.fr/cn/%E5%9B%BD%E9%99%85%E6%8A%A5%E9%81%93/20230524-2023%E5%85%A8%E7%90%83%E5%A5%B4%E5%BD%B9%E6%8C%87%E6%95%B0-%E5%8C%97%E9%9F%A9%E7%8E%B0%E4%BB%A3%E5%A5%B4%E5%BD%B9%E6%83%85%E6%80%A7%E6%9C%80%E4%B8%A5%E9%87%8D</text:a>
</text:p>
      <!--NEWS-->
      <text:h text:style-name="P10" text:outline-level="1">
<text:span text:style-name="T4">
The Russian border attacked Belgorodes and was bombarded by drones</text:span>
</text:h>
      <text:p text:style-name="P4">
Publisher: 法新社</text:p>
      <text:p text:style-name="P4">
Published Time: 2023-05-24T-6:32:08+00:00</text:p>
      <text:p text:style-name="P4">
Modified Time: 2023-05-24T10:05:02+00:00</text:p>
      <text:p text:style-name="P4">
Description: (AFP, Moscow, 24th) Belgore bordered Ukraine in Belgore in southern Russia. The state governor Glatekafa said today that after the Ukrainian authorities invaded the state, there were many drones overnight. Target of atta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5-24T-6-32-08-00-00/000000.png" xlink:type="simple" xlink:show="embed" xlink:actuate="onLoad" draw:mime-type="image/png"/>
</draw:frame>
Vyacheslavgladkov, Governor of Belgo Rhode, posted on the community media, "It is not completely calm at night, and it is attacked by drones here. Surgery. "</text:p>
      <text:p text:style-name="P4">
The Moscow authorities announced yesterday to deploy jets and cannons to destroy armed groups invading the Russian border from Ukraine.</text:p>
      <text:p text:style-name="P4">
A member of the Freedom of Russia Legging and the Russian Volunteercorps claimed that related attacks were related to this matter.</text:p>
      <text:p text:style-name="P4">
Since Russia's full invasion of Ukraine, Belgo Rhode, which is located in the Russian and Ukraine border, has become the target of attack.</text:p>
      <text:p text:style-name="P4">
Glatekov said that drones attacked at night with dense fire, damaging several private homes, offices and vehicles, but the overall damage was still under evaluation.</text:p>
      <text:p text:style-name="P4">
He also said that the Graivoron district was damaged with a natural gas pipeline, and "it was burning a small fire."</text:p>
      <text:p text:style-name="P4">
He pointed out that the armed aggression organization and the Russian security forces caused several towns to power out of power and will resume power supply by the 25th.</text:p>
      <text:p text:style-name="P4">
Glatekaf said that the attack caused a total of "9 people hospitalized, and 3 of them were seriously injured. In the intensive care unit treatment, another 6 were in the general ward."</text:p>
      <text:p text:style-name="P4">
News Source: <text:a xlink:type="simple" xlink:href="https://www.rfi.fr/cn/%E5%9B%BD%E9%99%85%E6%8A%A5%E9%81%93/20230524-%E4%BF%84%E8%BE%B9%E5%A2%83%E9%81%87%E8%A2%AD-%E8%B4%9D%E5%B0%94%E5%93%A5%E7%BD%97%E5%BE%B7%E5%B7%9E%E9%81%AD%E6%97%A0%E4%BA%BA%E6%9C%BA%E7%8B%82%E8%BD%B0" text:style-name="Internet_20_link" text:visited-style-name="Visited_20_Internet_20_Link">
https://www.rfi.fr/cn/%E5%9B%BD%E9%99%85%E6%8A%A5%E9%81%93/20230524-%E4%BF%84%E8%BE%B9%E5%A2%83%E9%81%87%E8%A2%AD-%E8%B4%9D%E5%B0%94%E5%93%A5%E7%BD%97%E5%BE%B7%E5%B7%9E%E9%81%AD%E6%97%A0%E4%BA%BA%E6%9C%BA%E7%8B%82%E8%BD%B0</text:a>
</text:p>
      <!--NEWS-->
      <text:h text:style-name="P10" text:outline-level="1">
<text:span text:style-name="T4">
The truck hit the White House guardrail 19 -year -old man was charged with the intention to assassinate the president</text:span>
</text:h>
      <text:p text:style-name="P4">
Publisher: 法新社</text:p>
      <text:p text:style-name="P4">
Published Time: 2023-05-24T-9:02:10+00:00</text:p>
      <text:p text:style-name="P4">
Modified Time: 2023-05-24T09:35:01+00:00</text:p>
      <text:p text:style-name="P4">
Description: (Agence France-Presse Washington, 23rd) US police said today that a 19-year-old man drove U-HAUL trucks to hit the guardrail near the White House last night. The police found the Nazi flag on the car. At present, the man has been arrested. He was accused of trying to assassinate or hurt the US President Bid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24T-9-02-10-00-00/000000.png" xlink:type="simple" xlink:show="embed" xlink:actuate="onLoad" draw:mime-type="image/png"/>
</draw:frame>
U.S. Park Police said that the driver hit the fence outside the Lafayettesquare at nearly 10:00 local time last night and did not cause personnel to be injured.</text:p>
      <text:p text:style-name="P4">
The TV screen showed that the police found a red and black Nazi -character pattern (Swastika) banner on the truck.</text:p>
      <text:p text:style-name="P4">
White House press secretary Karine Jean-Pierre said that US President Joebiden listened to the incident related briefing this morning. Reaction ".</text:p>
      <text:p text:style-name="P4">
Park police said in a statement today that the truck driver has been confirmed that the truck driver is 19 -year -old Sai Vanshithkandula, from Chestfield, Missouri, USA.</text:p>
      <text:p text:style-name="P4">
The statement pointed out that Kandura was accused of "using hazardous weapons attacks, reckless driving motor vehicles, threatening to kill/abduct/harm the president, vice president or his family members, and destroy federal property and illegal invasion."</text:p>
      <text:p text:style-name="P4">
Local Taiwan reports from Fox News pointed out that guests from nearby restaurants said they were asked to evacuate after the incident.</text:p>
      <text:p text:style-name="P4">
A live film released by a reporter from the station shows that a robot is searching for the cargo area of the truck.</text:p>
      <text:p text:style-name="P4">
News Source: <text:a xlink:type="simple" xlink:href="https://www.rfi.fr/cn/%E5%9B%BD%E9%99%85%E6%8A%A5%E9%81%93/20230524-%E8%B4%A7%E8%BD%A6%E6%92%9E%E7%99%BD%E5%AE%AB%E6%97%81%E6%8A%A4%E6%A0%8F-19%E5%B2%81%E7%94%B7%E8%A2%AB%E6%8E%A7%E6%84%8F%E5%9B%BE%E8%A1%8C%E5%88%BA%E6%80%BB%E7%BB%9F" text:style-name="Internet_20_link" text:visited-style-name="Visited_20_Internet_20_Link">
https://www.rfi.fr/cn/%E5%9B%BD%E9%99%85%E6%8A%A5%E9%81%93/20230524-%E8%B4%A7%E8%BD%A6%E6%92%9E%E7%99%BD%E5%AE%AB%E6%97%81%E6%8A%A4%E6%A0%8F-19%E5%B2%81%E7%94%B7%E8%A2%AB%E6%8E%A7%E6%84%8F%E5%9B%BE%E8%A1%8C%E5%88%BA%E6%80%BB%E7%BB%9F</text:a>
</text:p>
      <!--NEWS-->
      <text:h text:style-name="P10" text:outline-level="1">
<text:span text:style-name="T4">
The Chinese ambassador to the United States has been suspended for many time Xie Feng arrived in the United States for the new</text:span>
</text:h>
      <text:p text:style-name="P4">
Author: None (Language: zh)</text:p>
      <text:p text:style-name="P4">
Publisher: None</text:p>
      <text:p text:style-name="P4">
Time: 2023-05-24T02:05:00Z</text:p>
      <text:p text:style-name="P4">
Description: The lack of Chinese ambassadors in the United States for more than 4 months is the longest since the normalization of Sino -US relations. China Deputy Foreign Minister Xie Feng arrived in the United States on Tuesday and was transferred to the position. He said that he came from the interests of China and acknowledged that Sino -US relations were "serious challenges." Xi Jinping clicked Xie Feng and what signal was released?</text:p>
      <text:p text:style-name="P4">
Videos: []</text:p>
      <text:p text:style-name="P4">
Images: ["<text:a xlink:type="simple" xlink:href="https://static.dw.com/image/65714775_303.jpg" text:style-name="Internet_20_link" text:visited-style-name="Visited_20_Internet_20_Link">
65714775_303.jpg</text:a>
", "<text:a xlink:type="simple" xlink:href="https://static.dw.com/image/59244760_401.jpg" text:style-name="Internet_20_link" text:visited-style-name="Visited_20_Internet_20_Link">
59244760_401.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中国', '美国', '中美关系', '谢锋', '拜登', '习近平']</text:p>
      <text:p text:style-name="P4">
Id: 65714756</text:p>
      <!--METADATA-->
      <text:p text:style-name="P4">
<text:a xlink:type="simple" xlink:href="https://www.dw.com/zh/overlay/image/article/65714756/65714775" text:style-name="Internet_20_link" text:visited-style-name="Visited_20_Internet_20_Link">
 <draw:frame draw:style-name="fr1" draw:name="Image22" text:anchor-type="as-char" svg:width="6.9236in" svg:height="3.896998in" draw:z-index="0">
<draw:image xlink:href="../Images/dwzh/2023-05-24T02-05-00Z/65714775_303.jpg" xlink:type="simple" xlink:show="embed" xlink:actuate="onLoad" draw:mime-type="image/jpeg"/>
</draw:frame>
</text:a>
Xie Feng has rich experience in the United States and is regarded as "American".</text:p>
      <text:p text:style-name="P4">
(Voice of Germany Chinese Network) The Chinese Embassy in the United States announced on Wednesday (May 23) that the current deputy Minister of Foreign Affairs Xie Feng served as the 12th ambassador to the United States in China and has arrived in the United States. Xie Feng told the media at New York Airport that she came to enhance the exchange and cooperation between China and the United States and to defend the interests of China.</text:p>
      <text:p text:style-name="P4">
Xie Feng admits, "At present, Sino -US relations have suffered serious difficulties and are facing severe challenges." The three principles of "mutual respect, peaceful coexistence, and win -win cooperation" proposed by Chinese President Xi Jinping are the root causes of China and the United States in the new period. Important sensitive issues such as Taiwan need to be properly handled in accordance with the three joint communiqué principles of China and the United States, strengthen dialogue, and "strive for Sino -US relations to return to the right track."</text:p>
      <text:p text:style-name="P4">
"I worked in the United States last time 13 years ago. In the past 13 years, the world has changed a lot, and the United States has also changed a lot. In the next days, I look forward to extensive contact with people from all walks of life in the United States, observation and observation and close distance Know the United States and discuss exchanges and cooperation at the same time, "Xie Feng told the media in the United States.</text:p>
      <text:p text:style-name="P4">
<draw:frame draw:style-name="fr1" draw:name="Image23" text:anchor-type="as-char" svg:width="6.9236in" svg:height="3.896998in" draw:z-index="0">
<draw:image xlink:href="../Images/dwzh/2023-05-24T02-05-00Z/59244760_401.jpg" xlink:type="simple" xlink:show="embed" xlink:actuate="onLoad" draw:mime-type="image/jpeg"/>
</draw:frame>
Whether Xie Feng will relieve the nervous Sino -US relations.</text:p>
      <text:h text:style-name="P12" text:outline-level="3">
<text:span text:style-name="T4">
Who is Xie Feng?</text:span>
</text:h>
      <text:p text:style-name="P4">
Xie Feng, 59, is regarded as "American". According to public information, he graduated from the Chinese School of Foreign Affairs and joined the Ministry of Foreign Affairs of China in the 1980s. He was fluent in English and familiar with the work of the United States. He used to be a counselor and spokesman in the United States, the Minister of the United States, and the Ministry of Foreign Affairs of the Ministry of Foreign Affairs.</text:p>
      <text:p text:style-name="P4">
In 2017, Xie Feng served as a special commissioner in Hong Kong, during which the anti -repair movement broke out in Hong Kong. The Hong Kong "Sing Tao Daily", which is pro -built by the position, stated that Xie Feng criticized "street violence" at that time, such as virus raging, and the Ministry of Foreign Affairs in Hong Kong was appreciated by high -level appreciation for "daring to fight." In 2021, Xie Feng was transferred to the Deputy Minister of Foreign Affairs of China, and he was in charge of the US affairs.</text:p>
      <text:p text:style-name="P4">
US State Department spokesman Matthewmiller said the United States welcomes Xie Feng and looks forward to cooperating with him. He reiterated: "As we said on many occasions, we are still committed to maintaining communication channels with the People's Republic of China to manage competition responsible."</text:p>
      <text:h text:style-name="P12" text:outline-level="3">
<text:span text:style-name="T4">
"War Wolf" or the problem solveor?</text:span>
</text:h>
      <text:p text:style-name="P4">
In January of this year, Qin Gang, the former Chinese ambassador to the United States, left his office and returned to China as the Minister of Foreign Affairs. Since then, Sino -US relations have deteriorated. The shortage of the job for more than 4 months is the longest since the normalization of Sino -US relations in 1979.</text:p>
      <text:p text:style-name="P4">
Xie Feng, an experienced diplomat with rich experience in the United States, has been appointed as the Chinese Embassy in the United States. It is regarded as a signal that Beijing may intend to thaw relationship with the United States. Reuters pointed out that for a long time, the Chinese ambassador to the United States has a long vacancy, and now it is finally sending people to a new one, which may help Beijing to fight back on the criticism of its ignorance of the Biden government calling for strengthening contact.</text:p>
      <text:p text:style-name="P4">
Bonnieglaser, an expert at the Marshall Foundation in the United States, told Reuters that China "finally decided to send Xie Feng, partly because of the to prevent spiral deterioration of bilateral relations." She said that as an experienced diplomat, Xie Feng was very familiar with American decision makers. If he is willing to promote better communication between China and the United States.</text:p>
      <text:p text:style-name="P4">
The Wall Street Journal also believes that "this may indicate that although a series of diplomatic disputes have occurred recently, Beijing is still willing to improve communication." Politico said that there were sources in the Huafu diplomatic circle at the beginning of the year. Ambassador, not the current assistant to the Minister of Foreign Affairs, Hua Chunying. According to the news, when Hua Chunying was a spokesman for the Ministry of Foreign Affairs, she was notorious because of sharp counterattacks on foreign critics. The choice of Xie Feng in Chinese seniors may mean that they are more inclined to choose a less rude dialogue to alleviate bilateral dislikes.</text:p>
      <text:p text:style-name="P4">
*<draw:frame draw:style-name="fr1" draw:name="Image24" text:anchor-type="as-char" svg:width="6.9236in" svg:height="3.896998in" draw:z-index="0">
<draw:image xlink:href="../Images/dwzh/2023-05-24T02-05-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25" text:anchor-type="as-char" svg:width="6.9236in" svg:height="3.896998in" draw:z-index="0">
<draw:image xlink:href="../Images/dwzh/2023-05-24T02-05-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26" text:anchor-type="as-char" svg:width="6.9236in" svg:height="3.896998in" draw:z-index="0">
<draw:image xlink:href="../Images/dwzh/2023-05-24T02-05-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27" text:anchor-type="as-char" svg:width="6.9236in" svg:height="3.896998in" draw:z-index="0">
<draw:image xlink:href="../Images/dwzh/2023-05-24T02-05-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28" text:anchor-type="as-char" svg:width="6.9236in" svg:height="3.896998in" draw:z-index="0">
<draw:image xlink:href="../Images/dwzh/2023-05-24T02-05-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29" text:anchor-type="as-char" svg:width="6.9236in" svg:height="3.896998in" draw:z-index="0">
<draw:image xlink:href="../Images/dwzh/2023-05-24T02-05-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30" text:anchor-type="as-char" svg:width="6.9236in" svg:height="3.896998in" draw:z-index="0">
<draw:image xlink:href="../Images/dwzh/2023-05-24T02-05-00Z/64641001_303.jpg" xlink:type="simple" xlink:show="embed" xlink:actuate="onLoad" draw:mime-type="image/jpeg"/>
</draw:frame>
##### "Balloon" incident exacerbates the tension between the United States and China</text:p>
      <text:h text:style-name="P12" text:outline-level="3">
<text:span text:style-name="T4">
upgradeAuthor: Florian Mey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However, Politico pointed out that Xie Feng's experience still has the shadow of "wolves". In addition to the criticism of the Ministry of Foreign Affairs in Hong Kong, and criticizing the anti -repair campaign, in July 2021, he talked with the visiting US Deputy Secretary of State Weierman, who visited the United States, and once rebuked the US government to "highly height to China" The misunderstanding mentality and dangerous policy "required" correcting errors "and accused Washington's own creation of a" imaginary enemy "in China.</text:p>
      <text:p text:style-name="P4">
In February this year, after the "spy ball" incident in China, Sino -US relations have worsen. At that time, Xie Feng represented the Chinese government and shot down the "Chinese civilian unmanned airship" on the United States and proposed to the head of the U.S. embassy in China.</text:p>
      <text:p text:style-name="P4">
Politico quoted the former Deputy Assistant Secretary of State Susanshirk, a former deputy assistant to the Clinton government, that Xie Feng's style should now be adjusted. Xie Shuli said: "War Wolf diplomacy is not smooth in Washington. If he (Xie Feng) is more like a warrior instead of a problem resolved, I will be very surprised."</text:p>
      <text:h text:style-name="P12" text:outline-level="3">
<text:span text:style-name="T4">
to relieve Sino -US relations?</text:span>
</text:h>
      <text:p text:style-name="P4">
When Xie Feng arrived in the United States, Sino -US relations were falling to the historical lows in the past half a century. However, there are recent signs that Sino -US relations seem to be possible to have a trough.</text:p>
      <text:p text:style-name="P4">
Earlier this month, <text:a xlink:type="simple" xlink:href="https://www.dw.com/zh/zh/中美關係解凍沙利文與王毅坦率長談8小時/a-65597495" text:style-name="Internet_20_link" text:visited-style-name="Visited_20_Internet_20_Link">
</text:a>
The two sides called the talks "frank, substantial and constructive"; last week, the press conference of the US President Bayeng after the Seven Kingdoms Group (G7) summit bluntly stated, <text:a xlink:type="simple" xlink:href="https://www.dw.com/zh/zh/美中關係低谷逢春拜登很快解凍/a-65693328" text:style-name="Internet_20_link" text:visited-style-name="Visited_20_Internet_20_Link">
</text:a>
And imply that he might have a dialogue with Xi Jinping again. Biden also said that "negotiation" is canceled right <text:a xlink:type="simple" xlink:href="https://www.dw.com/zh/zh/中美防長6月有望會談雙方不同調/a-65584930" text:style-name="Internet_20_link" text:visited-style-name="Visited_20_Internet_20_Link">
</text:a>
Sanctions.</text:p>
      <text:p text:style-name="P4">
However, the U.S. State Department then denied that Washington was considering canceling the idea of Li Shangfu's sanctions. US State Department spokesman Miller said: "We have no plan to cancel him or a wider sanctions against him or China."</text:p>
      <text:p text:style-name="P4">
In 2018, the US State Department announced that Li Shangfu, then Minister of Equipment Development of the CPC Central Committee, was listed as a sanctions object with Russian military fire merchants.</text:p>
      <text:p text:style-name="P4">
(Reuters, the Chinese Embassy in the United States, the Wall Street Journal, Politico)</text:p>
      <text:p text:style-name="P4">
News Source: <text:a xlink:type="simple" xlink:href="https://www.dw.com/zh/中國駐美大使懸缺多時-謝鋒抵美履新/a-65714756" text:style-name="Internet_20_link" text:visited-style-name="Visited_20_Internet_20_Link">
https://www.dw.com/zh/中國駐美大使懸缺多時-謝鋒抵美履新/a-65714756?maca=chi-rss-chi-all-1127-rdf</text:a>
</text:p>
      <!--NEWS-->
      <text:h text:style-name="P10" text:outline-level="1">
<text:span text:style-name="T4">
Cathay Pacific was complained to discriminate against the mainlanders to dismiss the three -time service staff the next day</text:span>
</text:h>
      <text:p text:style-name="P4">
Author: None</text:p>
      <text:p text:style-name="P4">
Publisher: Radio Free Asia (Organization)</text:p>
      <text:p text:style-name="P4">
Published Time: 2023-05-24T03:02:00-04:00</text:p>
      <text:p text:style-name="P4">
Modified Time: 2023-05-24T10:56: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4.612011in" draw:z-index="0">
<draw:image xlink:href="../Images/rfamandarin/2023-05-24T03-02-00-04-00/000000.png" xlink:type="simple" xlink:show="embed" xlink:actuate="onLoad" draw:mime-type="image/png"/>
</draw:frame>
 <text:a xlink:type="simple" xlink:href="https://www.rfa.org/mandarin/Xinwen/st1-05242023030127.html/@@images/image" text:style-name="Internet_20_link" text:visited-style-name="Visited_20_Internet_20_Link">
</text:a>
Reuters information.</text:p>
      <text:p text:style-name="P4">
Hong Kong Cathay Pacific was involved in discrimination against the storm of mainlanders. Some netizens posted on Monday (22nd) on the social platform "Little Red Book" stated that "Real -name Report Cathay Airlines discriminates against non -English passengers". Last Sunday (21st) took Cathay Pacific, when he flew from Chengdu from Sichuan to Hong Kong, he heard several air waiters, and kept complaining to passengers in English and Cantonese.</text:p>
      <text:p text:style-name="P4">
It is mentioned that some people make fun of the English "Carpet" of mainland passengers who mistaken the carpet as the blanket "Blanket". In the recording, the waiter in the vacant laughed in English and said that if you can't say the blanket in English, you cannot get it. (IFyou cannot saying in English, you cannot has). The post also pointed out that after the elderly took off, they took the children to the toilet. The air waiter broadcasted in Cantonese and asked them to return to the seat. After that, they told my colleagues in Cantonese to say that they could not understand people.</text:p>
      <text:p text:style-name="P4">
The netizen claimed that he had lived in Hong Kong for 11 years, and he had been fucking Mandarin, English and Cantonese. "Insulting", and describing the center of the voyage, there was no moment of "not heartache, not sad, not angry", and found the flight attendant to understand the situation before falling, and stated that it would formally complain.</text:p>
      <text:p text:style-name="P4">
After the passenger's public incident, Cathay first left a message in the same post, and then issued an apology statement on his official Weibo. By the evening of Tuesday (23rd), Cathay Pacific issued a statement that the chief executive Lin Shaobo apologized to the affected passengers and all walks of life on behalf of Cathay Pacific, saying that the investigation has completed the incident and fired three air waiters involved in the company's system. In violation of the company's system and moral guidelines, adhering to the "zero tolerance" attitude, in order to avoid similar events, he will personally lead cross -department working groups to re -examine service processes, personnel training and related systems.</text:p>
      <text:p text:style-name="P4">
When the Hong Kong Chief Executive Li Jiachao attended a forum on Wednesday (24th), he took the initiative to respond to the incident.</text:p>
      <text:p text:style-name="P4">
Li Jiachao said: "I feel very distressed. These disrespectful words and deeds have hurt the feelings of Hong Kong and the mainland compatriots, destroying the consistent respect, politeness, and integration of Hong Kong. These bad words and deeds occur on the flights in Hong Kong. I feel angry and disappointed. "</text:p>
      <text:p text:style-name="P4">
The incident has also been upgraded to the national level. Chinese official media issued a text that mainland passengers are the "parental and clothing parents" of the Hong Kong service industry, and they need to "rectify heavy punch".</text:p>
      <text:p text:style-name="P4">
The Cathay Pacific Airlines Workers' Union issued an internal email to the members on Wednesday (24th), saying that the air service personnel need to face a lot of false allegations and rumors, feel heartache, understand the incident that makes the employees frustrated, describing the employee's expectation that the company can take care of themselves. In the end The result is sad and regrettable.</text:p>
      <text:p text:style-name="P4">
The trade union emphasizes that according to the company's guidance, the air service personnel may ask passengers to delete the relevant content by the company's guidelines, and the company's policy indicates that the company's policy shows a "zero tolerance" attitude towards non -conservation passengers.</text:p>
      <text:p text:style-name="P4">
Editor Xu Shuting</text:p>
      <text:p text:style-name="P4">
News Source: <text:a xlink:type="simple" xlink:href="https://www.rfa.org/mandarin/Xinwen/st1-05242023030127.html" text:style-name="Internet_20_link" text:visited-style-name="Visited_20_Internet_20_Link">
https://www.rfa.org/mandarin/Xinwen/st1-05242023030127.html</text:a>
</text:p>
      <!--NEWS-->
      <text:h text:style-name="P10" text:outline-level="1">
<text:span text:style-name="T4">
Lanzhou University Student Cartuction to observe righteousness to report teachers and scholars criticizing the culture</text:span>
</text:h>
      <text:p text:style-name="P4">
Author: None</text:p>
      <text:p text:style-name="P4">
Publisher: Radio Free Asia (Organization)</text:p>
      <text:p text:style-name="P4">
Published Time: 2023-05-24T03:10:00-04:00</text:p>
      <text:p text:style-name="P4">
Modified Time: 2023-05-24T13:34:23-04:00</text:p>
      <text:p text:style-name="P4">
Description: None</text:p>
      <text:p text:style-name="P4">
Videos: []</text:p>
      <text:p text:style-name="P4">
Audios: ["<text:a xlink:type="simple" xlink:href="https://www.rfa.org/mandarin/yataibaodao/kejiaowen/gt1-0524202303095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32" text:anchor-type="as-char" svg:width="6.9236in" svg:height="4.433337in" draw:z-index="0">
<draw:image xlink:href="../Images/rfamandarin/2023-05-24T03-10-00-04-00/000000.png" xlink:type="simple" xlink:show="embed" xlink:actuate="onLoad" draw:mime-type="image/png"/>
</draw:frame>
The campus was prevailing, and the teachers of Lanzhou University were also reported. However, the school claims that students are disconnected. <text:a xlink:type="simple" xlink:href="https://www.rfa.org/mandarin/yataibaodao/kejiaowen/gt1-05242023030955.html/@@images/image" text:style-name="Internet_20_link" text:visited-style-name="Visited_20_Internet_20_Link">
</text:a>
Network Picture/Ancient Pavilion provides <text:a xlink:type="simple" xlink:href="https://www.rfa.org/mandarin/yataibaodao/kejiaowen/gt1-05242023030955.html/@@stream" text:style-name="Internet_20_link" text:visited-style-name="Visited_20_Internet_20_Link">
</text:a>
A teacher of Lanzhou University's description of the Korean War in the class was reported by the students, saying that the teacher discredited the "anti -US aid and aid North Korea" war. The school responded that teachers clearly pointed out that these ideas were wrong, and students were disconnected.</text:p>
      <text:p text:style-name="P4">
<text:span text:style-name="T4">
<text:span text:style-name="T5">
 <text:a xlink:type="simple" xlink:href="https://www.rfa.org/mandarin/yataibaodao/kejiaowen/ql1-11092021041429.html" text:style-name="Internet_20_link" text:visited-style-name="Visited_20_Internet_20_Link">
</text:a>
</text:span>
</text:span>
<text:a xlink:type="simple" xlink:href="https://www.rfa.org/mandarin/yataibaodao/kejiaowen/ql1-07152021074124.html" text:style-name="Internet_20_link" text:visited-style-name="Visited_20_Internet_20_Link">
<text:span text:style-name="T4">
 Sichuan University Student Military Training During Military Training, "reporting" with each other </text:span>
</text:a>
*<text:a xlink:type="simple" xlink:href="https://www.rfa.org/mandarin/yataibaodao/kejiaowen/ql1-09032021044445.html" text:style-name="Internet_20_link" text:visited-style-name="Visited_20_Internet_20_Link">
<text:span text:style-name="T4">
 Teacher's supplementary classes were reported to be expelled from students: "Although benefited a lot, the last network is exhausted" </text:span>
</text:a>
On Monday (22nd), a teacher at Lanzhou University taught the students in the classroom to evaluate the Korean War in the class, taking the network point of view as an example to point out that these views were "wrong", including "the Korean War has passed more than sixty in the past sixty past 60 In the year, Chinese officials have not been willing to make an objective evaluation of this war ... "and so on. Related pictures were sent to the Internet by the students. The evaluation of the Korean War has become a teacher's point of view, and also pointed out that the teacher discredited the United States and aid the North Korea.</text:p>
      <text:p text:style-name="P4">
<draw:frame draw:style-name="fr1" draw:name="Image33" text:anchor-type="as-char" svg:width="6.9236in" svg:height="3.906278in" draw:z-index="0">
<draw:image xlink:href="../Images/rfamandarin/2023-05-24T03-10-00-04-00/000001.png" xlink:type="simple" xlink:show="embed" xlink:actuate="onLoad" draw:mime-type="image/png"/>
</draw:frame>
Teachers listed the "wrong views" on the Internet in the classroom, which was told by the students, saying that it was a teacher's point of view. (Network picture/ancient pavilion provided) <text:a xlink:type="simple" xlink:href="https://www.rfa.org/mandarin/yataibaodao/kejiaowen/gt1-05242023030955.html/m0524-gt1p1.jpg" text:style-name="Internet_20_link" text:visited-style-name="Visited_20_Internet_20_Link">
</text:a>
On Tuesday, Lanzhou University's response to the matter quickly appeared on Weibo hot search. The school posted on Weibo that on May 22, the content of a class of a class in the History Institute of our school was not properly taught. After adjusting classroom videos and verification with students, the teachers quoted the wrong views such as "one gain and nine losses" that appeared on the Internet, and made it clear that these views were wrong. At the end of the statement, Lanzhou University always attaches great importance to teaching management, will continue to strengthen training for teachers, effectively improve the teaching level of teachers, and continuously improve the quality of education and teaching.</text:p>
      <text:p text:style-name="P4">
<text:span text:style-name="T4">
<draw:frame draw:style-name="fr1" draw:name="Image34" text:anchor-type="as-char" svg:width="6.9236in" svg:height="3.465608in" draw:z-index="0">
<draw:image xlink:href="../Images/rfamandarin/2023-05-24T03-10-00-04-00/000002.png" xlink:type="simple" xlink:show="embed" xlink:actuate="onLoad" draw:mime-type="image/png"/>
</draw:frame>
The University of Lanzhou responded, reminding students' reports that they could not be established. (Network picture/ancient pavilion provided) <text:a xlink:type="simple" xlink:href="https://www.rfa.org/mandarin/yataibaodao/kejiaowen/gt1-05242023030955.html/m0526-gt1p2.jpg" text:style-name="Internet_20_link" text:visited-style-name="Visited_20_Internet_20_Link">
</text:a>
</text:span>
</text:p>
      <text:p text:style-name="P4">
<text:span text:style-name="T4">
 Lanzhou University has been reported by teachers who have talked about Yijing and Zhan Gua. </text:span>
</text:p>
      <text:p text:style-name="P4">
Mr. Zhou, a retired teacher at Lanzhou University, said in an interview with this station this Wednesday that many college students are now not asking for teachers and are exquisite favorableists. He said that some students now: "I haven't learned history, but I have learned 'creating history'. The way to kill education is to let students report teachers. The branch is. "</text:p>
      <text:p text:style-name="P4">
For example, Mr. Zhou said that when he was in class at Lan University, a teacher talked about the Book of Economics and was reported by the student. As a result, Lan Da canceled the Book of Changes: "That teacher talked about the Book of Changes and never said. He talked about the Book of Changes. At the time, the so -called hexagram was popularized to students. How about divination? A student ran to the department and reported that the teacher turned the classroom into a hexagram and engaged in feudal superstition. No. At that time, he hadn't made political errors. Now he can't add text prison. "</text:p>
      <text:p text:style-name="P4">
Earlier, some Weibo netizens posted that some teachers decomposed to the United States and aid the DPRK in the classroom, and posted a class lecture on the "one -nine losses" of the Anti -US aid North Korea. However, after issuing a statement at the University of Lanzhou, many netizens accused someone of "disconnecting the context."</text:p>
      <text:p text:style-name="P4">
<text:span text:style-name="T4">
 Wu Zetian invented the "Report Box" as usurped power </text:span>
</text:p>
      <text:p text:style-name="P4">
In an interview with the former prosecutor and disagreement of Anhui, Shen Liangqing said that in history, Wu Zetian invented the "report box" in order to usurp power. Communist centralized countries are some police countries and implement special agents politics: "So encourage discrimination and corrupt human nature. But in different periods, this special agent politics is still different. The wind of the Cultural Revolution period is the most popular, between the subordinates and lower levels , Between colleagues, between teachers and classmates, and even the husband and wife look back, father and son become revenge. "</text:p>
      <text:p text:style-name="P4">
Shen Liangqing said that in recent years, the phenomenon of students told the teacher to prevail again in colleges and universities. Evil encourages the evil of human nature. "</text:p>
      <text:p text:style-name="P4">
In addition, some netizens recently turned out of 2015. Feng Wei, a professor of Shanghai Fudan University, "washing" the so -called publicly "whitewashing" of Japan. Some netizens even said that Feng Wei's death penalty would be sentenced to the death penalty, causing other netizens to counterattack. There are pushing special networks to post: "The Cultural Revolution has arrived!Now it is the world of red teenagers."</text:p>
      <text:p text:style-name="P4">
<draw:frame draw:style-name="fr1" draw:name="Image35" text:anchor-type="as-char" svg:width="6.9236in" svg:height="3.882714in" draw:z-index="0">
<draw:image xlink:href="../Images/rfamandarin/2023-05-24T03-10-00-04-00/000003.png" xlink:type="simple" xlink:show="embed" xlink:actuate="onLoad" draw:mime-type="image/png"/>
</draw:frame>
Feng Wei, a professor at Shanghai Fudan University, was repeatedly turned over by the students. (Network picture/ancient pavilion provided) <text:a xlink:type="simple" xlink:href="https://www.rfa.org/mandarin/yataibaodao/kejiaowen/gt1-05242023030955.html/m0524-gt1p4.jpg" text:style-name="Internet_20_link" text:visited-style-name="Visited_20_Internet_20_Link">
</text:a>
<text:span text:style-name="T4">
 Patriotic totem Wu Jing has also been reported to insult the PLA </text:span>
</text:p>
      <text:p text:style-name="P4">
Xu Quan, a doctor of philosophy of the City University of Hong Kong, believes that as a scholar studying in Japan, Feng Wei was attacked. He said: "The most worrying situation is the opposition and break within the Chinese society. From the laughter incident, it can be seen that the personal information of the reporter is publicly accessible and constantly disturbed; Report insulting the PLA. "Reporter: Ancient Pavilion Editor: Xu Shuting Chen Meihua Jiayuan.com Editor: Ruizhe</text:p>
      <text:p text:style-name="P4">
News Source: <text:a xlink:type="simple" xlink:href="https://www.rfa.org/mandarin/yataibaodao/kejiaowen/gt1-05242023030955.html" text:style-name="Internet_20_link" text:visited-style-name="Visited_20_Internet_20_Link">
https://www.rfa.org/mandarin/yataibaodao/kejiaowen/gt1-05242023030955.html</text:a>
</text:p>
      <!--NEWS-->
      <text:h text:style-name="P10" text:outline-level="1">
<text:span text:style-name="T4">
Canada: China is trying to interfere with elections but do not need to check publicly</text:span>
</text:h>
      <text:p text:style-name="P4">
Author: None (Language: zh)</text:p>
      <text:p text:style-name="P4">
Publisher: None</text:p>
      <text:p text:style-name="P4">
Time: 2023-05-24T03:35:00Z</text:p>
      <text:p text:style-name="P4">
Description: According to Canada's latest special investigation report, China does try to interfere with the Canadian elections, but investigators believe that there is no need to conduct further public investigations. What do you say in the report?</text:p>
      <text:p text:style-name="P4">
Videos: []</text:p>
      <text:p text:style-name="P4">
Images: ["<text:a xlink:type="simple" xlink:href="https://static.dw.com/image/59247563_303.jpg" text:style-name="Internet_20_link" text:visited-style-name="Visited_20_Internet_20_Link">
59247563_303.jpg</text:a>
", "<text:a xlink:type="simple" xlink:href="https://static.dw.com/image/59234984_401.jpg" text:style-name="Internet_20_link" text:visited-style-name="Visited_20_Internet_20_Link">
59234984_401.jpg</text:a>
", "<text:a xlink:type="simple" xlink:href="https://static.dw.com/image/59242816_401.jpg" text:style-name="Internet_20_link" text:visited-style-name="Visited_20_Internet_20_Link">
59242816_401.jpg</text:a>
"]</text:p>
      <text:p text:style-name="P4">
Subject: 时政风云</text:p>
      <text:p text:style-name="P4">
Subjects: ['刘晓波', '选举', '加拿大', '人权', '零八宪章']</text:p>
      <text:p text:style-name="P4">
Keywords: ['加拿大', '中加关系', '选举', '外国干预', '特鲁多', '民主']</text:p>
      <text:p text:style-name="P4">
Id: 65714765</text:p>
      <!--METADATA-->
      <text:p text:style-name="P4">
<text:a xlink:type="simple" xlink:href="https://www.dw.com/zh/overlay/image/article/65714765/59247563" text:style-name="Internet_20_link" text:visited-style-name="Visited_20_Internet_20_Link">
 <draw:frame draw:style-name="fr1" draw:name="Image36" text:anchor-type="as-char" svg:width="6.9236in" svg:height="3.896998in" draw:z-index="0">
<draw:image xlink:href="../Images/dwzh/2023-05-24T03-35-00Z/59247563_303.jpg" xlink:type="simple" xlink:show="embed" xlink:actuate="onLoad" draw:mime-type="image/jpeg"/>
</draw:frame>
</text:a>
The picture shows that when the Canadian Prime Minister Trudeau won the re -election in September 2021, he delivered a speech with his wife.</text:p>
      <text:p text:style-name="P4">
(Voice of Germany) Canadian media recently said that the Chinese government has repeatedly intervened in Canadian elections. Prime Minister Justin Trudeau [] March <text:a xlink:type="simple" xlink:href="https://www.dw.com/zh/zh/中國疑干預選舉-加拿大總理任命特別專員調查/a-64837426" text:style-name="Internet_20_link" text:visited-style-name="Visited_20_Internet_20_Link">
</text:a>
The survey report was released on Tuesday (May 23).</text:p>
      <text:p text:style-name="P4">
The report wrote: "There is no doubt that some foreign governments are trying to influence Canadian candidates and voters." However, Canadian elections are protected by precision mechanisms, these attempts <text:a xlink:type="simple" xlink:href="https://www.dw.com/zh/zh/談中國干預加拿大-特魯多選舉未受北京影響/a-63867171" text:style-name="Internet_20_link" text:visited-style-name="Visited_20_Internet_20_Link">
</text:a>
"There is no reason to lose confidence in the results of these (elections)."</text:p>
      <text:h text:style-name="P12" text:outline-level="3">
<text:span text:style-name="T4">
What did you say?</text:span>
</text:h>
      <text:p text:style-name="P4">
Earlier, media and other media such as the Canada "The Globe Andmail" had quoted foreign leaked capital, saying that the Chinese government hoped that the Trudean government would continue to take power, so it was politically contributed, and the political contributions, social media fake information, and funding Chinese volunteers voted to vote. Mobilization and other methods to intervene in Canada's 2019 and 2021 elections. However, a special investigation reporter Davidjohnston's report pointed out that some foreign leaks were misunderstood by the media because of lack of pulse.</text:p>
      <text:p text:style-name="P4">
According to this preliminary investigation report, common foreign interference methods include online attacks, online information warfare, false information, and "abuse of interpersonal relationships."</text:p>
      <text:p text:style-name="P4">
The report also said that because most of the emotional capital is necessary to maintain confidentiality, Johnston believes that it should not or need to launch an open investigation separately. Instead, he should hold a hearing. The situation to protect Canada's democratic society.</text:p>
      <text:p text:style-name="P4">
As for whether Prime Minister Trudeau deliberately concealed intelligence and did not target <text:a xlink:type="simple" xlink:href="https://www.dw.com/zh/zh/加拿大召見中國大使-考慮驅逐外交官/a-65509675" text:style-name="Internet_20_link" text:visited-style-name="Visited_20_Internet_20_Link">
</text:a>
In the event of action, investigators said that although there are major problems in the communication and processing of emotional capital, there is no reason to think that Trudeau's "deliberately ignore" information.</text:p>
      <text:p text:style-name="P4">
Johnston will release a final investigation report in October.</text:p>
      <text:p text:style-name="P4">
<draw:frame draw:style-name="fr1" draw:name="Image37" text:anchor-type="as-char" svg:width="6.9236in" svg:height="3.896998in" draw:z-index="0">
<draw:image xlink:href="../Images/dwzh/2023-05-24T03-35-00Z/59234984_401.jpg" xlink:type="simple" xlink:show="embed" xlink:actuate="onLoad" draw:mime-type="image/jpeg"/>
</draw:frame>
The picture shows the Canadian Prime Minister Trudeau attended the situation in September 2021.</text:p>
      <text:h text:style-name="P12" text:outline-level="3">
<text:span text:style-name="T4">
Canadian opposition party dissatisfaction</text:span>
</text:h>
      <text:p text:style-name="P4">
Trudeau said on the 23rd that foreign interference is not new, but not only for elections, but also affects academic institutions, enterprises and overall society. He wrote on Twitter: "We will make necessary actions, implement his (investigators) suggestions, and continue to take action to strengthen and defend our democracy."</text:p>
      <text:p text:style-name="P4">
However, the Trudeau government is still facing strong political pressure, and it is mainly demanding public investigations in the wild party. Special investigators Johnston called for the confidential part of the report in the wild party to obtain permissions and read the report he wrote; this move will be limited by legal restrictions and cannot publicly talk about relevant details.</text:p>
      <text:p text:style-name="P4">
"I won't be stunned," said Pierrepoilievre, a Canadian conservative party leader, said: "This report has been passive from the beginning, and the credibility is zero." Friends of the family assisted Trudeau's "covering the Beijing government's influence on Canadian democracy." Johnston was a member of the Governor of Canada and a member of the Pierrelliott Trudeau Foundation.</text:p>
      <text:p text:style-name="P4">
The Conservative Party also accused the Trudeau government ignored the previous emotions because the results of foreign intervention elections were beneficial to the Liberal Party. Jagmeetsingh, the leader of the New Democratic Party, also said that "firmly thinks it is necessary" to conduct public investigations in order to restore the people's confidence in the election system.</text:p>
      <text:p text:style-name="P4">
<draw:frame draw:style-name="fr1" draw:name="Image38" text:anchor-type="as-char" svg:width="6.9236in" svg:height="3.896998in" draw:z-index="0">
<draw:image xlink:href="../Images/dwzh/2023-05-24T03-35-00Z/59242816_401.jpg" xlink:type="simple" xlink:show="embed" xlink:actuate="onLoad" draw:mime-type="image/jpeg"/>
</draw:frame>
The special investigation of Canada pointed out that there are indeed foreign governments interfering in Canadian elections, but they have not changed the results of the election. The picture shows the Canadian people queuing in September 2021.</text:p>
      <text:h text:style-name="P12" text:outline-level="3">
<text:span text:style-name="T4">
China deny intervention in Canadian elections</text:span>
</text:h>
      <text:p text:style-name="P4">
The Chinese government has repeatedly denied interference in Canadian elections. A spokesman for the Beijing Embassy in Waltahua said on the 23rd that the emotional leakage incident was part of a "smearing China" movement. In March, while Chinese Foreign Minister Qin Gang attended the G20 Summit of the 20th Group (G20), he met with the Canadian Foreign Minister Mélaniejoy (also translated Zhao Meilan) to refute China's interference in Canadian elections. Qin Gang said: "The interference behavior is completely unique and nonsense, and China has resolutely opposed it. China has never interfered with other domestic politics, and also opposes that any country interfere with domestic politics."</text:p>
      <text:p text:style-name="P4">
Earlier this month, <text:a xlink:type="simple" xlink:href="https://www.dw.com/zh/zh/中國加拿大針鋒相對-特魯多不會被嚇倒/a-65556706" text:style-name="Internet_20_link" text:visited-style-name="Visited_20_Internet_20_Link">
</text:a>
(Zhaowei), because of the relevant information of collecting the family members of Conservative MP Zhuang Wenhao, pose a threat to its family members. Subsequently, China took a counterattack and listed the Canadian Consular Consular Consular Zhen Yihui as "unpopular people" to leave it.</text:p>
      <text:p text:style-name="P4">
The relationship between Canada and China has deteriorated since 2018. At that time, Canada arrested Meng Wanzhou, the head of Huawei Finance, and China held two Canadian citizen Michaelspavor and Michael Kovrig. Canada, the United States and China finally reached an agreement in 2021, <text:a xlink:type="simple" xlink:href="https://www.dw.com/zh/zh/历经四年终落幕-美法院撤回对孟晚舟指控/a-63975950" text:style-name="Internet_20_link" text:visited-style-name="Visited_20_Internet_20_Link">
</text:a>
Essence</text:p>
      <text:h text:style-name="P12" text:outline-level="3">
<text:span text:style-name="T4">
Meng Wanzhou and the two Canadians home after returning home</text:span>
</text:h>
      <text:p text:style-name="P4">
(Reuters, Agence France -Presse, Associated Press, etc.)</text:p>
      <text:p text:style-name="P4">
News Source: <text:a xlink:type="simple" xlink:href="https://www.dw.com/zh/加拿大：中國試圖干涉選舉但不需公開再查/a-65714765" text:style-name="Internet_20_link" text:visited-style-name="Visited_20_Internet_20_Link">
https://www.dw.com/zh/加拿大：中國試圖干涉選舉但不需公開再查/a-65714765?maca=chi-rss-chi-all-1127-rdf</text:a>
</text:p>
      <!--NEWS-->
      <text:h text:style-name="P10" text:outline-level="1">
<text:span text:style-name="T4">
Kazakh students are accused of holding a dual nationality and under house arrest of the Chinese school</text:span>
</text:h>
      <text:p text:style-name="P4">
Author: None</text:p>
      <text:p text:style-name="P4">
Publisher: Radio Free Asia (Organization)</text:p>
      <text:p text:style-name="P4">
Published Time: 2023-05-24T05:17:00-04:00</text:p>
      <text:p text:style-name="P4">
Modified Time: 2023-05-24T13:32:31-04:00</text:p>
      <text:p text:style-name="P4">
Description: None</text:p>
      <text:p text:style-name="P4">
Videos: []</text:p>
      <text:p text:style-name="P4">
Audios: ["<text:a xlink:type="simple" xlink:href="https://www.rfa.org/mandarin/yataibaodao/shaoshuminzu/gt2-0524202305172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39" text:anchor-type="as-char" svg:width="6.9236in" svg:height="5.125697in" draw:z-index="0">
<draw:image xlink:href="../Images/rfamandarin/2023-05-24T05-17-00-04-00/000000.png" xlink:type="simple" xlink:show="embed" xlink:actuate="onLoad" draw:mime-type="image/png"/>
</draw:frame>
Jiang Buita, a Kazakhstan international student, is in the classroom. <text:a xlink:type="simple" xlink:href="https://www.rfa.org/mandarin/yataibaodao/shaoshuminzu/gt2-05242023051724.html/@@images/image" text:style-name="Internet_20_link" text:visited-style-name="Visited_20_Internet_20_Link">
</text:a>
Jiangbu Tower provided <text:a xlink:type="simple" xlink:href="https://www.rfa.org/mandarin/yataibaodao/shaoshuminzu/gt2-05242023051724.html/@@stream" text:style-name="Internet_20_link" text:visited-style-name="Visited_20_Internet_20_Link">
</text:a>
A Kazakh Nationality woman who went to Northeast China Agricultural University for a doctoral degree was accused of concealing a visa for Chinese citizens by Harbin Police two months ago by Harbin Police, which is a dual nationality. The Kazakh woman said that the authorities had under house arrest in the dormitory for thirteen days during the dormitory, except for providing water without food, her physical fitness has not returned to normal. However, the international student instructor denied it.</text:p>
      <text:p text:style-name="P4">
<text:a xlink:type="simple" xlink:href="https://www.rfa.org/mandarin/yataibaodao/shaoshuminzu/gt2-03272023073345.html" text:style-name="Internet_20_link" text:visited-style-name="Visited_20_Internet_20_Link">
<text:span text:style-name="T4">
 Xinjiang Kazakh people go abroad for fourteen days to return to the country must explain the details of overseas activities </text:span>
</text:a>
  * <text:span text:style-name="T4">
<text:a xlink:type="simple" xlink:href="https://www.rfa.org/mandarin/yataibaodao/shaoshuminzu/ql1-01072020064559.html" text:style-name="Internet_20_link" text:visited-style-name="Visited_20_Internet_20_Link">
 </text:a>
</text:span>
</text:p>
      <text:p text:style-name="P4">
In his early years, Kazakhstan, a Kazakhstan national student, who lived in Kazakhstan, Xinjiang Tatsuya, complained to Radio Free Asia this week. From March 10th to 23rd this year, she studied at the doctoral student in Northeast Agricultural University in Harbin. She concealed the Chinese citizen's identity to apply for a visa, and pointed out that she was a "dual nationality" holding a Kazakhstan visa, and put them under house arrest in the student dormitory for 13 days, which caused her to be extremely weak and slow in movement. She said to this station: "They (police and school personnel) told me that we looked at your passport. You were born in China. You used the identity of two countries. You are a bad person. In 2011, you Going to another country, you have used the status of China and the identity of Kazakhstan. "</text:p>
      <text:p text:style-name="P4">
<draw:frame draw:style-name="fr1" draw:name="Image40" text:anchor-type="as-char" svg:width="6.49749in" svg:height="10.0in" draw:z-index="0">
<draw:image xlink:href="../Images/rfamandarin/2023-05-24T05-17-00-04-00/000001.png" xlink:type="simple" xlink:show="embed" xlink:actuate="onLoad" draw:mime-type="image/png"/>
</draw:frame>
Northeast Agricultural University issued a certificate of extension of study abroad in Jiangbuta. (Provided by Jiangbuta) <text:a xlink:type="simple" xlink:href="https://www.rfa.org/mandarin/yataibaodao/shaoshuminzu/gt2-05242023051724.html/m0524-gt2p2.jpg" text:style-name="Internet_20_link" text:visited-style-name="Visited_20_Internet_20_Link">
</text:a>
<text:span text:style-name="T4">
 Housed dormitory for 13 days is now difficult to walk today </text:span>
</text:p>
      <text:p text:style-name="P4">
Recalling the encounter during the house arrest, Jiang Buota said, "No meal, just drink water. They said that you are not allowed to go out. I have not eaten for more than ten days and only drink water. My body is particularly not good. After that, you can't leave anymore. "</text:p>
      <text:p text:style-name="P4">
The reporter from this station called the Northeast Agricultural University to inquire about the incident to Wang Gangyi, a doctoral supervisor of Jiangbuta. The other party said that the school would not place a house arrest. He said to this station: "How is it possible, things that are impossible, nothing. If you can report truthfully, forgive me, please understand, this is impossible (it happened). I am her Instructor, in the whole process, the situation of more details, I don't know much, but as far as I know, this situation is impossible. She returned from her country (Harbin), and I was still looking for her because we She needs to communicate her research plan, but she has never responded to me. When she took the initiative to contact me, she might not have a scholarship. I said why, she said that she had exceeded three years of schooling. "</text:p>
      <text:p text:style-name="P4">
<text:span text:style-name="T4">
 Doctor instructor pointed out that Jiangbuta was "impossible" and was placed under house under house arrest </text:span>
</text:p>
      <text:p text:style-name="P4">
Wang Gangyi said that he was willing to give research funds to the Jiangbu Tower to make up for the loss of losing scholarships. Police pointed out that Jiang Bota was investigated by dual nationality. Wang Gangyi said that the school is unable to conduct a qualification investigation, and whether the police investigate her is not clear.</text:p>
      <text:p text:style-name="P4">
In this regard, Jiang Buota said that her mentor Wang Gangyi did not know about it.</text:p>
      <text:p text:style-name="P4">
In 2006, when he was 17 years old, he left China with his parents at the age of 17 to immigrate to Kazakhstan. In 2010, Jiangbuta obtained Harbin nationality. Around this, Jiangbuta obtained a degree in undergraduate and master's degree in Kazakhstan. In August 2018, Jiangbuta received an invitation letter from China. She was accepted by Northeast Agricultural University and received scholarships. In September, she canceled her hukou in her hometown in Xinjiang, China.</text:p>
      <text:p text:style-name="P4">
<draw:frame draw:style-name="fr1" draw:name="Image41" text:anchor-type="as-char" svg:width="6.9236in" svg:height="5.195947in" draw:z-index="0">
<draw:image xlink:href="../Images/rfamandarin/2023-05-24T05-17-00-04-00/000002.png" xlink:type="simple" xlink:show="embed" xlink:actuate="onLoad" draw:mime-type="image/png"/>
</draw:frame>
The "household registration certificate" provided by Jiangbuta is September 3, 2018. (Provided by Jiangbuta) <text:a xlink:type="simple" xlink:href="https://www.rfa.org/mandarin/yataibaodao/shaoshuminzu/gt2-05242023051724.html/m0524-gt2p3.jpg" text:style-name="Internet_20_link" text:visited-style-name="Visited_20_Internet_20_Link">
</text:a>
The founder of the Kazakh Human Rights Organization, "Atader Special Volunteer Organization", who followed this matter, said to the station that as early as last year, he had known the Jiangbuta and learned that he had met Harbin Police harassment, so he persuaded Jiang Buta abandoned his studies and returned to Harbin. He said: "She (Jiangbuta) was closed for 13 days, and the mental pressure was particularly strong. Because Chinese officials who are responsible for foreign students in Northeast Agricultural University are generally staff of the National Security Agency and are responsible for foreign students. Practice. They said that you have dual nationality. She said that she left China when she was very young, and her household registration was canceled. "</text:p>
      <text:p text:style-name="P4">
Before the reporter cut off the manuscript, he called the President's Office of Northeast Agricultural University in Northeast China, but no one answered the phone.</text:p>
      <text:p text:style-name="P4">
Last Saturday, he returned to Harbin Jiangbuta that she asked the school to pay her, the treatment fee for physical injury due to the house arrest, and called on other Kazakhstan students to pay attention to safety in China.</text:p>
      <text:p text:style-name="P4">
Reporter: Ancient Pavilion Editor: Chen Meihua Xu Shuting Jiayuan.com Editor: Ruizhe</text:p>
      <text:p text:style-name="P4">
News Source: <text:a xlink:type="simple" xlink:href="https://www.rfa.org/mandarin/yataibaodao/shaoshuminzu/gt2-05242023051724.html" text:style-name="Internet_20_link" text:visited-style-name="Visited_20_Internet_20_Link">
https://www.rfa.org/mandarin/yataibaodao/shaoshuminzu/gt2-05242023051724.html</text:a>
</text:p>
      <!--NEWS-->
      <text:h text:style-name="P10" text:outline-level="1">
<text:span text:style-name="T4">
The US debt limit approaches Bayiden and inadvertently quotes the 14th amendment to resolve the crisis</text:span>
</text:h>
      <text:p text:style-name="P4">
Publisher: 法新社</text:p>
      <text:p text:style-name="P4">
Published Time: 2023-05-24T06:32:08+00:00</text:p>
      <text:p text:style-name="P4">
Modified Time: 2023-05-24T06:20:06+00:00</text:p>
      <text:p text:style-name="P4">
Description: (Agence France -Presse Washington, 23rd) The White House said today that President Biden did not intend to quote the 14th amendment of the Constitution to avoid the possibility of the United States' debt defaults and exclude the possibility of resolving the current deadlock with the constitution. Progress in the tal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24T06-32-08-00-00/000000.png" xlink:type="simple" xlink:show="embed" xlink:actuate="onLoad" draw:mime-type="image/png"/>
</draw:frame>
Kevin McCarthy, the Speaker of the Republican House of Representatives, has held three rounds of face -to -face talks in an attempt to reach an agreement to increase the upper limit of the US debt to fulfill the existing US expenditure commitment.</text:p>
      <text:p text:style-name="P4">
Some scholars believe that the 14th amendment to the Constitution can make the US Ministry of Finance ignore the upper limit of debt, but the White House press secretary Karine Jean-Pierre told reporters that this move "cannot solve the problems we are facing."</text:p>
      <text:p text:style-name="P4">
Biden previously stated that he was studying whether he could quote the 14th amendment, but he was also worried that such legal challenges brought economic losses.</text:p>
      <text:p text:style-name="P4">
Shangpier's statement shows that Biden has had to use any plans to use constitutional mechanisms to solve the debt crisis.</text:p>
      <text:p text:style-name="P4">
Shangpiey also seems to exclude the short -term extended debt limit to allow the possibility of Biden and McCarthy's teams to have more negotiation time. She told reporters that such solutions "are not within the scope of consideration."</text:p>
      <text:p text:style-name="P4">
The White House said that it has made progress in the latest round of talks with Republican negotiations, and hopes to avoid catastrophic debt defaults before June 1.</text:p>
      <text:p text:style-name="P4">
"We see some movements ... Both sides must understand that they will not fully get their wishes."</text:p>
      <text:p text:style-name="P4">
The negotiations between Biden and the Republicans of Congress seem to be known until the last moment. The negotiating representatives have been trying to reach an agreement since the 21st this month to increase or temporarily cancel the upper limit of debt bonds to avoid disasters of US debt defaults.</text:p>
      <text:p text:style-name="P4">
However, Republicans still refuse to cooperate so far unless Democrats promise to reduce expenditure next year and start to reduce the US debt burden of more than $ 31 trillion. McCarthy said in Twitter today: "Only 9 days are left, Republicans are still the people who can only increase their debt limit and avoid breach of contract."</text:p>
      <text:p text:style-name="P4">
Minister of Finance, Janet Yellen, said that the United States may spend funds for existing expenditure commitments next week; the Congressional BudgetOffice predicts that the so-called "X-day" (X-day "(x-" that is caught in the debt breach (X- Date) will arrive 2 weeks later. (Translator: Liu Wenyu/Calculating Draft: Zeng Yixuan)</text:p>
      <text:p text:style-name="P4">
News Source: <text:a xlink:type="simple" xlink:href="https://www.rfi.fr/cn/%E5%9B%BD%E9%99%85%E6%8A%A5%E9%81%93/20230524-%E7%BE%8E%E5%80%BA%E5%A4%A7%E9%99%90%E9%80%BC%E8%BF%91-%E6%8B%9C%E7%99%BB%E6%97%A0%E6%84%8F%E6%8F%B4%E5%BC%95%E7%AC%AC14%E4%BF%AE%E6%AD%A3%E6%A1%88%E5%8C%96%E8%A7%A3%E5%8D%B1%E6%9C%BA" text:style-name="Internet_20_link" text:visited-style-name="Visited_20_Internet_20_Link">
https://www.rfi.fr/cn/%E5%9B%BD%E9%99%85%E6%8A%A5%E9%81%93/20230524-%E7%BE%8E%E5%80%BA%E5%A4%A7%E9%99%90%E9%80%BC%E8%BF%91-%E6%8B%9C%E7%99%BB%E6%97%A0%E6%84%8F%E6%8F%B4%E5%BC%95%E7%AC%AC14%E4%BF%AE%E6%AD%A3%E6%A1%88%E5%8C%96%E8%A7%A3%E5%8D%B1%E6%9C%BA</text:a>
</text:p>
      <!--NEWS-->
      <text:h text:style-name="P10" text:outline-level="1">
<text:span text:style-name="T4">
Tartam returned to the second half of the Eastern Eastern Finals to win the first victory</text:span>
</text:h>
      <text:p text:style-name="P4">
Publisher: 法新社</text:p>
      <text:p text:style-name="P4">
Published Time: 2023-05-24T06:32:09+00:00</text:p>
      <text:p text:style-name="P4">
Modified Time: 2023-05-24T06:05:03+00:00</text:p>
      <text:p text:style-name="P4">
Description: (Agence France -Presse Miami, 23rd) Tartam returned in the second half today. The whole game scored 33 points and 11 rebounds. First victo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4T06-32-09-00-00/000000.png" xlink:type="simple" xlink:show="embed" xlink:actuate="onLoad" draw:mime-type="image/png"/>
</draw:frame>
JaySontatum (JaySontatum) in the first half of the campaign included 1 of 4 of 4 shots, 3 goals in 7 times, only 8 points; in the second half, he was sentenced to two people, 4 times on the three -point line, 4 times Go out 3 goals and cut 25 points with 11 of 15 shots.</text:p>
      <text:p text:style-name="P4">
The US Vocational Basketball NBA East Championship, the second seed Boston Seltik first accidentally defeated at home to the 8th seed Miami Heat, which played the game, and then defeated the third game in the third game. Desperate.</text:p>
      <text:p text:style-name="P4">
In the history of the NBA season, there has never been a team in any series. In the case of 0 to 3 backward, it can also reverse the success of the war situation.</text:p>
      <text:p text:style-name="P4">
Seltik won their first victory in the Eastern Championship today. At present, it will back behind with 1-3 and will return to the 5th game on the 26th. There is still pressure to lose.</text:p>
      <text:p text:style-name="P4">
Seltik won 57 wins and 25 defeats this season. The record ranked 2nd in the league, second only to Milvaki Gong Lu in the Eastern District, but encountered the 2nd score in the Eastern Championship. The Heat of Tylerherro and the best 6th person in the array, Victor Oladipo, was accidentally fell into a suffering.</text:p>
      <text:p text:style-name="P4">
News Source: <text:a xlink:type="simple" xlink:href="https://www.rfi.fr/cn/%E8%BF%90%E5%8A%A8%E5%A4%A9%E5%9C%B0/20230524-%E5%A1%94%E7%89%B9%E5%A7%86%E4%B8%8B%E5%8D%8A%E5%9C%BA%E5%9B%9E%E7%A5%9E-%E5%A1%9E%E5%B0%94%E8%92%82%E5%85%8B%E4%B8%9C%E5%8C%BA%E5%86%B3%E8%B5%9B%E6%8A%A2%E4%B8%8B%E9%A6%96%E8%83%9C" text:style-name="Internet_20_link" text:visited-style-name="Visited_20_Internet_20_Link">
https://www.rfi.fr/cn/%E8%BF%90%E5%8A%A8%E5%A4%A9%E5%9C%B0/20230524-%E5%A1%94%E7%89%B9%E5%A7%86%E4%B8%8B%E5%8D%8A%E5%9C%BA%E5%9B%9E%E7%A5%9E-%E5%A1%9E%E5%B0%94%E8%92%82%E5%85%8B%E4%B8%9C%E5%8C%BA%E5%86%B3%E8%B5%9B%E6%8A%A2%E4%B8%8B%E9%A6%96%E8%83%9C</text:a>
</text:p>
      <!--NEWS-->
      <text:h text:style-name="P10" text:outline-level="1">
<text:span text:style-name="T4">
Chairman of the China Committee of the House of Representatives called on revenge on Beijing forbidden to purchase Micron's products</text:span>
</text:h>
      <text:p text:style-name="P4">
Author: 联合早报 (Person)</text:p>
      <text:p text:style-name="P4">
Publisher: 联合早报 (Organization)</text:p>
      <text:p text:style-name="P4">
Published Time: 2023-05-24T07:19</text:p>
      <text:p text:style-name="P4">
Modified Time: 2023-05-24T09:59</text:p>
      <text:p text:style-name="P4">
Description: The White House in the United States said on Tuesday (May 23) that China refers to the hidden network security hazards of US chip manufacturers Micron Technology Company, which requires stop procurement. The Chairman of the House of Representatives China Issue Special Committee called on the Bayeng government to take revenge on China ...</text:p>
      <text:p text:style-name="P4">
Videos: []</text:p>
      <text:p text:style-name="P4">
Audios: []</text:p>
      <text:p text:style-name="P4">
Images: []</text:p>
      <text:p text:style-name="P4">
Type: NewsArticle</text:p>
      <text:p text:style-name="P4">
Breadcrumbs: ['即时', '国际']</text:p>
      <text:p text:style-name="P4">
Keywords: ['白宫', '晶片', '共和党', '众议院', '中国', '美国']</text:p>
      <!--METADATA-->
      <text:p text:style-name="P4">
The White House in the United States said on Tuesday (May 23) that China refers to the product of the US chip manufacturer Micron Technology Company <text:a xlink:type="simple" xlink:href="https://www.zaobao.com.sg/realtime/china/story20230522-1396963" text:style-name="Internet_20_link" text:visited-style-name="Visited_20_Internet_20_Link">
</text:a>
"It is not based on facts."</text:p>
      <text:p text:style-name="P4">
The Chairman of the House of Representatives China Special Committee called on the Bayeng government to take revenge on China to implement trade restrictions on Chinese memory chip manufacturers Changxin Storage Technology (CXMT).</text:p>
      <text:p text:style-name="P4">
Micron is the largest memory chip manufacturer in the United States. The Beijing authorities required Chinese operators to prohibit the procurement of glory products on the grounds of failure to pass the network security review last weekend.</text:p>
      <text:p text:style-name="P4">
Reuters reports that the White House Press Secretary Jean-Pierre said on Tuesday (May 23) that the Chinese government's prohibition of procurement in the implementation of Micron products "is not based on facts."</text:p>
      <text:p text:style-name="P4">
She also said that the White House was uneasy about Beijing's recent actions and assault search for American companies, and was passing the view of the Ministry of Commerce to Beijing's point of view.</text:p>
      <text:p text:style-name="P4">
Gragell, chairman of the House of Representatives China Issues Special Committee, said that the Ministry of Commerce should implement trade restrictions on the implementation of Chinese memory chip manufacturer Changxin (CXMT).</text:p>
      <text:p text:style-name="P4">
The Republican Party's Gragel urged the government to take a stronger position on China. He is by far the only member who has called for revenge.</text:p>
      <text:p text:style-name="P4">
Garrat issued a statement on Tuesday that the United States "must clearly states to the People's Republic of China that it will never tolerate economic coercion to American companies or allies."</text:p>
      <text:p text:style-name="P4">
He said: "The Ministry of Commerce should immediately add Changxin Storage Technology Company to the entity list and ensure that American technology will not flow into CXMT, YMTC (Yangtze Storage Technology Company) or other Chinese technology companies."</text:p>
      <text:p text:style-name="P4">
Democratic Party leader Shu Mo said that he was discussing this issue with a wider range of business and allies.</text:p>
      <text:p text:style-name="P4">
The Chinese Embassy in Washington and CXMT did not immediately respond to the request of the comment. A spokesman for the US Department of Commerce refused to comment on the report.</text:p>
      <text:p text:style-name="P4">
According to the news released by the National Internet Information Office on May 21st, it was reviewed that after review, it was found that Micron's technology products had more serious network security issues, which caused major security risks to the supply chain of key information infrastructure in China and affecting national security. As a result, the China Internet Information Office requires operators of key information infrastructure in China to stop purchasing Meiguang products.</text:p>
      <text:p text:style-name="P4">
News Source: <text:a xlink:type="simple" xlink:href="https://www.zaobao.com.sg/realtime/world/story20230524-1397599" text:style-name="Internet_20_link" text:visited-style-name="Visited_20_Internet_20_Link">
https://www.zaobao.com.sg/realtime/world/story20230524-1397599</text:a>
</text:p>
      <!--NEWS-->
      <text:h text:style-name="P10" text:outline-level="1">
<text:span text:style-name="T4">
U.S. Treasury Limited Card Card Guanzuan Japanese Stocks Low Low</text:span>
</text:h>
      <text:p text:style-name="P4">
Publisher: 法新社</text:p>
      <text:p text:style-name="P4">
Published Time: 2023-05-24T07:32:07+00:00</text:p>
      <text:p text:style-name="P4">
Modified Time: 2023-05-24T07:05:01+00:00</text:p>
      <text:p text:style-name="P4">
Description: (Agence France -Presse, Tokyo, 24th) The uncertainty of the U.S. debt upper limit has stressed the market. The Tokyo stock market in Japan today fell with the Wall Street stock marke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4T07-32-07-00-00/000000.png" xlink:type="simple" xlink:show="embed" xlink:actuate="onLoad" draw:mime-type="image/png"/>
</draw:frame>
The Japanese stocks 225 index closed down 275.09 points or 0.89%, and came to 30682.68 points. The Dongzhi stock price index fell 9.09 points or 0.42%to close 2152.40 points.</text:p>
      <text:p text:style-name="P4">
News Source: <text:a xlink:type="simple" xlink:href="https://www.rfi.fr/cn/%E8%B4%A2%E7%BB%8F%E5%BF%AB%E8%AE%AF/20230524-%E7%BE%8E%E5%80%BA%E4%B8%8A%E9%99%90%E5%8D%8F%E5%95%86%E5%8D%A1%E5%85%B3-%E6%97%A5%E8%82%A1%E6%94%B6%E4%BD%8E" text:style-name="Internet_20_link" text:visited-style-name="Visited_20_Internet_20_Link">
https://www.rfi.fr/cn/%E8%B4%A2%E7%BB%8F%E5%BF%AB%E8%AE%AF/20230524-%E7%BE%8E%E5%80%BA%E4%B8%8A%E9%99%90%E5%8D%8F%E5%95%86%E5%8D%A1%E5%85%B3-%E6%97%A5%E8%82%A1%E6%94%B6%E4%BD%8E</text:a>
</text:p>
      <!--NEWS-->
      <text:h text:style-name="P10" text:outline-level="1">
<text:span text:style-name="T4">
Cathay Pacific was accused of discriminating against Chinese guest media: heavy punch rectification</text:span>
</text:h>
      <text:p text:style-name="P4">
Author: None (Language: zh)</text:p>
      <text:p text:style-name="P4">
Publisher: None</text:p>
      <text:p text:style-name="P4">
Time: 2023-05-24T08:00:00Z</text:p>
      <text:p text:style-name="P4">
Description: Hong Kong Cathay Pacific has recently been complained to a short -term serviceman "discriminating against non -English passengers" and ridicule the passengers who speak Mandarin "if you cannot speak blankets in English, and you can't get it." Hong Kong Chief Executive Li Jiachao said on the 24th that the incident hurts the feelings of China and Hong Kong and "feels sad."</text:p>
      <text:p text:style-name="P4">
Videos: []</text:p>
      <text:p text:style-name="P4">
Images: ["<text:a xlink:type="simple" xlink:href="https://static.dw.com/image/64069222_303.jpg" text:style-name="Internet_20_link" text:visited-style-name="Visited_20_Internet_20_Link">
64069222_303.jpg</text:a>
", "<text:a xlink:type="simple" xlink:href="https://static.dw.com/image/50774537_303.jpg" text:style-name="Internet_20_link" text:visited-style-name="Visited_20_Internet_20_Link">
50774537_303.jpg</text:a>
", "<text:a xlink:type="simple" xlink:href="https://static.dw.com/image/50765585_303.jpg" text:style-name="Internet_20_link" text:visited-style-name="Visited_20_Internet_20_Link">
50765585_303.jpg</text:a>
", "<text:a xlink:type="simple" xlink:href="https://static.dw.com/image/17260349_303.jpg" text:style-name="Internet_20_link" text:visited-style-name="Visited_20_Internet_20_Link">
17260349_303.jpg</text:a>
", "<text:a xlink:type="simple" xlink:href="https://static.dw.com/image/46734762_303.jpg" text:style-name="Internet_20_link" text:visited-style-name="Visited_20_Internet_20_Link">
46734762_303.jpg</text:a>
", "<text:a xlink:type="simple" xlink:href="https://static.dw.com/image/4693411_303.jpg" text:style-name="Internet_20_link" text:visited-style-name="Visited_20_Internet_20_Link">
4693411_303.jpg</text:a>
", "<text:a xlink:type="simple" xlink:href="https://static.dw.com/image/37821691_303.jpg" text:style-name="Internet_20_link" text:visited-style-name="Visited_20_Internet_20_Link">
37821691_303.jpg</text:a>
", "<text:a xlink:type="simple" xlink:href="https://static.dw.com/image/45100311_303.jpg" text:style-name="Internet_20_link" text:visited-style-name="Visited_20_Internet_20_Link">
45100311_303.jpg</text:a>
", "<text:a xlink:type="simple" xlink:href="https://static.dw.com/image/46395104_303.jpg" text:style-name="Internet_20_link" text:visited-style-name="Visited_20_Internet_20_Link">
46395104_303.jpg</text:a>
", "<text:a xlink:type="simple" xlink:href="https://static.dw.com/image/56998432_303.jpg" text:style-name="Internet_20_link" text:visited-style-name="Visited_20_Internet_20_Link">
56998432_303.jpg</text:a>
", "<text:a xlink:type="simple" xlink:href="https://static.dw.com/image/56983714_303.jpg" text:style-name="Internet_20_link" text:visited-style-name="Visited_20_Internet_20_Link">
56983714_303.jpg</text:a>
", "<text:a xlink:type="simple" xlink:href="https://static.dw.com/image/65715755_401.jpg" text:style-name="Internet_20_link" text:visited-style-name="Visited_20_Internet_20_Link">
65715755_401.jpg</text:a>
", "<text:a xlink:type="simple" xlink:href="https://static.dw.com/image/65715743_401.jpg" text:style-name="Internet_20_link" text:visited-style-name="Visited_20_Internet_20_Link">
65715743_401.jpg</text:a>
"]</text:p>
      <text:p text:style-name="P4">
Subject: 时政风云</text:p>
      <text:p text:style-name="P4">
Subjects: ['德中关系', '谷歌', '岛屿主权争端', '专题报道：全景观看“习马会”', '香港', '中国', '雨伞革命', '香港政改', '中共十九大', '专题报道：香港“反送中”抗议']</text:p>
      <text:p text:style-name="P4">
Keywords: ['香港', '中国', '国泰航空', '普通话']</text:p>
      <text:p text:style-name="P4">
Id: 65715856</text:p>
      <!--METADATA-->
      <text:p text:style-name="P4">
<text:a xlink:type="simple" xlink:href="https://www.dw.com/zh/overlay/image/article/65715856/64069222" text:style-name="Internet_20_link" text:visited-style-name="Visited_20_Internet_20_Link">
 <draw:frame draw:style-name="fr1" draw:name="Image45" text:anchor-type="as-char" svg:width="6.9236in" svg:height="3.896998in" draw:z-index="0">
<draw:image xlink:href="../Images/dwzh/2023-05-24T08-00-00Z/64069222_303.jpg" xlink:type="simple" xlink:show="embed" xlink:actuate="onLoad" draw:mime-type="image/jpeg"/>
</draw:frame>
</text:a>
Cathay Pacific apologized quickly and still failed to calm the anger of the Chinese people (information photos).</text:p>
      <text:p text:style-name="P4">
(Voice of Germany Chinese) Hong Kong Cathay Pacific has been accused recently, and there are aircraft workers who are suspected of discriminating against Putonghua. The Hong Kong Chief Executive Li Jiachao said on Wednesday (May 24) that he was "distressed", saying that the words and deeds of the involved "hurt the feelings of Hong Kong and the mainland compatriots, and destroyed Hong Kong's always respectful, polite culture and values." Cathay Pacific needs to review the "serious incident" and cannot tolerate the second criminals.</text:p>
      <text:p text:style-name="P4">
After the outbreak, Cathay Pacific apologized three times on Weibo and completed the investigation within one day. The statement wrote that Lin Shaobo, CEO of Cathay Pacific, apologized on behalf of Cathay Pacific, and dismissed three flight attendants involved in the survey, saying that he would personally lead the inter -departmental work group to make a comprehensive review. Do not tolerate. "</text:p>
      <text:h text:style-name="P12" text:outline-level="3">
<text:span text:style-name="T4">
process</text:span>
</text:h>
      <text:p text:style-name="P4">
According to the Hong Kong media reports, a few days ago, some netizens posted on the title of "Real Name Reporting Cathay Pacific Disclosure of non -English passengers", accusing Cathay Pacific Aircraftian discriminating against Putonghua passengers and uploading relevant recording files.</text:p>
      <text:p text:style-name="P4">
The netizen pointed out that on May 21, they took Cathay CX987 flight from Chengdu to Hong Kong. As the opportunity was close to the flight attendant lounge, the aircrafts continued to complain in English and Cantonese. He said that his mother tongue was Mandarin, but he lived in Hong Kong for a long time and could speak fluent English and Cantonese. During the period, he heard the flight attendant and said, "If you can't speak in English, you can't get it" (ifyou cannot saying Have it) and "carpet is on thefloor" suspected that Chinese passengers asked Blanket in English, but they were laughed at carpet.</text:p>
      <text:p text:style-name="P4">
He also pointed out that some passengers tried to ask how to fill in the inbound card in English, and the flight attendant was impatient; when the security signal lights were not extinguished, the elderly went to the toilet. "Seat", and then said to colleagues in Cantonese, "They can't understand people!"</text:p>
      <text:p text:style-name="P4">
*<draw:frame draw:style-name="fr1" draw:name="Image46" text:anchor-type="as-char" svg:width="6.9236in" svg:height="3.896998in" draw:z-index="0">
<draw:image xlink:href="../Images/dwzh/2023-05-24T08-00-00Z/50774537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BA facing the risk of expelling risks due to Twitter involved in Hong Kong</text:span>
</text:h>
      <text:p text:style-name="P4">
The Houston Rockets manager sent a Twitter that supports Hong Kong demonstrators. Although it was soon deleted, it still caused a stir. China first suspended cooperation with the Rockets, Xiao Hua, president of NBA(Adam Silver)After supporting the freedom of speech of the Rockets manager, Chinese officials, enterprises, and people have set off a tide of comprehensively resisting the NBA. The NBA has been working in the Chinese market for decades, facing the huge risk of clearing zero overnight.</text:p>
      <text:p text:style-name="P4">
*<draw:frame draw:style-name="fr1" draw:name="Image47" text:anchor-type="as-char" svg:width="6.9236in" svg:height="3.896998in" draw:z-index="0">
<draw:image xlink:href="../Images/dwzh/2023-05-24T08-00-00Z/50765585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Apple, which was severely criticized by a map</text:span>
</text:h>
      <text:p text:style-name="P4">
A map application that can display the operation of the Hong Kong police in real time has triggered huge controversy. HKMAP.live was first removed by the Apple App Store that the application was possible to use illegal acts that hinder police operations. Later, under the pressure of public opinion, it was re -launched, but was under pressure from China. Chinese official media have severely approved the development of developers for "navigation for thugs" and apple apple "escort the thugs". On October 10, Apple again removed this application again on the grounds that it would pose a threat to Hong Kong residents.</text:p>
      <text:p text:style-name="P4">
*<draw:frame draw:style-name="fr1" draw:name="Image48" text:anchor-type="as-char" svg:width="6.9236in" svg:height="3.896998in" draw:z-index="0">
<draw:image xlink:href="../Images/dwzh/2023-05-24T08-00-00Z/17260349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thay Pacific Airlines, which suffered a "earthquake" due to the demonstration of Hong Kong</text:span>
</text:h>
      <text:p text:style-name="P4">
After the start of Hong Kong's "anti -repair campaign", some employees of Cathay Pacific Airlines actively participated, so they were under tremendous pressure from Beijing. The Civil Aviation Administration of China requires that Cathay Pacific must not arrange for any flight attendants who participated in the "illegal action" to enter the mainland flight -this is equivalent to most Cathay Pacific flights. Subsequently, many Cathay Pacific employees who participated in the demonstration were well -known, and Cathay Pacific's senior management also conducted a "big blood change".</text:p>
      <text:p text:style-name="P4">
*<draw:frame draw:style-name="fr1" draw:name="Image49" text:anchor-type="as-char" svg:width="6.9236in" svg:height="3.896998in" draw:z-index="0">
<draw:image xlink:href="../Images/dwzh/2023-05-24T08-00-00Z/4673476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Canadian Goose, which was implicated due to Huawei "Princess"</text:span>
</text:h>
      <text:p text:style-name="P4">
The Chinese government was dissatisfied with Canada's arrest of Huawei Finance Director Meng Wanzhou in Vancouver, using various diplomacy and economic means to pressure Canada, asking the Canadian government to let people go. Canadian goose of Canadian down jacket(CanadaGoose)Therefore, it is implicated and resisted by the Chinese people, and the stock price fell 1.25%. Chinese official media also quoted scholars' claims to warn that if the Canadian country does not release Meng Wanzhou, other high -end brands in the country may also be locked.</text:p>
      <text:p text:style-name="P4">
*<draw:frame draw:style-name="fr1" draw:name="Image50" text:anchor-type="as-char" svg:width="6.9236in" svg:height="3.896998in" draw:z-index="0">
<draw:image xlink:href="../Images/dwzh/2023-05-24T08-00-00Z/469341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Norwegian salmon that has been resisted for the Nobel Prize</text:span>
</text:h>
      <text:p text:style-name="P4">
After Norwegian awarded the 2010 Nobel Peace Prize to Chinese dissident Liu Xiaobo, Norwegian salmon, which had exported to China, began to be resisted by China. At that time, the Chinese Food Safety Management Department introduced the quality inspection mechanism to delay the time to check the time for Norwegian imports, which led to the deterioration of fish and the number of fresh fish exported to China by 70%within a few months.</text:p>
      <text:p text:style-name="P4">
*<draw:frame draw:style-name="fr1" draw:name="Image51" text:anchor-type="as-char" svg:width="6.9236in" svg:height="3.896998in" draw:z-index="0">
<draw:image xlink:href="../Images/dwzh/2023-05-24T08-00-00Z/3782169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Lotte that suffered from "Sad"</text:span>
</text:h>
      <text:p text:style-name="P4">
South Korea's Lotte Group was resisted by China for the transfer of land to the United States to deploy Sad's anti -missile system in 2017. Not only did demonstrators protest outside the store, Lotte suddenly closed in branches across China. In addition, the Lotte Duty Free Shop website was forced to go offline for a period of time for hackers.</text:p>
      <text:p text:style-name="P4">
*<draw:frame draw:style-name="fr1" draw:name="Image52" text:anchor-type="as-char" svg:width="6.9236in" svg:height="3.896998in" draw:z-index="0">
<draw:image xlink:href="../Images/dwzh/2023-05-24T08-00-00Z/45100311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85 degrees c due to Cai Yingwen's transit</text:span>
</text:h>
      <ul>
        <li>
<draw:frame draw:style-name="fr1" draw:name="Image53" text:anchor-type="as-char" svg:width="6.9236in" svg:height="3.896998in" draw:z-index="0">
<draw:image xlink:href="../Images/dwzh/2023-05-24T08-00-00Z/46395104_303.jpg" xlink:type="simple" xlink:show="embed" xlink:actuate="onLoad" draw:mime-type="image/jpeg"/>
</draw:frame>
#</li>
      </ul>
      <text:h text:style-name="P13" text:outline-level="4">
<text:span text:style-name="T4">
international brand that "hurt the Chinese people's feelings" these years</text:span>
</text:h>
      <text:h text:style-name="P12" text:outline-level="3">
<text:span text:style-name="T4">
Dujiabane, who was resisted due to racial discrimination disputes</text:span>
</text:h>
      <text:p text:style-name="P4">
Italian fashion brand Dolce Banner(Dolce &amp; Gabbana)The three -episode "chopsticks to eat" film in China demonstrates how to eat Italian food with chopsticks. However, after the film was launched, it was questioned by Chinese netizens to be suspected of racial discrimination. Du Jiabana first apologized on the official Weibo, but the designer Stepheno Jiabanner later quarreled with netizens with personal information. After the news spread, many Chinese stars have stated that they refused to attend the brand's annual show, and the Ministry of Culture and Tourism of China subsequently issued a notice to cancel the event.</text:p>
      <text:p text:style-name="P4">
*<draw:frame draw:style-name="fr1" draw:name="Image54" text:anchor-type="as-char" svg:width="6.9236in" svg:height="3.896998in" draw:z-index="0">
<draw:image xlink:href="../Images/dwzh/2023-05-24T08-00-00Z/56998432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is resisted in China because far away from Xinjiang supply chain H &amp; M</text:span>
</text:h>
      <text:p text:style-name="P4">
In a statement issued by the Swedish clothing brand H &amp; M last fall, "the Xinjiang ethnic minorities reported deep concerns about the civic social groups and the media reported deep concern." The statement stated that the company "does not cooperate with any clothing manufacturing plant in Xinjiang, nor does it purchase products or raw materials from the region." In March 2021, the statement was extensively reposted by Chinese netizens in social media, and it also set off a storm that resisted H &amp; M products in turn. On March 25, the H &amp; M brand was removed by multiple e -commerce platforms in China. There are also some protesters who went to H &amp; M to express their protests in front of the physical stores in many places in China.</text:p>
      <text:p text:style-name="P4">
*<draw:frame draw:style-name="fr1" draw:name="Image55" text:anchor-type="as-char" svg:width="6.9236in" svg:height="3.896998in" draw:z-index="0">
<draw:image xlink:href="../Images/dwzh/2023-05-24T08-00-00Z/56983714_303.jpg" xlink:type="simple" xlink:show="embed" xlink:actuate="onLoad" draw:mime-type="image/jpeg"/>
</draw:frame>
#</text:p>
      <text:h text:style-name="P13" text:outline-level="4">
<text:span text:style-name="T4">
international brand that "hurt the Chinese people's feelings" these years</text:span>
</text:h>
      <text:h text:style-name="P12" text:outline-level="3">
<text:span text:style-name="T4">
Due to resisting Xinjiang cotton's series of clothing brands, they were resisted</text:span>
</text:h>
      <text:p text:style-name="P4">
In addition to H &amp; M, a series of internationally renowned clothing brands have issued similar statements to Xinjiang cotton in 2020. These brands have been announced by Chinese netizens on social media, including Adidas, Nike, CK, Uniqlo, PUMA, Burberry, have also begun to resist. The image spokespersons of these brands in China have also expressed termination of cooperation. After the incident, the stock price of Adidas and Nike fell to a certain exten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After the incident was exposed, it quickly triggered widespread discussion on public opinion in China. The topics were searched for Weibo for a long time, which caused a lot of dissatisfaction with the criticism of Chinese netizens. Some people questioned: "Why do these waiters feel that they are superior and where are confident." Some people say, "This is not an employee, but the general values of the company." There is also the fact that the motherland is split. I hope the country can investigate strictly. "</text:p>
      <text:p text:style-name="P4">
For Cathay Pacific's apology statement, many Chinese people did not pay for it, and they left a message: "Did you post in English on the FB official website?", "IG Twitter Facebook posted it", required to be on the use of various social media platforms English apology.</text:p>
      <text:p text:style-name="P4">
<draw:frame draw:style-name="fr1" draw:name="Image56" text:anchor-type="as-char" svg:width="6.9236in" svg:height="3.896998in" draw:z-index="0">
<draw:image xlink:href="../Images/dwzh/2023-05-24T08-00-00Z/65715755_401.jpg" xlink:type="simple" xlink:show="embed" xlink:actuate="onLoad" draw:mime-type="image/jpeg"/>
</draw:frame>
Screenshot of the message below the news of Weibo.</text:p>
      <text:p text:style-name="P4">
On the Facebook platform, some of the counter -sounds of comments in Cantonese words are also seen below the news. Some people think: "Just share the situation of work with colleagues, make fun in hardship, and use the mainland campaign culture, and do big questions!" Someone asked: "I do n’t know if I take domestic flights, there will be Cantonese broadcast? If you are, can I complain about it? "Someone questioned:" Have mainlanders laughing in Hong Kong people to speak Mandarin? Do you want to complain to them righteously and strictly discriminate and provoke disputes to deter them? ""</text:p>
      <text:p text:style-name="P4">
<draw:frame draw:style-name="fr1" draw:name="Image57" text:anchor-type="as-char" svg:width="6.9236in" svg:height="3.896998in" draw:z-index="0">
<draw:image xlink:href="../Images/dwzh/2023-05-24T08-00-00Z/65715743_401.jpg" xlink:type="simple" xlink:show="embed" xlink:actuate="onLoad" draw:mime-type="image/jpeg"/>
</draw:frame>
Screenshot of the message below the news about Facebook.</text:p>
      <text:h text:style-name="P12" text:outline-level="3">
<text:span text:style-name="T4">
Official media criticize Chongyang Meiwai</text:span>
</text:h>
      <text:p text:style-name="P4">
Not only is public opinion highly concerned, but the Chinese official media "People's Daily" "Xia Ke Island" on the evening of the 23rd, under the title of "Disclosure of Mandarin in Hong Kong, is destined to be a joke", "in Hong Kong, China, worship English and looks down on Mandarin. The inverse flow will be quickly annihilated to the tide of history. "It is believed that Cathay Pacific Airlines is not enough to apologize.</text:p>
      <text:p text:style-name="P4">
The article believes that Cathay Pacific service personnel discriminate against Chinese passengers "not alone, and have heard of it in many years", and for example: "After a passenger showed that he was a mainland tourist, Cathay Pacific Air sister's attitude immediately changed from a smile service to indifference; there was any The stewardess uses English and Cantonese to communicate with passengers in English, pretending that he does not understand Mandarin; and when the mainland tourists are on boarding, they are deliberately called out of the team by Cathay Place to conduct additional inspections ... "</text:p>
      <text:p text:style-name="P4">
The article states that "mainland tourists are one of the parents of the Hong Kong service industry". No matter from what perspective, "the mainlanders who discriminate against Mandarin in Hong Kong people" should never be allowed. There is an British -funded background. "Its company culture seems to retain some kind of worship of foreigners, relative respect for Hong Kong people, and look down on the surplus emotions and inexplicable superiority of the mainlanders." It even refers to some "extremists" since the 2019 Hong Kong Repair Movement. Continuously provoked the contradiction between China and Hong Kong, and the "Hong Kong National Security Law" was promulgated to return to peace, "but <text:a xlink:type="simple" xlink:href="https://www.dw.com/zh/zh/一国两制一芳各表卷入香港抗议漩涡的企业/a-49967182" text:style-name="Internet_20_link" text:visited-style-name="Visited_20_Internet_20_Link">
</text:a>
Such a large -scale enterprise actually dormant in the dark corner. "</text:p>
      <text:h text:style-name="P12" text:outline-level="3">
<text:span text:style-name="T4">
Hong Kong Mourning Queen: Between Love and Devarling</text:span>
</text:h>
      <text:p text:style-name="P4">
("Ming Pao", Hong Kong 01, Xia Ke Island, etc.)</text:p>
      <text:p text:style-name="P4">
News Source: <text:a xlink:type="simple" xlink:href="https://www.dw.com/zh/國泰航空遭指歧視中國客-官媒：重拳整頓/a-65715856" text:style-name="Internet_20_link" text:visited-style-name="Visited_20_Internet_20_Link">
https://www.dw.com/zh/國泰航空遭指歧視中國客-官媒：重拳整頓/a-65715856?maca=chi-rss-chi-all-1127-rdf</text:a>
</text:p>
      <!--NEWS-->
      <text:h text:style-name="P10" text:outline-level="1">
<text:span text:style-name="T4">
Typhoon Mawa rushed straight to the coast of Guam</text:span>
</text:h>
      <text:p text:style-name="P4">
Publisher: 法新社</text:p>
      <text:p text:style-name="P4">
Published Time: 2023-05-24T08:02:08+00:00</text:p>
      <text:p text:style-name="P4">
Modified Time: 2023-05-24T07:50:02+00:00</text:p>
      <text:p text:style-name="P4">
Description: (AFP 24, 24th) Typhoon Typhoon Mawar brought a strong wind that may cause the disaster today. Guam is the territory of the United States in the Pacific and its important military outpo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24T08-02-08-00-00/000000.png" xlink:type="simple" xlink:show="embed" xlink:actuate="onLoad" draw:mime-type="image/png"/>
</draw:frame>
According to a report from the National Meteorological Administration, Mawa is enhanced to a level 4 super typhoon with a maximum continuous wind speed of 225 kilometers per hour.</text:p>
      <text:p text:style-name="P4">
"I am worried about the security of the people," said Lou Leon Guerrero, Governor of Guam. This is the first time in 20 years with this intensity storm. "</text:p>
      <text:p text:style-name="P4">
According to the current trajectory of Mawa. It will directly pass through Guam with a population of 170,000, bringing heavy rain and causing a great flood.</text:p>
      <text:p text:style-name="P4">
In the report, the National Meteorological Administration of Meteorological Administration mentioned in the report that as of 10:29 in the morning of local time, Typhoon Mawa was located 95 kilometers southeast of Guam. Mova expects that "this afternoon will go to the south of Guam, and there is also a possibility of passing through Guam."</text:p>
      <text:p text:style-name="P4">
Authorities ordered residents in low -lying areas of the coastal coastal, especially southern villages that often occur.</text:p>
      <text:p text:style-name="P4">
The National Meteorological Administration warns that there may be "triple threats" such as heavy rain, disaster strong wind, and life -threatening storm.</text:p>
      <text:p text:style-name="P4">
The strong wind near the windy eyes may cause severe damage to the buildings or homes made of lightweight materials, such as non -concrete roof panels, or non -reinforced cement walls.</text:p>
      <text:p text:style-name="P4">
The stormy tide of catastrophe may cause severe damage to the coast, and large ships "may be blown away from the berth."</text:p>
      <text:p text:style-name="P4">
The State Meteorological Administration's statement said: "The storm tide near the windy wall is the most vulnerable area, and the waves may be 20 to 25 feet higher than that of the average climax."</text:p>
      <text:p text:style-name="P4">
At present, there are about 20,700 U.S. military and their family members. In several facilities or areas, those facilities are normally parking areas of nuclear attack submarines and remote bomber.</text:p>
      <text:p text:style-name="P4">
Guam is also the location of an important electronic monitoring station.</text:p>
      <text:p text:style-name="P4">
Those American bases are also the most important ammunition and fuel storage facilities in the Pacific.</text:p>
      <text:p text:style-name="P4">
According to the National Meteorological Administration, related forecast predictions will have 10 to 15 inches rainfall, and some areas can reach 20 inches or more.</text:p>
      <text:p text:style-name="P4">
According to the White House statement, US President Biden announced yesterday that Guam has entered an emergency state to provide federal assistance to the local area.</text:p>
      <text:p text:style-name="P4">
Guam International Airport said that about 60 starting and landing flights were canceled from 23rd to 25th. The weather is expected to improve on the 25th.</text:p>
      <text:p text:style-name="P4">
News Source: <text:a xlink:type="simple" xlink:href="https://www.rfi.fr/cn/%E5%9B%BD%E9%99%85%E6%8A%A5%E9%81%93/20230524-%E7%8E%9B%E5%A8%83%E5%8F%B0%E9%A3%8E%E7%9B%B4%E6%89%91%E5%85%B3%E5%B2%9B-%E6%B2%BF%E5%B2%B8%E5%B1%85%E6%B0%91%E6%80%A5%E6%92%A4" text:style-name="Internet_20_link" text:visited-style-name="Visited_20_Internet_20_Link">
https://www.rfi.fr/cn/%E5%9B%BD%E9%99%85%E6%8A%A5%E9%81%93/20230524-%E7%8E%9B%E5%A8%83%E5%8F%B0%E9%A3%8E%E7%9B%B4%E6%89%91%E5%85%B3%E5%B2%9B-%E6%B2%BF%E5%B2%B8%E5%B1%85%E6%B0%91%E6%80%A5%E6%92%A4</text:a>
</text:p>
      <!--NEWS-->
      <text:h text:style-name="P10" text:outline-level="1">
<text:span text:style-name="T4">
Trump's criminal case will open in March next year to discuss evidence or attack witnesses</text:span>
</text:h>
      <text:p text:style-name="P4">
Author: 联合早报 (Person)</text:p>
      <text:p text:style-name="P4">
Publisher: 联合早报 (Organization)</text:p>
      <text:p text:style-name="P4">
Published Time: 2023-05-24T08:06</text:p>
      <text:p text:style-name="P4">
Modified Time: 2023-05-24T09:03</text:p>
      <text:p text:style-name="P4">
Description: Former US President Trump was charged with forgery of commercial records, concealed criminal cases that paid a seal fee to the porn actress, and will be held in March next year. This means that Trump, who is struggling to enter the White House again, will control the court when the presidential election is fully started. Reuters reports that the New York Manhattan Law ...</text:p>
      <text:p text:style-name="P4">
Videos: []</text:p>
      <text:p text:style-name="P4">
Audios: []</text:p>
      <text:p text:style-name="P4">
Images: []</text:p>
      <text:p text:style-name="P4">
Type: NewsArticle</text:p>
      <text:p text:style-name="P4">
Breadcrumbs: ['即时', '国际']</text:p>
      <text:p text:style-name="P4">
Keywords: ['特朗普', '美国总统选举']</text:p>
      <!--METADATA-->
      <text:p text:style-name="P4">
Former US President Trump was charged with forgery of commercial records, <text:a xlink:type="simple" xlink:href="https://www.zaobao.com/news/world/story20230401-1378373" text:style-name="Internet_20_link" text:visited-style-name="Visited_20_Internet_20_Link">
</text:a>
, Will start the trial in March next year.</text:p>
      <text:p text:style-name="P4">
This means that Trump, who is struggling to enter the White House again, will control the court when the presidential election is fully started.</text:p>
      <text:p text:style-name="P4">
Reuters reports that the New York Manhattan Court announced on Tuesday (May 23) that Trump's criminal case will begin interrogation on March 25 next year. Trump attended the hearing in Florida that day.</text:p>
      <text:p text:style-name="P4">
Next spring is the sprint moment of Trump and other Republican opponents throughout the country to strive for nominated within the party.</text:p>
      <text:p text:style-name="P4">
Judge, the judge responsible for this trial, said that Trump can publicly talk about his criminal cases. He has the right to publicize himself, but Trump is banned from attacking witnesses and does not allow cases to be related to cases. Evidence spreads to third -party or social media.</text:p>
      <text:p text:style-name="P4">
Trump was suspected of paying a sealing fee of $ 130,000 (approximately S $ 173,500) in exchange for the two people's romantic affairs to the porn actress Stormydaniels during the 2016 campaign. On March 30 this year, the New York Judgment decided to sue Trump, making Trump the first step -out president to face criminal prosecution in the history of the United States.</text:p>
      <text:p text:style-name="P4">
Trump said it was "the highest level of political persecution and election intervention."</text:p>
      <text:p text:style-name="P4">
News Source: <text:a xlink:type="simple" xlink:href="https://www.zaobao.com.sg/realtime/world/story20230524-1397602" text:style-name="Internet_20_link" text:visited-style-name="Visited_20_Internet_20_Link">
https://www.zaobao.com.sg/realtime/world/story20230524-1397602</text:a>
</text:p>
      <!--NEWS-->
      <text:h text:style-name="P10" text:outline-level="1">
<text:span text:style-name="T4">
Russia extend the detention period of Huayan reporters to release immediately</text:span>
</text:h>
      <text:p text:style-name="P4">
Publisher: 法新社</text:p>
      <text:p text:style-name="P4">
Published Time: 2023-05-24T08:32:09+00:00</text:p>
      <text:p text:style-name="P4">
Modified Time: 2023-05-24T08:05:03+00:00</text:p>
      <text:p text:style-name="P4">
Description: (Agence France -Presse, Washington, 23rd) The US authorities once again called on Russia to release the "Wall Street Journal" reporter Evan Grykovich. His detention period has been extended to August 3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24T08-32-09-00-00/000000.png" xlink:type="simple" xlink:show="embed" xlink:actuate="onLoad" draw:mime-type="image/png"/>
</draw:frame>
Matthewmiller, spokesman for State Department, told reporters that the United States asked Russia to "immediately release" Geskovic and Paul Whelan, a former land war player detained by Russia.</text:p>
      <text:p text:style-name="P4">
News Source: <text:a xlink:type="simple" xlink:href="https://www.rfi.fr/cn/%E5%9B%BD%E9%99%85%E6%8A%A5%E9%81%93/20230524-%E4%BF%84%E5%9B%BD%E5%BB%B6%E9%95%BF%E5%8D%8E%E9%82%AE%E8%AE%B0%E8%80%85%E7%BE%81%E6%8A%BC%E6%9C%9F%E9%99%90-%E7%BE%8E%E6%96%B9%E4%BF%83%E7%AB%8B%E5%8D%B3%E9%87%8A%E6%94%BE" text:style-name="Internet_20_link" text:visited-style-name="Visited_20_Internet_20_Link">
https://www.rfi.fr/cn/%E5%9B%BD%E9%99%85%E6%8A%A5%E9%81%93/20230524-%E4%BF%84%E5%9B%BD%E5%BB%B6%E9%95%BF%E5%8D%8E%E9%82%AE%E8%AE%B0%E8%80%85%E7%BE%81%E6%8A%BC%E6%9C%9F%E9%99%90-%E7%BE%8E%E6%96%B9%E4%BF%83%E7%AB%8B%E5%8D%B3%E9%87%8A%E6%94%BE</text:a>
</text:p>
      <!--NEWS-->
      <text:h text:style-name="P10" text:outline-level="1">
<text:span text:style-name="T4">
The driver of the truck of the White House guardrail was charged and threatened President Biden</text:span>
</text:h>
      <text:p text:style-name="P4">
Author: 联合早报 (Person)</text:p>
      <text:p text:style-name="P4">
Publisher: 联合早报 (Organization)</text:p>
      <text:p text:style-name="P4">
Published Time: 2023-05-24T08:40</text:p>
      <text:p text:style-name="P4">
Modified Time: 2023-05-24T08:40</text:p>
      <text:p text:style-name="P4">
Description: A Missouri man in the United States drove a rented truck to hit a safe guardrail near the White House and was charged with the crime of threatening the president Biden. Reuters reports that the truck driver's identity is confirmed to be 19 -year -old Sai VARSHITH KANDULA, come ...</text:p>
      <text:p text:style-name="P4">
Videos: []</text:p>
      <text:p text:style-name="P4">
Audios: []</text:p>
      <text:p text:style-name="P4">
Images: []</text:p>
      <text:p text:style-name="P4">
Type: NewsArticle</text:p>
      <text:p text:style-name="P4">
Breadcrumbs: ['即时', '国际']</text:p>
      <text:p text:style-name="P4">
Keywords: ['白宫', '拜登', '威胁']</text:p>
      <!--METADATA-->
      <text:p text:style-name="P4">
A Missouri man in the United States drove a rented truck to hit a safe guardrail near the White House and was charged with the crime of threatening the president Biden.</text:p>
      <text:p text:style-name="P4">
Reuters reports that the truck driver's identity is recognized as 19 -year -old Sai Vanshithkandula, from Chesterfield, Michigan, and is currently detained by the Special Service Office.</text:p>
      <text:p text:style-name="P4">
The American Park Police Department issued a statement on Tuesday (May 23) saying that Camura was charged with a series of crimes, including threatening to kill, abduct or hurt the president, vice president or one of them.</text:p>
      <text:p text:style-name="P4">
The park police did not discover weapons in the truck.</text:p>
      <text:p text:style-name="P4">
The incident occurred on Monday (May 22), and the truck driving in Camura hit the safety guardrail at the Plaza opposite the White House. The US Special Service said that night that this may be deliberate behavior.</text:p>
      <text:p text:style-name="P4">
The White House spokesman asked Pierre that Biden listened to the briefing of the truck incident on Tuesday morning.</text:p>
      <text:p text:style-name="P4">
The American ABC news quoted the sources of unnamed law enforcement agencies that Camura told investigators that he would take over the government and kill the president. Authorities are investigating his mental health.</text:p>
      <text:p text:style-name="P4">
News Source: <text:a xlink:type="simple" xlink:href="https://www.zaobao.com.sg/realtime/world/story20230524-1397606" text:style-name="Internet_20_link" text:visited-style-name="Visited_20_Internet_20_Link">
https://www.zaobao.com.sg/realtime/world/story20230524-1397606</text:a>
</text:p>
      <!--NEWS-->
      <text:h text:style-name="P10" text:outline-level="1">
<text:span text:style-name="T4">
Strict than the United States? Japanese semiconductor export restrictions make China worry about China</text:span>
</text:h>
      <text:p text:style-name="P4">
Author: None (Language: zh)</text:p>
      <text:p text:style-name="P4">
Publisher: None</text:p>
      <text:p text:style-name="P4">
Time: 2023-05-24T09:01:00Z</text:p>
      <text:p text:style-name="P4">
Description: The Japanese government offers the export control order of chip manufacturing equipment, and the sword refers to China. Some Chinese semiconductor operators are worried about the extensive regulation, "more worrying than the US sanctions last year." Under the wrestling of China and the United States, Japan is also working on a knife, waiting for the opportunity to become the essential place for semiconductor industry layout.</text:p>
      <text:p text:style-name="P4">
Videos: []</text:p>
      <text:p text:style-name="P4">
Images: ["<text:a xlink:type="simple" xlink:href="https://static.dw.com/image/61999556_303.jpg" text:style-name="Internet_20_link" text:visited-style-name="Visited_20_Internet_20_Link">
61999556_303.jpg</text:a>
", "<text:a xlink:type="simple" xlink:href="https://static.dw.com/image/65208339_401.jpg" text:style-name="Internet_20_link" text:visited-style-name="Visited_20_Internet_20_Link">
65208339_401.jpg</text:a>
", "<text:a xlink:type="simple" xlink:href="https://static.dw.com/image/65686453_401.jpg" text:style-name="Internet_20_link" text:visited-style-name="Visited_20_Internet_20_Link">
65686453_401.jpg</text:a>
", "<text:a xlink:type="simple" xlink:href="https://static.dw.com/image/61999675_401.jpg" text:style-name="Internet_20_link" text:visited-style-name="Visited_20_Internet_20_Link">
61999675_401.jpg</text:a>
"]</text:p>
      <text:p text:style-name="P4">
Subject: 经济纵横</text:p>
      <text:p text:style-name="P4">
Subjects: ['岛屿主权争端', '智能手机', '日本']</text:p>
      <text:p text:style-name="P4">
Keywords: ['半导体', '晶片', '日本', '出口管制', '美光', '台积电', '三星']</text:p>
      <text:p text:style-name="P4">
Id: 65717077</text:p>
      <!--METADATA-->
      <text:p text:style-name="P4">
<text:a xlink:type="simple" xlink:href="https://www.dw.com/zh/overlay/image/article/65717077/61999556" text:style-name="Internet_20_link" text:visited-style-name="Visited_20_Internet_20_Link">
 <draw:frame draw:style-name="fr1" draw:name="Image60" text:anchor-type="as-char" svg:width="6.9236in" svg:height="3.896998in" draw:z-index="0">
<draw:image xlink:href="../Images/dwzh/2023-05-24T09-01-00Z/61999556_303.jpg" xlink:type="simple" xlink:show="embed" xlink:actuate="onLoad" draw:mime-type="image/jpeg"/>
</draw:frame>
</text:a>
Under the wrestling of China and the United States, the semiconductor industry becomes the core. (Data photo)</text:p>
      <text:p text:style-name="P4">
(Voice of Germany in Chinese) The Ministry of Economic and Industry of Japan announced on Tuesday (May 23) that the export restrictions on 23 chip manufacturing equipment will take effect as soon as July 23 this year. The Ministry of Commerce of China criticized that this was "abuse of export control measures, a serious departure of free trade and international economic and trade rules, and demanded that Japan" immediately corrects the wrong approach "and China" reserves the right to take measures. "</text:p>
      <text:p text:style-name="P4">
<text:a xlink:type="simple" xlink:href="https://www.dw.com/zh/zh/跟進美國-日本限制半導體設備出口/a-65190882" text:style-name="Internet_20_link" text:visited-style-name="Visited_20_Internet_20_Link">
</text:a>
The scope covers 6 major types of equipment involving semiconductor manufacturing. Its products such as Tokyo Electron and Nikon will be affected.</text:p>
      <text:p text:style-name="P4">
The China Semiconductor Industry Association issued a statement in April to criticize Japan to "interfere with global trade liberalization and distorting supply and demand" and call on the Chinese government to "decisively take measures to deal with it." The association advocates that the scope of Japanese control is too wide, "far exceeding the list of controlling items of international traffic", and "vague expression may affect the mature industrial supply chain."</text:p>
      <text:p text:style-name="P4">
Previously, <text:a xlink:type="simple" xlink:href="https://www.dw.com/zh/zh/荷蘭跟進美國-祭半導體技術出口管制/a-64926059" text:style-name="Internet_20_link" text:visited-style-name="Visited_20_Internet_20_Link">
</text:a>
It is rumored that the United States, Japan and the Netherlands have reached an agreement to join forces to restrict China's channels for getting advanced semiconductor equipment. April, <text:a xlink:type="simple" xlink:href="https://www.dw.com/zh/zh/美日荷協議限制芯片出口中國要求澄清/a-65232052" text:style-name="Internet_20_link" text:visited-style-name="Visited_20_Internet_20_Link">
</text:a>
And call on the World Trade Organization (WTO) to pay attention to the matter.</text:p>
      <text:p text:style-name="P4">
<draw:frame draw:style-name="fr1" draw:name="Image61" text:anchor-type="as-char" svg:width="6.9236in" svg:height="3.896998in" draw:z-index="0">
<draw:image xlink:href="../Images/dwzh/2023-05-24T09-01-00Z/65208339_401.jpg" xlink:type="simple" xlink:show="embed" xlink:actuate="onLoad" draw:mime-type="image/jpeg"/>
</draw:frame>
Japanese Foreign Minister Lin Fang met with Chinese Foreign Minister Qin Gang when he visited China in April. Qin Gang said that the United States had used the "bullying method" to suppress the Japanese semiconductor industry, calling on Japan to "do not want to do what you do."</text:p>
      <text:h text:style-name="P12" text:outline-level="3">
<text:span text:style-name="T4">
stricter than the United States?</text:span>
</text:h>
      <text:p text:style-name="P4">
The British "Financial Times" reported on the 23rd that Chinese semiconductor operators are worried that Japan's export control scope is wide, and lower -order chip production for cars and washing machines may be impacted. A Chinese industry executive who did not want to be named said that after seeing the specifications of expected implementation, he believed that "Japan's export control will be more worrying than last year's sanctions for China."</text:p>
      <text:p text:style-name="P4">
A Chinese official who exchanged close to chip manufacturers said that the Dutch semiconductor industry ASML (ASML) will only have advanced chip manufacturing equipment, but the scope of control between Japanese companies is more extensive. ASML relevant sources said: "The Japanese government means that they will ask all products to obtain permission, and whether the permission will be approved is a problem ... the Japanese go further than us."</text:p>
      <text:p text:style-name="P4">
According to reports, the device controlled by the United States in October last year involved 14, 16nm or more precise processes, and the Japanese specifications covered the 45nm process for the use of immersionLithogram equipment.</text:p>
      <text:p text:style-name="P4">
However, some Japanese officials said that it is difficult to judge which specifications are more stringent based on the chip specifications, because although enterprises have to go through the review procedures, they still have the opportunity to obtain export permits. In addition, although the US measures are directly pointing to China, the geographical scope of Japanese control is wider.</text:p>
      <text:p text:style-name="P4">
The process of more than 28 nanometers and the maturity of technology is an important strategy to respond to the United States' control for China; SMIC, the largest semiconductor manufacturer in China, is included in the United States <text:a xlink:type="simple" xlink:href="https://www.dw.com/zh/zh/美國列36家中企為貿易黑名單-長江存儲入列/a-64100609" text:style-name="Internet_20_link" text:visited-style-name="Visited_20_Internet_20_Link">
</text:a>
After that, four new factories are being built in the near future to increase the production of low -order chips. <text:a xlink:type="simple" xlink:href="https://www.dw.com/zh/zh/媒體中國投入超過一萬億人民幣發展晶片產業/a-64084909" text:style-name="Internet_20_link" text:visited-style-name="Visited_20_Internet_20_Link">
</text:a>
However, China still relies heavily on imported chip manufacturing equipment, so it has hoped that it can replace the United States through Korean or Japanese technology.</text:p>
      <text:p text:style-name="P4">
<draw:frame draw:style-name="fr1" draw:name="Image62" text:anchor-type="as-char" svg:width="6.9236in" svg:height="3.896998in" draw:z-index="0">
<draw:image xlink:href="../Images/dwzh/2023-05-24T09-01-00Z/65686453_401.jpg" xlink:type="simple" xlink:show="embed" xlink:actuate="onLoad" draw:mime-type="image/jpeg"/>
</draw:frame>
Japan hosted the G7 Summit in Hiroshima from May 19th to 22nd, emphasizing that facing China is not seeking "decontle", but "De-Risk".</text:p>
      <text:h text:style-name="P12" text:outline-level="3">
<text:span text:style-name="T4">
Japan or Cheng Cheng's industrial layout site</text:span>
</text:h>
      <text:p text:style-name="P4">
China last Sunday (21st) <text:a xlink:type="simple" xlink:href="https://www.dw.com/zh/zh/中國封殺美光-美反對無事實根據的限制/a-65693360" text:style-name="Internet_20_link" text:visited-style-name="Visited_20_Internet_20_Link">
</text:a>
 ， <text:a xlink:type="simple" xlink:href="https://www.dw.com/zh/zh/中美半導體大戰封殺美光韓企得利/a-65705950" text:style-name="Internet_20_link" text:visited-style-name="Visited_20_Internet_20_Link">
</text:a>
But in the long run, the semiconductor industry will face more uncertainty as a whole, and as an American allies such as Samsung, Hemiliation, Kaidi, and other Japanese and Korean companies, it is unlikely that it is unlikely to expand in China regardless of the pressure of the United States.</text:p>
      <text:p text:style-name="P4">
The Seventh Kingdom Group (G7) recently held a summit in Hiroshima, Japan, emphasizing that it is necessary to seek "de-Risk" for China and reduce dependence on China in terms of supply chain. With the deepening of Europe and the United States' doubts about China, countries have sought diversified supply chain. "Wall Street Journal" analyzed on the 23rd that Japan may become the main layout of various countries. For example, Micron announced last week that with the support of the Japanese government, it will invest 3.6 billion US dollars in Japan to develop a new generation of memory chip process.</text:p>
      <text:p text:style-name="P4">
Japanese Prime Minister Kishida Kanada also met with executives of global semiconductor giants on the 18th, hoping to strengthen the competitiveness of the Japanese semiconductor industry. Intel CEO Patrickelsinger, Chairman of TSMC (TSMC) Liu Deyin, and Samsung (Samsung Samsung), Micron, IBM, and Applied Materials are present.</text:p>
      <text:p text:style-name="P4">
Earlier this year, the Japanese media "Japanese Industry News" reported that TSMC will establish the second chip factory factory in Kumamoto, Japan, with a total investment of more than 1 trillion yen. When TSMC's chairman Liu Deyin went to Japan in May, although he did not mention the specific planning of the new investment case, it was said that "the Japanese government's measures to strengthen the semiconductor ecosystem were impressive" and looked forward to continuing to cooperate with Japan.</text:p>
      <text:p text:style-name="P4">
South Korea's Samsung Electronics is also coordinating subsidy measures with the Japanese government. Reuters quoted the saying on the 18th that Japan's subsidies to Samsung may reach 15 billion yen and assist Samsung to set up factories near Tokyo.</text:p>
      <text:p text:style-name="P4">
<draw:frame draw:style-name="fr1" draw:name="Image63" text:anchor-type="as-char" svg:width="6.9236in" svg:height="3.896998in" draw:z-index="0">
<draw:image xlink:href="../Images/dwzh/2023-05-24T09-01-00Z/61999675_401.jpg" xlink:type="simple" xlink:show="embed" xlink:actuate="onLoad" draw:mime-type="image/jpeg"/>
</draw:frame>
According to media reports, TSMC intends to set up a second chip factory in Kumamoto, Japan. The picture shows TSMC's factory area in Hsinchu. (Data photo)</text:p>
      <text:p text:style-name="P4">
(Comprehensive report)</text:p>
      <text:p text:style-name="P4">
News Source: <text:a xlink:type="simple" xlink:href="https://www.dw.com/zh/比美國嚴格？日本半導體出口限制使中國憂心/a-65717077" text:style-name="Internet_20_link" text:visited-style-name="Visited_20_Internet_20_Link">
https://www.dw.com/zh/比美國嚴格？日本半導體出口限制使中國憂心/a-65717077?maca=chi-rss-chi-all-1127-rdf</text:a>
</text:p>
      <!--NEWS-->
      <text:h text:style-name="P10" text:outline-level="1">
<text:span text:style-name="T4">
Increased production chip Germany wants to be a leader and encountered many challenges</text:span>
</text:h>
      <text:p text:style-name="P4">
Publisher: 法新社</text:p>
      <text:p text:style-name="P4">
Published Time: 2023-05-24T09:02:09+00:00</text:p>
      <text:p text:style-name="P4">
Modified Time: 2023-05-24T08:50:02+00:00</text:p>
      <text:p text:style-name="P4">
Description: (AFP, Frankford, 23rd) Germany hopes to lead Europe to increase chip output through a series of large investment, but this move has encountered many challenges such as expensive energy prices, subsidy disputes, and labor short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24T09-02-09-00-00/000000.png" xlink:type="simple" xlink:show="embed" xlink:actuate="onLoad" draw:mime-type="image/png"/>
</draw:frame>
The epidemic has led to a surge in demand for semiconductors, and the global supply chain is tight. Western countries that have long relying on Asian cheap chips have faced a sudden shortage and suffered a major blow.</text:p>
      <text:p text:style-name="P4">
In addition to the European Union's shock, it quickly took action to launch a plan, which increased the EU chip market to increase to 20%by 2030, and the investment amount started from billions of euros.</text:p>
      <text:p text:style-name="P4">
The major industrial power of the automotive industry in the automotive industry, Germany, hopes to lead this wave of European revitalization campaign, and has recently announced a number of large investment.</text:p>
      <text:p text:style-name="P4">
The global chip factory TSMC also considers the construction of the first European factory in Dresden, eastern Germany.</text:p>
      <text:p text:style-name="P4">
But not all projects can be carried out smoothly.</text:p>
      <text:p text:style-name="P4">
In March last year, Intel announced a high -profile plan to build a large chip factory in Magdeburg, which initially invested 17 billion euros. This project was put on hold, and it was originally planned to start in the first half of this year, and has not yet begun.</text:p>
      <text:p text:style-name="P4">
It is said that Intel requires higher government subsidies to make up for the impact of rising costs.</text:p>
      <text:p text:style-name="P4">
For the German chip ecosystem, another major challenge is lack of workers.</text:p>
      <text:p text:style-name="P4">
According to the German Economic Institute in December last year, the key occupation of the chip industry lacks 62,000 technical talents.</text:p>
      <text:p text:style-name="P4">
In addition to Germany, other EU countries have also announced investment cases, including new factories built by STMicroelectronics and GlobalFoundries in France.</text:p>
      <text:p text:style-name="P4">
There are many chips in Europe to be recovered. According to the Semiconductor Industry Association and BostonConsulting Group (BCG), Europe's global chip production capacity fell from 44%in 1990 to 9 in 2020. %.</text:p>
      <text:p text:style-name="P4">
Europe is also facing American competition. The United States is promoting chips in large coins, and Japan and South Korea also say that it has smashed billions of dollars in development capacity.</text:p>
      <text:p text:style-name="P4">
However, some people are worried that the direction of the production chip production of tens of billions of euros is wrong. After all, Europe may still rely on semiconductors produced in other places.</text:p>
      <text:p text:style-name="P4">
News Source: <text:a xlink:type="simple" xlink:href="https://www.rfi.fr/cn/%E5%9B%BD%E9%99%85%E6%8A%A5%E9%81%93/20230524-%E5%A2%9E%E4%BA%A7%E6%99%B6%E7%89%87%E5%BE%B7%E5%9B%BD%E6%83%B3%E5%BD%93%E9%A2%86%E5%A4%B4%E7%BE%8A-%E9%81%AD%E9%81%87%E8%AF%B8%E5%A4%9A%E6%8C%91%E6%88%98" text:style-name="Internet_20_link" text:visited-style-name="Visited_20_Internet_20_Link">
https://www.rfi.fr/cn/%E5%9B%BD%E9%99%85%E6%8A%A5%E9%81%93/20230524-%E5%A2%9E%E4%BA%A7%E6%99%B6%E7%89%87%E5%BE%B7%E5%9B%BD%E6%83%B3%E5%BD%93%E9%A2%86%E5%A4%B4%E7%BE%8A-%E9%81%AD%E9%81%87%E8%AF%B8%E5%A4%9A%E6%8C%91%E6%88%98</text:a>
</text:p>
      <!--NEWS-->
      <text:h text:style-name="P10" text:outline-level="1">
<text:span text:style-name="T4">
During the Johnson epidemic may violate more regulations to transfer information to the police</text:span>
</text:h>
      <text:p text:style-name="P4">
Author: 联合早报 (Person)</text:p>
      <text:p text:style-name="P4">
Publisher: 联合早报 (Organization)</text:p>
      <text:p text:style-name="P4">
Published Time: 2023-05-24T09:36</text:p>
      <text:p text:style-name="P4">
Modified Time: 2023-05-24T09:36</text:p>
      <text:p text:style-name="P4">
Description: Former British Prime Minister Johnson may violate more epidemic prevention regulations during the popularity of crown diseases, and the British government has transferred relevant information to the police. Johnson's office claimed that the allegations were not foundable. Reuters reports that the cabinet office responsible for supervising the British government's operation says that they are preparing for crown diseases.</text:p>
      <text:p text:style-name="P4">
Videos: []</text:p>
      <text:p text:style-name="P4">
Audios: []</text:p>
      <text:p text:style-name="P4">
Images: []</text:p>
      <text:p text:style-name="P4">
Type: NewsArticle</text:p>
      <text:p text:style-name="P4">
Breadcrumbs: ['即时', '国际']</text:p>
      <text:p text:style-name="P4">
Keywords: ['防疫措施', '英国', '约翰逊']</text:p>
      <!--METADATA-->
      <text:p text:style-name="P4">
Former British Prime Minister Johnson may violate more epidemic prevention regulations during the popularity of crown diseases, and the British government has transferred relevant information to the police. Johnson's office claimed that the allegations were not foundable.</text:p>
      <text:p text:style-name="P4">
Reuters reports that the Cabinet Office, which is responsible for supervising the British government's operation, said the relevant information found when preparing the public investigation of crown diseases has been transferred to the police for processing.</text:p>
      <text:p text:style-name="P4">
The Times, who took the lead in reporting on Tuesday (May 23), said that the Hiroshi List showed that during the period of crown disease, Chequers, who was a Prime Minister's country villa, received visitors.</text:p>
      <text:p text:style-name="P4">
After the cabinet office, it was confirmed to report to the police and said that "this is in line with the obligation of the Civil Service Code."</text:p>
      <text:p text:style-name="P4">
Johnson's office issued a statement: "The cabinet office asserts to find more information that violates the regulations of epidemic prevention, which is not true. Our lawyers have reviewed the relevant incidents and said that they are legal."</text:p>
      <text:p text:style-name="P4">
The statement also said: "Many people agree, this is another move for political motivation."</text:p>
      <text:p text:style-name="P4">
No. 10 Tangning Street was kicked last year <text:a xlink:type="simple" xlink:href="https://www.zaobao.com/news/world/story20220120-1234990" text:style-name="Internet_20_link" text:visited-style-name="Visited_20_Internet_20_Link">
</text:a>
, Johnson, then Prime Minister, announced his resignation in July of the same year.</text:p>
      <text:p text:style-name="P4">
News Source: <text:a xlink:type="simple" xlink:href="https://www.zaobao.com.sg/realtime/world/story20230524-1397614" text:style-name="Internet_20_link" text:visited-style-name="Visited_20_Internet_20_Link">
https://www.zaobao.com.sg/realtime/world/story20230524-1397614</text:a>
</text:p>
      <!--NEWS-->
      <text:h text:style-name="P10" text:outline-level="1">
<text:span text:style-name="T4">
Canadian Chinese relations are tight Chinese immigrants the first to be a brunt</text:span>
</text:h>
      <text:p text:style-name="P4">
Publisher: 法新社</text:p>
      <text:p text:style-name="P4">
Published Time: 2023-05-24T1:32:08+00:00</text:p>
      <text:p text:style-name="P4">
Modified Time: 2023-05-24T12:05:01+00:00</text:p>
      <text:p text:style-name="P4">
Description: (Agence France -Presse Toronto, 24th) As the Canadian and China have been in dispute due to the intervention of Canadian affairs in Canada, the Chinese community in Canada has fallen into a dilemma -not only facing the scare of Chinese special agents, but also due to increasingly serious seriousness Strong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24T1-32-08-00-00/000000.png" xlink:type="simple" xlink:show="embed" xlink:actuate="onLoad" draw:mime-type="image/png"/>
</draw:frame>
Every time a dispute between China and Canada has brought more pressure on the Chinese community. The latest example is that the two countries expel diplomats earlier in May.</text:p>
      <text:p text:style-name="P4">
On the long -established Chinatown, the Chinese signboards hanging on the busy stores and food supermarkets can be seen in the Canadian maple leaf logo. Many people here seem to be unwilling to discuss recent racial discrimination and threats.</text:p>
      <text:p text:style-name="P4">
In recent years, human rights sports people and Canadian ethnic groups have proposed some harassment allegations, and the INESTY International Organization has recorded.</text:p>
      <text:p text:style-name="P4">
Some people accused Chinese undercover agents or agents threatening Chinese Canadians and vowed to retaliate against their relatives in their hometown.</text:p>
      <text:p text:style-name="P4">
Cheukkwan, co -chairman of the TORONTO Association for Democracy in China</text:p>
      <text:p text:style-name="P4">
Guan Zhuozhong, wearing black leather clothes, said that the methods they used contained "death threats, words intimidation, or just a simple sentence" We know where your parents live ".</text:p>
      <text:p text:style-name="P4">
In order to avoid China's persecution, Dilnur Anwar, who moved to Canada in 2019, has personally experienced such telephone threats for many years and received almost every day.</text:p>
      <text:p text:style-name="P4">
Anwar, who currently lives in Montreal, said: "I blocked those (telephone) numbers, but this is useless because they will keep playing with other numbers."</text:p>
      <text:p text:style-name="P4">
Anwal explained: "Sometimes I will be asked to go to the embassy, and sometimes I receive an automatic voice message."</text:p>
      <text:p text:style-name="P4">
Ottawa (OTTAWA) has been tit -for -tat from Beijing since 2018. At that time, a senior Huawei director was arrested in the United States in Vancouver. China was obviously retaliated and then detained two Canadian citizens.</text:p>
      <text:p text:style-name="P4">
Since then, there have been COVID-19 civid-19 outbreaks, Chinese "spy balloons" in North America, and Canadian cities discovered the China Secret Police Station incident, as well as the allegations of Beijing's intervention in Canadian elections.</text:p>
      <text:p text:style-name="P4">
Under these disputes, Canadian Chinese immigrants and their offspring are often examined.</text:p>
      <text:p text:style-name="P4">
Many Chinese people believe that Ottawa urgently needs to take action to prevent the trend of recent racism.</text:p>
      <text:p text:style-name="P4">
Wu Tingting, co -founder of the Full Canadian Chinese Equalist Association (Jiaojin Association), said that the government needs to "ensure that Canadians, including new immigrants, are not interviewed by (Chinese special agents), nor will they face risks or threats from foreign countries." Essence</text:p>
      <text:p text:style-name="P4">
News Source: <text:a xlink:type="simple" xlink:href="https://www.rfi.fr/cn/%E5%9B%BD%E9%99%85%E6%8A%A5%E9%81%93/20230524-%E5%8A%A0%E6%8B%BF%E5%A4%A7%E4%B8%AD%E5%9B%BD%E5%85%B3%E7%B3%BB%E7%B4%A7%E5%BC%A0-%E5%8D%8E%E8%A3%94%E7%A7%BB%E6%B0%91%E9%A6%96%E5%BD%93%E5%85%B6%E5%86%B2" text:style-name="Internet_20_link" text:visited-style-name="Visited_20_Internet_20_Link">
https://www.rfi.fr/cn/%E5%9B%BD%E9%99%85%E6%8A%A5%E9%81%93/20230524-%E5%8A%A0%E6%8B%BF%E5%A4%A7%E4%B8%AD%E5%9B%BD%E5%85%B3%E7%B3%BB%E7%B4%A7%E5%BC%A0-%E5%8D%8E%E8%A3%94%E7%A7%BB%E6%B0%91%E9%A6%96%E5%BD%93%E5%85%B6%E5%86%B2</text:a>
</text:p>
      <!--NEWS-->
      <text:h text:style-name="P10" text:outline-level="1">
<text:span text:style-name="T4">
Britain increased by 8.7% in April in April</text:span>
</text:h>
      <text:p text:style-name="P4">
Publisher: 法新社</text:p>
      <text:p text:style-name="P4">
Published Time: 2023-05-24T10:02:10+00:00</text:p>
      <text:p text:style-name="P4">
Modified Time: 2023-05-24T09:50:01+00:00</text:p>
      <text:p text:style-name="P4">
Description: (Agence France -Presse, London, 24th) The official data released by Britain today shows that the British Consumer Price Index (CPI) increased by 8.7%compared with the same period last year. The price is far lower than last Apri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4T10-02-10-00-00/000000.png" xlink:type="simple" xlink:show="embed" xlink:actuate="onLoad" draw:mime-type="image/png"/>
</draw:frame>
In the statement, the British National Bureau of Statistics (ONS) said that the annual inflation increased by 8.7%in April, which was slower than 10.1%in March, which was the first time since August last year.</text:p>
      <text:p text:style-name="P4">
In April, inflation increased by 8.7%, the lowest level since March last year, at the time was 7.0%.</text:p>
      <text:p text:style-name="P4">
"However, the overall price is much higher than the same period last year, and the overall price increase is close to a historical high."</text:p>
      <text:p text:style-name="P4">
Despite the sharp decline, the annual increase of 8.7%in April is still higher than the 8.4%predicted by the Bank of England (BOE).</text:p>
      <text:p text:style-name="P4">
In April, Britain's annual increase of 8.7%is also the highest country among the wealthy economies of the Seven major industrial groups (Group ofseven). The seven major industrial groups also include Canada, France, Germany, Italy, Japan, and the United States.</text:p>
      <text:p text:style-name="P4">
The 8.7%inflation rate in April is still far away from the 2.0%inflation rate set by Bank of England, and the British government has stated that the estimated inflation rate will drop to about 5.0%at the end of the year.</text:p>
      <text:p text:style-name="P4">
The day before the publishing of the British inflation rate data in April, the International Monetary Fund (IMF) had a significant change in the British economy forecast. After predicting that the British economy shrinks only one month this year, the International Monetary Fund is estimated that the British economy will grow this year's economic growth this year. Essence</text:p>
      <text:p text:style-name="P4">
The International Monetary Fund said in the latest outlook document that it is expected that the British economy will grow 0.4%in 2023, mainly benefiting from the fall of energy prices.</text:p>
      <text:p text:style-name="P4">
News Source: <text:a xlink:type="simple" xlink:href="https://www.rfi.fr/cn/%E8%B4%A2%E7%BB%8F%E5%BF%AB%E8%AE%AF/20230524-%E8%8B%B1%E5%9B%BD4%E6%9C%88%E9%80%9A%E8%86%A8%E5%B9%B4%E5%A2%9E8-7-13%E4%B8%AA%E6%9C%88%E4%BB%A5%E6%9D%A5%E6%96%B0%E4%BD%8E" text:style-name="Internet_20_link" text:visited-style-name="Visited_20_Internet_20_Link">
https://www.rfi.fr/cn/%E8%B4%A2%E7%BB%8F%E5%BF%AB%E8%AE%AF/20230524-%E8%8B%B1%E5%9B%BD4%E6%9C%88%E9%80%9A%E8%86%A8%E5%B9%B4%E5%A2%9E8-7-13%E4%B8%AA%E6%9C%88%E4%BB%A5%E6%9D%A5%E6%96%B0%E4%BD%8E</text:a>
</text:p>
      <!--NEWS-->
      <text:h text:style-name="P10" text:outline-level="1">
<text:span text:style-name="T4">
Chairman of the China Committee of the House of Representatives requested that Changxin storage is included in the "blacklist"</text:span>
</text:h>
      <text:p text:style-name="P4">
Author: None (Language: zh)</text:p>
      <text:p text:style-name="P4">
Publisher: None</text:p>
      <text:p text:style-name="P4">
Time: 2023-05-24T10:12:00Z</text:p>
      <text:p text:style-name="P4">
Description: Gragel, chairman of the Chinese Affairs Commission of the United States House of Representatives, asked the Ministry of Commerce to take countermeasures on the ban issued by China for the ban on the ban on Micron, and listed the Chinese storage chip manufacturer Changxin stores on the entity list. At the same time, he called on South Korea not to fill the gap in the Chinese market. Nvidia CEO recently said that the US -China science and technology dispute may cause the chip industry to suffer "major losses".</text:p>
      <text:p text:style-name="P4">
Videos: []</text:p>
      <text:p text:style-name="P4">
Images: ["<text:a xlink:type="simple" xlink:href="https://static.dw.com/image/65407538_303.jpg" text:style-name="Internet_20_link" text:visited-style-name="Visited_20_Internet_20_Link">
65407538_303.jpg</text:a>
"]</text:p>
      <text:p text:style-name="P4">
Subject: 时政风云</text:p>
      <text:p text:style-name="P4">
Subjects: ['德中关系', '奥巴马', '岛屿主权争端', '专题报道：全景观看“习马会”', '中国', '中共十九大', '美国']</text:p>
      <text:p text:style-name="P4">
Keywords: ['美国', '中国', '美光', '长鑫', '存储芯片', '出口管制']</text:p>
      <text:p text:style-name="P4">
Id: 65718699</text:p>
      <!--METADATA-->
      <text:p text:style-name="P4">
<text:a xlink:type="simple" xlink:href="https://www.dw.com/zh/overlay/image/article/65718699/65407538" text:style-name="Internet_20_link" text:visited-style-name="Visited_20_Internet_20_Link">
 <draw:frame draw:style-name="fr1" draw:name="Image67" text:anchor-type="as-char" svg:width="6.9236in" svg:height="3.896998in" draw:z-index="0">
<draw:image xlink:href="../Images/dwzh/2023-05-24T10-12-00Z/65407538_303.jpg" xlink:type="simple" xlink:show="embed" xlink:actuate="onLoad" draw:mime-type="image/jpeg"/>
</draw:frame>
</text:a>
Mikegallagher, chairman of the House of Representatives China Affairs Responsibility Committee, is a legislator with extensive influence. The China Affairs Responsibility Committee he led has urged the Biden government to take a tough position on China. He is also the only legislator who has called for revenge.</text:p>
      <text:p text:style-name="P4">
(Voice of Germany) Chairman of the "China Affairs Responsibility Committee" of the House of Representatives of the House of Representatives proposed that the US Department of Commerce should introduce trade restrictions on China Storage chip manufacturer Changxin Storage Technology Co., Ltd. (CXMT).</text:p>
      <text:p text:style-name="P4">
Last weekend, the China Internet Information Office released news that the product of Micron, a US semiconductor company, "has a hidden danger of serious network security issues", which constitutes a major risk of China's key information infrastructure supply chain and affects national security. The review is not approved, <text:a xlink:type="simple" xlink:href="https://www.dw.com/zh/zh/中國封殺美光-美反對無事實根據的限制/a-65693360" text:style-name="Internet_20_link" text:visited-style-name="Visited_20_Internet_20_Link">
</text:a>
Essence</text:p>
      <text:p text:style-name="P4">
Reuters pointed out that this is the latest incident in the expanding trade dispute between the two largest economies in the world. The response of the US Congress and the White House to China is tough.</text:p>
      <text:p text:style-name="P4">
The White House spokesman Jean-Pierre told the media on Tuesday (May 23) that China ’s allegations of Micron products“ lack the factual basis ”.</text:p>
      <text:p text:style-name="P4">
According to the White House, the US Department of Commerce is currently conducting "direct contact" with China on Micron.</text:p>
      <text:p text:style-name="P4">
The headquarters in Aida in the United States, with South Korea's Samsung and SKHynix, tied for three giants in the global stored chip market. Micron's main business is a variety of semiconductor devices, including dynamic random access memory, flash memory and solid -state drives; its main products include DRAM, NAND flash storage, CMOS image sensor, other semiconductor elements and memory modules.</text:p>
      <text:p text:style-name="P4">
Most leader of the Senate, Shu Mo, also said on Tuesday that he is discussing this issue with a wider business community and allies.</text:p>
      <text:p text:style-name="P4">
The Chinese Embassy in Washington did not immediately reply to the relevant inquiries raised by Reuters. Changxin Storage Technology did not comment immediately.</text:p>
      <text:p text:style-name="P4">
A spokesman for the US Department of Commerce refused to comment.</text:p>
      <text:h text:style-name="P12" text:outline-level="3">
<text:span text:style-name="T4">
What is the future of the chip industry?</text:span>
</text:h>
      <text:p text:style-name="P4">
Mikegallagher, chairman of the House of Representatives China Affairs Responsibility Committee, is a legislator with extensive influence. The China Affairs Responsibility Committee he led has urged the Biden government to take a tough position on China. He is also the only legislator who has called for revenge.</text:p>
      <text:p text:style-name="P4">
Gragell stated in a statement that the United States must show China that the United States will not tolerate economic coercion to its companies or its allies. "The Ministry of Commerce should immediately include Changxin storage technology on the entity list to ensure that any American technology, no matter what specifications, will not flow to Changxin Storage(CXMT), Yangtze River Storage(You are)Or other Chinese companies operating in the industry. "</text:p>
      <text:p text:style-name="P4">
Changxin Storage is China's leading DRAM memory chip manufacturer. If Micron is banned from entering China's huge chip market, it is most likely to be beneficiaries in Chinese competitive companies.</text:p>
      <text:p text:style-name="P4">
Another Chinese storage chip manufacturing company Yangtze River Storage has been [] in December 2022 <text:a xlink:type="simple" xlink:href="https://www.dw.com/zh/zh/再次着眼中国芯美国正酝酿新限制措施/a-62672744" text:style-name="Internet_20_link" text:visited-style-name="Visited_20_Internet_20_Link">
</text:a>
Essence</text:p>
      <text:p text:style-name="P4">
Gragell also pointed out that the US Department of Commerce must ensure that the United States' export license to foreign semiconductor memory in China will not be used to fill the gap that fills the glory. He also urged South Korea, an ally that has experienced similar trade coercion in recent years, should also be <text:a xlink:type="simple" xlink:href="https://www.dw.com/zh/zh/中美半導體大戰封殺美光韓企得利/a-65705950" text:style-name="Internet_20_link" text:visited-style-name="Visited_20_Internet_20_Link">
</text:a>
Essence</text:p>
      <text:p text:style-name="P4">
In October last year, the US Department of Commerce announced a series of chip export control regulations on China. <text:a xlink:type="simple" xlink:href="https://www.dw.com/zh/zh/韩国半导体商欲改造中国芯片厂-美国反对/a-59852812" text:style-name="Internet_20_link" text:visited-style-name="Visited_20_Internet_20_Link">
</text:a>
South Korea Samsung and SK Hynix and other non -Chinese companies have been exempted from control and can continue to be exported to China. But these pardon are about to expire or may be canceled.</text:p>
      <text:p text:style-name="P4">
Neither Samsung and SK Hynix immediately published a comment.</text:p>
      <text:p text:style-name="P4">
Analysts believe that the chips produced by Changxin Storage Technology are two to three generations behind the industry leaders Micron, Samsung and SK Hynix.</text:p>
      <text:p text:style-name="P4">
On Wednesday, a reporter asked a reporter on the relevant questions about the network security censorship of Micron's sales of products in China. The Ministry of Foreign Affairs spokesman Mao Ning responded: "The relevant Chinese department's network security review of Micron's sales products in China is implemented in accordance with the law, and it is made based on the facts. China's network security review is not targeted at specific countries and regions, and we do not exclude it. The technology and products of any country. The United States takes national security as an excuse. Without any factual basis, more than 1,200 Chinese companies and individuals are included in various lists to implement various restrictions. This is economic coercion. Unacceptable. "</text:p>
      <text:p text:style-name="P4">
She also said: "Some people in the United States Congress proposed to include Chinese companies in the entity list. What I want to say is that China resolutely oppose the concept of US generalization of national security and abuse national power unreasonably to suppress Chinese enterprises. This discrimination is discriminated against. Sexual unfairness, seriously damage the normal economic and trade exchanges and cooperation between China and the United States, destroy market rules and international economic and trade order, and seriously disrupt the global production chain stability. China will continue to take necessary measures to resolutely safeguard the legitimate rights and interests of Chinese enterprises and institutions ","</text:p>
      <text:h text:style-name="P12" text:outline-level="3">
<text:span text:style-name="T4">
Huang Renxun: The American technology industry may be hit hard in the US -China science and technology dispute</text:span>
</text:h>
      <text:p text:style-name="P4">
Huang Renxun, co -founder and CEO of Drawing Chip Company NVIDIA (Nvidia), said in an interview with the Financial Times that the chip industry may suffer from the "[] in the scientific and technological dispute between the United States and China.(https://www.dw.com/zh/zh/打击中国芯片业-美国恐会伤及自身/a-63424163)"He said that the export control of the Chinese chip's chip by the Biden government made Nvidia" binding hands. "</text:p>
      <text:p text:style-name="P4">
Huang Renxun said that in order to compete with Nivine's graphics card chips, artificial intelligence chips and other products, China has begun to build its own semiconductor industry. He also said that the proportion of the Chinese market in the US technology company sales market is as high as one -third, and such a large market share cannot be replaced.</text:p>
      <text:p text:style-name="P4">
(Reuters, Germany)</text:p>
      <text:p text:style-name="P4">
News Source: <text:a xlink:type="simple" xlink:href="https://www.dw.com/zh/美众议院中国委员会主席要求将长鑫存储列入-黑名单/a-65718699" text:style-name="Internet_20_link" text:visited-style-name="Visited_20_Internet_20_Link">
https://www.dw.com/zh/美众议院中国委员会主席要求将长鑫存储列入-黑名单/a-65718699?maca=chi-rss-chi-all-1127-rdf</text:a>
</text:p>
      <!--NEWS-->
      <text:h text:style-name="P10" text:outline-level="1">
<text:span text:style-name="T4">
In the context of the long -term Ukrainian war, how does the United States effectively support the Taiwan military at the same time?</text:span>
</text:h>
      <text:p text:style-name="P4">
Author: chinese@voanews.com (薛小山)</text:p>
      <text:p text:style-name="P4">
Publisher: 美国之音中文网 (Type: NewsMediaOrganization)</text:p>
      <text:p text:style-name="P4">
Published Time: 2023-05-24T10:21:10+08:00</text:p>
      <text:p text:style-name="P4">
Modified Time: 2023-05-24 14:31:59Z</text:p>
      <text:p text:style-name="P4">
Description: The Ukrainian war, which has lasted for more than a year, provides a reference experience for the preparation and in response to the military attack that China may launch in Washington and Taipei in the future, but also sounds the alarm. Effectively provide military assistance to Taiwan. Some national defense experts suggest that the Bayeng government needs to raise Taiwan military sales to a more preferred position, and through foreign military financing, the United States and Taiwan jointly producing weapons, to reserve ammunition in Taiwan in advance to accelerate the delivery of key weapons and expand the right weapon and expand the right right. Taiwan military sales scope. In addition, in view of the urgency and severity of Taiwan's defense, the investment in funds, intelligence assets, and political capital needs to be improved.</text:p>
      <text:p text:style-name="P4">
Videos: []</text:p>
      <text:p text:style-name="P4">
Images: []</text:p>
      <text:p text:style-name="P4">
Categories: ['军事', '台湾']</text:p>
      <text:p text:style-name="P4">
Type: None</text:p>
      <!--METADATA-->
      <text:p text:style-name="P4">
Nonenone</text:p>
      <text:p text:style-name="P4">
News Source: <text:a xlink:type="simple" xlink:href="https://www.voachinese.com/a/u-s-announced-new-security-assistance-to-taiwan-where-is-the-fundamental-solution-/7105965.html" text:style-name="Internet_20_link" text:visited-style-name="Visited_20_Internet_20_Link">
https://www.voachinese.com/a/u-s-announced-new-security-assistance-to-taiwan-where-is-the-fundamental-solution-/7105965.html</text:a>
</text:p>
      <!--NEWS-->
      <text:h text:style-name="P10" text:outline-level="1">
<text:span text:style-name="T4">
Hundreds of houses in the central Afghanistan have 6 dead houses, and hundreds of houses were washed away</text:span>
</text:h>
      <text:p text:style-name="P4">
Publisher: 法新社</text:p>
      <text:p text:style-name="P4">
Published Time: 2023-05-24T10:32:08+00:00</text:p>
      <text:p text:style-name="P4">
Modified Time: 2023-05-24T14:05:02+00:00</text:p>
      <text:p text:style-name="P4">
Description: (Agence France -Presse, Afghanistan, Afghanistan, 24th.) The flood occurred in central Afghanistan. The local government said today that it is known that the incidents have killed 6 people and more than 100 houses were washed away by large wa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24T10-32-08-00-00/000000.png" xlink:type="simple" xlink:show="embed" xlink:actuate="onLoad" draw:mime-type="image/png"/>
</draw:frame>
ABDUL WAHIDHAMAS, a spokesman for Gulgan G, Governor of the Government of Taliban in Afghanistan, said one of the houses of Firozkoh was killed yesterday. Essence</text:p>
      <text:p text:style-name="P4">
Hamas said a man and a woman in Pasaband in the province were also washed away by the water, and was later found to die. Another person was still unknown.</text:p>
      <text:p text:style-name="P4">
He said that more than 100 houses and about 200 hectares of farmland were destroyed and irrigation channels were destroyed.</text:p>
      <text:p text:style-name="P4">
Hamas told AFP: "We don't have more details about economic losses yet."</text:p>
      <text:p text:style-name="P4">
According to aid agencies, Afghanistan is suffering one of the most serious humanitarian disasters in the world. Studies have shown that this country is very vulnerable to extreme climate caused by climate change.</text:p>
      <text:p text:style-name="P4">
The World Food Programme said in March that 9 of the 10 Afghan families could not afford enough food.</text:p>
      <text:p text:style-name="P4">
News Source: <text:a xlink:type="simple" xlink:href="https://www.rfi.fr/cn/%E5%9B%BD%E9%99%85%E6%8A%A5%E9%81%93/20230524-%E9%98%BF%E5%AF%8C%E6%B1%97%E4%B8%AD%E9%83%A8%E6%B4%AA%E6%82%A3-6%E6%AD%BB%E4%B8%8A%E7%99%BE%E6%88%BF%E5%B1%8B%E8%A2%AB%E5%86%B2%E8%B5%B0" text:style-name="Internet_20_link" text:visited-style-name="Visited_20_Internet_20_Link">
https://www.rfi.fr/cn/%E5%9B%BD%E9%99%85%E6%8A%A5%E9%81%93/20230524-%E9%98%BF%E5%AF%8C%E6%B1%97%E4%B8%AD%E9%83%A8%E6%B4%AA%E6%82%A3-6%E6%AD%BB%E4%B8%8A%E7%99%BE%E6%88%BF%E5%B1%8B%E8%A2%AB%E5%86%B2%E8%B5%B0</text:a>
</text:p>
      <!--NEWS-->
      <text:h text:style-name="P10" text:outline-level="1">
<text:span text:style-name="T4">
South Korea's self -developed carrier rocket "World" launched on the 24th</text:span>
</text:h>
      <text:p text:style-name="P4">
Author: 联合早报 (Person)</text:p>
      <text:p text:style-name="P4">
Publisher: 联合早报 (Organization)</text:p>
      <text:p text:style-name="P4">
Published Time: 2023-05-24T10:37</text:p>
      <text:p text:style-name="P4">
Modified Time: 2023-05-24T13:15</text:p>
      <text:p text:style-name="P4">
Description: The Ministry of Science and Technology Information and Communication (hereinafter referred to as the "Ministry of Science and Technology") and the South Korean Aviation Universe Research Institute will be 6:24 pm on Wednesday (May 24) (Singapore time at 5:24 pm on Wednesday), the third time Launch the "World" of the Lane Rocket "World", the plan will be new ...</text:p>
      <text:p text:style-name="P4">
Videos: []</text:p>
      <text:p text:style-name="P4">
Audios: []</text:p>
      <text:p text:style-name="P4">
Images: []</text:p>
      <text:p text:style-name="P4">
Type: NewsArticle</text:p>
      <text:p text:style-name="P4">
Breadcrumbs: ['即时', '国际']</text:p>
      <text:p text:style-name="P4">
Keywords: ['韩国', '卫星']</text:p>
      <!--METADATA-->
      <text:p text:style-name="P4">
The Ministry of Science and Technology Information and Communication (hereinafter referred to as the "Ministry of Science and Technology") and the South Korean Aviation Universe Research Institute will be 6:24 pm on Wednesday (May 24) (Singapore time at 5:24 pm on Wednesday), the third time The "World" of the self -developed carrier rocket is planned to send the new generation of small satellite No. 2 into the 550 kilometer height of the Sun synchronization track.</text:p>
      <text:p text:style-name="P4">
The Yonhap News Agency reported that although the second launch in June last year was successfully sent to the "Star", the focus of the satellite mission at that time was to verify the rocket's carrier capacity, so Wednesday was the first time the "World" was testing the practical satellite.</text:p>
      <text:p text:style-name="P4">
The "World" on Tuesday at 7:20 am from the installation plant of the Luo Lao Aerospace Center was transported to the launching table and fixed vertically. After that, the arrow body was connected to the supplier of supply power, the umbilical cord pipeline of the pushing agent and the oxidant, and the staff also checked With its qi, etc., the launch preparation work ended at 9:14 pm.</text:p>
      <text:p text:style-name="P4">
The Ministry of Science and Technology held a meeting of the Launch Management Committee on Tuesday evening that the launch preparation work was normal. On the 24th, the weather around Luo Lao Aerospace Center will meet the launch conditions. The possibility of rainfall on the day is low, the wind speed will be lower than 5 meters per second, and the possibility of thunderstorms in the rocket flight route is also very low.</text:p>
      <text:p text:style-name="P4">
Luo Lao Aerospace Center implements land, sea and air safety control around the center. The ground personnel and vehicles and vehicles and rockets within 3 kilometers of the launch rack are 24 kilometers wide. Personnel and ships within 78 kilometers long will be controlled. The aircraft in the airspace of 95 kilometers wide by 44 kilometers wide also belongs to the scope of control.</text:p>
      <text:p text:style-name="P4">
The success or failure of the "World" depends on whether the new generation of small satellites can be sent to the orbit with a height of 550 kilometers (the error range does not exceed 5%). The Ministry of Science and Technology of China will announce the launch results at 7 pm on Wednesday.</text:p>
      <text:p text:style-name="P4">
News Source: <text:a xlink:type="simple" xlink:href="https://www.zaobao.com.sg/realtime/world/story20230524-1397622" text:style-name="Internet_20_link" text:visited-style-name="Visited_20_Internet_20_Link">
https://www.zaobao.com.sg/realtime/world/story20230524-1397622</text:a>
</text:p>
      <!--NEWS-->
      <text:h text:style-name="P10" text:outline-level="1">
<text:span text:style-name="T4">
Column | Labor Communication: Labor Communication: Labor Communication: Workers in Songgang Yunfeng Electronics Factory, Baoan District, Shenzhen request for compensation (6)</text:span>
</text:h>
      <text:p text:style-name="P4">
Author: None</text:p>
      <text:p text:style-name="P4">
Publisher: Radio Free Asia (Organization)</text:p>
      <text:p text:style-name="P4">
Published Time: 2023-05-24T10:54:04-04:00</text:p>
      <text:p text:style-name="P4">
Modified Time: 2023-05-24T10:54:04-04:00</text:p>
      <text:p text:style-name="P4">
Description: None</text:p>
      <text:p text:style-name="P4">
Videos: []</text:p>
      <text:p text:style-name="P4">
Audios: ["<text:a xlink:type="simple" xlink:href="https://www.rfa.org/mandarin/zhuanlan/laogongtongxun/hdf-052420231052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645512in" draw:z-index="0">
<draw:image xlink:href="../Images/rfamandarin/2023-05-24T10-54-04-04-00/000000.png" xlink:type="simple" xlink:show="embed" xlink:actuate="onLoad" draw:mime-type="image/png"/>
</draw:frame>
 <text:a xlink:type="simple" xlink:href="https://www.rfa.org/mandarin/zhuanlan/laogongtongxun/hdf-05242023105224.html/@@images/image" text:style-name="Internet_20_link" text:visited-style-name="Visited_20_Internet_20_Link">
</text:a>
Photo: RFA  <text:a xlink:type="simple" xlink:href="https://www.rfa.org/mandarin/zhuanlan/laogongtongxun/hdf-05242023105224.html/@@stream" text:style-name="Internet_20_link" text:visited-style-name="Visited_20_Internet_20_Link">
</text:a>
Before the May 1st Labor Day this year, Yunfeng Electronic Technology (Shenzhen) Co., Ltd., located in Songgang Street, Baoan District, Shenzhen, suddenly began to dismantle and move the machine to cause workers to suspect that the boss wanted to close the factory. Emotionally excited workers are at a loss, they will [] <text:a xlink:type="simple" xlink:href="https://maps.clb.org.hk/" text:style-name="Internet_20_link" text:visited-style-name="Visited_20_Internet_20_Link">
</text:a>
, Asking the boss to promise to make reasonable compensation.</text:p>
      <text:p text:style-name="P4">
The local police came to the scene, and the fire was laid the inflatable cushion downstairs to prevent unexpected. The local union was absent as usual.</text:p>
      <text:p text:style-name="P4">
A news from the website of Songgang Street Office, Baoan District said that just three weeks before the incident, the Songgang Street Trade Union just opened <text:a xlink:type="simple" xlink:href="http://www.baoan.gov.cn/sgjd/zwgk/qt/gzdt/content/post_10517892.html" text:style-name="Internet_20_link" text:visited-style-name="Visited_20_Internet_20_Link">
</text:a>
Chen Jinhua, vice chairman of Baoan District Trade Union, spoke at the meeting, requiring the grassroots trade unions to do their best to do practical things, do good things, and solve difficult things for employees, so as to continuously enhance the sense of perception, response, influence and cohesion of the union. The brand and union chairman are bright. "</text:p>
      <text:p text:style-name="P4">
Ding Yan, chairman of the Songgang Street Trade Union, stated at the meeting that she would work hard to build a strong team of union cadres to do well To realize "the yearning for employees for a better life", so that employees and masses can truly feel that the union is the "home of employees", and the union cadre is the most trusted "family".</text:p>
      <text:p text:style-name="P4">
The words of the chairman of the two -level trade union did not fall. Three weeks later, the Yunfeng factory appeared in the situation of "the party and government, the need for society, and the employee urgently".</text:p>
      <text:p text:style-name="P4">
According to Yunfeng Electronic Technology (Shenzhen) limited <text:a xlink:type="simple" xlink:href="http://www.welfarepcb.com/profile_cn.html" text:style-name="Internet_20_link" text:visited-style-name="Visited_20_Internet_20_Link">
</text:a>
According to information, it was established in Hong Kong in May 1984. In May 1991, Shenzhen Songgang Yunfeng Circuit Board Factory was established. And renamed Yunfeng Electronic Technology (Shenzhen) Co., Ltd..</text:p>
      <text:p text:style-name="P4">
The factory <text:a xlink:type="simple" xlink:href="http://www.welfarepcb.com/index_cn.html" text:style-name="Internet_20_link" text:visited-style-name="Visited_20_Internet_20_Link">
</text:a>
Including internationally renowned brands such as Sony, Casio, Foxconn, Sanmei Electric, are <text:a xlink:type="simple" xlink:href="http://www.welfarepcb.com/awards_cn.html" text:style-name="Internet_20_link" text:visited-style-name="Visited_20_Internet_20_Link">
</text:a>
"," The best supplier "and" key component supplier ", Foxconn's" quality performance supplier ", and twice received Sony's thank you.</text:p>
      <text:p text:style-name="P4">
In addition, the Yunfeng Plant was also awarded the "Green Enterprise" of Shenzhen, the advanced unit of legal education in Shenzhen, the excellent enterprise of Baoan District, the excellent enterprise of Songgang Street, and the China Customs Trusting Enterprise.</text:p>
      <text:p text:style-name="P4">
Such a customer stabilized and was awarded by governments at all levels, and the factory also established a trade union. Why is the trust between enterprises and employees so fragile? Why did workers ask for demands and developed to the roof of the floor at once? Have the workers looking for help before going to the roof? After the incident, did the local unions say what the chairman said at the union congress "bright brand and bright identity" to give full play to the union perception, response, influence and cohesion. Representatives of workers negotiated with corporate negotiations to solve problems?</text:p>
      <text:p text:style-name="P4">
Please listen to me with these questions and talk to the "Employee Psychological Consultation Line" of the Federation of Trade Unions of the Baoan District Federation of Shenzhen and the conversation of the chairman of the union of Yunfeng Electronic Technology (Shenzhen) Co., Ltd.</text:p>
      <text:p text:style-name="P4">
News Source: <text:a xlink:type="simple" xlink:href="https://www.rfa.org/mandarin/zhuanlan/laogongtongxun/hdf-05242023105224.html" text:style-name="Internet_20_link" text:visited-style-name="Visited_20_Internet_20_Link">
https://www.rfa.org/mandarin/zhuanlan/laogongtongxun/hdf-05242023105224.html</text:a>
</text:p>
      <!--NEWS-->
      <text:h text:style-name="P10" text:outline-level="1">
<text:span text:style-name="T4">
The Japanese semiconductor limitation is that the sword is even more American?</text:span>
</text:h>
      <text:p text:style-name="P4">
Author: None</text:p>
      <text:p text:style-name="P4">
Publisher: Radio Free Asia (Organization)</text:p>
      <text:p text:style-name="P4">
Published Time: 2023-05-24T10:56:00-04:00</text:p>
      <text:p text:style-name="P4">
Modified Time: 2023-05-24T13:11:36-04:00</text:p>
      <text:p text:style-name="P4">
Description: None</text:p>
      <text:p text:style-name="P4">
Videos: []</text:p>
      <text:p text:style-name="P4">
Audios: ["<text:a xlink:type="simple" xlink:href="https://www.rfa.org/mandarin/yataibaodao/junshiwaijiao/hcm-0524202308551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70" text:anchor-type="as-char" svg:width="6.9236in" svg:height="4.612011in" draw:z-index="0">
<draw:image xlink:href="../Images/rfamandarin/2023-05-24T10-56-00-04-00/000000.png" xlink:type="simple" xlink:show="embed" xlink:actuate="onLoad" draw:mime-type="image/png"/>
</draw:frame>
From July this year, Japan will limit 23 key chip manufacturing equipment exports. <text:a xlink:type="simple" xlink:href="https://www.rfa.org/mandarin/yataibaodao/junshiwaijiao/hcm-05242023085515.html/@@images/image" text:style-name="Internet_20_link" text:visited-style-name="Visited_20_Internet_20_Link">
</text:a>
Reuters information picture <text:a xlink:type="simple" xlink:href="https://www.rfa.org/mandarin/yataibaodao/junshiwaijiao/hcm-05242023085515.html/@@stream" text:style-name="Internet_20_link" text:visited-style-name="Visited_20_Internet_20_Link">
</text:a>
Following the ban on the semiconductor chip to China, Japan will also limit 23 key chip manufacturing equipment exports from July. Although the relevant regulations of Japan have not named China, some public opinion believes that its lethality may be even more American.</text:p>
      <text:p text:style-name="P4">
<text:span text:style-name="T4">
<text:span text:style-name="T5">
 <text:a xlink:type="simple" xlink:href="https://www.rfa.org/mandarin/Xinwen/5-03312023141625.html" text:style-name="Internet_20_link" text:visited-style-name="Visited_20_Internet_20_Link">
</text:a>
</text:span>
</text:span>
<text:a xlink:type="simple" xlink:href="https://www.rfa.org/mandarin/yataibaodao/junshiwaijiao/jw-03212023142218.html" text:style-name="Internet_20_link" text:visited-style-name="Visited_20_Internet_20_Link">
<text:span text:style-name="T4">
 New regulations for chip control in the United States: strictly restrict manufacturers business in China </text:span>
</text:a>
The Ministry of Economic and Industry of Japan announced on the 23rd that export restrictions on 23 semiconductor manufacturing technology will be officially effective on July 23. Nikkei Chinese website pointed out that 23 categories include extremely ultraviolet light(EUV)The manufacturing equipment of related products, as well as etching equipment for stereo stack storage components. According to the performance of logical semiconductors, related equipment is a cutting -edge chip product with a width of the manufacturing circuit below 10 to 14 nanometers. The report pointed out that this move is "keep the pace with the United States."</text:p>
      <text:p text:style-name="P4">
The British "Financial Times" disclosed that after the Chinese semiconductor operators reviewed the relevant rules of Japan's expected implementation, they found that in terms of restricting Chinese manufacturing semiconductor capabilities, the Japanese plan has greater lethality to China. Chinese chip factories who do not want to disclose their name admit: "Japan's export control is more disturbing China than last year's sanctions."</text:p>
      <text:p text:style-name="P4">
According to reports, there are currently only 3 light carved machine manufacturers in the global market, which are ASML in the Netherlands(Aismore), Japan Canon(Canon)Nikon(Nikon)The market share of these three devices is 82%, 10%and 8%in order.</text:p>
      <text:p text:style-name="P4">
<text:span text:style-name="T4">
 The Japanese ban may extend to 45nm chip </text:span>
</text:p>
      <text:p text:style-name="P4">
"Two Japanese lithography machine manufacturers in the immersive DUV market share higher than that of Aismore, so Japan's heavy hands are killed. I am afraid that it is not the problem of advanced systems. It is likely to eliminate the manufacturing of the entire Chinese semiconductor. Lin Xiumin, a lecturer of the Enterprise Management Department of Taiwan Soochow University, told this station.</text:p>
      <text:p text:style-name="P4">
"Japan's semiconductor restrictions are even harder than the United States!" NetEase's well -known financial blogger "Internet. Ranchen Show" describes the lethality of Japan's restrictions. "Among the 23 types of products in Japan, it has involved 45 Nano -craftsmanship is stricter and widely more stringent and scope than Aismore and the United States. "</text:p>
      <text:p text:style-name="P4">
<draw:frame draw:style-name="fr1" draw:name="Image71" text:anchor-type="as-char" svg:width="6.9236in" svg:height="4.850476in" draw:z-index="0">
<draw:image xlink:href="../Images/rfamandarin/2023-05-24T10-56-00-04-00/000001.png" xlink:type="simple" xlink:show="embed" xlink:actuate="onLoad" draw:mime-type="image/png"/>
</draw:frame>
The picture shows the microcontroller chip of Ryesa Electronics. (Reuters) [] <text:a xlink:type="simple" xlink:href="https://www.rfa.org/mandarin/yataibaodao/junshiwaijiao/hcm-05242023085515.html/2023-03-31t063445z_288981247_rc2t40aal00x_rtrmadp_3_usa-china-chips-japan.jpg" text:style-name="Internet_20_link" text:visited-style-name="Visited_20_Internet_20_Link">
</text:a>
<text:span text:style-name="T4">
 Japan restricted light resistance exports to China Process of China </text:span>
</text:p>
      <text:p text:style-name="P4">
Lin Xiumin pointed out that in addition to the light carvings, the hedid hydrofluoric acid in semiconductor important materials(For etching process for semiconductors)And light resistant(Light carved machine exposure)In terms of, the Japanese market share is as high as 8 to 90 %. In 2019, Japan had exported to South Korea with three raw materials, including the light resistant agent.</text:p>
      <text:p text:style-name="P4">
Ericjohnson, the chief CEO of Japanese light resistant agent JSR, told the Financial Times that it will be extremely ultraviolet light(EUV)The technology of Weiying's technology is not easy. Even if China obtains accurate chemical formulas, it must consider whether it can achieve high purity when manufacturing. It is very difficult to accurately and reproduce, and China does not have supportable supply chains.</text:p>
      <text:p text:style-name="P4">
According to Takuya Industrial Research Institute(Topology Research Institute)The report released in January this year is that China is the world's largest consumer market, but the domestic rate is less than 10%, which is high. In the context of the global semiconductor "against globalization", Chinese manufacturers are accelerating the localization of semiconductor photoretically obstructive agents to respond to possible risk of confession.</text:p>
      <text:p text:style-name="P4">
Wei Shaojun, a professor at the School of Integrated Circuit of Beijing Tsinghua University, recently voted in the First Financial and Economics, trying to analyze the Japanese ban on the advantages and disadvantages of Japanese manufacturers. He said, "China's semiconductor industry is rising, and the funds invested each year are nearly US $ 30 billion. Among them, the funds for purchasing Japanese equipment and materials exceeded 10 billion US dollars, which is not a number that is easy to ignore for anyone."</text:p>
      <text:p text:style-name="P4">
<text:span text:style-name="T4">
 Containment of China through economic security through economic security </text:span>
</text:p>
      <text:p text:style-name="P4">
Chen Wenjia, a senior consultant of the National Policy Research Institute in Taiwan, said in an interview with this station that under the leadership of the G7 summit held in Hiroshima, Japan, in order to cope with China's "economic stress" measures, it has been sought to adopt a common approach to China, which is to reduce China to reduce China. risk(de-risk)That is to start the economic security of "supply chain to Sinicization" and "weakening China's economic hegemony".</text:p>
      <text:p text:style-name="P4">
After the summit, Japan officially proposed a semiconductor restriction order, highlighting the Kishida government in order to strengthen the US -Japan Alliance, and use the capital, technology and materials currently mastered the core production factors of the world semiconductor. Make it more extensive to China.</text:p>
      <text:p text:style-name="P4">
"Japan's economic security with diplomacy and economic security, on the basis of the United States and Japan alliances, will continue to cooperate with the United States to block and curb China by the United States." Chen Wenjia said.</text:p>
      <text:p text:style-name="P4">
Chen Wenjia expects that China will increase investment in the unlimited resources of the domestic semiconductor industry in the future to improve its independent research and development capabilities; secondly, China will also actively attract technological cooperation with European countries such as Germany, France, and Dutch Differentiated European relations with the United States and Japan. However, "in the short term, China still faces many difficulties and challenges to achieve breakthroughs."</text:p>
      <text:p text:style-name="P4">
A spokesman for the Chinese Ministry of Commerce responded on the 23rd on the 23rd to respond to Japan ’s formal introduction of the export control measures of semiconductor manufacturing equipment, saying that this was an abuse of export control measures, a serious departure to free trade and international economic and trade rules, and China resolutely opposed it.</text:p>
      <text:p text:style-name="P4">
Reporter: Huang Chunmei Responsible: Xu Shuting He Ping.com Editor: Ruizhe</text:p>
      <text:p text:style-name="P4">
News Source: <text:a xlink:type="simple" xlink:href="https://www.rfa.org/mandarin/yataibaodao/junshiwaijiao/hcm-05242023085515.html" text:style-name="Internet_20_link" text:visited-style-name="Visited_20_Internet_20_Link">
https://www.rfa.org/mandarin/yataibaodao/junshiwaijiao/hcm-05242023085515.html</text:a>
</text:p>
      <!--NEWS-->
      <text:h text:style-name="P10" text:outline-level="1">
<text:span text:style-name="T4">
British recruitment of international nurse Broken Ebacus World Health Worrying about the poor country's loss of medical staff</text:span>
</text:h>
      <text:p text:style-name="P4">
Author: 联合早报 (Person)</text:p>
      <text:p text:style-name="P4">
Publisher: 联合早报 (Organization)</text:p>
      <text:p text:style-name="P4">
Published Time: 2023-05-24T10:57</text:p>
      <text:p text:style-name="P4">
Modified Time: 2023-05-24T10:57</text:p>
      <text:p text:style-name="P4">
Description: In the last fiscal year, Britain recruited a number of international nurses who broke the record, filling the shortage of manpower in the hospital, as many as 10%of them came from a "red list" country that should not be actively recruited by medical staff. Reuters reports that the British National Medical Service (NHS) has long ...</text:p>
      <text:p text:style-name="P4">
Videos: []</text:p>
      <text:p text:style-name="P4">
Audios: []</text:p>
      <text:p text:style-name="P4">
Images: []</text:p>
      <text:p text:style-name="P4">
Type: NewsArticle</text:p>
      <text:p text:style-name="P4">
Breadcrumbs: ['即时', '国际']</text:p>
      <text:p text:style-name="P4">
Keywords: ['英国', '护士', '世界卫生组织', '尼日利亚']</text:p>
      <!--METADATA-->
      <text:p text:style-name="P4">
In the last fiscal year, Britain recruited a number of international nurses who broke the record, filling the shortage of manpower in the hospital, as many as 10%of them came from a "red list" country that should not be actively recruited by medical staff.</text:p>
      <text:p text:style-name="P4">
Reuters report, <text:a xlink:type="simple" xlink:href="https://www.zaobao.com.sg/realtime/world/story20230316-1373259" text:style-name="Internet_20_link" text:visited-style-name="Visited_20_Internet_20_Link">
</text:a>
(NHS) has long hired medical staff overseas, and after the British referendum withdrew from the European Union in 2016, EU medical staff working in the UK has decreased sharply in recent years.</text:p>
      <text:p text:style-name="P4">
According to data from the British Nurses and Medical Assistance Committee (NMC), as of the year of March this year, nearly half of the nurses, midwives and nursing assistants registered in the UK have received international education. Nearly 3,500 people came from Nigeria.</text:p>
      <text:p text:style-name="P4">
Nigeria is one of the countries of the World Health Organization (WHO) red list. The two major sources of labor in British nurses -India and the Philippines -not on the red list.</text:p>
      <text:p text:style-name="P4">
The WHO has warned that poor countries are losing more and more medical staff and pay attention to the active recruitment operations of some rich countries.</text:p>
      <text:p text:style-name="P4">
Senior researcher of the Think Tank "Health Foundation" said, the nurses from the red list, especially Nigeria and Ghana, have increased significantly.</text:p>
      <text:p text:style-name="P4">
He said: "(WHO) member states should not be recruited in these countries, but the data cannot tell us how these nurses have become registered nurses in the UK."</text:p>
      <text:p text:style-name="P4">
Waterfield, the head of NHS employer development and employment, said that the hospital trust fund and other institutions hiring employees in NHS in England have been told that they can only cooperate with institutions that have been certified and reviewed and are not operated in the red list.</text:p>
      <text:p text:style-name="P4">
She said: "Personal application is a difficult issue."</text:p>
      <text:p text:style-name="P4">
The WHO does not stop medical staff from the Red List countries applying for work to the United Kingdom. Although recruitment agencies may not actively recruit medical staff in the Red list countries, these countries may have established related contacts, and applicants in some countries are therefore more.</text:p>
      <text:p text:style-name="P4">
News Source: <text:a xlink:type="simple" xlink:href="https://www.zaobao.com.sg/realtime/world/story20230524-1397625" text:style-name="Internet_20_link" text:visited-style-name="Visited_20_Internet_20_Link">
https://www.zaobao.com.sg/realtime/world/story20230524-1397625</text:a>
</text:p>
      <!--NEWS-->
      <text:h text:style-name="P10" text:outline-level="1">
<text:span text:style-name="T4">
The Pope of Prayer on China calls for Chinese believers to enjoy freedom worship</text:span>
</text:h>
      <text:p text:style-name="P4">
Author: None</text:p>
      <text:p text:style-name="P4">
Publisher: Radio Free Asia (Organization)</text:p>
      <text:p text:style-name="P4">
Published Time: 2023-05-24T11:12:00-04:00</text:p>
      <text:p text:style-name="P4">
Modified Time: 2023-05-24T16:06: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72" text:anchor-type="as-char" svg:width="6.9236in" svg:height="4.612011in" draw:z-index="0">
<draw:image xlink:href="../Images/rfamandarin/2023-05-24T11-12-00-04-00/000000.png" xlink:type="simple" xlink:show="embed" xlink:actuate="onLoad" draw:mime-type="image/png"/>
</draw:frame>
The Roman Catholic Popefrancis called for the Chinese Catholics to enjoy freedom. <text:a xlink:type="simple" xlink:href="https://www.rfa.org/mandarin/yataibaodao/shehui/kw-05242023104246.html/@@images/image" text:style-name="Internet_20_link" text:visited-style-name="Visited_20_Internet_20_Link">
</text:a>
Photo/VIA Reuters</text:p>
      <text:p text:style-name="P4">
May 24th is the annual Chinese prayer day of Catholicism. The Roman Catholic Pope Francis appealed on the same day that Chinese Catholics should be free to worship.</text:p>
      <text:p text:style-name="P4">
<text:span text:style-name="T4">
<text:span text:style-name="T5">
 <text:a xlink:type="simple" xlink:href="https://www.rfa.org/mandarin/yataibaodao/shehui/gt1-04052023013430.html" text:style-name="Internet_20_link" text:visited-style-name="Visited_20_Internet_20_Link">
</text:a>
 </text:span>
*  * </text:span>
<text:a xlink:type="simple" xlink:href="https://www.rfa.org/mandarin/Xinwen/7-12032022154925.html" text:style-name="Internet_20_link" text:visited-style-name="Visited_20_Internet_20_Link">
 </text:a>
***<text:a xlink:type="simple" xlink:href="https://www.rfa.org/mandarin/yataibaodao/renquanfazhi/sc-05252021140635.html" text:style-name="Internet_20_link" text:visited-style-name="Visited_20_Internet_20_Link">
<text:span text:style-name="T4">
 CCP's continuous religious persecution Pope called for prayer for Chinese believers </text:span>
</text:a>
On Wednesday (24th), the Roman Catholic Pope Francis said at the weekly prayer meeting that "for the interests of Catholic Church and the entire Chinese society", the gospel may "be complete, beautiful and freely spread."</text:p>
      <text:p text:style-name="P4">
According to Reuters, the Pope emphasized that he was very close to the "brothers and sisters" in China, and "expressed special miss for all those who suffered suffering, priests, and firm believers."</text:p>
      <text:p text:style-name="P4">
May 24th is the Chinese Prayer Day that Pope Bendi 16 wrote to the Chinese Catholic in 2007. On this day, believers around the world will pray for churches in China. But for many years, China under the rule of the Communist Party, Catholics has been one of the few religious groups facing the persecution and harassment of the authorities, which is also the reason for friction between the Vatican and Beijing.</text:p>
      <text:p text:style-name="P4">
<draw:frame draw:style-name="fr1" draw:name="Image73" text:anchor-type="as-char" svg:width="6.9236in" svg:height="4.61393in" draw:z-index="0">
<draw:image xlink:href="../Images/rfamandarin/2023-05-24T11-12-00-04-00/000001.png" xlink:type="simple" xlink:show="embed" xlink:actuate="onLoad" draw:mime-type="image/png"/>
</draw:frame>
On May 24, 2023, the Roman Catholic Pope Fang Ji attended the regular meeting of St. Peter Plaza, Vatican. (VIA Reuters) <text:a xlink:type="simple" xlink:href="https://www.rfa.org/mandarin/yataibaodao/shehui/kw-05242023104246.html/2023-05-24t111000z_1400637447_rc2w41a7epjp_rtrmadp_3_pope-audience.jpg" text:style-name="Internet_20_link" text:visited-style-name="Visited_20_Internet_20_Link">
</text:a>
The Chinese Constitution stipulates that the people can enjoy freedom of belief, but in fact, the Chinese Communist Party based on atheism has been strictly controlled by religious activities. The relationship between the Vatican and China has been difficult for decades. However, in 2018, the two sides appointed a controversial temporary secret agreement on the issue of Chinese Catholic Bishop.</text:p>
      <text:p text:style-name="P4">
It is generally believed that this agreement aims to alleviate the differences between the Chinese Underground Catholic Church and the official "Three Self -Patriotic" churches that have been loyal to the Pope for a long time. Since the 1950s, China first recognized the Pope as the supreme leader of the Catholic Church. However, critics pointed out that this temporary secret agreement is equivalent to the appeasement of the Vatican to the Chinese authoritarian government, and it has not substantially improved the situation of Chinese Catholic believers.</text:p>
      <text:p text:style-name="P4">
The above agreement was extended for the first time in 2020, but the appointment of few Chinese bishops was approved by Chinese officials and the Pope since then. In September 2022, the agreement was extended for another 2 years. In March of this year, China once again appointed a new bishop to Shanghai. The Vatican said that this obviously violated the agreement between the two parties.</text:p>
      <text:p text:style-name="P4">
Reporter: Caddy Editor: He Ping.com Editor: Ruizhe</text:p>
      <text:p text:style-name="P4">
News Source: <text:a xlink:type="simple" xlink:href="https://www.rfa.org/mandarin/yataibaodao/shehui/kw-05242023104246.html" text:style-name="Internet_20_link" text:visited-style-name="Visited_20_Internet_20_Link">
https://www.rfa.org/mandarin/yataibaodao/shehui/kw-05242023104246.html</text:a>
</text:p>
      <!--NEWS-->
      <text:h text:style-name="P10" text:outline-level="1">
<text:span text:style-name="T4">
German police launched large -scale search operations on the "last generation"</text:span>
</text:h>
      <text:p text:style-name="P4">
Author: None (Language: zh)</text:p>
      <text:p text:style-name="P4">
Publisher: None</text:p>
      <text:p text:style-name="P4">
Time: 2023-05-24T11:22:00Z</text:p>
      <text:p text:style-name="P4">
Description: On Wednesday, the German police launched a search operation for the "last generation" of the aggressive climate protection organization in seven federal states. No one was arrested during the operation, but the police frozen some funds and accounts involved in the case.</text:p>
      <text:p text:style-name="P4">
Videos: []</text:p>
      <text:p text:style-name="P4">
Images: ["<text:a xlink:type="simple" xlink:href="https://static.dw.com/image/65716059_303.jpg" text:style-name="Internet_20_link" text:visited-style-name="Visited_20_Internet_20_Link">
65716059_303.jpg</text:a>
", "<text:a xlink:type="simple" xlink:href="https://static.dw.com/image/65491666_401.jpg" text:style-name="Internet_20_link" text:visited-style-name="Visited_20_Internet_20_Link">
65491666_401.jpg</text:a>
", "<text:a xlink:type="simple" xlink:href="https://static.dw.com/image/65416621_401.jpg" text:style-name="Internet_20_link" text:visited-style-name="Visited_20_Internet_20_Link">
65416621_401.jpg</text:a>
"]</text:p>
      <text:p text:style-name="P4">
Subject: 新闻广角</text:p>
      <text:p text:style-name="P4">
Subjects: ['慕尼黑', '拜仁慕尼黑']</text:p>
      <text:p text:style-name="P4">
Keywords: ['最后一代', '气候保护', '静坐', '突击搜查', '慕尼黑']</text:p>
      <text:p text:style-name="P4">
Id: 65719316</text:p>
      <!--METADATA-->
      <text:p text:style-name="P4">
<text:a xlink:type="simple" xlink:href="https://www.dw.com/zh/overlay/image/article/65719316/65716059" text:style-name="Internet_20_link" text:visited-style-name="Visited_20_Internet_20_Link">
 <draw:frame draw:style-name="fr1" draw:name="Image74" text:anchor-type="as-char" svg:width="6.9236in" svg:height="3.896998in" draw:z-index="0">
<draw:image xlink:href="../Images/dwzh/2023-05-24T11-22-00Z/65716059_303.jpg" xlink:type="simple" xlink:show="embed" xlink:actuate="onLoad" draw:mime-type="image/jpeg"/>
</draw:frame>
</text:a>
(Voice of Germany) on Wednesday, German police and procuratorial agencies launched large -scale search operations on the "last generation". Munich and Bavarian criminal agencies said that in the early morning, the police conducted an assault search for 15 houses distributed in seven federal states with the crime of "suspected organization and supporting criminal gangs".</text:p>
      <text:p text:style-name="P4">
The survey was seven suspects aged 22 to 38, but no one was arrested during the operation. Two of these suspects were suspected of planning a destructive operation on a oil pipeline in April 2022.</text:p>
      <text:p text:style-name="P4">
Procuratorate stated that this search was adopted because a large number of criminal complaints were received before. "The last generation" is an aggressive climate protection organization. For a period of time, members of the organization have hoped that public society attaches great importance to the consequences of climate change in the form of blocking public transportation and applying museum exhibits. In the protest operation, the "last generation" members often used glue to stick themselves to the road pavement and museum art to increase the difficulty of the police away from them.</text:p>
      <text:p text:style-name="P4">
<draw:frame draw:style-name="fr1" draw:name="Image75" text:anchor-type="as-char" svg:width="6.9236in" svg:height="3.896998in" draw:z-index="0">
<draw:image xlink:href="../Images/dwzh/2023-05-24T11-22-00Z/65491666_401.jpg" xlink:type="simple" xlink:show="embed" xlink:actuate="onLoad" draw:mime-type="image/jpeg"/>
</draw:frame>
"The last generation" When a member launched a protest on the highway, it used glue to stick his hands on the road to increase the difficulty of the police drive away.</text:p>
      <text:p text:style-name="P4">
Police and procuratorates said the focus of the search operation was a fundraising operation initiated by the "last generation" organization to raise funds for future protests. It is said that the fundraising operation has been raised at least 1.4 million euros. Police said existing evidence showed that most of the above -mentioned funds have been used to launch protests. The source of funds will be the focus of the future investigation. Police refused to disclose the specific amount of their confiscation of funds. Police also said that through this search operation, he hopes to master the constitution of the "last generation" members.</text:p>
      <text:h text:style-name="P12" text:outline-level="3">
<text:span text:style-name="T4">
Environmental activities are extremely dissatisfied with the search operation</text:span>
</text:h>
      <text:p text:style-name="P4">
Police said that the search operation covered seven federal states, including Hamburg, Munich, and Dresden. The entire action was progressing smoothly without violence. According to the requirements of the procuratorial agency, the police had confiscated and closed the organization's website.</text:p>
      <text:p text:style-name="P4">
Copycrists with activists have strong criticism of the police's actions. The "Last World" organization published a tweet that the target of the search operation was "Those who warned the climate crisis, but let those who destroy the climate." "The last generation" also posted a tweet. " Go to search for those lobbying groups outside the hospital to confiscate the funds obtained by the government through petrochemical energy. "</text:p>
      <text:p text:style-name="P4">
Over the past few weeks, the situation of "last generation" activists is very difficult. In the operation of the road, they were often added by the drivers, and even punched and kicked. The Potsdam District Court also said that the group had a preliminary suspicion of "criminal gang". This week, the German Chancellor Salz also made a public voice for the first time. He said that he used glue to use glue to "be stupid" with glue.</text:p>
      <text:p text:style-name="P4">
<draw:frame draw:style-name="fr1" draw:name="Image76" text:anchor-type="as-char" svg:width="6.9236in" svg:height="3.896998in" draw:z-index="0">
<draw:image xlink:href="../Images/dwzh/2023-05-24T11-22-00Z/65416621_401.jpg" xlink:type="simple" xlink:show="embed" xlink:actuate="onLoad" draw:mime-type="image/jpeg"/>
</draw:frame>
"The last generation" "blocking traffic protests also aroused dissatisfaction among many drivers. The picture shows a protest in Berlin in April this year.</text:p>
      <text:p text:style-name="P4">
The "last generation" had previously proposed to formulate the "Food Law" to curb the problem of food waste. The recent demand is the general speed limit of 100 kilometers per hour for the implementation of highways and long -term implementation of a nine euro public transportation monthly ticket.</text:p>
      <text:h text:style-name="P12" text:outline-level="3">
<text:span text:style-name="T4">
Police Union: Searching for "Send the correct signal"</text:span>
</text:h>
      <text:p text:style-name="P4">
The investigation of the "last generation" is coordinated by the "Bavarian Based on Extremeism and Terrorism Center". A spokesman for the Munich Procuratorate emphasized that this division of labor does not mean incorporating "the last generation" into the category of extremeism and terrorism. "According to the situation we have now, we are charged with the criminal gang, not the crime of extremist organizations, and investigates the 'last generation'." The qualitative issue will eventually be determined by the court.</text:p>
      <text:h text:style-name="P12" text:outline-level="3">
<text:span text:style-name="T4">
The behavior of "disturbing the people" in the German climate protection group committed anger</text:span>
</text:h>
      <text:p text:style-name="P4">
The German police union praised the search operation. Police Trade Union Chairman Rainer Wendt said in Berlin: "The judiciary has finally taken action, which is the correct signal issued by the country of rule of law."</text:p>
      <text:p text:style-name="P4">
Lorenz Göstabeutin, vice -wing party, said the police's search operation was completely "small questions." He said that the "last generation" member only wakes people's attention to people's concerns about climate disasters and the German government in the way of non -violence.</text:p>
      <text:p text:style-name="P4">
(Germany, Nande will)</text:p>
      <text:p text:style-name="P4">
News Source: <text:a xlink:type="simple" xlink:href="https://www.dw.com/zh/德国警方对-最后一代-发起大规模搜查行动/a-65719316" text:style-name="Internet_20_link" text:visited-style-name="Visited_20_Internet_20_Link">
https://www.dw.com/zh/德国警方对-最后一代-发起大规模搜查行动/a-65719316?maca=chi-rss-chi-all-1127-rdf</text:a>
</text:p>
      <!--NEWS-->
      <text:h text:style-name="P10" text:outline-level="1">
<text:span text:style-name="T4">
"Programming" Wife Ms. Bi: I hope the second instance is fair and public</text:span>
</text:h>
      <text:p text:style-name="P4">
Author: None (Language: zh)</text:p>
      <text:p text:style-name="P4">
Publisher: None</text:p>
      <text:p text:style-name="P4">
Time: 2023-05-24T11:29:00Z</text:p>
      <text:p text:style-name="P4">
Description: The well -known blogger "Programming" Ruan Xiaohuan was taken away for nearly two years. In February this year, he was sentenced to seven years of imprisonment for "inciting subversion of the state power". The second trial should be completed by May 22, but the Shanghai High Court extended the case. Ruan Xiaohuan's wife ran away for this case, looking forward to a reasonable and legal judgment in the second instance.</text:p>
      <text:p text:style-name="P4">
Videos: []</text:p>
      <text:p text:style-name="P4">
Images: ["<text:a xlink:type="simple" xlink:href="https://static.dw.com/image/65106060_303.jpg" text:style-name="Internet_20_link" text:visited-style-name="Visited_20_Internet_20_Link">
65106060_303.jpg</text:a>
", "<text:a xlink:type="simple" xlink:href="https://static.dw.com/image/65107245_401.jpg" text:style-name="Internet_20_link" text:visited-style-name="Visited_20_Internet_20_Link">
65107245_401.jpg</text:a>
"]</text:p>
      <text:p text:style-name="P4">
Subject: 时政风云</text:p>
      <text:p text:style-name="P4">
Subjects: ['编程随想', '阮晓寰', '贝女士', '煽动颠覆国家政权', '德国之声博客大赛', '德国之声国际博客大赛']</text:p>
      <text:p text:style-name="P4">
Keywords: ['意见反馈']</text:p>
      <text:p text:style-name="P4">
Id: 65719245</text:p>
      <!--METADATA-->
      <text:p text:style-name="P4">
<text:a xlink:type="simple" xlink:href="https://www.dw.com/zh/overlay/image/article/65719245/65106060" text:style-name="Internet_20_link" text:visited-style-name="Visited_20_Internet_20_Link">
 <draw:frame draw:style-name="fr1" draw:name="Image77" text:anchor-type="as-char" svg:width="6.9236in" svg:height="3.896998in" draw:z-index="0">
<draw:image xlink:href="../Images/dwzh/2023-05-24T11-29-00Z/65106060_303.jpg" xlink:type="simple" xlink:show="embed" xlink:actuate="onLoad" draw:mime-type="image/jpeg"/>
</draw:frame>
</text:a>
The media's screenshot of the report of "programming with" blogger Ruan Xiaohuan was sentenced to seven years in prison</text:p>
      <text:p text:style-name="P4">
(Voice of Germany) "Programming" Bloger Ruan Xiaohuan's wife, Ms. Bi, said to Germany that the official sent a legal aid lawyer to Ruan Xiaohuan; his family members learned about his information from the channel of law aid lawyers. "I sent a WeChat to the lawyer before, so I said that his (referring to Ruan Xiaohuan) is okay, but the amount of information is not large."</text:p>
      <text:p text:style-name="P4">
Ms. Bi said that there is another channel to understand Ruan Xiaohuan through the Shanghai Letters and Calls Office. "When I went to Beijing on April 4th, did Beijing National Security talked to me? They understood that what I reflected from Ruan Xiaohuan was arrested for the first trial judgment. The problem in the judgment was good. Let me write an appeal of a text and they submit it for me. They said that they would also reflect my situation and demands to their channels. "</text:p>
      <text:p text:style-name="P4">
"Later, I called a staff member of the Shanghai Letter Office. This person may often run in Shanghai and Beijing. It is equivalent to the Beijing National Security found him and said that he was in Beijing. For channels, you can help me communicate with the Shanghai government and the current organizer to communicate with the case of Ruan Xiaohuan, and follow up with the problems I reflected and some demands. This is actually very good. "</text:p>
      <text:p text:style-name="P4">
Ms. Bi said that the people at the Shanghai letter of visiting on April 4 returned to Shanghai with her. After that, they talked twice, which was a matter of supporting legal aid lawyers. The latest conversation was last week.</text:p>
      <text:p text:style-name="P4">
Ms. Bi said: "According to the law, it is necessary to conclude within three months after the second instance case, which means that the case is filed on February 22, and the trial should be concluded before May 22. If you can't get in, the family lawyers can't get in, the family members have been questioning and asked the legal aid lawyer to withdraw and let the family lawyer go in. This is equivalent to the program problem. "</text:p>
      <text:p text:style-name="P4">
"Last week, the people at the Letters and Calls Office asked me to talk face to face, saying that it would definitely be too late on May 22. He told me that the High Court would be postponed. Then I questioned that the suspect is now or the defendant It is in the state of mind, and we do not let us take the bail pending trial. It is said that this is a national security class. What? What did the court postpone? The defendant was not detained at the detention center? "</text:p>
      <text:p text:style-name="P4">
"The person at the Shanghai letter and visit office told me another situation, that is, Ruan Xiaohuan is now in the detention center and is also guaranteed. It is to ensure him. He likes to eat apples, beef, all of which are guaranteed. Then he said that he can exercise inside. Body. You can read a book. "</text:p>
      <text:p text:style-name="P4">
Ms. Bi said: "So the situation of Ruan Xiaohuan now goes through the Shanghai Letters and Visits Office to help me communicate with the detention center and pass his situation to me."</text:p>
      <text:p text:style-name="P4">
<text:a xlink:type="simple" xlink:href="https://www.dw.com/zh/zh/俺写博客的历程/a-16721706" text:style-name="Internet_20_link" text:visited-style-name="Visited_20_Internet_20_Link">
</text:a>
Essence On May 10, 2021, Ruan Xiaohuan was taken away in Shanghai's home. <text:a xlink:type="simple" xlink:href="https://www.dw.com/zh/zh/中国政治启蒙博主编程随想证实被判刑7年监禁/a-65106470" text:style-name="Internet_20_link" text:visited-style-name="Visited_20_Internet_20_Link">
</text:a>
According to Radio Free Asia, Ms. Bi also saw her husband during the trial at the time. Visually, he lost half of his weight, and most of his hair turned white.</text:p>
      <text:p text:style-name="P4">
Ms. Bi introduced the voice of German Voice about the revocation of legal aid lawyers: "The requirements of our family members are also legal. It is a lawyer commissioned by our family members, and lawyers of Shangbaojun and Mo Shaoping. Qian Lai protects the defendant's right to defense. The applicable conditions are that the defendant's economic conditions are not allowed to ask for a defense lawyer. Then this premise does not exist on the case of Ruan Xiaohuan. "</text:p>
      <text:p text:style-name="P4">
"If the court said, Ruan Xiaohuan insisted on using legal aid lawyers, then our family members explained Article 51 according to the Litigation Law, and demanded clearly that the defendant Ruan Xiaohuan, who was betrayed, knew that his family had invited two places from Mo Shaoping Law Firm. Lawyer. If he knows this situation, he still insists on using the court lawyer. Then ask the court to provide evidence that can be obtained and tell family members. "This is the situation."</text:p>
      <text:p text:style-name="P4">
Ms. Bi said that she and Ruan Xiaohuan's parents have been reporting to the situation of the Shanghai High Court. She said that in addition to hoping to withdraw legal aid lawyers in reason and reasonablely, the main demands, "because the undertaking judge Xu Meihua has been delayed in this matter for too long, it has been more than two months, so we want her to avoid suspicion. We questioned her professionalism and attitude of handling the case. We hope that the judge will avoid suspicion and do not participate in the second trial that everyone is concerned about, not suitable. " "The third one we have been talking about is that I hope that the second instance can be made public to express the justice of justice."</text:p>
      <text:p text:style-name="P4">
<draw:frame draw:style-name="fr1" draw:name="Image78" text:anchor-type="as-char" svg:width="6.9236in" svg:height="3.896998in" draw:z-index="0">
<draw:image xlink:href="../Images/dwzh/2023-05-24T11-29-00Z/65107245_401.jpg" xlink:type="simple" xlink:show="embed" xlink:actuate="onLoad" draw:mime-type="image/jpeg"/>
</draw:frame>
Programming the blog</text:p>
      <text:p text:style-name="P4">
Ms. Bi said: "In fact, our family members have always believed in Shanghai's judicial organs in this case. We also believe that in this judicial system, the second trial is a comprehensive inspection and correction of the first trial. Since the Shanghai Government has also been involved in the case through the Shanghai Credit Office, it has also seen that their Shanghai government attaches great importance to the case, and I do not want to have a bad judicial impact because of the case of Ruan Xiaohuan. Many netizens who are looking at them are to exercise social supervision. If the second instance of this case can openly and fairly give a reasonable and legitimate judgment, that is, a bad thing for bad things, for Shanghai judicial organs. We are looking forward to this result. "</text:p>
      <text:p text:style-name="P4">
News Source: <text:a xlink:type="simple" xlink:href="https://www.dw.com/zh/编程随想-妻子贝女士：希望二审公正公开/a-65719245" text:style-name="Internet_20_link" text:visited-style-name="Visited_20_Internet_20_Link">
https://www.dw.com/zh/编程随想-妻子贝女士：希望二审公正公开/a-65719245?maca=chi-rss-chi-all-1127-rdf</text:a>
</text:p>
      <!--NEWS-->
      <text:h text:style-name="P10" text:outline-level="1">
<text:span text:style-name="T4">
Perverted pepper: No jokes</text:span>
</text:h>
      <text:p text:style-name="P4">
Author: None</text:p>
      <text:p text:style-name="P4">
Publisher: Radio Free Asia (Organization)</text:p>
      <text:p text:style-name="P4">
Published Time: 2023-05-24T11:39:37-04:00</text:p>
      <text:p text:style-name="P4">
Modified Time: 2023-05-24T11:39: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88615in" draw:z-index="0">
<draw:image xlink:href="../Images/rfamandarin/2023-05-24T11-39-37-04-00/000000.png" xlink:type="simple" xlink:show="embed" xlink:actuate="onLoad" draw:mime-type="image/png"/>
</draw:frame>
 <text:a xlink:type="simple" xlink:href="https://www.rfa.org/mandarin/biantailajiaomanhua/pepper-05242023113844.html/@@images/image" text:style-name="Internet_20_link" text:visited-style-name="Visited_20_Internet_20_Link">
</text:a>
Photo: RFA</text:p>
      <text:p text:style-name="P4">
Chinese talk show actor Li Haoshi was investigated. His agency was fined nearly $ 2 million because he told a joke. In fact, this slogan originated from Xi Jinping, the highest leader of China. He brought the wild dog to the metaphor of the Chinese People's Liberation Army soldiers. It was strongly opposed to the laughter of Xiaoguo Culture. Observer believes that this may cause further cancellation of the wave of music festivals, rock concerts and other gatherings. Some organizers have mentioned "force majeure", indicating that high -level political pressure requests to cancel these activities.</text:p>
      <text:p text:style-name="P4">
News Source: <text:a xlink:type="simple" xlink:href="https://www.rfa.org/mandarin/biantailajiaomanhua/pepper-05242023113844.html" text:style-name="Internet_20_link" text:visited-style-name="Visited_20_Internet_20_Link">
https://www.rfa.org/mandarin/biantailajiaomanhua/pepper-05242023113844.html</text:a>
</text:p>
      <!--NEWS-->
      <text:h text:style-name="P10" text:outline-level="1">
<text:span text:style-name="T4">
Australia and India seek more close economic connection and key mineral cooperation</text:span>
</text:h>
      <text:p text:style-name="P4">
Author: 联合早报 (Person)</text:p>
      <text:p text:style-name="P4">
Publisher: 联合早报 (Organization)</text:p>
      <text:p text:style-name="P4">
Published Time: 2023-05-24T11:54</text:p>
      <text:p text:style-name="P4">
Modified Time: 2023-05-24T12:00</text:p>
      <text:p text:style-name="P4">
Description: Australian Prime Minister Albanis and Indian Prime Minister Modi met in Sydney on Wednesday (May 24) to discuss the issues of regional security and economic relations. He also signed an immigration agreement to encourage more Indians to study and develop business in Australia. Reuters reports that this is Modi 20 ...</text:p>
      <text:p text:style-name="P4">
Videos: []</text:p>
      <text:p text:style-name="P4">
Audios: []</text:p>
      <text:p text:style-name="P4">
Images: []</text:p>
      <text:p text:style-name="P4">
Type: NewsArticle</text:p>
      <text:p text:style-name="P4">
Breadcrumbs: ['即时', '国际']</text:p>
      <text:p text:style-name="P4">
Keywords: ['澳大利亚', '印度', '经济', '印太地区']</text:p>
      <!--METADATA-->
      <text:p text:style-name="P4">
Australian Prime Minister Albanis and Indian Prime Minister Modi met in Sydney on Wednesday (May 24) to discuss the issues of regional security and economic relations. He also signed an immigration agreement to encourage more Indians to study and develop business in Australia.</text:p>
      <text:p text:style-name="P4">
Reuters reported that this was the first visit to Australia since 2014, and Albanis just visited India two months ago.</text:p>
      <text:p text:style-name="P4">
Australia and India are both <text:a xlink:type="simple" xlink:href="https://www.zaobao.com.sg/news/world/story20230520-1396627" text:style-name="Internet_20_link" text:visited-style-name="Visited_20_Internet_20_Link">
</text:a>
(Quad) Member, the other two members are the United States and Japan. The leader of Quad held a meeting on the side of the Seventh Kingdom Group (G7) summit held at Hiroshima, Japan.</text:p>
      <text:p text:style-name="P4">
Albanis said with Modi on Tuesday: "Quad leaders stand together for an open, stable, secure, and prosperous Indo -Pacific area ... All countries have benefited from maintaining peace and regional balance regardless of their size."</text:p>
      <text:p text:style-name="P4">
Albanis revealed that he and Modi also discussed trade, immigration and renewable energy. The two countries have established a hydrogen energy working group to expand their cooperation between the two countries in clean energy.</text:p>
      <text:p text:style-name="P4">
Modi said that they would strengthen mining and <text:a xlink:type="simple" xlink:href="https://www.zaobao.com.sg/realtime/world/story20230522-1397128" text:style-name="Internet_20_link" text:visited-style-name="Visited_20_Internet_20_Link">
</text:a>
In terms of cooperation, we will work hard to reach a comprehensive economic cooperation agreement.</text:p>
      <text:p text:style-name="P4">
Modi said, "We hope in the next ten years <text:a xlink:type="simple" xlink:href="https://www.zaobao.com.sg/realtime/world/story20230308-1370633" text:style-name="Internet_20_link" text:visited-style-name="Visited_20_Internet_20_Link">
</text:a>
Promote to a higher level. "</text:p>
      <text:p text:style-name="P4">
Australia's largest trading partner is China, and India is the sixth largest trading partner in Australia.</text:p>
      <text:p text:style-name="P4">
Australia seek diversification of export markets and establish closer trade relations with countries including India.</text:p>
      <text:p text:style-name="P4">
Among the Australian population, about 750,000 people have the descent of Indians.</text:p>
      <text:p text:style-name="P4">
News Source: <text:a xlink:type="simple" xlink:href="https://www.zaobao.com.sg/realtime/world/story20230524-1397632" text:style-name="Internet_20_link" text:visited-style-name="Visited_20_Internet_20_Link">
https://www.zaobao.com.sg/realtime/world/story20230524-1397632</text:a>
</text:p>
      <!--NEWS-->
      <text:h text:style-name="P10" text:outline-level="1">
<text:span text:style-name="T4">
Asian stocks incorporated more U.S. debt upper limit negotiation card</text:span>
</text:h>
      <text:p text:style-name="P4">
Publisher: 法新社</text:p>
      <text:p text:style-name="P4">
Published Time: 2023-05-24T12:02:07+00:00</text:p>
      <text:p text:style-name="P4">
Modified Time: 2023-05-24T11:35:01+00:00</text:p>
      <text:p text:style-name="P4">
Description: (Agence France -Presse, Hong Kong, 24th) The US debt upper -limit negotiation card has caused investors to worry about the outbreak of debt defaults in the United States. Most of the Asian stock markets today fell with the fall of the Wall Street stock market the previous day.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24T12-02-07-00-00/000000.png" xlink:type="simple" xlink:show="embed" xlink:actuate="onLoad" draw:mime-type="image/png"/>
</draw:frame>
Biden and McCarthy said on the 22nd that confidence can reach an agreement.</text:p>
      <text:p text:style-name="P4">
The Republican Party has shown that the federal expenditure next year will be set to 2022 to the bottom line, but the Democratic Party has rejected a commitment so far.</text:p>
      <text:p text:style-name="P4">
Republican Federal Representative Ralph Norman warned yesterday that McCarthy said that the distance between the two parties was "far worse."</text:p>
      <text:p text:style-name="P4">
US Treasury Secretary Janetyellen has warned that the upper limit of debt must reach an agreement before June 1, otherwise the United States will explore debt defaults. Economists warn that once debt defaults in the United States may cause turbulence in the global economy and financial markets. STEPHENINES, a strategist of SPI Asset Management (SPI Asset Management), pointed out: "Except for the economy, the debt limit negotiation highlights the continued polarization of American politics and has cast a shadow on the political process of China."</text:p>
      <text:p text:style-name="P4">
He said, "Repeatedly resorted to dangerous marginal strategies, it may attract the attention of the Capital Evaluation Company again." International Capital Corporation, S &amp; P (S &amp; P), has reduced the US letter rating in the 2011 category.</text:p>
      <text:p text:style-name="P4">
Yinnis pointed out that at that time, "the fundamental problem was the deterioration of political differences. This situation has nothing else except for the continuous deterioration since 2011. This is difficult to argue."</text:p>
      <text:p text:style-name="P4">
Following the plunge of the Wall Street stock market the previous day, the Asian stock market also faced selling pressure today. The Japanese stocks' Japan Economic Index closed at 0.9%to 30682.68 points. The Hang Seng Index of the Hong Kong stocks closed 1.6%to 19115.93. The Shanghai Comprehensive stock price index closed down 1.3%to 3204.75 points.</text:p>
      <text:p text:style-name="P4">
As for other Asian stocks, the stock markets such as Seoul, Sydney, Taipei and Singapore closed down. Wellington, Manila and Bangkok's stock market closed up.</text:p>
      <text:p text:style-name="P4">
News Source: <text:a xlink:type="simple" xlink:href="https://www.rfi.fr/cn/%E8%B4%A2%E7%BB%8F%E5%BF%AB%E8%AE%AF/20230524-%E4%BA%9A%E8%82%A1%E5%A4%9A%E6%94%B6%E8%B7%8C-%E7%BE%8E%E5%80%BA%E4%B8%8A%E9%99%90%E5%8D%8F%E5%95%86%E5%8D%A1%E5%85%B3" text:style-name="Internet_20_link" text:visited-style-name="Visited_20_Internet_20_Link">
https://www.rfi.fr/cn/%E8%B4%A2%E7%BB%8F%E5%BF%AB%E8%AE%AF/20230524-%E4%BA%9A%E8%82%A1%E5%A4%9A%E6%94%B6%E8%B7%8C-%E7%BE%8E%E5%80%BA%E4%B8%8A%E9%99%90%E5%8D%8F%E5%95%86%E5%8D%A1%E5%85%B3</text:a>
</text:p>
      <!--NEWS-->
      <text:h text:style-name="P10" text:outline-level="1">
<text:span text:style-name="T4">
Chinese Internet celebrities have dusted Taiwanese netizens went to Lingtang to mourn</text:span>
</text:h>
      <text:p text:style-name="P4">
Author: None</text:p>
      <text:p text:style-name="P4">
Publisher: Radio Free Asia (Organization)</text:p>
      <text:p text:style-name="P4">
Published Time: 2023-05-24T12:06:00-04:00</text:p>
      <text:p text:style-name="P4">
Modified Time: 2023-05-24T13:36:36-04:00</text:p>
      <text:p text:style-name="P4">
Description: None</text:p>
      <text:p text:style-name="P4">
Videos: []</text:p>
      <text:p text:style-name="P4">
Audios: ["<text:a xlink:type="simple" xlink:href="https://www.rfa.org/mandarin/yataibaodao/gangtai/hx-052420231015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text:p>
      <!--METADATA-->
      <text:p text:style-name="P4">
<draw:frame draw:style-name="fr1" draw:name="Image81" text:anchor-type="as-char" svg:width="6.9236in" svg:height="3.986654in" draw:z-index="0">
<draw:image xlink:href="../Images/rfamandarin/2023-05-24T12-06-00-04-00/000000.png" xlink:type="simple" xlink:show="embed" xlink:actuate="onLoad" draw:mime-type="image/png"/>
</draw:frame>
The Chinese Internet celebrity Jake took his mother to Taiwan to treat his disease. With more than 30 episodes of more than 30 episodes, he recorded Taiwan's medical experience in Taiwan. Many Taiwanese people were moved by his filial piety and became loyal audiences. <text:a xlink:type="simple" xlink:href="https://www.rfa.org/mandarin/yataibaodao/gangtai/hx-05242023101504.html/@@images/image" text:style-name="Internet_20_link" text:visited-style-name="Visited_20_Internet_20_Link">
</text:a>
("JAKE's Public Diary" Youtube screenshot) <text:a xlink:type="simple" xlink:href="https://www.rfa.org/mandarin/yataibaodao/gangtai/hx-05242023101504.html/@@stream" text:style-name="Internet_20_link" text:visited-style-name="Visited_20_Internet_20_Link">
</text:a>
Chinese Internet celebrity Jake took her mother to Taiwan for more than a month, and released more than 30 episodes of video records of the differences in medical treatment between Taiwan and China, which has aroused the attention of people in Taiwan. Recently, Jake's mother has died unfortunately, and many Taiwanese netizens who have lived their lives have also expressed their mourning.</text:p>
      <text:p text:style-name="P4">
<text:a xlink:type="simple" xlink:href="https://www.rfa.org/mandarin/yataibaodao/gangtai/hx-04242023083655.html" text:style-name="Internet_20_link" text:visited-style-name="Visited_20_Internet_20_Link">
<text:span text:style-name="T4">
 What are the feelings of Chinese net celebrities who take their mother to Taiwan? </text:span>
</text:a>
"Today is 520. I enjoy it very much. My mother has realized her dreams in Taiwan with me. I especially thank the doctors and caregivers of the General Hospital of the Three Army. Thank you everyone!"</text:p>
      <text:p text:style-name="Quotations">

<text:p text:style-name="P4">
[Chinese Internet celebrity takes her mother in Taiwan to treat her disease]&gt;
 [Mother's illness died in Taiwan to pay attention]&gt;
 China Internet celebrities <text:a xlink:type="simple" xlink:href="https://twitter.com/hashtag/Jake%E7%9A%84%E5%85%AC%E5%BC%80%E6%97%A5%E8%AE%B0" text:style-name="Internet_20_link" text:visited-style-name="Visited_20_Internet_20_Link">
&gt;
</text:a>
&gt;
 Channel main takes mother to treat Taiwan for one and a half months, and live broadcast records with more than 30 episodes <text:a xlink:type="simple" xlink:href="https://twitter.com/hashtag/%E5%8F%B0%E6%B9%BE" text:style-name="Internet_20_link" text:visited-style-name="Visited_20_Internet_20_Link">
&gt;
</text:a>
&gt;
 … <text:a xlink:type="simple" xlink:href="https://t.co/gihdxYpsJw" text:style-name="Internet_20_link" text:visited-style-name="Visited_20_Internet_20_Link">
 </text:a>
&gt;
&gt;
 - Liberty Asia Radio(@RFA_Chinese) <text:a xlink:type="simple" xlink:href="https://twitter.com/RFA_Chinese/status/1661324332902277122" text:style-name="Internet_20_link" text:visited-style-name="Visited_20_Internet_20_Link">
&gt;
 </text:a>
Jake, the owner of the "JAKE's Public Diary" channel, accompanied his father to accompany his father with acute bone marrow leukemia in early April this year. For a month and a half, he has attracted the attention of Taiwanese media and netizens with live broadcast records in Taiwan. On May 20, Jake's mother had deteriorated and died of invalidation after first aid.</text:p>

</text:p>
      <text:p text:style-name="P4">
Jake cried in front of the bed in episode 35, and cried in front of the bed: "Mom takes care of herself and takes care of himself there. My son is sorry for you. This is the last time we took a photo. ? "</text:p>
      <text:p text:style-name="P4">
<draw:frame draw:style-name="fr1" draw:name="Image82" text:anchor-type="as-char" svg:width="6.9236in" svg:height="3.959434in" draw:z-index="0">
<draw:image xlink:href="../Images/rfamandarin/2023-05-24T12-06-00-04-00/000001.png" xlink:type="simple" xlink:show="embed" xlink:actuate="onLoad" draw:mime-type="image/png"/>
</draw:frame>
The Chinese Internet celebrity Jake took his mother to Taiwan to treat his disease. With more than 30 episodes of more than 30 episodes, he recorded Taiwan's medical experience in Taiwan. Many Taiwanese people were moved by his filial piety and became loyal audiences. ("JAKE's Public Diary" Youtube screenshot) <text:a xlink:type="simple" xlink:href="https://www.rfa.org/mandarin/yataibaodao/gangtai/hx-05242023101504.html/2.jpg" text:style-name="Internet_20_link" text:visited-style-name="Visited_20_Internet_20_Link">
</text:a>
<text:span text:style-name="T4">
 Jake: Mom is very happy in Taiwan without suffering </text:span>
</text:p>
      <text:p text:style-name="P4">
Jake mentioned in this video: "Everything in Taiwan is very like a dream, my mother likes Taiwan, and there is no mother in the future." In the future, Taiwan is my home, and Hebei is also my home. I can find your shadow in Hebei, and you can find your shadow in Taiwan. "" I hope that one day when I come to Taiwan, I can dream of my mother. "</text:p>
      <text:p text:style-name="P4">
Jake played videos about the current death in YouTube. There were 680,000 people watched and more than 8,000 people left a message. Some Taiwanese audiences wrote: "Looking at it and crying", "Auntie is not hurting ~ Unfortunately I can't see your health discharge", "You have tried your best, your mother can have a filial son like you "Happiness", "Cry, let's take care of your dad and your body", "Thank you for your film, remind us to filial piety in time!"</text:p>
      <text:p text:style-name="P4">
<draw:frame draw:style-name="fr1" draw:name="Image83" text:anchor-type="as-char" svg:width="6.9236in" svg:height="4.018933in" draw:z-index="0">
<draw:image xlink:href="../Images/rfamandarin/2023-05-24T12-06-00-04-00/000002.png" xlink:type="simple" xlink:show="embed" xlink:actuate="onLoad" draw:mime-type="image/png"/>
</draw:frame>
"Jake's Public Diary" Episode 35 released his mother's illness. He lived in tears in the hospital's corridor: "My mother has realized my dream in Taiwan with me." ("JAKE's Public Diary" Youtube screenshot) <text:a xlink:type="simple" xlink:href="https://www.rfa.org/mandarin/yataibaodao/gangtai/hx-05242023101504.html/3.jpg" text:style-name="Internet_20_link" text:visited-style-name="Visited_20_Internet_20_Link">
</text:a>
<text:span text:style-name="T4">
 Taiwan netizens leave a message Jake: Go back to low -key and don’t always say how good Taiwan is. </text:span>
</text:p>
      <text:p text:style-name="P4">
There are also netizens left a message: "Don't cry, I'm here, I have left the five relatives, cheer for time to cure you slowly. Go back to low -key, don't always say how good Taiwan is."</text:p>
      <text:p text:style-name="P4">
Jake told Liberty Radio that his mother was excited when he saw him for a while, and he also told his mother that "big beauties" and "I love you". He mentioned that although the hospital in Beijing had announced that his mother had only one month left for a month, he still hoped to give his mother better medical care and medical treatment. He went to Taiwan as expected and felt that many unknown Taiwanese gave them warmth and love to them. Essence</text:p>
      <text:p text:style-name="P4">
In the latest episode of the video, Jake announced the mother's spiritual hall and open time. On the first morning, about 20 Taiwanese went to go to Xiangxiang to mourn, pray for origami lotus, or greet other netizens to accompany Jake's father and son. Most of these people have seen Jake himself for the first time, and Jake even claimed to thank you.</text:p>
      <text:p text:style-name="P4">
<draw:frame draw:style-name="fr1" draw:name="Image84" text:anchor-type="as-char" svg:width="6.9236in" svg:height="3.078546in" draw:z-index="0">
<draw:image xlink:href="../Images/rfamandarin/2023-05-24T12-06-00-04-00/000003.png" xlink:type="simple" xlink:show="embed" xlink:actuate="onLoad" draw:mime-type="image/png"/>
</draw:frame>
The 35th episode of "Jake's Public Diary" posted a news of his mother's death, poured into 650,000 people to watch, and more than 8,000 left messages. Most of the Taiwanese left messages to comfort, cheer up and thank you. ("Jake's Diary" YouTube website) <text:a xlink:type="simple" xlink:href="https://www.rfa.org/mandarin/yataibaodao/gangtai/hx-05242023101504.html/4.jpg" text:style-name="Internet_20_link" text:visited-style-name="Visited_20_Internet_20_Link">
</text:a>
** People in Taiwan: I was moved by Jake filial piety.Mr. Liu is used to watching the Internet on the Internet every night, whether Jake released a new film. Seeing Jake for the first time in Lingtang, Mr. Liu said that Jake looked cheerful on the surface, and in fact, he felt that there was a lot of pain in Jake's heart. He mentioned that he had taken care of his mother for 15 years. In the last 3 years, his mother's diet, medicine, and medical treatment were all responsible for him.</text:p>
      <text:p text:style-name="P4">
<draw:frame draw:style-name="fr1" draw:name="Image85" text:anchor-type="as-char" svg:width="6.9236in" svg:height="3.899934in" draw:z-index="0">
<draw:image xlink:href="../Images/rfamandarin/2023-05-24T12-06-00-04-00/000004.png" xlink:type="simple" xlink:show="embed" xlink:actuate="onLoad" draw:mime-type="image/png"/>
</draw:frame>
On the 24th, Mr. Liu, who went to Jake's mother Lingtang, said that there is such a filial son in this era, which is very rare. He was reluctant to lose his close relative and wanted to warm him. After finishing the volunteer, he came here. The first time he saw Jake himself. (Photo by reporter Xia Xiaohua) <text:a xlink:type="simple" xlink:href="https://www.rfa.org/mandarin/yataibaodao/gangtai/hx-05242023101504.html/7.jpg" text:style-name="Internet_20_link" text:visited-style-name="Visited_20_Internet_20_Link">
</text:a>
Mr. Liu said, "I know that kind of mood when your loved ones leave, so pain when you leave. So I will feel bad about him and come to see it. I think there is such a filial son in this era. It's rare, very rare. "</text:p>
      <text:p text:style-name="P4">
Mr. Tongyuan resident Mr. Tong was interviewed by Radio Free Asia and said: "I probably watched it from the second episode. The most impressive part was the part of the cultural impact. For them, there may be many people in Taiwan to deal with many things to deal with many things. The cultural impact of the method. When you come over, you feel that after all, for him, it is not a place he is familiar with, and see if there is any help. "</text:p>
      <text:p text:style-name="P4">
<draw:frame draw:style-name="fr1" draw:name="Image86" text:anchor-type="as-char" svg:width="6.9236in" svg:height="3.872889in" draw:z-index="0">
<draw:image xlink:href="../Images/rfamandarin/2023-05-24T12-06-00-04-00/000005.png" xlink:type="simple" xlink:show="embed" xlink:actuate="onLoad" draw:mime-type="image/png"/>
</draw:frame>
Mr. Tong, who did not know Jake, said that since the second episode of Jake, the video in Taiwan began to pay attention all the way. He heard his mother's sudden death and came from Taoyuan to pay attention. Essence (Photo by reporter Xia Xiaohua) <text:a xlink:type="simple" xlink:href="https://www.rfa.org/mandarin/yataibaodao/gangtai/hx-05242023101504.html/8.jpg" text:style-name="Internet_20_link" text:visited-style-name="Visited_20_Internet_20_Link">
</text:a>
The theme of Jake's live video in Taiwan includes: Taiwanese doctors can find ways to save money for patients, Taiwan's health insurance continent people are envious, and Taiwan's greatest feelings: Freedom and Taiwan TV stations can scold the government and the Taiwanese government to send them to the Taiwanese. Six thousand, I want to be Taiwanese and so on. Jake took MRT, medical treatment, and live broadcast on the road was often recognized by netizens, and the public cheered with him. The popularity of their family of three also rose rapidly, and there were more than 80,000 fans of "JAKE's Open Diary".</text:p>
      <text:p text:style-name="P4">
Jake often thanked Taiwanese friends in the video for silently sending nutrition products, sending all kinds of things, and buying clothes for his mother. As the cross -strait relations are tight, this Taiwanese cares about the phenomenon of the mainland and the mainland people who thank the Taiwanese, but it also caused Chinese netizens to irony him to "lick Taiwan."</text:p>
      <text:p text:style-name="P4">
<draw:frame draw:style-name="fr1" draw:name="Image87" text:anchor-type="as-char" svg:width="6.9236in" svg:height="3.667344in" draw:z-index="0">
<draw:image xlink:href="../Images/rfamandarin/2023-05-24T12-06-00-04-00/000006.png" xlink:type="simple" xlink:show="embed" xlink:actuate="onLoad" draw:mime-type="image/png"/>
</draw:frame>
Jake's Public Diary "Episode 36, revealing his father, thanks to many Taiwanese for help. (" Jake's Open Diary "YouTube screenshot) <text:a xlink:type="simple" xlink:href="https://www.rfa.org/mandarin/yataibaodao/gangtai/hx-05242023101504.html/5.jpg" text:style-name="Internet_20_link" text:visited-style-name="Visited_20_Internet_20_Link">
</text:a>
<text:span text:style-name="T4">
 "Jake's Diary" was reported by the Immigration Department, Sea Foundation: Not illegal </text:span>
</text:p>
      <text:p text:style-name="P4">
Because of the increase in subscribers, Jake was reported in obtaining advertising income and sponsorship of netizens. He said in an episode 34 that he may be deported. Immigration officials explained to him afterwards that it was not illegal to make live broadcasts in Taiwan.</text:p>
      <text:p text:style-name="P4">
Qiu Cuizheng, vice chairman of the Straits Exchange Foundation, was interviewed by Radio Free Asia on the 24th that seeing someone reported that it was unusual, based on care and services, and to understand with the competent authority to provide necessary assistance: "Live broadcast does not involve any laws that violate any laws It will not leave the country because of the live broadcast, and there is no such thing. The immigration department of the competent authority has also explained to him. "</text:p>
      <text:p text:style-name="P4">
<draw:frame draw:style-name="fr1" draw:name="Image88" text:anchor-type="as-char" svg:width="6.9236in" svg:height="5.193872in" draw:z-index="0">
<draw:image xlink:href="../Images/rfamandarin/2023-05-24T12-06-00-04-00/000007.png" xlink:type="simple" xlink:show="embed" xlink:actuate="onLoad" draw:mime-type="image/png"/>
</draw:frame>
Officials from the Taiwan Sea Foundation went to Jake's mother Lingtang on May 22 to understand the future assistance needs. (Sea base will provide) [] <text:a xlink:type="simple" xlink:href="https://www.rfa.org/mandarin/yataibaodao/gangtai/hx-05242023101504.html/9.jpg" text:style-name="Internet_20_link" text:visited-style-name="Visited_20_Internet_20_Link">
</text:a>
Hong Puzhao, director of the Comprehensive Division of the Sea Foundation, said that on the 21st, Jake announced his mother's death. He contacted Jake that night and applied to his colleagues with the Law Department on the afternoon of the 22nd and assisted relevant documents to verify and accelerate the process.</text:p>
      <text:p text:style-name="P4">
The Immigration Department also stated that Jake took the origin of the doctor to deal with the mother's funeral. Based on humanitarian considerations, the relevant procedures were completed and reminded them to leave the country. If there is a special situation, the Immigration Department will assist moderately.</text:p>
      <text:p text:style-name="P4">
Radio Asia, the General Hospital of the Three Army of Taiwan, said that the condition was privacy for patients, and patients or family members were not authorized and could not be explained.</text:p>
      <text:p text:style-name="P4">
Reporter: Xia Xiaohua Responsible: Xu Shuting He Ping.com Editor: Ruizhe</text:p>
      <text:p text:style-name="P4">
News Source: <text:a xlink:type="simple" xlink:href="https://www.rfa.org/mandarin/yataibaodao/gangtai/hx-05242023101504.html" text:style-name="Internet_20_link" text:visited-style-name="Visited_20_Internet_20_Link">
https://www.rfa.org/mandarin/yataibaodao/gangtai/hx-05242023101504.html</text:a>
</text:p>
      <!--NEWS-->
      <text:h text:style-name="P10" text:outline-level="1">
<text:span text:style-name="T4">
NATO plans to set up a daily contact office Kishida Wenxiong: Japan has no intention to join NATO</text:span>
</text:h>
      <text:p text:style-name="P4">
Author: None (Language: zh)</text:p>
      <text:p text:style-name="P4">
Publisher: None</text:p>
      <text:p text:style-name="P4">
Time: 2023-05-24T12:07:00Z</text:p>
      <text:p text:style-name="P4">
Description: Regarding NATO's plan to set up a liaison office in Tokyo, Japan's Prime Minister Kishida Hyoshi stated on Wednesday, but he emphasized that Japan did not become a member of the military alliance. The Chinese Ministry of Foreign Affairs responded that "Asia -Pacific does not welcome camps to confront and does not welcome military groups."</text:p>
      <text:p text:style-name="P4">
Videos: []</text:p>
      <text:p text:style-name="P4">
Images: ["<text:a xlink:type="simple" xlink:href="https://static.dw.com/image/65686453_303.jpg" text:style-name="Internet_20_link" text:visited-style-name="Visited_20_Internet_20_Link">
65686453_303.jpg</text:a>
", "<text:a xlink:type="simple" xlink:href="https://static.dw.com/image/65259432_404.jpg" text:style-name="Internet_20_link" text:visited-style-name="Visited_20_Internet_20_Link">
65259432_404.jpg</text:a>
", "<text:a xlink:type="simple" xlink:href="https://static.dw.com/image/65365641_404.jpg" text:style-name="Internet_20_link" text:visited-style-name="Visited_20_Internet_20_Link">
65365641_404.jpg</text:a>
"]</text:p>
      <text:p text:style-name="P4">
Subject: 时政风云</text:p>
      <text:p text:style-name="P4">
Subjects: ['德中关系', '岛屿主权争端', '马英九', '专题报道：全景观看“习马会”', '专题报道：2016年台湾大选', '中国', '台湾', '日本', '中共十九大', '北大西洋公约组织']</text:p>
      <text:p text:style-name="P4">
Keywords: ['日本', '北约', '美日同盟', '岸田文雄', '联络处', '中国', '台湾']</text:p>
      <text:p text:style-name="P4">
Id: 65719749</text:p>
      <!--METADATA-->
      <text:p text:style-name="P4">
<text:a xlink:type="simple" xlink:href="https://www.dw.com/zh/overlay/image/article/65719749/65686453" text:style-name="Internet_20_link" text:visited-style-name="Visited_20_Internet_20_Link">
 <draw:frame draw:style-name="fr1" draw:name="Image89" text:anchor-type="as-char" svg:width="6.9236in" svg:height="3.896998in" draw:z-index="0">
<draw:image xlink:href="../Images/dwzh/2023-05-24T12-07-00Z/65686453_303.jpg" xlink:type="simple" xlink:show="embed" xlink:actuate="onLoad" draw:mime-type="image/jpeg"/>
</draw:frame>
</text:a>
Kishida Wenxiong: Japan has no plan to join NATO</text:p>
      <text:p text:style-name="P4">
(Voice of German in Chinese) Japanese Prime Minister Kishida Kishida said on Wednesday that Japan did not join the NATO plan, but acknowledged that the Safety Alliance had a plan to open a liaison office in Japan.</text:p>
      <text:p text:style-name="P4">
Earlier this month, <text:a xlink:type="simple" xlink:href="https://www.dw.com/zh/zh/北约拟开设日本办公室促进印太磋商/a-65501311" text:style-name="Internet_20_link" text:visited-style-name="Visited_20_Internet_20_Link">
</text:a>
This will be the first office of this military alliance led by the United States in the first office of Asia, responsibly to promote the region's consultation.</text:p>
      <text:p text:style-name="P4">
Kishida Wenxiong said at a Congress on Wednesday that there was indeed a discussion of the NATO Liaison Office in Japan, but at present he "did not know" NATO made any relevant decision. He also added that Japan did not plan to join NATO as a member or a member.</text:p>
      <text:p text:style-name="P4">
The Kyodo News Agency reported that government officials in the later Wednesday reported that Kishida Wenxiong plans to attend the NATO Summit hosted by Lithuania in July.</text:p>
      <text:h text:style-name="P12" text:outline-level="3">
<text:span text:style-name="T4">
China Response: Not welcome in the Asia -Pacific region</text:span>
</text:h>
      <text:p text:style-name="P4">
<draw:frame draw:style-name="fr1" draw:name="Image90" text:anchor-type="as-char" svg:width="6.9236in" svg:height="3.889434in" draw:z-index="0">
<draw:image xlink:href="../Images/dwzh/2023-05-24T12-07-00Z/65259432_404.jpg" xlink:type="simple" xlink:show="embed" xlink:actuate="onLoad" draw:mime-type="image/jpeg"/>
</draw:frame>
Chinese Foreign Ministry spokesman Mao Ning: Japan has a history of aggression and should be cautious on military security issues.</text:p>
      <text:p text:style-name="P4">
Beijing said that NATO's plan to open a liaison office in Japan is unpopular in the Asia -Pacific region. After confirming the NATO related plan on Wednesday in Japan, a spokesman for the Chinese Ministry of Foreign Affairs Mao Ning responded to the news at a press conference that "Asia -Pacific does not welcome camps to confront and do not welcome military groups."</text:p>
      <text:p text:style-name="P4">
She emphasized that since NATO claims to be a regional alliance, it should not seek geographical breakthroughs.</text:p>
      <text:p text:style-name="P4">
The spokesman also warned that <text:a xlink:type="simple" xlink:href="https://www.dw.com/zh/zh/南京寺庙供奉日本战犯案-到底触犯哪条法规/a-62585692" text:style-name="Internet_20_link" text:visited-style-name="Visited_20_Internet_20_Link">
</text:a>
"Be careful on military security issues, and do more things that are conducive to maintaining regional peace and stability."</text:p>
      <text:h text:style-name="P12" text:outline-level="3">
<text:span text:style-name="T4">
Russian Foreign Minister: The West will describe Russia as a threat to its hegemony</text:span>
</text:h>
      <text:p text:style-name="P4">
<text:a xlink:type="simple" xlink:href="https://www.dw.com/zh/zh/分析g7對中更強硬-調停戰爭不單靠北京/a-65689524" text:style-name="Internet_20_link" text:visited-style-name="Visited_20_Internet_20_Link">
</text:a>
, Seven major industrial leaders in the world at this meeting <text:a xlink:type="simple" xlink:href="https://www.dw.com/zh/zh/g7联合公报政策方针不是为了伤害中国/a-65684805" text:style-name="Internet_20_link" text:visited-style-name="Visited_20_Internet_20_Link">
</text:a>
 ， <text:a xlink:type="simple" xlink:href="https://www.dw.com/zh/zh/不满g7-中国召见日本大使-批英国鹦鹉学舌/a-65696505" text:style-name="Internet_20_link" text:visited-style-name="Visited_20_Internet_20_Link">
</text:a>
</text:p>
      <text:p text:style-name="P4">
<draw:frame draw:style-name="fr1" draw:name="Image91" text:anchor-type="as-char" svg:width="6.9236in" svg:height="3.889434in" draw:z-index="0">
<draw:image xlink:href="../Images/dwzh/2023-05-24T12-07-00Z/65365641_404.jpg" xlink:type="simple" xlink:show="embed" xlink:actuate="onLoad" draw:mime-type="image/jpeg"/>
</draw:frame>
Russian Foreign Minister Lavrov: The West believes that Russia and China pose a threat to the leading position of the West</text:p>
      <text:p text:style-name="P4">
On Wednesday, Russian Foreign Minister Lavrov said that Western countries regarded Russia and China as "opponents" and believed that the two countries constituted a threat of survival in the Western "dominant position".</text:p>
      <text:p text:style-name="P4">
"As the recent statement of the recently ended Japan G7 Summit stated, Western Vision and Russia as strategic opponents believed that the two countries had almost constituted a threat about survival."</text:p>
      <text:p text:style-name="P4">
(Reuters)</text:p>
      <text:p text:style-name="P4">
News Source: <text:a xlink:type="simple" xlink:href="https://www.dw.com/zh/北约计划在日设联络处-岸田文雄：日本无意加入北约/a-65719749" text:style-name="Internet_20_link" text:visited-style-name="Visited_20_Internet_20_Link">
https://www.dw.com/zh/北约计划在日设联络处-岸田文雄：日本无意加入北约/a-65719749?maca=chi-rss-chi-all-1127-rdf</text:a>
</text:p>
      <!--NEWS-->
      <text:h text:style-name="P10" text:outline-level="1">
<text:span text:style-name="T4">
Cathay Pacific Air Service Disputes Passengers' English by Chinese official media and netizens</text:span>
</text:h>
      <text:p text:style-name="P4">
Author: None</text:p>
      <text:p text:style-name="P4">
Publisher: Radio Free Asia (Organization)</text:p>
      <text:p text:style-name="P4">
Published Time: 2023-05-24T12:11:00-04:00</text:p>
      <text:p text:style-name="P4">
Modified Time: 2023-05-24T13:09:47-04:00</text:p>
      <text:p text:style-name="P4">
Description: None</text:p>
      <text:p text:style-name="P4">
Videos: []</text:p>
      <text:p text:style-name="P4">
Audios: ["<text:a xlink:type="simple" xlink:href="https://www.rfa.org/mandarin/yataibaodao/gangtai/ec-0524202308313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92" text:anchor-type="as-char" svg:width="6.9236in" svg:height="4.612011in" draw:z-index="0">
<draw:image xlink:href="../Images/rfamandarin/2023-05-24T12-11-00-04-00/000000.png" xlink:type="simple" xlink:show="embed" xlink:actuate="onLoad" draw:mime-type="image/png"/>
</draw:frame>
Cathay Pacific Airlines Sign <text:a xlink:type="simple" xlink:href="https://www.rfa.org/mandarin/yataibaodao/gangtai/ec-05242023083136.html/@@images/image" text:style-name="Internet_20_link" text:visited-style-name="Visited_20_Internet_20_Link">
</text:a>
Associated Press picture <text:a xlink:type="simple" xlink:href="https://www.rfa.org/mandarin/yataibaodao/gangtai/ec-05242023083136.html/@@stream" text:style-name="Internet_20_link" text:visited-style-name="Visited_20_Internet_20_Link">
</text:a>
Cathay Pacific Airfareer was accused of discriminating against non -English passengers and has evolved into political events. Cathay Pacific immediately fired employees involved, while Chinese official media, netizens and Hong Kong chiefs criticized Cathay Pacific. Cathay Pacific Union stated that it was sad to face unsatisfactory allegations. Some commented that the incident was political, and it was related to Beijing's promotion of the "Dapu Call" movement.</text:p>
      <text:p text:style-name="P4">
<text:span text:style-name="T4">
* <text:a xlink:type="simple" xlink:href="https://www.rfa.org/mandarin/Xinwen/st1-05242023030127.html" text:style-name="Internet_20_link" text:visited-style-name="Visited_20_Internet_20_Link">
</text:a>
</text:span>
</text:p>
      <text:p text:style-name="P4">
Some Chinese netizens on Monday (May 22) were published in the "Little Red Book". The content was Cathay Pacific ’s flight from Chengdu on Sunday (May 21) from Chengdu. The content of the passenger refers to the English "Blanket" of the blanket as a carpet "carpet", and also said that they cannot be obtained in English without saying English blankets.</text:p>
      <text:p text:style-name="P4">
<text:span text:style-name="T4">
 Cathay Pacific Series was accused of ridiculing passengers in English to cause discrimination against Chinese official media, netizens, and senior officials of Hong Kong government. </text:span>
</text:p>
      <text:p text:style-name="P4">
The incident instantly became a hot topic of the Chinese network. A large number of netizens accused Cathay Pacific and the air service involved. Official media such as Xinhua News Agency and the People's Daily overseas version have reported and published comments. The "Xia Ke Island" column first posted a post and then made a video, referring to Hong Kong's return to the motherland for 25 years, and the situation has been changed from chaos to the rule of 3 years. It is also said that mainland tourists are one of the parents of the food and clothing industry in Hong Kong. Cathay Pacific cannot just apologize, and should be fist to rectify and reflect.</text:p>
      <text:p text:style-name="P4">
"Knight Island": "Mainland passengers are the basic market of Cathay Pacific. From the perspective of which perspective, passengers who discriminate against Mandarin are pure meals and smashed pots. It seems that in the company's culture, there is also worshiping foreigners and respecting Hong Kong people. , And look down on the sense of superiority of the mainlanders. Hong Kong is increasingly valued in Putonghua, and now I still want to worship English and look down on Mandarin.</text:p>
      <text:p text:style-name="P4">
Cathay Pacific issued an apology 3 degrees within 2 days, and fired the three employees involved in the incident on the same day of the investigation incident.</text:p>
      <text:p text:style-name="P4">
Hong Kong Chief Executive Li Jiachao took the initiative to respond to the incident when he attended the "Guangdong -Hong Kong Cooperation Week" launching ceremony, criticizing the bad words and deeds of Cathay Pacific.</text:p>
      <text:p text:style-name="P4">
Li Jiachao: "These bad words and deeds, I feel very distressed and disappointed. These disrespectful words and deeds destroying the image of Hong Kong and hurting Hong Kong and the relationship between compatriots in the Mainland are serious incidents. Cathay Pacific should review, train, and reshape the image of respect and courtesy."</text:p>
      <text:p text:style-name="P4">
** Cathay Pacific Union has to face the unshanding allegations and feel distressed frontline empty service question</text:p>
      <text:p text:style-name="P4">
This station obtained the internal email issued by the Cathay Air Force Workers' Association to the members, saying that the air service staff need to face many unknown allegations and rumors, and feel heartache. It describes the employee's expectation that the company can protect themselves. The final result makes people sad and regrettable. Said, understand the feelings of employees. The trade union emphasizes that according to the company's guidance, the air service personnel may request deletion of relevant content according to the company's guidelines, and the company's policy shows that the company's policy shows that the attitude of "zero tolerance" for non -conservation passengers will be adopted.</text:p>
      <text:p text:style-name="P4">
The empty service staff of Cathay Pacific has served for many years and the pseudonym Susan said to this station that the recording of the recording was not taken by the passengers involved. It is not fair to question the company for only a few hours to investigate, and it will affect morale.</text:p>
      <text:p text:style-name="P4">
Susan: "Cathay said to investigate the incident, but after a few hours, it said that employees fired from violation of the company's codes. They did not meet the investigation of normal procedures. What did not investigate publicly and whether there was opportunities for debate? The plaintiff, using a stolen recording and recording of no before, saying that the flight attendants discriminated against English without speaking English. Passenger communication. "</text:p>
      <text:p text:style-name="P4">
She added that Cathay Pacific's empty service comes from different countries. After the epidemic, the old empty service hired is mainly Japan, South Korea and Southeast Asia. Use English to show respect.</text:p>
      <text:p text:style-name="P4">
<draw:frame draw:style-name="fr1" draw:name="Image93" text:anchor-type="as-char" svg:width="6.9236in" svg:height="4.61393in" draw:z-index="0">
<draw:image xlink:href="../Images/rfamandarin/2023-05-24T12-11-00-04-00/000001.png" xlink:type="simple" xlink:show="embed" xlink:actuate="onLoad" draw:mime-type="image/png"/>
</draw:frame>
Profile picture: Cathay Pacific waiter. (Reuters) [] <text:a xlink:type="simple" xlink:href="https://www.rfa.org/mandarin/yataibaodao/gangtai/ec-05242023083136.html/2016-05-31t120000z_1481149949_s1aethdrprab_rtrmadp_3_hongkong-cathay.jpg" text:style-name="Internet_20_link" text:visited-style-name="Visited_20_Internet_20_Link">
</text:a>
<text:span text:style-name="T4">
 Zeng Zhihao: Friends sitting in the same flight involved refers to the Japanese empty service on the flight that I don’t understand Chinese </text:span>
</text:p>
      <text:p text:style-name="P4">
Current affairs commentator Zeng Zhihao said that his friend was one of the passengers involved in the flight and confirmed that there were other national airfarers on the plane that day.</text:p>
      <text:p text:style-name="P4">
Zeng Zhihao: "I just happened to be on the same flight. He said that he knew that one of the empty service staff was Japanese, so she would not speak Chinese. Everyone discussed a focus, saying why he said English, is it? Disclosure. If that Japanese empty service personnel do not speak English, it may be difficult to communicate with others. I do n’t say that I want to use English intentionally, and it seems to cause other people to make a difference. "</text:p>
      <text:p text:style-name="P4">
Hu Xijin, the former editor -in -chief of the Global Times, criticized that during the period of counterfeiting, Cathay Pacific employees had a performance of very wrong values and the statement of Cathay Pacific's condemnation of Cathay Pacific. Zeng Zhihao worried that the incident would become an excuse for official re -rectification of Hong Kong.</text:p>
      <text:p text:style-name="P4">
Zeng Zhihao: "The mainland is reviewing the entire Hong Kong people. In the past, political behavior became a big explosion of political events and contradictions between China and Hong Kong. As an official group in Hong Kong, I think this is also a good opportunity to rectify, because they always feel that they always feel that they always feel that There are some anti -thieves that are still brewing in Hong Kong. Now they have picked up another good treasure chest. They said that some companies left in the so -called British capital may also leave some anti -China forces, so they can do things again. "</text:p>
      <text:p text:style-name="P4">
<text:span text:style-name="T4">
 Chinese political scholars say that the incident is politically related to Beijing's promotion of the "Dapu Call" movement. </text:span>
</text:p>
      <text:p text:style-name="P4">
Chinese independent political scholar Chen Daoyin said that the official deliberately borrowed this incident to further remove the colonization of Hong Kong and promote the "Dapu Call" campaign in Hong Kong.Chen Daoyin said that the incident also reflected that in the past 10 years, the people have caused the world from nationalism.</text:p>
      <text:p text:style-name="P4">
Chen Daoyin: "Xi Jinping said that his era was a strong era, and he could look at the world. Behind this case, the entire 10 years, China from the government to the people, generally entered a pursuit of seeking The political state that recognizes is to acknowledge politics, which is a concrete manifestation of nationalist self -esteem. You have to deal with the mainlanders. You have to stand on the position of mainlanders. You have to speak Mandarin. It also refers to each individual, and nationalist education in the past 10 years is effective. "</text:p>
      <text:p text:style-name="P4">
Chen Daoyin believes that Beijing will not be allowed to speak English and Cantonese in Hong Kong, but will add Mandarin to official languages, further popularize and promote Mandarin education, and achieve the effect of the "Dapu Call" cultural movement.</text:p>
      <text:p text:style-name="P4">
Reporter: Chen Zifei Editor: Xu Shuting Jiayuan Network Editor: Ruizhe</text:p>
      <text:p text:style-name="P4">
News Source: <text:a xlink:type="simple" xlink:href="https://www.rfa.org/mandarin/yataibaodao/gangtai/ec-05242023083136.html" text:style-name="Internet_20_link" text:visited-style-name="Visited_20_Internet_20_Link">
https://www.rfa.org/mandarin/yataibaodao/gangtai/ec-05242023083136.html</text:a>
</text:p>
      <!--NEWS-->
      <text:h text:style-name="P10" text:outline-level="1">
<text:span text:style-name="T4">
Russian hypersonic weapon experts suspected to be charged with the crime of leaking to China</text:span>
</text:h>
      <text:p text:style-name="P4">
Author: None</text:p>
      <text:p text:style-name="P4">
Publisher: Radio Free Asia (Organization)</text:p>
      <text:p text:style-name="P4">
Published Time: 2023-05-24T12:22:00-04:00</text:p>
      <text:p text:style-name="P4">
Modified Time: 2023-05-24T13:10: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88615in" draw:z-index="0">
<draw:image xlink:href="../Images/rfamandarin/2023-05-24T12-22-00-04-00/000000.png" xlink:type="simple" xlink:show="embed" xlink:actuate="onLoad" draw:mime-type="image/png"/>
</draw:frame>
Alexander Shiplyuk, director of the Institute of theory and Applied Mechanics (ITAM) of Siberian,(https://www.rfa.org/mandarin/Xinwen/1-05242023121735.html/@@images/image)On May 24th, the exclusive news disclosed that the three top supersonic missile technology experts in Russia were charged with China to leak secrets and suspected the crime of rebellion. Among them, Alexandrshiplyuk, director of the Institute of theory and Applied Mechanics (ITAM), the Institute of Siberia, was suspected of surrendering confidential materials at a scientific seminar held in China in 2017, but people familiar with the matter told Reuters He firmly believes that he is innocent, insisting that relevant information is not confidential, and can be obtained freely on the Internet. Hiprok was arrested last August, and two other scientists Anatoly Maslov and Valeryzvegintsev were arrested in July and April last year. The Kremlin spokesman Dmitrypeskov said that the security department was closely paying close attention to cases related to "betrayal of the motherland" and said that it was a very important task. The Russian Parliament decided last month to raise the maximum penalty of the monk's crime from 20 years to life imprisonment. In addition to Russia's high supersonic missiles, China also fired the hypersonic missile in 2021 to shock the world. Responsible editor: Chen Pinjie</text:p>
      <text:p text:style-name="P4">
News Source: <text:a xlink:type="simple" xlink:href="https://www.rfa.org/mandarin/Xinwen/1-05242023121735.html" text:style-name="Internet_20_link" text:visited-style-name="Visited_20_Internet_20_Link">
https://www.rfa.org/mandarin/Xinwen/1-05242023121735.html</text:a>
</text:p>
      <!--NEWS-->
      <text:h text:style-name="P10" text:outline-level="1">
<text:span text:style-name="T4">
Chinese biological diversity red list release</text:span>
</text:h>
      <text:p text:style-name="P4">
Author: None</text:p>
      <text:p text:style-name="P4">
Publisher: Radio Free Asia (Organization)</text:p>
      <text:p text:style-name="P4">
Published Time: 2023-05-24T12:29:25-04:00</text:p>
      <text:p text:style-name="P4">
Modified Time: 2023-05-24T12:29: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4.042489in" draw:z-index="0">
<draw:image xlink:href="../Images/rfamandarin/2023-05-24T12-29-25-04-00/000000.png" xlink:type="simple" xlink:show="embed" xlink:actuate="onLoad" draw:mime-type="image/png"/>
</draw:frame>
The "Chinese Biological Diversity Red List-Repatuation (2020)" jointly released by the Ministry of Ecology and Environment and the Chinese Academy of Sciences <text:a xlink:type="simple" xlink:href="https://www.rfa.org/mandarin/Xinwen/2-05242023122331.html/@@images/image" text:style-name="Internet_20_link" text:visited-style-name="Visited_20_Internet_20_Link">
</text:a>
On the day of May 22, the official website of the Ministry of Ecology and Environment on May 22 On the day of the International Biological Diversity Day, the Ministry of Ecology and Environment and the Chinese Academy of Sciences jointly released the "Chinese Biological Diversity Red List-High Plant Roll (2020)" and "Chinese Biological Diversity Red List- Beltapses (2020) ", adjusted the list released in 2020. The content shows that there are 15 plant extinction (EX), 6 species of plant extinction (EW), 602 high plants, and 198 types of vertebrates such as CR). Evaluate 4,767 species of wild vertebrates and 39,330 high plants in China, and comprehensively evaluated and updated the survival status of high plants and vertebrates that are distributed in China. Compared with the previous evaluation, 4880 new species of high plants were added to this species. , 410 types of vertebrates. There are 595 kinds of higher plants and 157 types of vertebrates supplemented by related data, and their endangered grades have been updated. Zhang Tao, deputy dean of the Chinese Academy of Sciences, said that some species have continued to improve, but the trend of decline in biodiversity has not been fundamentally reversed. Reuters said in a report on May 24 that a large number of species are still in danger due to the rapid expansion and destructive infrastructure development and development of various cities in China. Responsible editor: Chen Pinjie</text:p>
      <text:p text:style-name="P4">
News Source: <text:a xlink:type="simple" xlink:href="https://www.rfa.org/mandarin/Xinwen/2-05242023122331.html" text:style-name="Internet_20_link" text:visited-style-name="Visited_20_Internet_20_Link">
https://www.rfa.org/mandarin/Xinwen/2-05242023122331.html</text:a>
</text:p>
      <!--NEWS-->
      <text:h text:style-name="P10" text:outline-level="1">
<text:span text:style-name="T4">
US Ford Ford Visit Oslo</text:span>
</text:h>
      <text:p text:style-name="P4">
Publisher: 法新社</text:p>
      <text:p text:style-name="P4">
Published Time: 2023-05-24T12:32:08+00:00</text:p>
      <text:p text:style-name="P4">
Modified Time: 2023-05-24T14:20:02+00:00</text:p>
      <text:p text:style-name="P4">
Description: (Agence France -Presse Oslo, 24th) The latest and most advanced ships "Ford", the US Navy's latest and most advanced ships, arrived at Oslo, the capital of Norway, Oslo visited. Russia criticized this move to show the "disagreeable and destructive" for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5-24T12-32-08-00-00/000000.png" xlink:type="simple" xlink:show="embed" xlink:actuate="onLoad" draw:mime-type="image/png"/>
</draw:frame>
According to Norwegian media reports, the USS Gerald R.Ford, a nuclear -powered aircraft carrier with a total length of 337 meters and a full load of more than 100,000 tons, drove into the Oslo Fjord under the guard. Region, participate in military exercises.</text:p>
      <text:p text:style-name="P4">
The Norwegian military issued a statement: "This ship's ship visits stays, provides unique opportunities, develops our cooperation, and cooperates closely with our most important allies in the United States."</text:p>
      <text:p text:style-name="P4">
The time of this high -profile visit coincides with the Russian Embassy that the West and Russia have risen due to the tension of the Ukrainian war.</text:p>
      <text:p text:style-name="P4">
Timur Chekanov, a spokesman for the Russian Embassy, told AFP through an email: "There is no issue that requires military solutions in the north, and there is no issue that requires external intervention."</text:p>
      <text:p text:style-name="P4">
"Considering that Oslo believes that Russia does not pose a direct threat to Norway, this kind of force shows that it is not logical and destructive."</text:p>
      <text:p text:style-name="P4">
Norway is a member of the Northern Atlantic Treaty (NATO), bordering Russia in the Far North, and neighboring the marine border at the Barents Sea.</text:p>
      <text:p text:style-name="P4">
The Ford can be equipped with 90 fighters and helicopters, and is expected to stay in Oslo for several days. Airspace and waters are prohibited from large airspaces and waters around the Ford.</text:p>
      <text:p text:style-name="P4">
According to Barents Observer, the online media, the Ford will drive to the North Pole after a few days. The Arctic region will hold the "ArcticChallenge Exercise" from the 29th. This exercise has 150 fighters from 14 Western countries.</text:p>
      <text:p text:style-name="P4">
News Source: <text:a xlink:type="simple" xlink:href="https://www.rfi.fr/cn/%E5%9B%BD%E9%99%85%E6%8A%A5%E9%81%93/20230524-%E7%BE%8E%E5%86%9B%E7%A6%8F%E7%89%B9%E5%8F%B7%E8%88%AA%E8%88%B0%E8%AE%BF%E5%A5%A5%E6%96%AF%E9%99%86" text:style-name="Internet_20_link" text:visited-style-name="Visited_20_Internet_20_Link">
https://www.rfi.fr/cn/%E5%9B%BD%E9%99%85%E6%8A%A5%E9%81%93/20230524-%E7%BE%8E%E5%86%9B%E7%A6%8F%E7%89%B9%E5%8F%B7%E8%88%AA%E8%88%B0%E8%AE%BF%E5%A5%A5%E6%96%AF%E9%99%86</text:a>
</text:p>
      <!--NEWS-->
      <text:h text:style-name="P10" text:outline-level="1">
<text:span text:style-name="T4">
Comments | Jiang Qisheng: Humans will usher in a milestone civilization new victory</text:span>
</text:h>
      <text:p text:style-name="P4">
Author: None</text:p>
      <text:p text:style-name="P4">
Publisher: Radio Free Asia (Organization)</text:p>
      <text:p text:style-name="P4">
Published Time: 2023-05-24T12:32:56-04:00</text:p>
      <text:p text:style-name="P4">
Modified Time: 2023-05-24T12:32:56-04:00</text:p>
      <text:p text:style-name="P4">
Description: None</text:p>
      <text:p text:style-name="P4">
Videos: []</text:p>
      <text:p text:style-name="P4">
Audios: ["<text:a xlink:type="simple" xlink:href="https://www.rfa.org/mandarin/pinglun/jiangqisheng/jqs-052420231232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4.623178in" draw:z-index="0">
<draw:image xlink:href="../Images/rfamandarin/2023-05-24T12-32-56-04-00/000000.png" xlink:type="simple" xlink:show="embed" xlink:actuate="onLoad" draw:mime-type="image/png"/>
</draw:frame>
On May 21, 2023, President Zelei Sky was invited to attend the Seventh Kohsushima Summit <text:a xlink:type="simple" xlink:href="https://www.rfa.org/mandarin/pinglun/jiangqisheng/jqs-05242023123210.html/@@images/image" text:style-name="Internet_20_link" text:visited-style-name="Visited_20_Internet_20_Link">
</text:a>
Associated Press picture <text:a xlink:type="simple" xlink:href="https://www.rfa.org/mandarin/pinglun/jiangqisheng/jqs-05242023123210.html/@@stream" text:style-name="Internet_20_link" text:visited-style-name="Visited_20_Internet_20_Link">
</text:a>
On February 24, 2022, Russia, a permanent member of the Security Council of the nuclear, blatantly trampled and raised the "UN Charter", invaded Ukraine, a completely sovereign country, and tried to occupy its territory forever. What is this? This is the brutal declaration of war to civilization, declaration of war to justice, and slavery to the freedom of war. Today is May 24, 2023. To this day, Russia has launched a "illegal, unprovoed and unreasonable war war war" for Ukraine, it has been fifteen months; the Ukrainian war bravely fights against Russian devils, it has been fifteen months; the majority of the United Nations member states It has been done for fifteen months for all -round support and assistance to Ukraine. To this day, the ending of the Russian and Ukraine War is no longer slightly closer, but is about to be in the world -May 19, 5 days ago, the United States, Britain, France, Germany, Italy, Canada, and the Seven Nostalgia of Japan. The Summit was held in Hiroshima; in the "Statement of the Leaders of the Seventh Kingdoms Group on Ukraine" issued on the same day, the fifth point was "supporting Ukrainian recovery and reconstruction", the eighth point is "liability for damage compensation", and the ninth point is " Crime. " Whose crime is investigated? Of course, it is the crime of investigating the Russian war criminals of the defeated country. The Seven Kingdoms Group solemnly mentioned the official schedule, indicating that they were full of confidence in Ukraine's upcoming defeat Russia.</text:p>
      <text:p text:style-name="P4">
And how will the victory of Ukraine come? The premise of "never allows Russia to threaten the use of nuclear weapons during the invasion of Ukraine, not to mention the actual use of nuclear weapons" (quoted from the "Statement of the Leaders of the Seven Kingdoms Group on Ukraine").</text:p>
      <text:p text:style-name="P4">
In the past fifteen months, how to effectively stop Putin's lonely injection and use nuclear weapons to change the war process in the international anti -aggression camp, it has been thoughtful and painstaking. It should be said that even if you retreat 10,000 steps, Putin's nuclear nuclear will not change the ending of the Russian and Ukraine War. However, the catastrophic consequences of war are much more serious. Out of the responsible consideration of avoiding such consequences, three strict self -restrictions have been made for Ukraine's strong backing international anti -aggression camps: 1. Do not send troops to participate in the war directly. 2. Do not let warfire overflow in Ukraine. 3. It is better to squeeze on the provision of weapons to Ukraine. At the same time, use a variety of high -tech methods and multiple acquisitions to obtain intelligence, and closely monitor the movement of the Russian nuclear arsenal, so that their anti -commissioned power and nuclear strike force are prepared Study in the cradle, or limits it to a relatively minimum harm.</text:p>
      <text:p text:style-name="P4">
In the past fifteen months, Russia's military strength has been proven, and the timing of decision has come. If people regard the "Statement of the Leaders of the Seven Domestic Groups" as the ultimatum issued to Russia, I think it is inseparable from eight or nine. In addition, I noticed that "Statement" announced that "continuing to take action to provide substantial support for Russia's war in the war of Russia", and also seriously warned the so -called neutral "persuasion" such as Brazilian President Lula: If you are The Russian army and military equipment have not been completely withdrawn and unconditional, and it is impossible to achieve fair peace, so this must be included in any peaceful plan.</text:p>
      <text:p text:style-name="P4">
Three days ago, on May 21st, the President Zelezki warned at the Hiroshima press conference during the Ukrainian war: If the world does not unite to oppose the Russian invaders, "other criminals who are sitting in big positions want to launch a similar war. It's just a matter of time. " Following, Zeleizaki decided to declare in the attitude of victor the country: Ukraine's peace plan is to make Russia a "last invader". "We will eliminate other potential aggressors. When the world's defense is firm, they will dispel the idea of war. "However, I think it is necessary to make Russia a" last invader "on the planet and make other potential invaders dare not dare to launch the war. The thoughts are implemented, and there is something that it seems to be done, that is: the State Council of the Security Council of the Russia who defeats the country and Russia; the establishment of the United Nations Security Council's institutional settings and permissions arrangements.</text:p>
      <text:p text:style-name="P4">
Over the past fifteen months, the UN Security Council, the top legal institution in the world, is in vain, but even a paper statement that condemns Russia's aggression cannot be issued, let alone the intervention of stopping aggression. If the Security Council does not make fundamental reforms, and still retains a privilege of a one -vote veto of the permanent member of the country, if the strategic partner of a permanent member country will move the evil thoughts in the future, especially if it is still a permanent member of the nuclear, Is the Security Council just the deaf ears? Can the international anti -aggression camp only watch the military and civilians of the invaded national and civilians fighting alone and sprinking their homes alone? In my opinion, the reform of the United Nations Security Council should achieve the following goals: if there are still aggressors who dare to risk the world after Russia, no matter what their identity and nuclear support, the Security Council can make decisions decisively. The United Nations Army went to the country of aggressive, fighting side by side with the military and civilians of the country, fighting the invasive devils as soon as possible, and then warning the defeated aggressive country to nuclear and militaryization.</text:p>
      <text:p text:style-name="P4">
I believe that with the final victory of the Ukrainian Patriotic War, humans will usher in a milestone new victory, new victory in justice and freedom.</text:p>
      <text:p text:style-name="P4">
On May 24, 2023, at the home of Beijing</text:p>
      <text:p text:style-name="P4">
(The article only represents the personal position and point of view of the special commentator)</text:p>
      <text:p text:style-name="P4">
News Source: <text:a xlink:type="simple" xlink:href="https://www.rfa.org/mandarin/pinglun/jiangqisheng/jqs-05242023123210.html" text:style-name="Internet_20_link" text:visited-style-name="Visited_20_Internet_20_Link">
https://www.rfa.org/mandarin/pinglun/jiangqisheng/jqs-05242023123210.html</text:a>
</text:p>
      <!--NEWS-->
      <text:h text:style-name="P10" text:outline-level="1">
<text:span text:style-name="T4">
China establishes a navigation label in the controversial South China Sea</text:span>
</text:h>
      <text:p text:style-name="P4">
Author: None</text:p>
      <text:p text:style-name="P4">
Publisher: Radio Free Asia (Organization)</text:p>
      <text:p text:style-name="P4">
Published Time: 2023-05-24T12:35:17-04:00</text:p>
      <text:p text:style-name="P4">
Modified Time: 2023-05-24T12:3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88615in" draw:z-index="0">
<draw:image xlink:href="../Images/rfamandarin/2023-05-24T12-35-17-04-00/000000.png" xlink:type="simple" xlink:show="embed" xlink:actuate="onLoad" draw:mime-type="image/png"/>
</draw:frame>
Photos released by the Philippine Coast Defense on May 15 showed that the country has set up navigation buoys with national flag logos in its own South China Sea exclusive economic zone. <text:a xlink:type="simple" xlink:href="https://www.rfa.org/mandarin/Xinwen/3-05242023123031.html/@@images/image" text:style-name="Internet_20_link" text:visited-style-name="Visited_20_Internet_20_Link">
</text:a>
Philippine Coast Guard/Handout Via Reuters said on May 24 that the China South China Sea Maritime Center set three lamp buoy in the waters near the Nansha Islands Fire Reef, Niubujiao and Nanxun Reef. These three islands and reefs are located in seas where China and the Philippines have sovereignty disputes. Ding Duo, deputy director of the Marine Law and Policy Research Institute of the South China Sea Research Institute, said in an interview with the Chinese official media "Global Times" on the 24th that as the largest coastal country in Nanhai, China set up three lamp buoy on the Nansha Islands, indicating that China has practically fulfilled its performance International obligations, safeguard navigation safety, and provide public products from the international community. Earlier this month, the Philippine Coast Defense Force announced on May 14 that 5 regions in its 200 -cricket in the South China Sea exclusive economic zone set up 5 navigation buoys hanging on the flag to declare sovereignty on the Nansha Islands. Among them, hundreds of Chinese maritime warships were parked locally in 2021. Responsible editor: Chen Pinjie</text:p>
      <text:p text:style-name="P4">
News Source: <text:a xlink:type="simple" xlink:href="https://www.rfa.org/mandarin/Xinwen/3-05242023123031.html" text:style-name="Internet_20_link" text:visited-style-name="Visited_20_Internet_20_Link">
https://www.rfa.org/mandarin/Xinwen/3-05242023123031.html</text:a>
</text:p>
      <!--NEWS-->
      <text:h text:style-name="P10" text:outline-level="1">
<text:span text:style-name="T4">
Lawyer He Wei accepted the commissioned agent Yu Wensheng's case but met when he met</text:span>
</text:h>
      <text:p text:style-name="P4">
Author: None</text:p>
      <text:p text:style-name="P4">
Publisher: Radio Free Asia (Organization)</text:p>
      <text:p text:style-name="P4">
Published Time: 2023-05-24T12:44:22-04:00</text:p>
      <text:p text:style-name="P4">
Modified Time: 2023-05-24T12:44: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5.1927in" draw:z-index="0">
<draw:image xlink:href="../Images/rfamandarin/2023-05-24T12-44-22-04-00/000000.png" xlink:type="simple" xlink:show="embed" xlink:actuate="onLoad" draw:mime-type="image/png"/>
</draw:frame>
Chongqing lawyer He Wei <text:a xlink:type="simple" xlink:href="https://www.rfa.org/mandarin/Xinwen/4-05242023123636.html/@@images/image" text:style-name="Internet_20_link" text:visited-style-name="Visited_20_Internet_20_Link">
</text:a>
According to the news released by the "Rights Protection Network" and "China Human Rights Lawyer Group", Chongqing lawyer He Wei has accepted the commission of Yu Wensheng's family, but he went to the Shijingshan Public Security Bureau of Beijing on May 24th. Essence Then He Wei went to the detention center to meet, and was rejected by the need to make an appointment and provide more relatives. According to the content published by the "China Human Rights Lawyer Group" on his Twitter, He Wei said, "Can you contact the case handling authority and see if you can see it? There is no expectation." This station previously reported that the famous human rights lawyer Yu Wensheng and its own and its His wife Xu Yan was detained in the middle of April this year and was charged with "provocation." Some insiders revealed to this station that the official could not pass the annual inspection of lawyers and could not represent the case of the Yu Wensheng couple. Responsible editor: Chen Pinjie</text:p>
      <text:p text:style-name="P4">
News Source: <text:a xlink:type="simple" xlink:href="https://www.rfa.org/mandarin/Xinwen/4-05242023123636.html" text:style-name="Internet_20_link" text:visited-style-name="Visited_20_Internet_20_Link">
https://www.rfa.org/mandarin/Xinwen/4-05242023123636.html</text:a>
</text:p>
      <!--NEWS-->
      <text:h text:style-name="P10" text:outline-level="1">
<text:span text:style-name="T4">
Facts ｜ Is there no basis for US sanctions Chinese companies?</text:span>
</text:h>
      <text:p text:style-name="P4">
Author: 作者：庄敬</text:p>
      <text:p text:style-name="P4">
Publisher: Radio Free Asia (Organization)</text:p>
      <text:p text:style-name="P4">
Published Time: 2023-05-24T12:44:28-04:00</text:p>
      <text:p text:style-name="P4">
Modified Time: 2023-05-24T12:44:28-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00" text:anchor-type="as-char" svg:width="6.9236in" svg:height="3.629306in" draw:z-index="0">
<draw:image xlink:href="../Images/rfamandarin/2023-05-24T12-44-28-04-00/000000.png" xlink:type="simple" xlink:show="embed" xlink:actuate="onLoad" draw:mime-type="image/png"/>
</draw:frame>
 <text:a xlink:type="simple" xlink:href="https://www.rfa.org/mandarin/shishi-hecha/hc-05242023123712.html/@@images/image" text:style-name="Internet_20_link" text:visited-style-name="Visited_20_Internet_20_Link">
</text:a>
Photo: RFA</text:p>
      <text:p text:style-name="P4">
<text:span text:style-name="T4">
 Tags: error </text:span>
</text:p>
      <text:p text:style-name="P4">
<text:span text:style-name="T4">
 Reading in one minute: </text:span>
</text:p>
      <text:p text:style-name="P4">
China recently announced that it restricts the sales of chip products in the United States Micron's chip products in China. The US government immediately responded that China ’s ban on Micron’ s ban “has no factual basis”. , Questioning the United States "there is no basis when sanctioning Chinese companies, and now ask others to talk about the basis?"</text:p>
      <text:p text:style-name="P4">
In fact, US sanctions have its basis. The U.S. Department of Justice announced in January 2019(Individual and company)The indictment accused Huawei conspiring to provide Iran with financial services banned by the US government, so it was reasonable to determine that Huawei "engaged in activities that violated US national security or foreign policy interests."</text:p>
      <text:p text:style-name="P4">
<text:span text:style-name="T4">
 Deep analysis: </text:span>
</text:p>
      <text:p text:style-name="P4">
<text:a xlink:type="simple" xlink:href="http://www.cac.gov.cn/2023-05/21/c_1686348043518073.htm" text:style-name="Internet_20_link" text:visited-style-name="Visited_20_Internet_20_Link">
</text:a>
The review found that the product of Meiguang's products had "hidden dangers of more serious Internet security issues", which caused major security risks to the supply chain of key information infrastructure in China and affecting national security. Operators of key information infrastructure in China should stop purchasing Micron's products. U.S<text:a xlink:type="simple" xlink:href="https://edition.cnn.com/2023/05/22/tech/china-ban-us-micron-chips-intl-hnk/index.html" text:style-name="Internet_20_link" text:visited-style-name="Visited_20_Internet_20_Link">
 </text:a>
 、 <text:a xlink:type="simple" xlink:href="https://www.state.gov/briefings/department-press-briefing-may-22-2023/#post-448239-G7" text:style-name="Internet_20_link" text:visited-style-name="Visited_20_Internet_20_Link">
 </text:a>
 、 <text:a xlink:type="simple" xlink:href="https://www.whitehouse.gov/briefing-room/press-briefings/2023/05/23/press-briefing-by-press-secretary-karine-jean-pierre-34/" text:style-name="Internet_20_link" text:visited-style-name="Visited_20_Internet_20_Link">
</text:a>
Responsible in response to the incident, referring to the "no factual basis" on the implementation of the ban on Meiguang Corporation on the grounds of security, these actions are inconsistent with the open market claimed by China and the statement of establishing transparent supervision.</text:p>
      <text:p text:style-name="P4">
The US government's response was regarded by some Chinese media and netizens as "American dual standards." <text:a xlink:type="simple" xlink:href="https://www.chinadaily.com.cn/a/202305/24/WS646d6aa9a310b6054fad4c7a.html" text:style-name="Internet_20_link" text:visited-style-name="Visited_20_Internet_20_Link">
</text:a>
It was reported on May 24 that the United States' response to Meiguang's ban said that the US criticism of China once again showed the dual standards and hypocrisy of the US government; a researcher at the Chinese Academy of Social Sciences Gao Lingyun accepted [] <text:a xlink:type="simple" xlink:href="https://world.huanqiu.com/article/4D1A1SE8681" text:style-name="Internet_20_link" text:visited-style-name="Visited_20_Internet_20_Link">
</text:a>
During the interview, the relevant United States stated that it was a typical manifestation of its dual standards in attitude towards China. Another netizen labeled the "American Double Standard" in Twitter, saying that "although I have no evidence that Huawei threatens national security, it is impossible for you to ban American chips in China. Hey, it's so shameless."</text:p>
      <text:p text:style-name="P4">
<draw:frame draw:style-name="fr1" draw:name="Image101" text:anchor-type="as-char" svg:width="6.9236in" svg:height="8.742182in" draw:z-index="0">
<draw:image xlink:href="../Images/rfamandarin/2023-05-24T12-44-28-04-00/000001.png" xlink:type="simple" xlink:show="embed" xlink:actuate="onLoad" draw:mime-type="image/png"/>
</draw:frame>
The Twitter account of Zhongtong News Agency issued a Twitter account, saying that Chinese Internet people did not say that there was a basis when US sanctions. Figure taken from the media Twitter <text:a xlink:type="simple" xlink:href="https://www.rfa.org/mandarin/shishi-hecha/hc-05242023123712.html/pic-1-4e2d901a793e65d74e0b300c901a50b35a92300d63a872795e33865f767c5e0357165361-7a317f8e570b523688c14e2d570b4f01696d7684664250196c928aaa67094f9d64da3002571653d681ea901a50b35a9263a87279.png" text:style-name="Internet_20_link" text:visited-style-name="Visited_20_Internet_20_Link">
</text:a>
</text:p>
      <text:p text:style-name="P4">
<draw:frame draw:style-name="fr1" draw:name="Image102" text:anchor-type="as-char" svg:width="6.9236in" svg:height="8.636384in" draw:z-index="0">
<draw:image xlink:href="../Images/rfamandarin/2023-05-24T12-44-28-04-00/000002.png" xlink:type="simple" xlink:show="embed" xlink:actuate="onLoad" draw:mime-type="image/png"/>
</draw:frame>
Netizens posted on the social media in Simplified Chinese, saying that the United States criticized that China forbidden Micron's products "have no basis" as dual standards and shameless. Figure taken from Twitter <text:a xlink:type="simple" xlink:href="https://www.rfa.org/mandarin/shishi-hecha/hc-05242023123712.html/pic-2-67097db26c114ee57c219ad44e2d6587767c63a865878ac77f8e514979814ee4-7a31300c7f8e5f0f96d96a19300d4e0d898181c93002571653d681ea63a87279.png" text:style-name="Internet_20_link" text:visited-style-name="Visited_20_Internet_20_Link">
</text:a>
<text:span text:style-name="T4">
 A spokesman for the US State Department "Run if you want to win"? </text:span>
</text:p>
      <text:p text:style-name="P4">
<text:a xlink:type="simple" xlink:href="https://weibo.com/3937348351/N1Xl2eCgx" text:style-name="Internet_20_link" text:visited-style-name="Visited_20_Internet_20_Link">
</text:a>
On the 23rd, a one -minute short video was released. The title wrote in simplified Chinese, "Answering 'Meiguang" and other questions. The US State Department spokesman funny reporters ". At a regular press conference, some Q &amp; A on the Banning of Matthewlee, a reporter from the Associated Press, was questioned. As of the 24th, more than one million views have been accumulated, and more than 1,000 comments have been left. Some netizens are acidic: "The main character is the dual standard" and "run away without winning."In the picture, Li Ti asked: "Do you prohibit or try to prohibit a Chinese company from conducting business here or overseas? Why not allow them to do the same thing?" Miller responded: "The United States has clearly stated that the disable Huawei and Huawei technology are out Worries for national security. "</text:p>
      <text:p text:style-name="P4">
Li chasing: "Can China also have national security concerns?" Miller said: "They are, but as I said, they have clearly stated that they are open to business." Li broke Miller's speech and laughed. "But you also made it clear that you are also open to business." Miller continued: "They said that there is a transparent regulatory framework, I think we have it here, but they don't." Then the next picture was Miller's head and left the podium.</text:p>
      <text:p text:style-name="P4">
<text:a xlink:type="simple" xlink:href="https://www.state.gov/briefings/department-press-briefing-may-22-2023/#post-448239-G7" text:style-name="Internet_20_link" text:visited-style-name="Visited_20_Internet_20_Link">
</text:a>
It shows that the difference between the United States and China is the transparent regulatory framework, and the rule of law is very clear in the United States. Moreover, Miller did not leave the podium immediately after talking about the perfect band, but continued to answer the questions of other reporters.</text:p>
      <text:p text:style-name="P4">
<text:span text:style-name="T4">
 Is there a basis for US sanctions? </text:span>
</text:p>
      <text:p text:style-name="P4">
In January 2019, <text:a xlink:type="simple" xlink:href="https://www.justice.gov/opa/pr/chinese-telecommunications-conglomerate-huawei-and-huawei-cfo-wanzhou-meng-charged-financial" text:style-name="Internet_20_link" text:visited-style-name="Visited_20_Internet_20_Link">
</text:a>
The accusations of Huawei Technology Co., Ltd., the company's chief financial officer Meng Wanzhou, and the two branches are suspected of banking and telecommunications fraud, stealing commercial secrets, and regulations that violate the sanctions, etc., with a total of 23 criminal control. Christopher, Director of the Federal Investigation Bureau (FBI). Christopherwray said at the time that companies like Huawei pose a double threat to the US economy and national security. Huawei subsequently issued a statement to deny all allegations.</text:p>
      <text:p text:style-name="P4">
<draw:frame draw:style-name="fr1" draw:name="Image103" text:anchor-type="as-char" svg:width="6.9236in" svg:height="4.615733in" draw:z-index="0">
<draw:image xlink:href="../Images/rfamandarin/2023-05-24T12-44-28-04-00/000004.png" xlink:type="simple" xlink:show="embed" xlink:actuate="onLoad" draw:mime-type="image/png"/>
</draw:frame>
</text:p>
      <text:p text:style-name="P4">
<draw:frame draw:style-name="fr1" draw:name="Image104" text:anchor-type="as-char" svg:width="6.9236in" svg:height="4.615733in" draw:z-index="0">
<draw:image xlink:href="../Images/rfamandarin/2023-05-24T12-44-28-04-00/000005.png" xlink:type="simple" xlink:show="embed" xlink:actuate="onLoad" draw:mime-type="image/png"/>
</draw:frame>
###### <text:span text:style-name="T4">
 U.S. sources of US sanctions: US Department of Justice, <text:a xlink:type="simple" xlink:href="https://www.bbc.com/zhongwen/trad/world-47037405" text:style-name="Internet_20_link" text:visited-style-name="Visited_20_Internet_20_Link">
</text:a>
Essence Drawing: Asian facts check the laboratory </text:span>
</text:p>
      <text:p text:style-name="P4">
<text:a xlink:type="simple" xlink:href="https://2017-2021.commerce.gov/news/press-releases/2019/05/department-commerce-announces-addition-huawei-technologies-co-ltd.html" text:style-name="Internet_20_link" text:visited-style-name="Visited_20_Internet_20_Link">
</text:a>
It was announced in mid -May 2019 that Huawei and 70 related companies will be included in the "physical list". In the future, if there is no approval of the US government, Huawei will not be able to obtain components and technologies from American companies. The Ministry of Commerce stated that there was a reasonable basis that Huawei had engaged in activities that violated the interests of US national security or foreign policy. Obstructing justice.</text:p>
      <text:p text:style-name="P4">
<text:span text:style-name="T4">
in conclusion:</text:span>
</text:p>
      <text:p text:style-name="P4">
When the U.S. Department of Commerce announced in 2019 that Huawei and related companies were included in the entity list, it clearly revealed the information and legal basis obtained. It is not that Chinese netizens have said that "there is no basis for US sanctions Chinese companies." Some Chinese media and netizens have accused the United States' dual standards with Huawei cases, which is not tru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text:a>
Send it to the Asian factual inspection laboratory, and we will verify and verify it for you. _ </text:span>
 _ 吧 _</text:p>
      <text:p text:style-name="P4">
News Source: <text:a xlink:type="simple" xlink:href="https://www.rfa.org/mandarin/shishi-hecha/hc-05242023123712.html" text:style-name="Internet_20_link" text:visited-style-name="Visited_20_Internet_20_Link">
https://www.rfa.org/mandarin/shishi-hecha/hc-05242023123712.html</text:a>
</text:p>
      <!--NEWS-->
      <text:h text:style-name="P10" text:outline-level="1">
<text:span text:style-name="T4">
De Santis will announce the campaign to the president of the United States in Musk's webcasting</text:span>
</text:h>
      <text:p text:style-name="P4">
Author: 联合早报 (Person)</text:p>
      <text:p text:style-name="P4">
Publisher: 联合早报 (Organization)</text:p>
      <text:p text:style-name="P4">
Published Time: 2023-05-24T12:54</text:p>
      <text:p text:style-name="P4">
Modified Time: 2023-05-24T16:42</text:p>
      <text:p text:style-name="P4">
Description: Governor of Florida, USA, will officially announce on Wednesday (May 24) to officially announce the nomination of the Republican Presidential Election in 2024. Comprehensive Bloomberg and Reuters report, De Santis will be 6 pm on Wednesday, Eastern Time (6 am on Thursday, Singapore time) ...</text:p>
      <text:p text:style-name="P4">
Videos: []</text:p>
      <text:p text:style-name="P4">
Audios: []</text:p>
      <text:p text:style-name="P4">
Images: []</text:p>
      <text:p text:style-name="P4">
Type: NewsArticle</text:p>
      <text:p text:style-name="P4">
Breadcrumbs: ['即时', '国际']</text:p>
      <text:p text:style-name="P4">
Keywords: ['美国总统选举', '共和党']</text:p>
      <!--METADATA-->
      <text:p text:style-name="P4">
Governor of Florida, USA, will officially announce on Wednesday (May 24) to officially announce the nomination of the Republican Presidential Election in 2024.</text:p>
      <text:p text:style-name="P4">
According to Bloomberg and Reuters, De Santis will participate in the President of Twitter at 6 pm on Wednesday, Eastern Time (Singapore time at 6 am).(https://www.zaobao.com.sg/finance/world/story20230421-1385769)Hosting a streaming live discussion.</text:p>
      <text:p text:style-name="P4">
<text:a xlink:type="simple" xlink:href="https://www.zaobao.com.sg/realtime/world/story20230417-1383936" text:style-name="Internet_20_link" text:visited-style-name="Visited_20_Internet_20_Link">
</text:a>
The political team confirmed that he would announce the president in the live broadcast and submit a campaign document to the Federal Election Commission at the same time.</text:p>
      <text:p text:style-name="P4">
When Musk attended an event of the Wall Street Journal, he confirmed that he would show up in the live broadcast and stated that he did not support Desantis.</text:p>
      <text:p text:style-name="P4">
Musk said: "I have no plans to support any specific candidates, but I am interested in Twitter as a place similar to a civic meeting." Last November, Musk said on Twitter that if De Santisus To run for president in 2024, he will support De Santis.</text:p>
      <text:p text:style-name="P4">
According to the New York Times, De Santis said on Monday at the National Religious Broadcasting Conference held at Orando on Monday that he could make the United States further right.</text:p>
      <text:p text:style-name="P4">
De Santis said that Republicans should choose him without choosing a former President Trump, because he can "consolidate" conservatives in the majority of the Supreme Court, and the proportion of conservatives and liberal judges in the Supreme Court, From six to three to seven to two.</text:p>
      <text:p text:style-name="P4">
De Santis also said that his difference between Trump is that he can serve the people for eight years without four years.</text:p>
      <text:p text:style-name="P4">
De Santis was easily re -elected as Governor of Florida in November last year. Trump sought a failure in 2020 and only became the president for four years.</text:p>
      <text:p text:style-name="P4">
De Santis, 44, is considered <text:a xlink:type="simple" xlink:href="https://www.zaobao.com.sg/realtime/world/story20230524-1397602" text:style-name="Internet_20_link" text:visited-style-name="Visited_20_Internet_20_Link">
</text:a>
The most potential Republican opponent. His constant popularity and ability to raise money among Republicans may make him the biggest threat to Trump's re -entry into the White House.</text:p>
      <text:p text:style-name="P4">
News Source: <text:a xlink:type="simple" xlink:href="https://www.zaobao.com.sg/realtime/world/story20230524-1397638" text:style-name="Internet_20_link" text:visited-style-name="Visited_20_Internet_20_Link">
https://www.zaobao.com.sg/realtime/world/story20230524-1397638</text:a>
</text:p>
      <!--NEWS-->
      <text:h text:style-name="P10" text:outline-level="1">
<text:span text:style-name="T4">
Is the "Eryang" at the end of June in the second wave of the new wave of the new crown in China?</text:span>
</text:h>
      <text:p text:style-name="P4">
Author: None (Language: zh)</text:p>
      <text:p text:style-name="P4">
Publisher: None</text:p>
      <text:p text:style-name="P4">
Time: 2023-05-24T12:57:00Z</text:p>
      <text:p text:style-name="P4">
Description: After China's "May 1st" holiday, many people reported that they were infected with the new crown virus in the social media, that is, "Eryang". Zhong Nanshan, an academician of the Chinese Academy of Engineering, recently stated that the second wave of epidemic in the new crown in China this year will be at the end of June. What are the characteristics of the new epidemic peak and how to deal with it? This reporter interviewed Jin Dongyan, an expert in the University of Hong Kong.</text:p>
      <text:p text:style-name="P4">
Videos: []</text:p>
      <text:p text:style-name="P4">
Images: ["<text:a xlink:type="simple" xlink:href="https://static.dw.com/image/65470439_303.jpg" text:style-name="Internet_20_link" text:visited-style-name="Visited_20_Internet_20_Link">
65470439_303.jpg</text:a>
"]</text:p>
      <text:p text:style-name="P4">
Subject: 时政风云</text:p>
      <text:p text:style-name="P4">
Subjects: ['二阳', '新冠', '钟南山', '金冬雁', '疫苗', '重症', '陆蒙吉']</text:p>
      <text:p text:style-name="P4">
Keywords: ['意见反馈']</text:p>
      <text:p text:style-name="P4">
Id: 65719438</text:p>
      <!--METADATA-->
      <text:p text:style-name="P4">
<text:a xlink:type="simple" xlink:href="https://www.dw.com/zh/overlay/image/article/65719438/65470439" text:style-name="Internet_20_link" text:visited-style-name="Visited_20_Internet_20_Link">
 <draw:frame draw:style-name="fr1" draw:name="Image105" text:anchor-type="as-char" svg:width="6.9236in" svg:height="3.896998in" draw:z-index="0">
<draw:image xlink:href="../Images/dwzh/2023-05-24T12-57-00Z/65470439_303.jpg" xlink:type="simple" xlink:show="embed" xlink:actuate="onLoad" draw:mime-type="image/jpeg"/>
</draw:frame>
</text:a>
After the May Day holiday of the people traveling a lot, more discussions on "Eryang" appeared on Chinese social media.</text:p>
      <text:p text:style-name="P4">
(Voice of Germany) On May 22, Zhong Nanshan, an academician of the Chinese Academy of Engineering, said at a forum that according to the model forecast, the second wave of epidemic peaks this year was at the end of June, and the new infection was about 65 million/week. The highest peak infection at the end of May 2023 was 40 million/week. He said: "A Omikon infection can infect more than 30 people. Our epidemic prevention and control strategy has been adjusted from past prevention and control to the current prevention, because infection is difficult to prevent."</text:p>
      <text:p text:style-name="P4">
Jin Dongyan, a professor at the School of Biomedicine of the University of Hong Kong and virus expert, also believes that "the new crown virus will find every susceptible person, which is not transferred by people's will. Unless repeated vaccination is repeatedly vaccinated or is completely isolated from the world, Otherwise it may be infected. "</text:p>
      <text:p text:style-name="P4">
However, for the model prediction data, Jin Dongyan believes whether it will be accurate will be tested by practice, but because China's detection volume is too small, the monitoring network is not dense enough, and it may take time to announce. "So even if it happens, the second wave Come out or severely lag. "</text:p>
      <text:p text:style-name="P4">
As for how to prevent severe illnesses, Professor Jin Dongyan pointed out: "The two major weapons of severe diseases are the same efficient MRNA vaccine like Pfizermodner. "He suggested that once the high -risk person is infected," take the medicine immediately, the sooner the better, you can also strengthen personal protection. "</text:p>
      <text:h text:style-name="P12" text:outline-level="3">
<text:span text:style-name="T4">
"Most of the symptoms of healthy young age and secondary yang are mild"</text:span>
</text:h>
      <text:p text:style-name="P4">
According to a report on May 23, "China News Weekly", Lu Mengji, a professor at the Institute of Virus Research, a Chinese virus of Germany and the University of Essen, said in an interview with "China News Weekly" that compared with the initial infection, the second time, the second time The infectious immune response time will be shorter and the symptoms will be slightly mild. He said that some people’s secondary infections or inevitable; China also faces the second and third waves of epidemic, but because the crowd already has basic immunity, the peak infection will not be too high, and the infection time will be stretched and will not happen. The first round of infection was infected within 6 to 8 weeks. In addition, most people's illness will improve within a few days. If someone has severe symptoms such as continuous high fever, medical treatment can avoid serious consequences in time.</text:p>
      <text:p text:style-name="P4">
According to the surging news report, Li Yan, chief physician of Beijing Youan Hospital infection, introduced the situation that he observed that the patients of "Eryang" are mainly young and middle -aged people from the age of 18 to 60. Symptoms are lighter than the first infection, the course of disease is relatively short, and there are very few severe cases. Therefore, the increase in the number of "Eryang" patients has a small impact on medical resources. "The entire medical condition and the treatment ability are far better than the peak infection at the beginning of the New Year." He said.</text:p>
      <text:p text:style-name="P4">
"Science and Technology Daily" reported that on May 18, Xie Xiaoliang, an academician of the Chinese Academy of Sciences and a professor at Peking University, said at an academic conference that from the statistical data of the current epidemic (take Beijing as an example), the trend chart of this round of epidemic is easier. There is no probability that there will be an epidemic situation at the beginning of this year.</text:p>
      <text:p text:style-name="P4">
Jin Dongyan, a virus expert of the University of Hong Kong, also pointed out that "Two waves are local popularity. With data from Hong Kong and Europe and the United States, the effective reproduction rate RT is below 2, and most of the cases are below 1.5. Vaccination is strengthened. "He also pointed out that the low degree of new crowns is conducive to supplementation of group immunity.</text:p>
      <text:p text:style-name="P4">
"Nature" magazine issued on May 4 this year that although the new crown virus has a trend of recovery, it is unlikely that the hospital's overwhelming blowout epidemic may appear again. All countries are now undergoing a high -frequency but lower mortality infection, which is characterized by a relatively high -proportion mild infection.</text:p>
      <text:h text:style-name="P12" text:outline-level="3">
<text:span text:style-name="T4">
New Crown Virus is still a threat</text:span>
</text:h>
      <text:p text:style-name="P4">
On May 5th, the World Health Organization Director Director Tan Desai announced in Geneva that <text:a xlink:type="simple" xlink:href="https://www.dw.com/zh/zh/中国卫生官员新冠全球紧急状态结束但风险仍在/a-65531544" text:style-name="Internet_20_link" text:visited-style-name="Visited_20_Internet_20_Link">
</text:a>
, But he also emphasized that this does not mean that the new crown virus is no longer a global hygiene threat.</text:p>
      <text:h text:style-name="P12" text:outline-level="3">
<text:span text:style-name="T4">
epidemiologist: China has skipped the "buffer zone" of epidemic prevention</text:span>
</text:h>
      <text:p text:style-name="P4">
Professor Jin Dongyan said in an interview with Voice of Germany on May 24 that after Hong Kong appeared tsunami in April last year, the first and second waves appeared in September last year and January last year. "It is currently at the third wave and is close to the peak. At least 3%to 5%of people infected each day, which is 21 to 350,000 people. 3.25%, 3.16%, and 3.62%. "He also said that the domestic new crown mortality rate is not known. Hong Kong is about 0.1%. The seasonal influenza dies in the same time interval is about or more dying from the new crown. "</text:p>
      <text:p text:style-name="P4">
Professor Jin Dongyan believes that "there will be small waves after a few months after the new crown. Most people have mild symptoms. The severe mortality rate is extremely low, but the absolute number will still be a lot. Extremely low probability incident, tsunami and blowouts should never come again. Countries and regions that have experienced tsunami in the world have not had two tsunami. "</text:p>
      <text:p text:style-name="P4">
(Comprehensive report)</text:p>
      <text:p text:style-name="P4">
News Source: <text:a xlink:type="simple" xlink:href="https://www.dw.com/zh/中国新冠第二波疫情高峰预测6月底到来-二阳-可怕吗？/a-65719438" text:style-name="Internet_20_link" text:visited-style-name="Visited_20_Internet_20_Link">
https://www.dw.com/zh/中国新冠第二波疫情高峰预测6月底到来-二阳-可怕吗？/a-65719438?maca=chi-rss-chi-all-1127-rdf</text:a>
</text:p>
      <!--NEWS-->
      <text:h text:style-name="P10" text:outline-level="1">
<text:span text:style-name="T4">
Cooperate with Broadcom Apple will invest billions of US dollars to develop US 5G components</text:span>
</text:h>
      <text:p text:style-name="P4">
Publisher: 法新社</text:p>
      <text:p text:style-name="P4">
Published Time: 2023-05-24T13:02:07+00:00</text:p>
      <text:p text:style-name="P4">
Modified Time: 2023-05-24T12:50:02+00:00</text:p>
      <text:p text:style-name="P4">
Description: (Agence France -Presse San Francisco, 23rd) Apple Inc. (Apple Inc.) today announced that it will cooperate with the US technology company Broadcom Corp. to invest billions of dollars to create a "cutting -edge end -of -the -frontal end of wireless connection high -speed telecommunications network "el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24T13-02-07-00-00/000000.png" xlink:type="simple" xlink:show="embed" xlink:actuate="onLoad" draw:mime-type="image/png"/>
</draw:frame>
Apple did not specifically explain how many dollars will invest in the alliance with Broadcom, but say that this is part of the commitment to US economic investment.</text:p>
      <text:p text:style-name="P4">
Tim Cook, Apple, said in a statement: "We are glad to make commitments to give full play to the originality, creativity and innovation spirit of the American manufacturing industry."</text:p>
      <text:p text:style-name="P4">
Cook said: "All Apple products depends on the technology of American design and manufacturing. We will continue to expand investment in the US economy because we have unshakable confidence in the future of the United States."</text:p>
      <text:p text:style-name="P4">
According to Apple, this alliance's plan will include designing and manufacturing precision radio frequency components and other "cutting -edge wireless connections" components.</text:p>
      <text:p text:style-name="P4">
Apple said: "5G technology is shaping the future of the next generation of consumer electronics, and Apple will invest tens of billions of dollars in the development of related fields in the United States."</text:p>
      <text:p text:style-name="P4">
Apple was realizing the promise made in 2021. At that time, the Silicon Valley technology giant stated that it plans to invest US $ 430 billion in US economic investment within 5 years.</text:p>
      <text:p text:style-name="P4">
Apple said these investment includes investing funds in data centers, capital plans and suppliers.</text:p>
      <text:p text:style-name="P4">
News Source: <text:a xlink:type="simple" xlink:href="https://www.rfi.fr/cn/%E8%B4%A2%E7%BB%8F%E5%BF%AB%E8%AE%AF/20230524-%E4%B8%8E%E5%8D%9A%E9%80%9A%E5%90%88%E4%BD%9C-%E8%8B%B9%E6%9E%9C%E5%B0%86%E6%8A%95%E5%85%A5%E6%95%B0%E5%8D%81%E4%BA%BF%E7%BE%8E%E5%85%83%E5%8F%91%E5%B1%95%E7%BE%8E%E5%88%B65g%E7%BB%84%E4%BB%B6" text:style-name="Internet_20_link" text:visited-style-name="Visited_20_Internet_20_Link">
https://www.rfi.fr/cn/%E8%B4%A2%E7%BB%8F%E5%BF%AB%E8%AE%AF/20230524-%E4%B8%8E%E5%8D%9A%E9%80%9A%E5%90%88%E4%BD%9C-%E8%8B%B9%E6%9E%9C%E5%B0%86%E6%8A%95%E5%85%A5%E6%95%B0%E5%8D%81%E4%BA%BF%E7%BE%8E%E5%85%83%E5%8F%91%E5%B1%95%E7%BE%8E%E5%88%B65g%E7%BB%84%E4%BB%B6</text:a>
</text:p>
      <!--NEWS-->
      <text:h text:style-name="P10" text:outline-level="1">
<text:span text:style-name="T4">
Lost attraction to young people to reduce entry requirements again</text:span>
</text:h>
      <text:p text:style-name="P4">
Author: None (Language: zh)</text:p>
      <text:p text:style-name="P4">
Publisher: None</text:p>
      <text:p text:style-name="P4">
Time: 2023-05-24T13:46:00Z</text:p>
      <text:p text:style-name="P4">
Description: The Hong Kong police team has been low in recent years, and the Hong Kong Police Department has once again reduced the entry standards, hoping to attract more young people to join. However, some views pointed out that the Hong Kong police in the 2019 "return" movement brutally suppressing protesters caused the police to be seriously damaged. Even if the government issued high salaries, it could not be attractive to young people.</text:p>
      <text:p text:style-name="P4">
Videos: []</text:p>
      <text:p text:style-name="P4">
Images: ["<text:a xlink:type="simple" xlink:href="https://static.dw.com/image/63379729_303.jpg" text:style-name="Internet_20_link" text:visited-style-name="Visited_20_Internet_20_Link">
63379729_303.jpg</text:a>
"]</text:p>
      <text:p text:style-name="P4">
Subject: 时政风云</text:p>
      <text:p text:style-name="P4">
Subjects: ['谷歌', '香港', '雨伞革命', '香港政改', '专题报道：香港“反送中”抗议']</text:p>
      <text:p text:style-name="P4">
Keywords: ['香港', '警察', '职业', '形象', '公务员', '返送中']</text:p>
      <text:p text:style-name="P4">
Id: 65723586</text:p>
      <!--METADATA-->
      <text:p text:style-name="P4">
<text:a xlink:type="simple" xlink:href="https://www.dw.com/zh/overlay/image/article/65723586/63379729" text:style-name="Internet_20_link" text:visited-style-name="Visited_20_Internet_20_Link">
 <draw:frame draw:style-name="fr1" draw:name="Image107" text:anchor-type="as-char" svg:width="6.9236in" svg:height="3.896998in" draw:z-index="0">
<draw:image xlink:href="../Images/dwzh/2023-05-24T13-46-00Z/63379729_303.jpg" xlink:type="simple" xlink:show="embed" xlink:actuate="onLoad" draw:mime-type="image/jpeg"/>
</draw:frame>
</text:a>
After returning to the middle, the Hong Kong police became poor.</text:p>
      <text:p text:style-name="P4">
(Voice of Germany Chinese Network) The Hong Kong Police Office said that in order to "maintain the competitiveness of the police in the human resources market and further improve the efficiency of recruitment," will be adjusted from May 5th. These include canceling the lowest height and weight required; reduce the requirements for the vision of the examinee, that is, the examiner passes the relevant test when wearing glasses or contact lenses, which will be considered as the vision requirements; (Written test) provides candidates with another way to meet the requirements of Chinese ability.</text:p>
      <text:p text:style-name="P4">
According to the documents submitted to the Legislative Council in January this year, as of March 31 last year, the Hong Kong Police Department became the department with the largest vacancy of civil servants, reaching 16.7%, of which the vacancy rate of primary police officers reached 17.7%.</text:p>
      <text:p text:style-name="P4">
In recent years, the Hong Kong police team has become more and more difficult to recruit, and the number of applicants has fallen sharply by 30%two years ago. In order to attract more young people to join, the Police Department has repeatedly reduced the requirements for admission. In March last year, the Hong Kong Police Office announced that starting from April 1, the cancellation of police officers, trainee inspections, and auxiliary police officers must be "lived in Hong Kong for 7 years or more". Special Administrative Region permanent resident. This means that born in Hong Kong but lived in mainland China <text:a xlink:type="simple" xlink:href="https://www.dw.com/zh/zh/香港警察放寬招聘條件-不用居港七年可入職/a-61313018" text:style-name="Internet_20_link" text:visited-style-name="Visited_20_Internet_20_Link">
</text:a>
Essence</text:p>
      <text:h text:style-name="P12" text:outline-level="3">
<text:span text:style-name="T4">
Hong Kong Police Officer Mask talks about moral dilemma</text:span>
</text:h>
      <text:p text:style-name="P4">
The British "Guardian" analysis believes that the willingness to be admitted to the police in Hong Kong has greatly reduced, mainly due to the 2019 "Return" campaign in 2019, the Hong Kong police suppressed protests to let the police's reputation plummeted. The Guardian interviewed an interview with the Hong Kong Police Force for 20 years and is now <text:a xlink:type="simple" xlink:href="https://www.dw.com/zh/zh/反送中破坏警民关系-港警现离职潮/a-53070492" text:style-name="Internet_20_link" text:visited-style-name="Visited_20_Internet_20_Link">
</text:a>
Mr. Wan (transliteration) who immigrate overseas. Mr. Wan said: "(2019) The police in Hong Kong have become the object of hate in Hong Kong." He said: "I am no longer proud of being a member of the police force. The sense of mission. I don’t want to be a person I despise. "</text:p>
      <text:p text:style-name="P4">
Former Hong Kong Member of the Hong Kong member of Scottish Guo Zijian told the Guardian: "In the protests, the police are too humane. Even if the government provides a high salary, people's views on the police are so bad. No one wants to be excluded by friends and family members. So everyone will think twice before choosing to join the police. "</text:p>
      <text:p text:style-name="P4">
The salary of the Hong Kong Police Force has continued to rise in recent years. Grass -roots police officers have increased their starting salary points to HK $ 26,190, and the top salary can reach HK $ 38,365. The inspection salary is 48,500 yuan, and the top salary can reach HK $ 91,615. In contrast, Hong Kong people's monthly income is only 19,600 Hong Kong dollars, and the average monthly salary of university graduates is only about 22,166 yuan after investing in the workplace.</text:p>
      <text:p text:style-name="P4">
Zhong Jianhua, a former assistant professor of the Department of Applied Social Sciences in Hong Kong, also said: "The police's image in society is very bad, so this profession has lost its attractiveness among young people. When the whole society despise the police profession, whoever wants to be should be a person. What about the police? "</text:p>
      <text:h text:style-name="P12" text:outline-level="3">
<text:span text:style-name="T4">
The voice of the family members of the Police Police</text:span>
</text:h>
      <text:p text:style-name="P4">
However, the Hong Kong police said that in recent years, the attack on police officers had worried about the police inspectors, and even worried that serving as the police would bring danger to the security of themselves and their families. In addition, some social surveys have found that young people have confusion about choosing a job, and recruitment difficulties in all walks of life. Among them, the intention and interests of young people to participate in disciplinary forces are also very different from those of the past, which has also led to a decline in the number of applicants.</text:p>
      <text:p text:style-name="P4">
Hong Kong's "Dagong" also reported that from May 16th to 19th, the Hong Kong police recruitment team went to the mainland universities for police recruitment. Chen Jiefeng, a police officer of the Hong Kong Police Department, said that during the two -day itinerary of the Guangdong Station, 90 applications for Hong Kong students from Jinan University were received, and the number of applications was chased near November last year to receive 106 copies of the Hong Kong Police Force for the first time in Mainland universities to receive 106 copies. The total score of the application form.</text:p>
      <text:p text:style-name="P4">
News Source: <text:a xlink:type="simple" xlink:href="https://www.dw.com/zh/对年轻人失去吸引力-香港警队再度降低入职要求/a-65723586" text:style-name="Internet_20_link" text:visited-style-name="Visited_20_Internet_20_Link">
https://www.dw.com/zh/对年轻人失去吸引力-香港警队再度降低入职要求/a-65723586?maca=chi-rss-chi-all-1127-rdf</text:a>
</text:p>
      <!--NEWS-->
      <text:h text:style-name="P10" text:outline-level="1">
<text:span text:style-name="T4">
Modi is popular in Australia to be popular in Canberra to expand the Indian market to reduce dependence on China</text:span>
</text:h>
      <text:p text:style-name="P4">
Author: chinese@voanews.com (杨安)</text:p>
      <text:p text:style-name="P4">
Publisher: 美国之音中文网 (Type: NewsMediaOrganization)</text:p>
      <text:p text:style-name="P4">
Published Time: 2023-05-24T13:49:18+08:00</text:p>
      <text:p text:style-name="P4">
Modified Time: 2023-05-24 05:49:18Z</text:p>
      <text:p text:style-name="P4">
Description: Indian Prime Minister Narendra Modi visited Australia for the second time in his tenure and was welcomed as a rock star in Sydney. Under the shadow of China's expansion, the two major Indo -Pacific regions vowed to strengthen trade and security relationships.</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australia-courts-india-pm-with-a-rockstar-rally-in-effort-to-de-risk-trade-with-china-20230524/7106664.html" text:style-name="Internet_20_link" text:visited-style-name="Visited_20_Internet_20_Link">
https://www.voachinese.com/a/australia-courts-india-pm-with-a-rockstar-rally-in-effort-to-de-risk-trade-with-china-20230524/7106664.html</text:a>
</text:p>
      <!--NEWS-->
      <text:h text:style-name="P10" text:outline-level="1">
<text:span text:style-name="T4">
China's new ambassador to the United States, Xie Feng, has brought new expectations for the improvement of US -China relations</text:span>
</text:h>
      <text:p text:style-name="P4">
Author: chinese@voanews.com (金谷)</text:p>
      <text:p text:style-name="P4">
Publisher: 美国之音中文网 (Type: NewsMediaOrganization)</text:p>
      <text:p text:style-name="P4">
Published Time: 2023-05-24T14:07:31+08:00</text:p>
      <text:p text:style-name="P4">
Modified Time: 2023-05-24 06:07:31Z</text:p>
      <text:p text:style-name="P4">
Description: Xie Feng, a 59 -year -old Ambassador to the United States, arrived at the United States on Tuesday (May 23), and brought new hope for the improvement of US -China relations.</text:p>
      <text:p text:style-name="P4">
Videos: []</text:p>
      <text:p text:style-name="P4">
Images: []</text:p>
      <text:p text:style-name="P4">
Categories: ['中国', '美国', '美中关系']</text:p>
      <text:p text:style-name="P4">
Type: None</text:p>
      <!--METADATA-->
      <text:p text:style-name="P4">
Nonenone</text:p>
      <text:p text:style-name="P4">
News Source: <text:a xlink:type="simple" xlink:href="https://www.voachinese.com/a/china-new-us-ambassador-offers-renewed-hope-for-improving-relationship-20230524/7106670.html" text:style-name="Internet_20_link" text:visited-style-name="Visited_20_Internet_20_Link">
https://www.voachinese.com/a/china-new-us-ambassador-offers-renewed-hope-for-improving-relationship-20230524/7106670.html</text:a>
</text:p>
      <!--NEWS-->
      <text:h text:style-name="P10" text:outline-level="1">
<text:span text:style-name="T4">
German media: China's economy is no longer</text:span>
</text:h>
      <text:p text:style-name="P4">
Author: None (Language: zh)</text:p>
      <text:p text:style-name="P4">
Publisher: None</text:p>
      <text:p text:style-name="P4">
Time: 2023-05-24T14:08:00Z</text:p>
      <text:p text:style-name="P4">
Description: The latest economic data released by China is unsatisfactory, the domestic demand is weak, and the unemployment rate has surged. Is this a short -term subsequent performance after the strict "clearing policy", or is there a deeper political reason?</text:p>
      <text:p text:style-name="P4">
Videos: []</text:p>
      <text:p text:style-name="P4">
Images: ["<text:a xlink:type="simple" xlink:href="https://static.dw.com/image/65673962_303.jpg" text:style-name="Internet_20_link" text:visited-style-name="Visited_20_Internet_20_Link">
65673962_303.jpg</text:a>
", "<text:a xlink:type="simple" xlink:href="https://static.dw.com/image/3571195_7.jpg" text:style-name="Internet_20_link" text:visited-style-name="Visited_20_Internet_20_Link">
3571195_7.jpg</text:a>
"]</text:p>
      <text:p text:style-name="P4">
Subject: 评论分析</text:p>
      <text:p text:style-name="P4">
Subjects: ['薄熙来', '专题报道：习近平访美', '谷歌', '中国共产党', '专题报道：全景观看“习马会”', '中国反腐风暴', '20国集团', '香港', '雨伞革命', '香港政改']</text:p>
      <text:p text:style-name="P4">
Keywords: ['习近平', '改革开放', '邓小平', '经济发展', '一党专政', '香港', '私营企业']</text:p>
      <text:p text:style-name="P4">
Id: 65723945</text:p>
      <!--METADATA-->
      <text:p text:style-name="P4">
<text:a xlink:type="simple" xlink:href="https://www.dw.com/zh/overlay/image/article/65723945/65673962" text:style-name="Internet_20_link" text:visited-style-name="Visited_20_Internet_20_Link">
 <draw:frame draw:style-name="fr1" draw:name="Image108" text:anchor-type="as-char" svg:width="6.9236in" svg:height="3.896998in" draw:z-index="0">
<draw:image xlink:href="../Images/dwzh/2023-05-24T14-08-00Z/65673962_303.jpg" xlink:type="simple" xlink:show="embed" xlink:actuate="onLoad" draw:mime-type="image/jpeg"/>
</draw:frame>
</text:a>
(Voice of Germany) "Business Daily" commented that some large German companies are still confident in China's economic prospects, but they ignore the changes in China's economic model. This article entitled "The Radical Transformation of the Chinese Economic Model" wrote that Xi Jinping is gradually deviating from Deng Xiaoping's economic model of "opening to the outside world":</text:p>
      <text:p text:style-name="P4">
"Xi Jinping's new political route is: In order to stabilize, it would rather sacrifice development vitality, and would rather reduce economic growth, and it could not allow private enterprises such as Alibaba or Tencent to have too much influence.</text:p>
      <text:p text:style-name="P4">
The foundation of the Deng Xiaoping model is the continuous flow of domestic and overseas capital inflows, Western technology transfer, loans of state -owned bank preferential loans, and a large number of migrant workers into cities to work. Their income is extremely low and lack of basic guarantees.</text:p>
      <text:p text:style-name="P4">
The serious social consequences caused by the Deng Xiaoping model should never be beautified, but it is very effective at the economy level and has created China's increasingly large middle class. However, this model has also greatly weakened the power of the Communist Party of China: foreign influences are becoming increasingly obvious, and the middle class is becoming more confident. Migrant workers who are dissatisfied with the status quo have frequently launched protests.</text:p>
      <text:p text:style-name="P4">
At the beginning of Xi Jinping's power, he believed that the phenomenon of corruption was close to the edge of the out of control, which not only permeated all aspects of the CCP's leadership structure, but also threatened the stability of the regime from a long -term perspective. In view of this, there is only one interpretation point for the starting point of economic policy changes in the past few years: Xi Jinping firmly believes that if the centrifugal power of the economic field cannot be controlled, the monopoly position of the Chinese Communist Party will face danger. "</text:p>
      <text:p text:style-name="P4">
Comments pointed out that whether it is a remediation actions for the high -tech industry, a heavy punch of the real estate industry, or the decoustal operation of the West, it is due to the consideration of stabilizing the Communist regime.</text:p>
      <text:p text:style-name="P4">
"In the past seventy -five years, Mao and Deng He Xi did not have essential differences. After all, Deng Xiaoping also ordered the dispatch of tanks to suppress the students who protested in Tiananmen Square in 1989. The parallel existence of the species system will not be crisis to the dominant position of the Communist Party: allowing economic free operation to provide enterprises with a certain degree of rule of law security without intervening in the specific decision -making of private enterprises. Change.</text:p>
      <text:p text:style-name="P4">
<draw:frame draw:style-name="fr1" draw:name="Image109" text:anchor-type="as-char" svg:width="6.9236in" svg:height="4.211402in" draw:z-index="0">
<draw:image xlink:href="../Images/dwzh/2023-05-24T14-08-00Z/3571195_7.jpg" xlink:type="simple" xlink:show="embed" xlink:actuate="onLoad" draw:mime-type="image/jpeg"/>
</draw:frame>
The reform and opening up policy opened in the late 1970s brought the rapid development of the Chinese economy. The picture shows the night view of Shanghai.</text:p>
      <text:p text:style-name="P4">
Another major difference is that the leaders of the Communist Party have emphasized that Taiwan should "return to the embrace of the motherland ', and never promise to abandon the means of force. But Xi Jinping was the first person when the economy was opened. Because of this, China is extremely sensitive to any criticism from the West.</text:p>
      <text:p text:style-name="P4">
All these, <text:a xlink:type="simple" xlink:href="https://www.dw.com/zh/zh/为什么说中国不太可能再次拯救全球经济/a-65613569" text:style-name="Internet_20_link" text:visited-style-name="Visited_20_Internet_20_Link">
</text:a>
"</text:p>
      <text:p text:style-name="P4">
The "Pillar of Guo Yan", which aims to commemorate the "June 4th" dead, was confiscated and destroyed by the Hong Kong authorities, <text:a xlink:type="simple" xlink:href="https://www.dw.com/zh/zh/六四纪念日前夕国殇之柱落户柏林/a-65707655" text:style-name="Internet_20_link" text:visited-style-name="Visited_20_Internet_20_Link">
</text:a>
Essence The "Photo News" commented that the encounter of the "Pillar of Guo Yan" in Hong Kong is by no means individual. "The Communist Party of China has already begun to expand its ruling scope to the West of free and democracy. For this purpose, the means they use include intimidation, their methods of intimidation, and their useful means, including intimidation and intimidation, and their useful means, including intimidation, and intimidation, and their use of intimidation, and their use of intimidation, and their use of intimidation, and their use of intimidation and intimidation. Extract and spy. "Comments::</text:p>
      <text:p text:style-name="P4">
"The Federal German government promises to reduce the economic dependence of Germany to China, but so far, there are very few practical actions for this. For the issue of Chinese trample on human rights, the German government will only respond with vivid remarks.</text:p>
      <text:p text:style-name="P4">
On the issue of dealing with Beijing, Germany's epoch -making turning is urgent because our freedom is also in a dangerous situation. "</text:p>
      <text:p text:style-name="P4">
<text:span text:style-name="T5">
Inding the content of other media, does not represent the position or view of the Voice of Germany. _ </text:span>
 _ 吧 _</text:p>
      <text:p text:style-name="P4">
News Source: <text:a xlink:type="simple" xlink:href="https://www.dw.com/zh/德语媒体：中国经济好景不再/a-65723945" text:style-name="Internet_20_link" text:visited-style-name="Visited_20_Internet_20_Link">
https://www.dw.com/zh/德语媒体：中国经济好景不再/a-65723945?maca=chi-rss-chi-all-1127-rdf</text:a>
</text:p>
      <!--NEWS-->
      <text:h text:style-name="P10" text:outline-level="1">
<text:span text:style-name="T4">
Zhong Nanshan warned that the second round of the epidemic is coming, are you ready?</text:span>
</text:h>
      <text:p text:style-name="P4">
Author: None</text:p>
      <text:p text:style-name="P4">
Publisher: Radio Free Asia (Organization)</text:p>
      <text:p text:style-name="P4">
Published Time: 2023-05-24T14:22:00-04:00</text:p>
      <text:p text:style-name="P4">
Modified Time: 2023-05-24T15:42:24-04:00</text:p>
      <text:p text:style-name="P4">
Description: None</text:p>
      <text:p text:style-name="P4">
Videos: []</text:p>
      <text:p text:style-name="P4">
Audios: ["<text:a xlink:type="simple" xlink:href="https://www.rfa.org/mandarin/yataibaodao/huanjing/jw-052420231020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0" text:anchor-type="as-char" svg:width="6.9236in" svg:height="4.600844in" draw:z-index="0">
<draw:image xlink:href="../Images/rfamandarin/2023-05-24T14-22-00-04-00/000000.png" xlink:type="simple" xlink:show="embed" xlink:actuate="onLoad" draw:mime-type="image/png"/>
</draw:frame>
June 24, 2021 at a portrait of Zhong Nanshan at an art exhibition in Beijing <text:a xlink:type="simple" xlink:href="https://www.rfa.org/mandarin/yataibaodao/huanjing/jw-05242023102047.html/@@images/image" text:style-name="Internet_20_link" text:visited-style-name="Visited_20_Internet_20_Link">
</text:a>
Agencence France -Presse <text:a xlink:type="simple" xlink:href="https://www.rfa.org/mandarin/yataibaodao/huanjing/jw-05242023102047.html/@@stream" text:style-name="Internet_20_link" text:visited-style-name="Visited_20_Internet_20_Link">
</text:a>
Epidemic prevention expert Zhong Nanshan recently said that China will usher in a new wave of epidemic at the end of June and warn that the weak groups should be vaccinated. So, in the face of the "clear zero" sealing control, the Chinese people are ready?</text:p>
      <text:p text:style-name="P4">
<text:a xlink:type="simple" xlink:href="https://www.rfa.org/mandarin/Xinwen/6-05222023140017.html" text:style-name="Internet_20_link" text:visited-style-name="Visited_20_Internet_20_Link">
<text:span text:style-name="T4">
 Zhong Nanshan: At the end of June, it may be approved by the epidemic peak XBB mutant plant vaccine </text:span>
</text:a>
Recently, many Chinese netizens have exposed the results of positive antigen testing, and related entries such as "Eryang" and "New Crown" have also rushed on Weibo. Zhong Nanshan, an academician of the Chinese Academy of Engineering and epidemic prevention experts, recently stated publicly that the second wave of epidemic this year was mainly caused by the Omikon XBB series of strains. A peak will appear in mid -April to the end of May. The second wave of peaks will occur at the end of June, and the number of infections can be as high as 65 million per week.</text:p>
      <text:p text:style-name="P4">
In the three years of the epidemic, the Chinese authorities have carried out the "clear zero" sealing control of tens of millions of population cities, which is still remembered to the outside world. The Washington Post reported on Wednesday that behind Zhong Nanshan's warning, the authorities were also anxious to launch new vaccines to prepare for the peak of the epidemic.</text:p>
      <text:p text:style-name="P4">
When attending the forum event on May 22, Zhong Nanshan also emphasized that as far as the current Chinese epidemic prevention situation is concerned, disadvantaged groups with basic diseases should be vaccinated to prevent infection. He said that the cause of Omikon's infection was not simply severe pneumonia, "the current death is often the aggravation of the basic disease caused by the new crown virus."</text:p>
      <text:p text:style-name="P4">
Zhong Nanshan revealed that there are two vaccines that can currently cover the XBB new crown variants, and they have been initially approved. It is expected to be available soon. In addition, the other 3 to 4 vaccines should be approved soon. But he did not provide details such as clinical test results of these vaccines.</text:p>
      <text:p text:style-name="P4">
US think tank Foreign Relations Committee(Council on Foreign Relation)Huang Yanzhong, a senior researcher at global health issues, said in an interview with this station that it is important for vaccination to prevent infection in infection, but it does not require excessive rendering vaccine prevention effectiveness.</text:p>
      <text:p text:style-name="P4">
"(China's second wave of epidemic) should be more gentle and will not cause great damage to the socio -economic." He said, "I don't know if this new type of vaccine can cope with XBB strains. I think the vaccination vaccine It must be necessary, but it cannot be excessively emphasized and how effective rendering. We can see that so far, the effectiveness of the vaccine is mainly to prevent severe diseases, and the prevention of prevention may not be accurate. "</text:p>
      <text:p text:style-name="P4">
However, the new types of vaccines promoted by Chinese official media do not seem to win the general trust of the public. There are specialists to comment, "It has been proven in December last year that three -shot domestic vaccine and new clinical vaccine have been unable to play." Some people say, "I have not been ready to accept any new vaccine, and it has not yet obeyed it. The old vaccine is recovered. "Some netizens also teased the economic interests behind the vaccine, saying," The new vaccine is developed, how can it not be promoted? "</text:p>
      <text:p text:style-name="P4">
<draw:frame draw:style-name="fr1" draw:name="Image111" text:anchor-type="as-char" svg:width="6.9236in" svg:height="4.612011in" draw:z-index="0">
<draw:image xlink:href="../Images/rfamandarin/2023-05-24T14-22-00-04-00/000001.png" xlink:type="simple" xlink:show="embed" xlink:actuate="onLoad" draw:mime-type="image/png"/>
</draw:frame>
On May 23, 2023, pedestrians on the streets of Beijing put on a mask. (Federation of the Associated Press)</text:p>
      <text:p text:style-name="P4">
Before the China Red Cross Foundation, Ren Ruihong told the station that the international medical community had consensus during the epidemic, that is, the effectiveness of the domestic medicine and Kexing vaccine launched by China, which is far lower than that of the European and American MRNA vaccines. In view of the impact caused by the first wave of epidemic, this time the Chinese public is more difficult to regain confidence in domestic vaccines.</text:p>
      <text:p text:style-name="P4">
"As far as I know, my friends and relatives have a cold response. They don't think what is the use of vaccines at that time. At that time, it was said that the vaccine prevention was prevented, but most people were still seriously ill." She said, "The new vaccine is a variant virus virus. Activated vaccine based on the basis, or the original vaccine, should not improve much in this case. "</text:p>
      <text:p text:style-name="P4">
According to the Chinese media "Science and Technology Daily", Xie Xiaoliang, an academician of the Chinese Academy of Sciences and biophysical chemists, stated at a academic conference last week that the current epidemic trend is more ease, and there is a great chance that it will not repeat the wave of infection at the end of last year to the beginning of this year.</text:p>
      <text:p text:style-name="P4">
The Washington Post reported that although Chinese officials have repeatedly stated that a new wave of epidemic will be relatively mild, public health experts believe that China still needs more active vaccine enhancement plans and ensure the supply of antiviral drugs in hospitals.</text:p>
      <text:p text:style-name="P4">
Huang Yanzhong also emphasized that when Chinese officials and the public face the upcoming second wave of epidemic, they should actively prepare for prevention, but it is unnecessary to restart the previous rigorous epidemic prevention and control measures. He believes that the Chinese medical system has sufficient supply to basic home antiviral drugs, but the reserves and reimbursement work for intensive special effects such as Paxlovid (Paxlovid) need to be strengthened: "Strict measures are actually not unnecessary. , Focus on vaccination and introduce effective antiviral drugs, take preventive measures, such as wearing masks. If these basic measures are in place, there is nothing to worry about. "</text:p>
      <text:p text:style-name="P4">
Ren Ruihong also believes that on the one hand, it is afraid of the people's grievances, and on the other hand, the financial gaps in various places are too large, so it is difficult for the Chinese authorities to restart the past mandatory epidemic prevention measures.</text:p>
      <text:p text:style-name="P4">
The epidemic report released by the Beijing CDC shows that since April 24, Beijing's new crown virus infection and anti -influenza have returned to the number one type of infectious diseases.</text:p>
      <text:p text:style-name="P4">
Reporter: Jingwei Responsible Editor: He Ping.com editor: Hong Wei</text:p>
      <text:p text:style-name="P4">
News Source: <text:a xlink:type="simple" xlink:href="https://www.rfa.org/mandarin/yataibaodao/huanjing/jw-05242023102047.html" text:style-name="Internet_20_link" text:visited-style-name="Visited_20_Internet_20_Link">
https://www.rfa.org/mandarin/yataibaodao/huanjing/jw-05242023102047.html</text:a>
</text:p>
      <!--NEWS-->
      <text:h text:style-name="P10" text:outline-level="1">
<text:span text:style-name="T4">
Russian mercenary recruits prisoners on the battlefield and said about 10,000 people killed Ukraine</text:span>
</text:h>
      <text:p text:style-name="P4">
Publisher: 法新社</text:p>
      <text:p text:style-name="P4">
Published Time: 2023-05-24T14:32:08+00:00</text:p>
      <text:p text:style-name="P4">
Modified Time: 2023-05-24T14:20:03+00:00</text:p>
      <text:p text:style-name="P4">
Description: (AFP, Moscow, 24th) The head of the Russian mercenary organization "Wagner Group" Shou, Priggin, said that about 10,000 prisoners who were recruited to Ukraine had killed the battlefie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24T14-32-08-00-00/000000.png" xlink:type="simple" xlink:show="embed" xlink:actuate="onLoad" draw:mime-type="image/png"/>
</draw:frame>
Yevgeny Prigozhin went to Russia last year to persuade the prisoners to go to Ukraine to fight with Wagner Group (Wagner), and promised that they could be amnesty as long as they returned home.</text:p>
      <text:p text:style-name="P4">
It is believed that these prisoners were used as cannon fodder in Ukraine, accounting for most of the Vagna Group's death and injury in Ukraine.</text:p>
      <text:p text:style-name="P4">
In the movie released last night, Porigzin said: "I took 50,000 prisoners, about 20%of which were killed."</text:p>
      <text:p text:style-name="P4">
As for the soldiers signed a contract with the Wagner Group, the proportion of death was similar, but Porigjin did not provide exact figures.</text:p>
      <text:p text:style-name="P4">
The war that Russia's full invasion of Ukraine has continued for more than one year. The influence of Porigzo has greatly criticized Russia's senior officers as the war has increased, accusing them of being responsible for the Russia's losses.</text:p>
      <text:p text:style-name="P4">
In early May, the White House stated that more than 20,000 Russian troops died in the Ukrainian tribe for 5 months.</text:p>
      <text:p text:style-name="P4">
News Source: <text:a xlink:type="simple" xlink:href="https://www.rfi.fr/cn/%E5%9B%BD%E9%99%85%E6%8A%A5%E9%81%93/20230524-%E4%BF%84%E4%BD%A3%E5%85%B5%E6%8B%9B%E5%8B%9F%E5%9B%9A%E7%8A%AF%E4%B8%8A%E6%88%98%E5%9C%BA-%E9%A6%96%E8%84%91%E7%A7%B0%E7%BA%A61%E4%B8%87%E4%BA%BA%E5%91%BD%E4%B8%A7%E4%B9%8C%E5%85%8B%E5%85%B0" text:style-name="Internet_20_link" text:visited-style-name="Visited_20_Internet_20_Link">
https://www.rfi.fr/cn/%E5%9B%BD%E9%99%85%E6%8A%A5%E9%81%93/20230524-%E4%BF%84%E4%BD%A3%E5%85%B5%E6%8B%9B%E5%8B%9F%E5%9B%9A%E7%8A%AF%E4%B8%8A%E6%88%98%E5%9C%BA-%E9%A6%96%E8%84%91%E7%A7%B0%E7%BA%A61%E4%B8%87%E4%BA%BA%E5%91%BD%E4%B8%A7%E4%B9%8C%E5%85%8B%E5%85%B0</text:a>
</text:p>
      <!--NEWS-->
      <text:h text:style-name="P10" text:outline-level="1">
<text:span text:style-name="T4">
Xi Jinping met with the Prime Minister of Russia promised to support "each other's core interests"</text:span>
</text:h>
      <text:p text:style-name="P4">
Author: None (Language: zh)</text:p>
      <text:p text:style-name="P4">
Publisher: None</text:p>
      <text:p text:style-name="P4">
Time: 2023-05-24T14:34:00Z</text:p>
      <text:p text:style-name="P4">
Description: Chinese President Xi Jinping met on Wednesday the visiting Russian Prime Minister Michase, emphasizing that the two countries will "continue to support each other on the issue of each other's core interests." Since the outbreak of the Ukrainian war, China and Russia have become more closely related. In the context of Western sanctions, China has become Russia's largest energy buyer. Senior Researcher Has, a senior researcher at the Brookings Society of the US Think Tank, said that the leaders of China and Russia are "more because they are together because of their common dissatisfaction and unshanding sense, not because of common goals."</text:p>
      <text:p text:style-name="P4">
Videos: []</text:p>
      <text:p text:style-name="P4">
Images: ["<text:a xlink:type="simple" xlink:href="https://static.dw.com/image/65721971_303.jpg" text:style-name="Internet_20_link" text:visited-style-name="Visited_20_Internet_20_Link">
65721971_303.jpg</text:a>
"]</text:p>
      <text:p text:style-name="P4">
Subject: 时政风云</text:p>
      <text:p text:style-name="P4">
Subjects: ['俄罗斯', '乌克兰', '岛屿主权争端', '专题报道：全景观看“习马会”', '中国', '中共十九大', '德中关系', '普京', '俄罗斯入侵乌克兰']</text:p>
      <text:p text:style-name="P4">
Keywords: ['中国', '俄罗斯', '乌克兰', '米舒斯京', '协议', '合作']</text:p>
      <text:p text:style-name="P4">
Id: 65724304</text:p>
      <!--METADATA-->
      <text:p text:style-name="P4">
<text:a xlink:type="simple" xlink:href="https://www.dw.com/zh/overlay/image/article/65724304/65721971" text:style-name="Internet_20_link" text:visited-style-name="Visited_20_Internet_20_Link">
 <draw:frame draw:style-name="fr1" draw:name="Image113" text:anchor-type="as-char" svg:width="6.9236in" svg:height="3.896998in" draw:z-index="0">
<draw:image xlink:href="../Images/dwzh/2023-05-24T14-34-00Z/65721971_303.jpg" xlink:type="simple" xlink:show="embed" xlink:actuate="onLoad" draw:mime-type="image/jpeg"/>
</draw:frame>
</text:a>
Michase Jing said at the grand welcome ceremony held on Wednesday of the Great Hall of the People that "Russian -China relations have developed to an unprecedented height."</text:p>
      <text:p text:style-name="P4">
(Voice of Germany Chinese website) On Wednesday, Chinese President Xi Jinping was meeting <text:a xlink:type="simple" xlink:href="https://www.dw.com/zh/zh/俄总理访华-李强-愿同俄方进一步扩大经贸往来/a-65709846" text:style-name="Internet_20_link" text:visited-style-name="Visited_20_Internet_20_Link">
</text:a>
It is said that China is willing to "continue to support each other on the issue of each other's core interests."</text:p>
      <text:p text:style-name="P4">
In recent years, between China and Russia <text:a xlink:type="simple" xlink:href="https://www.dw.com/zh/zh/經濟依賴再加深-媒體俄總理將率團訪中/a-65635203" text:style-name="Internet_20_link" text:visited-style-name="Visited_20_Internet_20_Link">
</text:a>
After the invasion of Ukraine in Moscow, the relationship between the two countries has become closer, although Beijing has repeatedly emphasized that he has adopted a neutral position in the conflict.</text:p>
      <text:p text:style-name="P4">
Russian Prime Minister Michase Beijing arrived in China on Monday for a formal visit. He participated in the China -Russia Business Forum in Shanghai on Tuesday, and then flew to Beijing to meet with Prime Minister Li Qiang and President Xi Jinping.</text:p>
      <text:p text:style-name="P4">
This was the highest -level Russian officials since the outbreak of the Ukrainian war last year.</text:p>
      <text:p text:style-name="P4">
During the talks on Wednesday, Xi Jinping told Mi Shusi Jing that the two countries will "continue to support each other on the issue of each other's core interests" and will be on multilateral international stages including the United Nations, SCO, BRICS, and GARC Groups. Strengthen collaboration.</text:p>
      <text:p text:style-name="P4">
Michase Jing said at the grand welcome ceremony held on Wednesday of the Great Hall of the People that "Russian -China relations have developed to an unprecedented height." He also emphasized that the characteristics of bilateral relations between the two countries are "respecting each other's interests, willing to deal with the turbulence of the international stage and the challenges brought by the illegal sanctions of Western collectives."</text:p>
      <text:p text:style-name="P4">
Chinese Prime Minister Li Qiang praised the "Comprehensive Strategic Partnership in China and Russia in the New Era". "I believe that my trip to China will definitely leave you a deep impression."</text:p>
      <text:p text:style-name="P4">
China is Russia's largest trading partner. According to the statistics of Chinese customs, the total bilateral trade reached a record 190 billion US dollars last year.</text:p>
      <text:p text:style-name="P4">
Li Qiang also said on Wednesday that bilateral trade between the two countries has exceeded $ 70 billion so far this year. "The scale of bilateral investment in the two countries has also continued to grow," Li Qiang added.</text:p>
      <text:p text:style-name="P4">
After the talks, the ministers of the two countries signed a series of agreements on the fields of service trade cooperation, sports, patents, and Russia's exports of Xiaomi.</text:p>
      <text:p text:style-name="P4">
Michase's visit to China is accompanied by senior Russian officials including Vice Premier Norwak, including the competent energy policy.</text:p>
      <text:p text:style-name="P4">
Last year, with the West's comprehensive sanctions against Russia, Russia's natural gas exports declined significantly, and China became the largest energy customer in Russia.</text:p>
      <text:h text:style-name="P12" text:outline-level="3">
<text:span text:style-name="T4">
In the future, Russia will be reduced to a "gas station" in China?</text:span>
</text:h>
      <text:p text:style-name="P4">
According to Russian media reports, Novak said at the China -Russia Business Forum held in Shanghai that Russia's energy supply to China will increase by 40%year -on -year in 2023.</text:p>
      <text:p text:style-name="P4">
Analysts pointed out that China has the upper hand in the relationship with Russia. As Moscow is getting more and more internationally isolated, Beijing's influence is gradually increasing.</text:p>
      <text:p text:style-name="P4">
Ryan Hass, a senior researcher at the Brookings Society of the United States Think Tank, told AFP that the leaders of China and Russia are "more because of common dissatisfaction and unsally, not because of common goals." Essence</text:p>
      <text:p text:style-name="P4">
The former White House official analyzed: "Both leaders of the two countries are dissatisfied and threatened by the leadership of the West in the international system, and believe that their country should be more respectful on issues involving their own interests."</text:p>
      <text:p text:style-name="P4">
In February this year, the Chinese government published a "[]" <text:a xlink:type="simple" xlink:href="https://www.dw.com/zh/zh/中国的12点立场声明引起何种反响/a-64813222" text:style-name="Internet_20_link" text:visited-style-name="Visited_20_Internet_20_Link">
</text:a>
"But Western countries suspect that this document will provide Russia with the mouth that annexes the territory of Ukraine.</text:p>
      <text:p text:style-name="P4">
<text:a xlink:type="simple" xlink:href="https://www.dw.com/zh/zh/习近平莫斯科之行带回了什么/a-65092558" text:style-name="Internet_20_link" text:visited-style-name="Visited_20_Internet_20_Link">
</text:a>
, And invite Russian President Putin to visit China.</text:p>
      <text:h text:style-name="P12" text:outline-level="3">
<text:span text:style-name="T4">
China is the best mediation person in the Ukrainian crisis?</text:span>
</text:h>
      <text:p text:style-name="P4">
(Reuters)</text:p>
      <text:p text:style-name="P4">
News Source: <text:a xlink:type="simple" xlink:href="https://www.dw.com/zh/习近平会见俄总理-许诺支持-彼此核心利益/a-65724304" text:style-name="Internet_20_link" text:visited-style-name="Visited_20_Internet_20_Link">
https://www.dw.com/zh/习近平会见俄总理-许诺支持-彼此核心利益/a-65724304?maca=chi-rss-chi-all-1127-rdf</text:a>
</text:p>
      <!--NEWS-->
      <text:h text:style-name="P10" text:outline-level="1">
<text:span text:style-name="T4">
Amazon withdrew from the Chinese market? The company responded</text:span>
</text:h>
      <text:p text:style-name="P4">
Author: None</text:p>
      <text:p text:style-name="P4">
Publisher: Radio Free Asia (Organization)</text:p>
      <text:p text:style-name="P4">
Published Time: 2023-05-24T14:35:55-04:00</text:p>
      <text:p text:style-name="P4">
Modified Time: 2023-05-24T14:3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4.612011in" draw:z-index="0">
<draw:image xlink:href="../Images/rfamandarin/2023-05-24T14-35-55-04-00/000000.png" xlink:type="simple" xlink:show="embed" xlink:actuate="onLoad" draw:mime-type="image/png"/>
</draw:frame>
Amazon's official website Amazon.cn logo, at the Beijing 2017 International Book Fair exhibition. <text:a xlink:type="simple" xlink:href="https://www.rfa.org/mandarin/Xinwen/5-05242023143216.html/@@images/image" text:style-name="Internet_20_link" text:visited-style-name="Visited_20_Internet_20_Link">
</text:a>
The Associated Press information picture Chinese media "Surging News" reported on the 23rd that international e -commerce giant Amazon announced that since July 17, Amazon China will no longer provide app store services. Regarding the outside world speculation whether Amazon withdrew from the Chinese market, Amazon China issued a statement on May 24, saying that stopping Amazon App Store services will not affect any current Amazon's business operations in China, including Amazon Overseas Purchase, Amazon Global Store and Amazon China official Website Amazon.cn. According to Amazon's official website "Amazon.cn", an email announcement was issued to the platform users on Tuesday: "Dear Amazon App Store customers, hello!We have noticed that you have used/or are still using AmazonAppStore before. The email notifys you that from July 17, Amazon China will no longer provide application store services. "Last year Amazon announced that its China Kindle Electronic Bookstore will stop operation on June 30, 2023, and June 30, 2024 The download function of the Kindle e -book will be closed. Responsible editor: Chen Pinjie</text:p>
      <text:p text:style-name="P4">
News Source: <text:a xlink:type="simple" xlink:href="https://www.rfa.org/mandarin/Xinwen/5-05242023143216.html" text:style-name="Internet_20_link" text:visited-style-name="Visited_20_Internet_20_Link">
https://www.rfa.org/mandarin/Xinwen/5-05242023143216.html</text:a>
</text:p>
      <!--NEWS-->
      <text:h text:style-name="P10" text:outline-level="1">
<text:span text:style-name="T4">
Russian supersonic scientists are controlled with confidentiality to China</text:span>
</text:h>
      <text:p text:style-name="P4">
Author: None (Language: zh)</text:p>
      <text:p text:style-name="P4">
Publisher: None</text:p>
      <text:p text:style-name="P4">
Time: 2023-05-24T14:36:00Z</text:p>
      <text:p text:style-name="P4">
Description: Reuters quoted sources as saying that a leader in Russia's leading scientific research and two other supersonic missile technical experts were arrested for the crime of betrayal, which was accused of providing confidential information to China.</text:p>
      <text:p text:style-name="P4">
Videos: []</text:p>
      <text:p text:style-name="P4">
Images: ["<text:a xlink:type="simple" xlink:href="https://static.dw.com/image/61040334_303.jpg" text:style-name="Internet_20_link" text:visited-style-name="Visited_20_Internet_20_Link">
61040334_303.jpg</text:a>
"]</text:p>
      <text:p text:style-name="P4">
Subject: 时政风云</text:p>
      <text:p text:style-name="P4">
Subjects: ['俄罗斯', '乌克兰', '普京', '俄罗斯入侵乌克兰']</text:p>
      <text:p text:style-name="P4">
Keywords: ['机密', '科技机密', '技术机密', '俄罗斯科学家', '超音速导弹', '叛国罪', '俄罗斯', 'ITAM']</text:p>
      <text:p text:style-name="P4">
Id: 65724308</text:p>
      <!--METADATA-->
      <text:p text:style-name="P4">
<text:a xlink:type="simple" xlink:href="https://www.dw.com/zh/overlay/image/article/65724308/61040334" text:style-name="Internet_20_link" text:visited-style-name="Visited_20_Internet_20_Link">
 <draw:frame draw:style-name="fr1" draw:name="Image115" text:anchor-type="as-char" svg:width="6.9236in" svg:height="3.896998in" draw:z-index="0">
<draw:image xlink:href="../Images/dwzh/2023-05-24T14-36-00Z/61040334_303.jpg" xlink:type="simple" xlink:show="embed" xlink:actuate="onLoad" draw:mime-type="image/jpeg"/>
</draw:frame>
</text:a>
(Voice of Germany) Reuters quoted sources as saying that Alexandrshiplyuk, the head of the Institute of Research and Applied Mechanics (ITAM) of Siberia, was suspected of submitted it at a scientific conference in China in 2017 at a scientific conference in China in 2017. Out of secret materials. His two colleagues Anatoly Maslov and Valeryzvegintsey were arrested in June last year and April of this year, respectively.</text:p>
      <text:p text:style-name="P4">
According to sources, Sip You, 56, insists that he is innocent, saying that the relevant information is not confidential, but can be obtained freely on the Internet.</text:p>
      <text:p text:style-name="P4">
Reuters reported that the Sipuyk case arrested last August was a series of new cases of Russian scientists accused of leaking secrets to Beijing in recent years.</text:p>
      <text:p text:style-name="P4">
<text:a xlink:type="simple" xlink:href="https://www.dw.com/zh/zh/俄罗斯高超音速导弹你所该知道的/a-61235544" text:style-name="Internet_20_link" text:visited-style-name="Visited_20_Internet_20_Link">
</text:a>
Show, <text:a xlink:type="simple" xlink:href="https://www.dw.com/zh/zh/乌克兰称击落6枚俄高超音速导弹-莫斯科称基辅虚报战绩/a-65638601" text:style-name="Internet_20_link" text:visited-style-name="Visited_20_Internet_20_Link">
</text:a>
 <text:a xlink:type="simple" xlink:href="https://www.dw.com/zh/zh/乌克兰用爱国者击落俄高超音速导弹/a-65541835" text:style-name="Internet_20_link" text:visited-style-name="Visited_20_Internet_20_Link">
</text:a>
The case of the ITAM Institute, and other cases of arresting scientists in the sin of the country before, showing that Moscow lost <text:a xlink:type="simple" xlink:href="https://www.dw.com/zh/zh/俄罗斯又在乌克兰动用高超音速导弹/a-64972052" text:style-name="Internet_20_link" text:visited-style-name="Visited_20_Internet_20_Link">
</text:a>
Very vigilant, including China.</text:p>
      <text:p text:style-name="P4">
Last year, laser expert Dmitry Kolker was arrested in Siberia and was charged with a rebels, but two days later he died of cancer. His lawyer, Alexanderfedulov, told Reuters last week that Calke was confidentially accused of providing China. But his family denied this statement.</text:p>
      <text:p text:style-name="P4">
An scientist Alexanderlukanin, a scientist at Ttomarsk, Siberian City, was arrested for providing science and technology to Beijing in 2020. The Russian National News Agency Tas News reported the news at the time. Last year, he was sentenced to seven and a half years in prison.</text:p>
      <text:p text:style-name="P4">
Valery Mitko, a scientist responsible for the Arctic Science Research Institute of St. Petersburg, was also charged in 2020 to provide confidential information to China. Tas News reported at the time that he went to China to give lectures regularly. Two years later, he died in a house arrest at the age of 81.</text:p>
      <text:p text:style-name="P4">
(Reuters)</text:p>
      <text:p text:style-name="P4">
News Source: <text:a xlink:type="simple" xlink:href="https://www.dw.com/zh/俄超音速科学家受控向中国提供机密/a-65724308" text:style-name="Internet_20_link" text:visited-style-name="Visited_20_Internet_20_Link">
https://www.dw.com/zh/俄超音速科学家受控向中国提供机密/a-65724308?maca=chi-rss-chi-all-1127-rdf</text:a>
</text:p>
      <!--NEWS-->
      <text:h text:style-name="P10" text:outline-level="1">
<text:span text:style-name="T4">
The internal notice of the Ministry of Public Security's internal notice exposure team training online army to fight overseas public opinion war</text:span>
</text:h>
      <text:p text:style-name="P4">
Author: None</text:p>
      <text:p text:style-name="P4">
Publisher: Radio Free Asia (Organization)</text:p>
      <text:p text:style-name="P4">
Published Time: 2023-05-24T14:42:04-04:00</text:p>
      <text:p text:style-name="P4">
Modified Time: 2023-05-24T14:42: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897317in" draw:z-index="0">
<draw:image xlink:href="../Images/rfamandarin/2023-05-24T14-42-04-04-00/000000.png" xlink:type="simple" xlink:show="embed" xlink:actuate="onLoad" draw:mime-type="image/png"/>
</draw:frame>
Badge of the Cyber Security of the Ministry of Public Security <text:a xlink:type="simple" xlink:href="https://www.rfa.org/mandarin/Xinwen/6-05242023143847.html/@@images/image" text:style-name="Internet_20_link" text:visited-style-name="Visited_20_Internet_20_Link">
</text:a>
Baidu Encyclopedia's "China Digital Age" website exclusively disclosed an internal notice of the China Public Security Bureau on the 24th. The main content of the "Overseas Internet Army Investigation Special", the main content of this operation is "sending staff to participate in public opinion battle with the overseas" network army "and effectively maintain online political security." The notice of this leakage also shows that the organizer of the special operation is "Twenty -Four Eleven Bureau", the organizer is called "Hu Fengming", and there are contact information such as internal numbers, mobile phones. "Cyber Security Health Detachment" was mentioned at the beginning, and a "List of Participants" was also attached at the end of the article, with a total of 32 real names of 32 participating policemen. The "Chinese Digital Age" website and cross -verification through cross -verification believe that the documents are true. Taiwan Central News Agency reported. At present, Chinese officials have learned that the list has been leaked and took action, and the connection of multiple websites has failed. Baidu Encyclopedia removed the list, and Weibo also cleaned up all the names in the list. Responsible editor: Chen Pinjie</text:p>
      <text:p text:style-name="P4">
News Source: <text:a xlink:type="simple" xlink:href="https://www.rfa.org/mandarin/Xinwen/6-05242023143847.html" text:style-name="Internet_20_link" text:visited-style-name="Visited_20_Internet_20_Link">
https://www.rfa.org/mandarin/Xinwen/6-05242023143847.html</text:a>
</text:p>
      <!--NEWS-->
      <text:h text:style-name="P10" text:outline-level="1">
<text:span text:style-name="T4">
Biden nominated the head of the new National Security Agency and the Internet Command, and will once again trigger a discussion of the establishment of the online army</text:span>
</text:h>
      <text:p text:style-name="P4">
Author: chinese@voanews.com (杨安)</text:p>
      <text:p text:style-name="P4">
Publisher: 美国之音中文网 (Type: NewsMediaOrganization)</text:p>
      <text:p text:style-name="P4">
Published Time: 2023-05-24T14:42:41+08:00</text:p>
      <text:p text:style-name="P4">
Modified Time: 2023-05-24 06:43:12Z</text:p>
      <text:p text:style-name="P4">
Description: According to reports, the internal notice of the Pentagon has said that US President Joe Biden has nominated by the Air Force Timothy HAUGH to lead the National Security Agency (NSA) and the Internet Command. A U.S. official confirmed this personnel change to "Reuters".</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biden-nominates-next-chief-to-lead-nsa-and-cyber-command-20230524/7106684.html" text:style-name="Internet_20_link" text:visited-style-name="Visited_20_Internet_20_Link">
https://www.voachinese.com/a/biden-nominates-next-chief-to-lead-nsa-and-cyber-command-20230524/7106684.html</text:a>
</text:p>
      <!--NEWS-->
      <text:h text:style-name="P10" text:outline-level="1">
<text:span text:style-name="T4">
Entering the peak of electricity consumption in advance</text:span>
</text:h>
      <text:p text:style-name="P4">
Author: None</text:p>
      <text:p text:style-name="P4">
Publisher: Radio Free Asia (Organization)</text:p>
      <text:p text:style-name="P4">
Published Time: 2023-05-24T14:43:00-04:00</text:p>
      <text:p text:style-name="P4">
Modified Time: 2023-05-24T14:54: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00844in" draw:z-index="0">
<draw:image xlink:href="../Images/rfamandarin/2023-05-24T14-43-00-04-00/000000.png" xlink:type="simple" xlink:show="embed" xlink:actuate="onLoad" draw:mime-type="image/png"/>
</draw:frame>
The picture shows the Shanghai Coal Power Plant's diplomacy weaves a high -voltage transmission line <text:a xlink:type="simple" xlink:href="https://www.rfa.org/mandarin/Xinwen/7-05242023144307.html/@@images/image" text:style-name="Internet_20_link" text:visited-style-name="Visited_20_Internet_20_Link">
</text:a>
France -France -France -France -France -France information pictures are gradually coming in summer, and the southern China has entered the peak of electricity consumption in advance. According to the Chinese media China News Agency recently reported that the highest load of the Southern Power Grid has exceeded 200 million kilowatts this year. Among them, Shenzhen's electricity demand has increased significantly. The Power Supply Bureau pointed out that the current highest load in Shenzhen has exceeded 19 million kilowatts, the highest since this year, and an increase of 8.3%compared with the same period last year. In addition, in Guangdong, the use of electricity loads is greatly affected by temperature. As the temperature rises, the rise in electricity demand in Guangdong is obvious, and it will drive the electric load of Guangdong and the entire southern region to continue to rise. Liang Changxin, a spokesman for the National Energy Administration of China in April this year, stated publicly that according to the research and judgment, China's national power supply "overall guarantee" this year, but some provinces "may have electricity tensions during peak hours." Last summer, China's high temperature and drought have caused the scope of electricity limit in southern cities to expand. It remains to be observed whether this year is repeated. Responsible editor: Chen Pinjie</text:p>
      <text:p text:style-name="P4">
News Source: <text:a xlink:type="simple" xlink:href="https://www.rfa.org/mandarin/Xinwen/7-05242023144307.html" text:style-name="Internet_20_link" text:visited-style-name="Visited_20_Internet_20_Link">
https://www.rfa.org/mandarin/Xinwen/7-05242023144307.html</text:a>
</text:p>
      <!--NEWS-->
      <text:h text:style-name="P10" text:outline-level="1">
<text:span text:style-name="T4">
The US Communist Party Special Committee has adopted policy recommendations for Uighurs and Taiwan</text:span>
</text:h>
      <text:p text:style-name="P4">
Author: None</text:p>
      <text:p text:style-name="P4">
Publisher: Radio Free Asia (Organization)</text:p>
      <text:p text:style-name="P4">
Published Time: 2023-05-24T14:48:00-04:00</text:p>
      <text:p text:style-name="P4">
Modified Time: 2023-05-24T14:55: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5-24T14-48-00-04-00/000000.png" xlink:type="simple" xlink:show="embed" xlink:actuate="onLoad" draw:mime-type="image/png"/>
</draw:frame>
The picture shows the Chairman of the Special Committee Mikegallagher and the chief Democratic member Raja Krishnamoorthi, Raja Krishnamoorthi, participated in the push in Washington last month. <text:a xlink:type="simple" xlink:href="https://www.rfa.org/mandarin/Xinwen/8-05242023144446.html/@@images/image" text:style-name="Internet_20_link" text:visited-style-name="Visited_20_Internet_20_Link">
</text:a>
Reuters of the Reuters picture of the US House of Representatives in the United States and the Communist Party of China and the CCP's Strategic Competition Special Commission passed two policy suggestions on the 24th, which will help the CCP's racial extinction of the CCP and strengthen Taiwan's deterrence. The first policy recommends that the U.S. Congress holds the responsibility of oppressing the relevant Chinese officials of Uyghur people, strengthening US diplomacy efforts to curb China's oppression of Uighurs, implement the prohibition of forced labor products to enter the United States, and restrict the flow of US capital flow to promote the violence of the CCP. Enterprises and US governments propose corresponding sanctions according to relevant bills, and cooperate with Uyghur people who have cooperated with countries around the world. Regarding Taiwan's policy suggestions, it includes the number of rapidly increasing remote crackdown firepower through many years of purchasing, formulating a joint plan with allies and partners, so that the CCP has paid heavy diplomatic and economic costs when invading Taiwan Capability, including accelerating the delivery of US military sales, established a joint force headquarters in accordance with the content of the "2023 National Defense Authorization Act". Chairman of the Special Commission, Republican Republican MP Mike Gallagher, Chief Democratic MP Rajakrishnamoorthi stated in a joint statement that this is only the first step, the special committee of the special committee, the special committee of the special committee, It will continue to show that it is committed to strengthening deterrence in the Taiwan Strait, and will not see the CCP's "crime of crime" of the CCP's perception of racial extinction. "The committee's policies suggestions are in March of this March of this March of the Uyghur racial hearing, and the Taiwan Starring Star in April with Washington Think Tank. Editor: Chen Pinjie</text:p>
      <text:p text:style-name="P4">
News Source: <text:a xlink:type="simple" xlink:href="https://www.rfa.org/mandarin/Xinwen/8-05242023144446.html" text:style-name="Internet_20_link" text:visited-style-name="Visited_20_Internet_20_Link">
https://www.rfa.org/mandarin/Xinwen/8-05242023144446.html</text:a>
</text:p>
      <!--NEWS-->
      <text:h text:style-name="P10" text:outline-level="1">
<text:span text:style-name="T4">
The European Union and the United States discuss coordinated investment and control in China</text:span>
</text:h>
      <text:p text:style-name="P4">
Author: 联合早报 (Person)</text:p>
      <text:p text:style-name="P4">
Publisher: 联合早报 (Organization)</text:p>
      <text:p text:style-name="P4">
Published Time: 2023-05-24T14:50</text:p>
      <text:p text:style-name="P4">
Modified Time: 2023-05-24T15:13</text:p>
      <text:p text:style-name="P4">
Description: On the occasion of exploring new tools to cope with the increasingly hostile economic environment, the European Union and the United States are discussing close cooperation in response to the risk of investing sensitive technologies such as China and other countries. Bloomberg reports that the European Union and the United States will hold a high -level meeting in Lulio, Sweden from May 30th to 31st.</text:p>
      <text:p text:style-name="P4">
Videos: []</text:p>
      <text:p text:style-name="P4">
Audios: []</text:p>
      <text:p text:style-name="P4">
Images: []</text:p>
      <text:p text:style-name="P4">
Type: NewsArticle</text:p>
      <text:p text:style-name="P4">
Breadcrumbs: ['即时', '国际']</text:p>
      <text:p text:style-name="P4">
Keywords: ['欧盟', '美国', '中国', '投资']</text:p>
      <!--METADATA-->
      <text:p text:style-name="P4">
On the occasion of exploring new tools to cope with the increasingly hostile economic environment, the European Union and the United States are discussing close cooperation to invest in countries such as China <text:a xlink:type="simple" xlink:href="https://www.zaobao.com.sg/news/world/story20230517-1395657" text:style-name="Internet_20_link" text:visited-style-name="Visited_20_Internet_20_Link">
</text:a>
risks of.</text:p>
      <text:p text:style-name="P4">
Bloomberg reports that the European Union and the United States will hold a high -level meeting in Lulio, Sweden from May 30th to 31st. According to the latest draft of the meeting, the European Union and the United States will seek coordination of foreign investment review methods to prevent the capital, expertise and expertise of European and American companies. Knowledge is used to support the technological progress of strategic opponents, and threatened national security in Europe and the United States.</text:p>
      <text:p text:style-name="P4">
Senior EU and US officials hope to strengthen cooperation through the trade and technical committee meeting next week to respond to China's self -confidence rise and <text:a xlink:type="simple" xlink:href="https://www.zaobao.com.sg/news/world/story20230522-1397216" text:style-name="Internet_20_link" text:visited-style-name="Visited_20_Internet_20_Link">
</text:a>
Challenge.</text:p>
      <text:p text:style-name="P4">
At the same time as the meeting, the European Commission also plans to submit an EU economic security strategy in June.</text:p>
      <text:p text:style-name="P4">
The European Union has been working hard to strengthen the strategy of China. European Commission Chairman Feng Derian recently proposed a "[] <text:a xlink:type="simple" xlink:href="https://www.zaobao.com.sg/news/china/story20230521-1396883" text:style-name="Internet_20_link" text:visited-style-name="Visited_20_Internet_20_Link">
</text:a>
"The vision, which marks the subtle adjustment of Europe's policy to China, which makes it closer to the Eagle position in Washington. The United States and the Seven -Kinged Group (G7) also use the same wording.</text:p>
      <text:p text:style-name="P4">
News Source: <text:a xlink:type="simple" xlink:href="https://www.zaobao.com.sg/realtime/world/story20230524-1397657" text:style-name="Internet_20_link" text:visited-style-name="Visited_20_Internet_20_Link">
https://www.zaobao.com.sg/realtime/world/story20230524-1397657</text:a>
</text:p>
      <!--NEWS-->
      <text:h text:style-name="P10" text:outline-level="1">
<text:span text:style-name="T4">
" Is the Tenth Anniversary China assisting the development of the banner?</text:span>
</text:h>
      <text:p text:style-name="P4">
Author: None</text:p>
      <text:p text:style-name="P4">
Publisher: Radio Free Asia (Organization)</text:p>
      <text:p text:style-name="P4">
Published Time: 2023-05-24T15:28:00-04:00</text:p>
      <text:p text:style-name="P4">
Modified Time: 2023-05-24T16:34:35-04:00</text:p>
      <text:p text:style-name="P4">
Description: None</text:p>
      <text:p text:style-name="P4">
Videos: []</text:p>
      <text:p text:style-name="P4">
Audios: ["<text:a xlink:type="simple" xlink:href="https://www.rfa.org/mandarin/yataibaodao/junshiwaijiao/tj-0524202310333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9" text:anchor-type="as-char" svg:width="6.9236in" svg:height="4.265831in" draw:z-index="0">
<draw:image xlink:href="../Images/rfamandarin/2023-05-24T15-28-00-04-00/000000.png" xlink:type="simple" xlink:show="embed" xlink:actuate="onLoad" draw:mime-type="image/png"/>
</draw:frame>
China "Belt and Road" schematic diagram <text:a xlink:type="simple" xlink:href="https://www.rfa.org/mandarin/yataibaodao/junshiwaijiao/tj-05242023103331.html/@@images/image" text:style-name="Internet_20_link" text:visited-style-name="Visited_20_Internet_20_Link">
</text:a>
Baidu Encyclopedia  <text:a xlink:type="simple" xlink:href="https://www.rfa.org/mandarin/yataibaodao/junshiwaijiao/tj-05242023103331.html/@@stream" text:style-name="Internet_20_link" text:visited-style-name="Visited_20_Internet_20_Link">
</text:a>
After the CCP leader Xi Jinping proposed the "Belt and Road" initiative in 2013, China took its political and economic influence into many developing countries under the name of "assisting the development". Ten years later, how does the outside world look at debt, human rights, environmental protection and corruption related to the "Belt and Road"?</text:p>
      <text:p text:style-name="P4">
<text:a xlink:type="simple" xlink:href="https://www.rfa.org/mandarin/Xinwen/1-04192023112417.html" text:style-name="Internet_20_link" text:visited-style-name="Visited_20_Internet_20_Link">
<text:span text:style-name="T4">
 Pakistani workers large -scale demonstration protest against China's "Belt and Road" engineer humiliation </text:span>
</text:a>
  * <text:span text:style-name="T4">
<text:a xlink:type="simple" xlink:href="https://www.rfa.org/mandarin/yataibaodao/junshiwaijiao/lf-04062023083006.html" text:style-name="Internet_20_link" text:visited-style-name="Visited_20_Internet_20_Link">
 </text:a>
</text:span>
*<text:a xlink:type="simple" xlink:href="https://www.rfa.org/mandarin/yataibaodao/junshiwaijiao/hx-03032023082300.html" text:style-name="Internet_20_link" text:visited-style-name="Visited_20_Internet_20_Link">
<text:span text:style-name="T4">
 dissatisfied with the low price of Chinese supermarkets dumping Kenya Thousands of people on the street to call Chinese people to leave </text:span>
</text:a>
This year is the tenth anniversary of China's implementation of the “Belt and Road” initiative. While the Beijing authorities expand their influence on the world through “assisting development”, behind the “Belt and Road”, it obviously also contains the huge strategic interests that China wants to obtain. Ten years later, this policy has also become the core of China's foreign economic policy.</text:p>
      <text:p text:style-name="P4">
However, for countries participating in the "Belt and Road" project, accepting China's "assistance" funds have undoubtedly become a double -edged sword, and even negative consequences of unexpectedly.</text:p>
      <text:p text:style-name="P4">
<text:span text:style-name="T4">
 The "Belt and Road" ignores the fundamental demand of developing countries </text:span>
</text:p>
      <text:p text:style-name="P4">
On Wednesday, Wilson Center in Washington think tank in the United States held a seminar on the impact of the "Belt and Road" on the world.</text:p>
      <text:p text:style-name="P4">
At the seminar, Narasritharan, a postdoctoral researcher at the US Public Data Center aid data (Aiddata), pointed out that China has greatly invested in Sri Lanka through the “Belt and Road” through the “Belt and Road”, but ignored the local human rights issues: The differences have not yet been resolved after the war. If it is a assistant in the West, they will coordinate the post -war conflict and ask the local government to investigate the crime of war; Differential differences are still rising. "</text:p>
      <text:p text:style-name="P4">
Nara also said that China aid Sri Lanka is not like Western countries. It assists the areas with the worst impact of the civil war. Instead, it is to choose to invest in port areas that are conducive to developing the China ’s“ Maritime Silk Road ”policy.</text:p>
      <text:p text:style-name="P4">
Nara pointed out that the Chinese authorities should pay more attention to social issues of developing countries, deal with national differences, and avoid the resurgence of civil war in developing countries. China needs to measure how to assist Sri Lanka. I believe that if the aid country has a way to repay the debt, this will help China's interests; if the aid countries re -start the civil war, they will reduce the possibility of repaying Chinese debt. "</text:p>
      <text:p text:style-name="P4">
<draw:frame draw:style-name="fr1" draw:name="Image120" text:anchor-type="as-char" svg:width="6.9236in" svg:height="4.612011in" draw:z-index="0">
<draw:image xlink:href="../Images/rfamandarin/2023-05-24T15-28-00-04-00/000001.png" xlink:type="simple" xlink:show="embed" xlink:actuate="onLoad" draw:mime-type="image/png"/>
</draw:frame>
The Lotus Pagoda Observation Deck, which assisted China, overlooks the Port of Colombo, Sri Lanka, and was taken on September 12, 2022. (Agence France -Presse Data Map)</text:p>
      <text:p text:style-name="P4">
<text:span text:style-name="T4">
 China thinks that "development" can solve all problems </text:span>
</text:p>
      <text:p text:style-name="P4">
Mattferchen, a senior researcher at the Leiden Asia Center, also pointed out at the meeting that the Chinese authorities can solve all social problems through development: "Former Chinese Minister of Foreign Minister Wang Yi said in 2019, 'Development It is the key to solving all problems'. China has similar views in the internal affairs and diplomacy: in the late 1970s, the Chinese authorities believe that development is required; ... in terms of diplomacy, China also believes that development can bring peace to peace And security. "</text:p>
      <text:p text:style-name="P4">
Chen Yixiu pointed out that in fact, the development of the economy does not solve all social problems, especially in China since 2003, it has provided investment and assistance to the outside world. These policies have caused many people's livelihood problems at that time. However, when China was promoting the "Belt and Road", it did not take care of the previous problems, which caused the current situation to deteriorate: "environmental problems, conflicts with the people, lack of communication with local groups, liabilities, etc. Many existing negative issues exist before the implementation of the "Belt and Road" in China. "</text:p>
      <text:p text:style-name="P4">
<text:span text:style-name="T4">
 China helps developing countries to strengthen authoritarian monitoring </text:span>
</text:p>
      <text:p text:style-name="P4">
At the seminar, Jonathansolis, a assistance data analyst at high -level research analysts, also pointed out that the Chinese authorities assisted the authoritarian government of developing countries through the "Belt and Road" project through the "Belt and Road" project: "The first is the system system Sexual tools, such as controlling the telecommunications field through legislation or government organizations. After all, the Chinese government has fully controlled technologies for its domestic telecommunications fields. We have found that many developing countries directly copy related laws of China and Russia to allow them The law serves the person in power. "</text:p>
      <text:p text:style-name="P4">
Solis added: "The second is technical, removed or attack related software through digital technology to block specific web pages or conduct network review; the last one is a traditional approach. What information is posted on the Internet, and government personnel will harass and arrest netizens the next day. "</text:p>
      <text:p text:style-name="P4">
According to Reuters on Wednesday, according to the relevant network security research reports, the testimony of many sources, and the technical data analysis of the Kenyan government of the Chinese liabilities country, it is found that when Kenya is caught in a Chinese debt trap, the Chinese network hacker targets Kenya, including Kenya, including Kenya Eight government departments, including the president's office, conducted several years of cyber attacks. Sources pointed out that at least some of the goals of Chinese hackers are to obtain information on Kenya and related East Africa countries on repaying Beijing's debt capabilities. These contents include China's repayment strategy of investing in countries in Africa, and whether related liabilities are possibilities for further compromise.</text:p>
      <text:p text:style-name="P4">
It is reported that the Chinese Ministry of Foreign Affairs said "unknown" for the above hacker attack news, while the Chinese embassy in the UK stated that China opposes "all forms of cyber attacks and theft behaviors."</text:p>
      <text:p text:style-name="P4">
Reporter: Tang Yuanyuan Responsible: He Ping.com Editor: Hong Wei</text:p>
      <text:p text:style-name="P4">
News Source: <text:a xlink:type="simple" xlink:href="https://www.rfa.org/mandarin/yataibaodao/junshiwaijiao/tj-05242023103331.html" text:style-name="Internet_20_link" text:visited-style-name="Visited_20_Internet_20_Link">
https://www.rfa.org/mandarin/yataibaodao/junshiwaijiao/tj-05242023103331.html</text:a>
</text:p>
      <!--NEWS-->
      <text:h text:style-name="P10" text:outline-level="1">
<text:span text:style-name="T4">
South Korea cancels the launch of self -developed carrier -developed carrier rockets</text:span>
</text:h>
      <text:p text:style-name="P4">
Author: 联合早报 (Person)</text:p>
      <text:p text:style-name="P4">
Publisher: 联合早报 (Organization)</text:p>
      <text:p text:style-name="P4">
Published Time: 2023-05-24T15:44</text:p>
      <text:p text:style-name="P4">
Modified Time: 2023-05-24T15:44</text:p>
      <text:p text:style-name="P4">
Description: The Ministry of Science and Technology Information and Communication (hereinafter referred to as the "Ministry of Science and Technology") announced the cancellation of the launch of the self -developed carrier rocket "World". Reuters reports that the Ministry of Science and Technology found technical problems in the unprecedented preparation work of the "World", so the cancellation was originally scheduled to be at 6 pm on Wednesday (May 24) ...</text:p>
      <text:p text:style-name="P4">
Videos: []</text:p>
      <text:p text:style-name="P4">
Audios: []</text:p>
      <text:p text:style-name="P4">
Images: []</text:p>
      <text:p text:style-name="P4">
Type: NewsArticle</text:p>
      <text:p text:style-name="P4">
Breadcrumbs: ['即时', '国际']</text:p>
      <text:p text:style-name="P4">
Keywords: ['韩国', '火箭', '卫星']</text:p>
      <!--METADATA-->
      <text:p text:style-name="P4">
The Ministry of Science and Technology Information and Communication (hereinafter referred to as "Ministry of Science and Technology") announced the cancellation of launch <text:a xlink:type="simple" xlink:href="https://www.zaobao.com.sg/realtime/world/story20230524-1397622" text:style-name="Internet_20_link" text:visited-style-name="Visited_20_Internet_20_Link">
</text:a>
Essence</text:p>
      <text:p text:style-name="P4">
Reuters reported that the Ministry of Science and Technology found technical problems in the unprecedented preparation of the "World", so it was canceled at 6:24 pm on Wednesday (May 24) (Singapore time on Wednesday at 5:24 pm) Hirocracy plan.</text:p>
      <text:p text:style-name="P4">
The Ministry of Science and Technology and the Korean Aviation Universe Research Institute (KARI) immediately held a meeting of the Launch Management Committee to understand this issue, and it will be announced to the public after understanding the specific situation.</text:p>
      <text:p text:style-name="P4">
Comprehensive media reports, the Ministry of Science and Technology may re -launch the "World" later this week.</text:p>
      <text:p text:style-name="P4">
It is understood that the success or failure of the launch of the "World" depends on whether the new generation of small satellite No. 2 is sent to the orbit with a height of 550 kilometers (the error range is not 5%).</text:p>
      <text:p text:style-name="P4">
News Source: <text:a xlink:type="simple" xlink:href="https://www.zaobao.com.sg/realtime/world/story20230524-1397770" text:style-name="Internet_20_link" text:visited-style-name="Visited_20_Internet_20_Link">
https://www.zaobao.com.sg/realtime/world/story20230524-1397770</text:a>
</text:p>
      <!--NEWS-->
      <text:h text:style-name="P10" text:outline-level="1">
<text:span text:style-name="T4">
Involved in illegal IT labor, the United States and South Korea imposed new sanctions on North Korea</text:span>
</text:h>
      <text:p text:style-name="P4">
Author: 联合早报 (Person)</text:p>
      <text:p text:style-name="P4">
Publisher: 联合早报 (Organization)</text:p>
      <text:p text:style-name="P4">
Published Time: 2023-05-24T15:50</text:p>
      <text:p text:style-name="P4">
Modified Time: 2023-05-24T16:12</text:p>
      <text:p text:style-name="P4">
Description: The United States and South Korea have announced new sanctions on North Korea involving thousands of North Korean information technology (IT) workers, many of which are operating in China and Russia. They are allegedly assisted in providing funds for large -scale killing weapons and missile projects. Reuters reports that the US Treasury Ministry of Finance is week ...</text:p>
      <text:p text:style-name="P4">
Videos: []</text:p>
      <text:p text:style-name="P4">
Audios: []</text:p>
      <text:p text:style-name="P4">
Images: []</text:p>
      <text:p text:style-name="P4">
Type: NewsArticle</text:p>
      <text:p text:style-name="P4">
Breadcrumbs: ['即时', '国际']</text:p>
      <text:p text:style-name="P4">
Keywords: ['美国', '韩国', '制裁朝鲜', '朝鲜']</text:p>
      <!--METADATA-->
      <text:p text:style-name="P4">
The new sanctions on North Korea have involved thousands of sanctions on North Korea <text:a xlink:type="simple" xlink:href="https://www.zaobao.com.sg/news/world/story20230518-1396017" text:style-name="Internet_20_link" text:visited-style-name="Visited_20_Internet_20_Link">
</text:a>
(IT) Workers, many of them operate in China and Russia, their work is said to assist funds for large -scale lethal weapons and missile projects.</text:p>
      <text:p text:style-name="P4">
Reuters reports that the US Ministry of Finance said on Tuesday (May 23) that a person named Kim Sang Man and headquarters headquarters in North Korea, ChinyongInFormation Technology Cooperation Company, because of these ITs because of these ITs) Labor was jointly sanctioned by the United States and South Korea.</text:p>
      <text:p text:style-name="P4">
The Ministry of Foreign Affairs of South Korea also announced that new sanctions on seven individuals and three entities are imposed.(https://www.zaobao.com.sg/news/world/story20230517-1395645)He Zhenyang Information Technology Cooperation Company.</text:p>
      <text:p text:style-name="P4">
The US Treasury Department said North Korea controlled thousands of IT workers around the world, which are mainly distributed in China and Russia.</text:p>
      <text:p text:style-name="P4">
These IT personnel hides their identity, place and nationality, and uses forgery documents to apply for work. They secretly engage in various positions and industries, including "business, health care and fitness, social networks, sports, entertainment and life tastes."</text:p>
      <text:p text:style-name="P4">
The U.S. State Department has previously warned that hiring North Korean IT workers may cause intellectual property to be stolen.</text:p>
      <text:p text:style-name="P4">
The Ministry of Finance said that the other three organizations, including the 110th Research Center, <text:a xlink:type="simple" xlink:href="https://www.zaobao.com.sg/realtime/world/story20230516-1395113" text:style-name="Internet_20_link" text:visited-style-name="Visited_20_Internet_20_Link">
</text:a>
Automation University and the Technical Investigation Bureau, have previously sanctioned by South Korea because they participated in the support of North Korea ’s large -scale killing weapon projects and illegal income.</text:p>
      <text:p text:style-name="P4">
The US Department of Finance is responsible for the deputy minister of counter -terrorism and financial intelligence Nelson: "Today's sanctions continue to focus on North Korea's extensive illegal network and IT workers' actions. These actions provide funds for illegal large -scale killing weapons and ballistic missile projects of the North Korean regime. "</text:p>
      <text:p text:style-name="P4">
The Ministry of Finance also pointed out that North Korea’s technical reconnaissance bureau currently leads North Korea <text:a xlink:type="simple" xlink:href="https://www.zaobao.com.sg/wencui/political/story20230517-1395448" text:style-name="Internet_20_link" text:visited-style-name="Visited_20_Internet_20_Link">
</text:a>
Actions include people associated with the hacker organization "Lazarus".</text:p>
      <text:p text:style-name="P4">
"<text:a xlink:type="simple" xlink:href="https://www.zaobao.com.sg/realtime/world/story20230210-1361803" text:style-name="Internet_20_link" text:visited-style-name="Visited_20_Internet_20_Link">
</text:a>
"His accused of implementing the largest virtual currency theft so far. In March 2022, Lazarus was said to be online game" <text:a xlink:type="simple" xlink:href="https://www.zaobao.com.sg/finance/singapore/story20220821-1304962" text:style-name="Internet_20_link" text:visited-style-name="Visited_20_Internet_20_Link">
</text:a>
(Axieinfinity) related blockchain projects have stolen virtual currencies worth about $ 620 million (about S $ 830 million).</text:p>
      <text:p text:style-name="P4">
News Source: <text:a xlink:type="simple" xlink:href="https://www.zaobao.com.sg/realtime/world/story20230524-1397772" text:style-name="Internet_20_link" text:visited-style-name="Visited_20_Internet_20_Link">
https://www.zaobao.com.sg/realtime/world/story20230524-1397772</text:a>
</text:p>
      <!--NEWS-->
      <text:h text:style-name="P10" text:outline-level="1">
<text:span text:style-name="T4">
The Korean U.S. Nuclear Consultation Group may hold the first meeting in June</text:span>
</text:h>
      <text:p text:style-name="P4">
Author: 联合早报 (Person)</text:p>
      <text:p text:style-name="P4">
Publisher: 联合早报 (Organization)</text:p>
      <text:p text:style-name="P4">
Published Time: 2023-05-24T16:11</text:p>
      <text:p text:style-name="P4">
Modified Time: 2023-05-24T16:16</text:p>
      <text:p text:style-name="P4">
Description: After the leader of Han and American leaders agreed to the newly established extension and deterrence bilateral negotiation mechanism "Nuclear Consulting Group" (NCG), the two governments intend to hold the first group meeting as soon as in early June. Yonhap News Agency reported on Wednesday (May 24) that the first NCG meeting will be the assistant level of the defense ministers ...</text:p>
      <text:p text:style-name="P4">
Videos: []</text:p>
      <text:p text:style-name="P4">
Audios: []</text:p>
      <text:p text:style-name="P4">
Images: []</text:p>
      <text:p text:style-name="P4">
Type: NewsArticle</text:p>
      <text:p text:style-name="P4">
Breadcrumbs: ['即时', '国际']</text:p>
      <text:p text:style-name="P4">
Keywords: ['韩国', '美国', '韩美关系', '核武器']</text:p>
      <!--METADATA-->
      <text:p text:style-name="P4">
After the leader of Han and American leaders agreed to the newly established extension and deterrence bilateral negotiation mechanism "Nuclear Consulting Group" (NCG), the two governments intend to hold the first group meeting as soon as in early June.</text:p>
      <text:p text:style-name="P4">
The Yonhap News Agency reported on Wednesday (May 24) that the first NCG meeting will be a consultation at the assistant of the defense ministers.</text:p>
      <text:p text:style-name="P4">
The senior official of the South Korean President's Office said on Wednesday that South Korea will strive to hold the first meeting of the nuclear consulting team as soon as possible, and the two parties are stepping up discussions on related matters. Another official revealed that Hanmei's coordination place does not rule out any possibility.</text:p>
      <text:p text:style-name="P4">
The analysis predicts that both South Korea and the United States will share the provocations of North Korea's nuclear guidance at the meeting, and discuss the plan for joint planning and implement the US nuclear weapons to the Korean Peninsula when something happens.</text:p>
      <text:p text:style-name="P4">
According to the previous consensus reached by the leaders of the two countries, the NCG group will hold four routine meetings each year.</text:p>
      <text:p text:style-name="P4">
News Source: <text:a xlink:type="simple" xlink:href="https://www.zaobao.com.sg/realtime/world/story20230524-1397779" text:style-name="Internet_20_link" text:visited-style-name="Visited_20_Internet_20_Link">
https://www.zaobao.com.sg/realtime/world/story20230524-1397779</text:a>
</text:p>
      <!--NEWS-->
      <text:h text:style-name="P10" text:outline-level="1">
<text:span text:style-name="T4">
Japanese media: Kishida Wenxiong is coordinating to attend the NATO Summit in July</text:span>
</text:h>
      <text:p text:style-name="P4">
Author: None</text:p>
      <text:p text:style-name="P4">
Publisher: Radio Free Asia (Organization)</text:p>
      <text:p text:style-name="P4">
Published Time: 2023-05-24T16:20:19-04:00</text:p>
      <text:p text:style-name="P4">
Modified Time: 2023-05-24T16:20: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4.612011in" draw:z-index="0">
<draw:image xlink:href="../Images/rfamandarin/2023-05-24T16-20-19-04-00/000000.png" xlink:type="simple" xlink:show="embed" xlink:actuate="onLoad" draw:mime-type="image/png"/>
</draw:frame>
The picture shows Kishida Wenxiong on January 31 with the NATO Secretary -General Stetenberg, visiting Japan on January 31 <text:a xlink:type="simple" xlink:href="https://www.rfa.org/mandarin/Xinwen/9-05242023161546.html/@@images/image" text:style-name="Internet_20_link" text:visited-style-name="Visited_20_Internet_20_Link">
</text:a>
The Associated Press Photo Japan Media Kyodo News quoted the Japanese government sources on the 24th that the Japanese Prime Minister Kishida Kishida intends to participate in the NAN Convention Organization (NATO) summit in July in Lithuania, which has coordinated this. It is reported that Kishida Wenxiong has intended to formulate new plans in order to expand cooperation in the field of space and false information. In addition, Japan, as the rotating chairman of the Seventh Kingdom Group (G7), is trying to support Ukraine attacked by Russia, as well as in Indo -Pacific in India Regional strengthening cooperation. Kishida participated in the NATO Summit held in Spain last June and became the first Japanese Prime Minister attending. If this time is also realized, it will be attended for two consecutive years. Kishida Wenxiong said on the same day that Japan did not join NATO's plan, but acknowledged that NATO was planning to open a liaison office in Tokyo, Japan next year. After Japan's statement on the related plans of NATO, the Chinese Ministry of Foreign Affairs spokesman Mao Ning responded to the news at a press conference on Wednesday.</text:p>
      <text:p text:style-name="P4">
News Source: <text:a xlink:type="simple" xlink:href="https://www.rfa.org/mandarin/Xinwen/9-05242023161546.html" text:style-name="Internet_20_link" text:visited-style-name="Visited_20_Internet_20_Link">
https://www.rfa.org/mandarin/Xinwen/9-05242023161546.html</text:a>
</text:p>
      <!--NEWS-->
      <text:h text:style-name="P10" text:outline-level="1">
<text:span text:style-name="T4">
Xi Jinping met with Russian Prime Minister China -Russia signed a economic and trade agreement</text:span>
</text:h>
      <text:p text:style-name="P4">
Author: None</text:p>
      <text:p text:style-name="P4">
Publisher: Radio Free Asia (Organization)</text:p>
      <text:p text:style-name="P4">
Published Time: 2023-05-24T16:24:26-04:00</text:p>
      <text:p text:style-name="P4">
Modified Time: 2023-05-24T16:2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5-24T16-24-26-04-00/000000.png" xlink:type="simple" xlink:show="embed" xlink:actuate="onLoad" draw:mime-type="image/png"/>
</draw:frame>
Chinese President Xi Jinping met with Mikhail Mishustin, a Russian Prime Minister who visited China on May 24th [] [] <text:a xlink:type="simple" xlink:href="https://www.rfa.org/mandarin/Xinwen/10-05242023162138.html/@@images/image" text:style-name="Internet_20_link" text:visited-style-name="Visited_20_Internet_20_Link">
</text:a>
The Associated Press Photo Chinese President Xi Jinping met with Mikhailmishustin, a Russian Prime Minister who visited China on May 24th. Xi Jinping said that China is willing to "continue to support each other on the core interests involving each other" and Strengthen collaboration on multilateral international stage including the United Nations, SCO, BRICS, and 20 Guard Groups. On the same day, Mikhailmishustin also met with Chinese Prime Minister Li Qiang. The two sides signed a series of bilateral energy economic and trade cooperation agreements, including the memorandum of understanding of service trade cooperation, and related documents related to the export and rapid patent review of food. Reuters reported that when meeting with Li Qiang, Michase said that Russian -China relations are currently at the highest level of history. The two countries jointly respond to the turbulence of the collective sanctions and international situations from the Western collective sanctions, respecting each other's interests. Michase Beijing has visited Beijing's highest -level officials since the Russian and Ukraine War. Although the pressure on the United States and the West has continued to increase the pressure on China and Russia, the data show that the economic and trade relations between the two countries are still developing. According to Interfaxnews Agency, Russia is expected to increase by 40%of China's energy exports this year, and the two countries are discussing technology equipment to Russia. The Seventh Kingdom Group (G7) issued a statement during the summit last weekend. On the Russian and Ukraine War and Taiwan issues, the leaders of Russia and China warned. China pressured Russia and asked it to withdraw troops from Ukraine. Responsible editor: Chen Pinjie</text:p>
      <text:p text:style-name="P4">
News Source: <text:a xlink:type="simple" xlink:href="https://www.rfa.org/mandarin/Xinwen/10-05242023162138.html" text:style-name="Internet_20_link" text:visited-style-name="Visited_20_Internet_20_Link">
https://www.rfa.org/mandarin/Xinwen/10-05242023162138.html</text:a>
</text:p>
      <!--NEWS-->
      <text:h text:style-name="P10" text:outline-level="1">
<text:span text:style-name="T4">
Li Wenzu was asked to open the door to open the door to check "the people in the house are suspected of taking drugs"</text:span>
</text:h>
      <text:p text:style-name="P4">
Author: None</text:p>
      <text:p text:style-name="P4">
Publisher: Radio Free Asia (Organization)</text:p>
      <text:p text:style-name="P4">
Published Time: 2023-05-24T16:32:00-04:00</text:p>
      <text:p text:style-name="P4">
Modified Time: 2023-05-24T16:33: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29306in" draw:z-index="0">
<draw:image xlink:href="../Images/rfamandarin/2023-05-24T16-32-00-04-00/000000.png" xlink:type="simple" xlink:show="embed" xlink:actuate="onLoad" draw:mime-type="image/png"/>
</draw:frame>
Chinese lawyer Wang Wenzheng's wife Li Wenzu lived in the home of Beijing's rights defenders, but the police came to the house for inspection. <text:a xlink:type="simple" xlink:href="https://www.rfa.org/mandarin/Xinwen/11-05242023163043.html/@@images/image" text:style-name="Internet_20_link" text:visited-style-name="Visited_20_Internet_20_Link">
</text:a>
Li Wenzu Twitter Video Screenshot Chinese Lawyer Wang Wenzhang's wife Li Wenzu uploaded a number of videos on Twitter on May 24, saying that she took her children to live in Beijing's rights in the Noye Ringhuan, but the police asked to ask for inspection. The police claimed to take over When the report was reported, the people in the house were suspected of taking drugs. Li Wenzu wrote on Twitter: "At about 11:30 pm on May 24, 2023, the police knocked on the door for nearly twenty minutes. Crying was scared and asked them what to do if they broke in? Just soothed the child to sleep!The police officer of the 5 Guang'anmen police station came to knock on the door and shouted, and wanted to enter the house for inspection. "She was at 3 am on May 25, local time. I posted again, "The police are here again, saying that I will not open the door again, they have to ask for a instruction, and they may have to break in."</text:p>
      <text:p text:style-name="Quotations">

<text:p text:style-name="P4">
At about 11:30 pm on May 24, 2023, the police knocked on the door for nearly 20 minutes, and my children and I were there. The child was so scared that I trembled with my whole body, crying while crying, and asked them what to do if they broke in? &gt;
 Just soothed the child to sleep!&gt;
 Five police officers at the Guang'anmen Police Station came to knock on the door and shouted, and went to the house for inspection. <text:a xlink:type="simple" xlink:href="https://t.co/abLpc4y03X" text:style-name="Internet_20_link" text:visited-style-name="Visited_20_Internet_20_Link">
</text:a>
&gt;
&gt;
 - Li Wenzu (Wang Quanzhang's wife)(@709 stable) <text:a xlink:type="simple" xlink:href="https://twitter.com/709liwenzu/status/1661435974084341760" text:style-name="Internet_20_link" text:visited-style-name="Visited_20_Internet_20_Link">
&gt;
 </text:a>
Ye Jinghuan also explained the relevant situation on her Twitter. She said that on May 23 Let Li Wenzu live in my house. "According to Ye Jinghuan, the person in charge stated that Li Wenzu borrowed her house and did not violate the law," but the police have a way to make her live. "Previously, the Beijing Rights Protection Lawyer Wang Quanzhang was broken by the landlord with the landlord with the water and the water was broken. The way of electricity is forced to relocate. Responsible editor: Chen Pinjie</text:p>

</text:p>
      <text:p text:style-name="P4">
News Source: <text:a xlink:type="simple" xlink:href="https://www.rfa.org/mandarin/Xinwen/11-05242023163043.html" text:style-name="Internet_20_link" text:visited-style-name="Visited_20_Internet_20_Link">
https://www.rfa.org/mandarin/Xinwen/11-05242023163043.html</text:a>
</text:p>
      <!--NEWS-->
      <text:h text:style-name="P10" text:outline-level="1">
<text:span text:style-name="T4">
MPs in China after blocking Micron requested to take action to take action in Changxin Storage as a response</text:span>
</text:h>
      <text:p text:style-name="P4">
Author: chinese@voanews.com (金谷)</text:p>
      <text:p text:style-name="P4">
Publisher: 美国之音中文网 (Type: NewsMediaOrganization)</text:p>
      <text:p text:style-name="P4">
Published Time: 2023-05-24T16:41:45+08:00</text:p>
      <text:p text:style-name="P4">
Modified Time: 2023-05-24 08:41:45Z</text:p>
      <text:p text:style-name="P4">
Description: Mike Gallagher, Chairman of the Congress of the House of Representatives and the Communist Party of China and the Republican Republican member of the United States and the Communist Party of China. After Micron) Technology Co., Ltd. issued a ban on products, the US Department of Commerce also implemented trade control in response to China's storage chip manufacturer "Changxin Storage Technology Co., Ltd." (CXMT).</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us-key-lawmaker-demands-retaliation-against-beijing-for-micron-ban-20230524/7106721.html" text:style-name="Internet_20_link" text:visited-style-name="Visited_20_Internet_20_Link">
https://www.voachinese.com/a/us-key-lawmaker-demands-retaliation-against-beijing-for-micron-ban-20230524/7106721.html</text:a>
</text:p>
      <!--NEWS-->
      <text:h text:style-name="P10" text:outline-level="1">
<text:span text:style-name="T4">
The British inflation rate has fallen to individual digits for the first time in August, but still higher than expert expectations</text:span>
</text:h>
      <text:p text:style-name="P4">
Author: 联合早报 (Person)</text:p>
      <text:p text:style-name="P4">
Publisher: 联合早报 (Organization)</text:p>
      <text:p text:style-name="P4">
Published Time: 2023-05-24T16:48</text:p>
      <text:p text:style-name="P4">
Modified Time: 2023-05-24T16:52</text:p>
      <text:p text:style-name="P4">
Description: According to official British data, after maintaining a double -digit inflation rate for eight consecutive months, Britain's April inflation rate fell to individual digits for the first time, but it was still higher than expected, exacerbating the pressure on the British Bank of interest rate hikes. According to Bloomberg and Reuters, the British Consumer Price Index (CPI) in April (CPI) from 3 ...</text:p>
      <text:p text:style-name="P4">
Videos: []</text:p>
      <text:p text:style-name="P4">
Audios: []</text:p>
      <text:p text:style-name="P4">
Images: []</text:p>
      <text:p text:style-name="P4">
Type: NewsArticle</text:p>
      <text:p text:style-name="P4">
Breadcrumbs: ['即时', '国际']</text:p>
      <text:p text:style-name="P4">
Keywords: ['英国', '通货膨胀', '经济']</text:p>
      <!--METADATA-->
      <text:p text:style-name="P4">
According to official British data, after maintaining a double -digit inflation rate for eight consecutive months, Britain's April inflation rate fell to individual digits for the first time, but it was still higher than expected, exacerbating the pressure on the British Bank of interest rate hikes.</text:p>
      <text:p text:style-name="P4">
According to Bloomberg and Reuters, the British consumer price index (CPI) in April fell from 10.1%in March to 8.7%, but it was still higher than the 8.2%of the previous forecast of the economist. Essence</text:p>
      <text:p text:style-name="P4">
This is the first time in the United Kingdom's inflation rate for the first time in the past 8 months, but the decline in the core index is not as good as expected. It will still increase the pressure of the central bank in the summer extension of the interest rate hike cycle. The latest index is considered to be a key crossroad, which is the basis for the central bank to decide whether to continue to raise interest rates.</text:p>
      <text:p text:style-name="P4">
The core inflation rate that the Bank of England is most concerned about does not include food and energy prices with large fluctuations. This index has soared from 6.2%in March to 6.8%.</text:p>
      <text:p text:style-name="P4">
British Bank of -British Governor Andrewbailey said that the central bank is looking for the "evidence" of a decline in inflation, and then "rest" the most radical interest rate hike cycle in Britain in the past forty years. The Bank of England has raised interest rates for about 12 consecutive times and raised key loan interest rates to 4.5%, the highest since 2008.</text:p>
      <text:p text:style-name="P4">
The Bank of England predicts that the inflation rate in the UK will decline sharply this year, but it is still worried that energy prices will decline significantly and cannot reduce price pressure. The price of the British supermarkets has continued to rise in inflation, economic elasticity exceeds expectations, and the labor market is still very tight, further encouraging the pressure of salary.</text:p>
      <text:p text:style-name="P4">
News Source: <text:a xlink:type="simple" xlink:href="https://www.zaobao.com.sg/realtime/world/story20230524-1397784" text:style-name="Internet_20_link" text:visited-style-name="Visited_20_Internet_20_Link">
https://www.zaobao.com.sg/realtime/world/story20230524-1397784</text:a>
</text:p>
      <!--NEWS-->
      <text:h text:style-name="P10" text:outline-level="1">
<text:span text:style-name="T4">
New Year: China's malware attacking Guam system is Taiwan?</text:span>
</text:h>
      <text:p text:style-name="P4">
Author: None</text:p>
      <text:p text:style-name="P4">
Publisher: Radio Free Asia (Organization)</text:p>
      <text:p text:style-name="P4">
Published Time: 2023-05-24T16:50:18-04:00</text:p>
      <text:p text:style-name="P4">
Modified Time: 2023-05-24T16:50: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5-24T16-50-18-04-00/000000.png" xlink:type="simple" xlink:show="embed" xlink:actuate="onLoad" draw:mime-type="image/png"/>
</draw:frame>
The picture shows that when the 2017 China Internet Security Conference was held in Beijing, large screens showed a recent cyber attack that occurred in China. <text:a xlink:type="simple" xlink:href="https://www.rfa.org/mandarin/Xinwen/12-05242023164227.html/@@images/image" text:style-name="Internet_20_link" text:visited-style-name="Visited_20_Internet_20_Link">
</text:a>
According to the New York Times (The New Yorktimes) reported on the 24th, American intelligence agencies and Microsoft found that Chinese malicious software attacks appeared in the telecommunications systems elsewhere in the United States. Microsoft claims that the code "Web Shell" is installed by a Chinese government hacker organization. It is a malicious program that can remotely access the server. Part of the part. The report said that the installation of related malicious programs is very hidden, and sometimes it will flow through routers and other common networking consumer equipment, making it more difficult to track invasion. Household routers are particularly susceptible to attacks, especially old models without updating software and protection. Microsoft and the National Security Agency announced the details of the code on Wednesday enabled business users, manufacturers and others to detect and delete them. This incident has attracted great attention, because Guam has the Pacific port and the huge U.S. Air Force base, which is the core of any military response to Taiwan's invasion or blockade of Taiwan. Microsoft said that so far, there is no evidence that the Chinese organization uses the access right to attack any offensive attack. U.S. government officials said in an interview with the New York Times that they believe that the code is part of China's large -scale intelligence collection. Responsible editor: Chen Pinjie</text:p>
      <text:p text:style-name="P4">
News Source: <text:a xlink:type="simple" xlink:href="https://www.rfa.org/mandarin/Xinwen/12-05242023164227.html" text:style-name="Internet_20_link" text:visited-style-name="Visited_20_Internet_20_Link">
https://www.rfa.org/mandarin/Xinwen/12-05242023164227.html</text:a>
</text:p>
      <!--NEWS-->
      <text:h text:style-name="P10" text:outline-level="1">
<text:span text:style-name="T4">
Column | Network Game: Netizens lamented the cultural storm of laughing fruit: really deprived of funny rights for life</text:span>
</text:h>
      <text:p text:style-name="P4">
Author: None</text:p>
      <text:p text:style-name="P4">
Publisher: Radio Free Asia (Organization)</text:p>
      <text:p text:style-name="P4">
Published Time: 2023-05-24T16:53:01-04:00</text:p>
      <text:p text:style-name="P4">
Modified Time: 2023-05-24T16:53:01-04:00</text:p>
      <text:p text:style-name="P4">
Description: None</text:p>
      <text:p text:style-name="P4">
Videos: []</text:p>
      <text:p text:style-name="P4">
Audios: ["<text:a xlink:type="simple" xlink:href="https://www.rfa.org/mandarin/zhuanlan/wangluoboyi/iwar-052420231537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612011in" draw:z-index="0">
<draw:image xlink:href="../Images/rfamandarin/2023-05-24T16-53-01-04-00/000000.png" xlink:type="simple" xlink:show="embed" xlink:actuate="onLoad" draw:mime-type="image/png"/>
</draw:frame>
On May 17, 2023, the signs of the laughing fruit talk show outside a theater in Shanghai. Agencence France -Presse <text:a xlink:type="simple" xlink:href="https://www.rfa.org/mandarin/zhuanlan/wangluoboyi/iwar-05242023153757.html/@@stream" text:style-name="Internet_20_link" text:visited-style-name="Visited_20_Internet_20_Link">
</text:a>
"Excellent style and can win the battle." In the talk show, use this sentence to describe how powerful the two wild dogs who led home from the mountains, which brings a disaster to Shanghai Xiaoguo Culture Company and talk show actor Li Haoshi.</text:p>
      <text:p text:style-name="P4">
After being reported by Li Haoshi's performance on May 13, he was criticized by Chinese online public opinion and official media as "insulting the people's army." Despite the public apology of Xiaoguo Culture, the company of Xiaoguo Culture was fined 13.35 million yuan by the Beijing Culture and Tourism Bureau and was banned from performing in Beijing and Shanghai. Li Haoshi was dismissed by Xiaoguo Culture Company, Weibo was banned, and the Beijing police filed a case for investigation.</text:p>
      <text:p text:style-name="P4">
Some of the Chinese Internet and Social media believes that Swordsman Culture Company and Li Haoshi should not suffer from this rectification, and such articles are blocked and deleted on WeChat. "Say a few words, laughing fruit is fined 1.335 million" and "No one cares about the Life and Death of a Private Enterprise", what do you say about WeChat 404?</text:p>
      <text:p text:style-name="P4">
In today's "Network Game" program, we please Liu Dasheng, a youth scorcher who lives in the United States and the founder of the American oil pipeline network "VLOG Voice", to analyze the laughter of the laughing fruit culture. For details, please click on the audio file link of the "Internet Game" program on this website.</text:p>
      <text:p text:style-name="P4">
Since March 2021, China has listed "the reputation of heroes and martyrs" in the criminal law, and it can be sentenced to up to 3 years in prison or control. The case that had attracted high attention from public opinion before was 2021. The media person Qiu Ziming was sentenced to 8 months in prison on Weibo about the Chinese military casualties on the Chinese Indian border. The film "Changjin Lake" was sentenced to 7 months.</text:p>
      <text:p text:style-name="P4">
Some online public opinion predicted that the result of Li Haoshi was filed by the Beijing police that he would inevitably be sentenced.</text:p>
      <text:p text:style-name="P4">
After Xiao Guo Culture was punished, some netizens forwarded Beijing well -known jurist Luo Xiang Luo Xiang before being invited by Xiao Guo Culture Company Li Xuan to say "Li Xuan, deprived of funny rights for life", "After all, the talk show is not a place outside the law "Video. Netizens lamented that it seems that there is a thing of deprivation of funny rights for life.</text:p>
      <text:p text:style-name="P4">
According to overseas Chinese digital age and free WeChat monitoring, the article published by the WeChat Public Account Exhibition Hall on May 19th, entitled "I wish the" Laughing Fruit Incident "in the scope of the rule of law" by the WeChat platform with violations of regulations one day later Name shield. Hong Guangyu, the author of this article, believes that the PLA should be respected, but the Li Haoshi talk show did not clearly mention the PLA, but was convicted because of Lenovo caused by rhetoric, which was unprecedented. According to the author of the article, there is no legal basis for Li Haoshi to convict Li Haoshi, and the public security organs should be cautious.</text:p>
      <text:p text:style-name="P4">
Welcome everyone to push the "Internet Game" program linked online.</text:p>
      <text:p text:style-name="P4">
Moderator Xiao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wangluoboyi/iwar-05242023153757.html" text:style-name="Internet_20_link" text:visited-style-name="Visited_20_Internet_20_Link">
https://www.rfa.org/mandarin/zhuanlan/wangluoboyi/iwar-05242023153757.html</text:a>
</text:p>
      <!--NEWS-->
      <text:h text:style-name="P10" text:outline-level="1">
<text:span text:style-name="T4">
Kishida Wenxiong: Japan has no plan to become a NATO member country</text:span>
</text:h>
      <text:p text:style-name="P4">
Author: chinese@voanews.com (杨安)</text:p>
      <text:p text:style-name="P4">
Publisher: 美国之音中文网 (Type: NewsMediaOrganization)</text:p>
      <text:p text:style-name="P4">
Published Time: 2023-05-24T17:06:38+08:00</text:p>
      <text:p text:style-name="P4">
Modified Time: 2023-05-24 09:06:38Z</text:p>
      <text:p text:style-name="P4">
Description: Japanese Prime Minister Kishida Kishida said on Wednesday (May 24) that Japan did not plan to become a member of the North Atlantic Convention Organization (NATO), but confirmed that NATO plans to open a liaison office in Japan.</text:p>
      <text:p text:style-name="P4">
Videos: []</text:p>
      <text:p text:style-name="P4">
Images: []</text:p>
      <text:p text:style-name="P4">
Categories: ['亚太', '欧洲', '军事']</text:p>
      <text:p text:style-name="P4">
Type: None</text:p>
      <!--METADATA-->
      <text:p text:style-name="P4">
Nonenone</text:p>
      <text:p text:style-name="P4">
News Source: <text:a xlink:type="simple" xlink:href="https://www.voachinese.com/a/japan-pm-says-no-plan-to-join-nato-20230524/7106728.html" text:style-name="Internet_20_link" text:visited-style-name="Visited_20_Internet_20_Link">
https://www.voachinese.com/a/japan-pm-says-no-plan-to-join-nato-20230524/7106728.html</text:a>
</text:p>
      <!--NEWS-->
      <text:h text:style-name="P10" text:outline-level="1">
<text:span text:style-name="T4">
"Asia Pacific Report" May 24, 2023 Audio</text:span>
</text:h>
      <text:p text:style-name="P4">
Author: None</text:p>
      <text:p text:style-name="P4">
Publisher: Radio Free Asia (Organization)</text:p>
      <text:p text:style-name="P4">
Published Time: 2023-05-24T17:48:02-04:00</text:p>
      <text:p text:style-name="P4">
Modified Time: 2023-05-24T17:48:02-04:00</text:p>
      <text:p text:style-name="P4">
Description: None</text:p>
      <text:p text:style-name="P4">
Videos: []</text:p>
      <text:p text:style-name="P4">
Audios: ["<text:a xlink:type="simple" xlink:href="https://www.rfa.org/mandarin/apr-audio/yp-052420231001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24T17-48-02-04-00/000000.png" xlink:type="simple" xlink:show="embed" xlink:actuate="onLoad" draw:mime-type="image/png"/>
</draw:frame>
 <text:a xlink:type="simple" xlink:href="https://www.rfa.org/mandarin/apr-audio/yp-05242023100126.html/@@images/image" text:style-name="Internet_20_link" text:visited-style-name="Visited_20_Internet_20_Link">
</text:a>
Free Asia Radio Drawing <text:a xlink:type="simple" xlink:href="https://www.rfa.org/mandarin/apr-audio/yp-05242023100126.html/@@stream" text:style-name="Internet_20_link" text:visited-style-name="Visited_20_Internet_20_Link">
</text:a>
The main content of this show:</text:p>
      <text:p text:style-name="P4">
1 . Students of Lanzhou University disconnected to obtain righteous teachers, and social report phenomena were scum.</text:p>
      <text:p text:style-name="P4">
2 . Chinese official media and Hong Kong chief executive assists, Cathay Pacific service staff was fired;</text:p>
      <text:p text:style-name="P4">
3 . Zhong Nanshan issued a warning that China's second wave of epidemic will cause tens of millions of people to be infected per week;</text:p>
      <text:p text:style-name="P4">
4 . The Japanese chip ban sword refers to China, the lethality may be even more American;</text:p>
      <text:p text:style-name="P4">
5 . In the tenth anniversary of the "Belt and Road", it is difficult for participating countries to face the debt trap.</text:p>
      <text:p text:style-name="P4">
News Source: <text:a xlink:type="simple" xlink:href="https://www.rfa.org/mandarin/apr-audio/yp-05242023100126.html" text:style-name="Internet_20_link" text:visited-style-name="Visited_20_Internet_20_Link">
https://www.rfa.org/mandarin/apr-audio/yp-05242023100126.html</text:a>
</text:p>
      <!--NEWS-->
      <text:h text:style-name="P10" text:outline-level="1">
<text:span text:style-name="T4">
Amazon's further shrinking China business app store is expected to withdraw from the Chinese market</text:span>
</text:h>
      <text:p text:style-name="P4">
Author: chinese@voanews.com (金谷)</text:p>
      <text:p text:style-name="P4">
Publisher: 美国之音中文网 (Type: NewsMediaOrganization)</text:p>
      <text:p text:style-name="P4">
Published Time: 2023-05-24T17:54:21+08:00</text:p>
      <text:p text:style-name="P4">
Modified Time: 2023-05-24 15:11:08Z</text:p>
      <text:p text:style-name="P4">
Description: According to reports, Amazon, a US e -commerce company, sent emails to Chinese users through Amazon AppStore on Tuesday (May 23) that Amazon China will no longer provide application store services. At the same time, Amazon's official website "Amazon.cn" will be suspended, which means that Amazon will withdraw from the Chinese market. If the news confirms that this will shrink the latest business of American technology companies in China.</text:p>
      <text:p text:style-name="P4">
Videos: []</text:p>
      <text:p text:style-name="P4">
Images: []</text:p>
      <text:p text:style-name="P4">
Categories: ['美中贸易', '美国', '经济·金融·贸易', '中国']</text:p>
      <text:p text:style-name="P4">
Type: None</text:p>
      <!--METADATA-->
      <text:p text:style-name="P4">
Nonenone</text:p>
      <text:p text:style-name="P4">
News Source: <text:a xlink:type="simple" xlink:href="https://www.voachinese.com/a/amazon-to-stop-providing-app-store-services-in-china/7106754.html" text:style-name="Internet_20_link" text:visited-style-name="Visited_20_Internet_20_Link">
https://www.voachinese.com/a/amazon-to-stop-providing-app-store-services-in-china/7106754.html</text:a>
</text:p>
      <!--NEWS-->
      <text:h text:style-name="P10" text:outline-level="1">
<text:span text:style-name="T4">
Russia re -open the bridge at the end of the Crimea Bridge</text:span>
</text:h>
      <text:p text:style-name="P4">
Author: 联合早报 (Person)</text:p>
      <text:p text:style-name="P4">
Publisher: 联合早报 (Organization)</text:p>
      <text:p text:style-name="P4">
Published Time: 2023-05-24T18:03</text:p>
      <text:p text:style-name="P4">
Modified Time: 2023-05-24T18:07</text:p>
      <text:p text:style-name="P4">
Description: After the Russian authorities ended the "exercise" mission on Wednesday (May 24) on the Crimean Bridge, they announced the reoperation of the bridge connecting the Russian and Crimean Peninsula on the same day. Reuters reports that Crimea Russian charges, Sergei Aks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克里米亚', '演习', '俄罗斯', '普京']</text:p>
      <!--METADATA-->
      <text:p text:style-name="P4">
After the Russian authorities ended the "exercise" mission on Wednesday (May 24) on the Crimean Bridge, they announced the reoperation of the bridge connecting the Russian and Crimean Peninsula on the same day.</text:p>
      <text:p text:style-name="P4">
Reuters reported that Crimea Russia's head, Sergei Aksyonov, said earlier on Wednesday that the Russian authorities have closed the bridge for several hours due to "performing exercises".</text:p>
      <text:p text:style-name="P4">
It is unclear what the "exercise" referred to by the Russian authorities means.</text:p>
      <text:p text:style-name="P4">
However, according to a video released by a Russian media on social platforms, the main span position of the bridge's central center has emerged with white smoke during the "exercise", and more smoke rises from a passage on the bridge.</text:p>
      <text:p text:style-name="P4">
On October 8, 2022, a 19 -kilometer bridge had a truck explosion attack, <text:a xlink:type="simple" xlink:href="https://www.zaobao.com/realtime/world/story20221008-1320892" text:style-name="Internet_20_link" text:visited-style-name="Visited_20_Internet_20_Link">
</text:a>
The traffic was interrupted. <text:a xlink:type="simple" xlink:href="https://www.zaobao.com/realtime/world/story20221010-1321312" text:style-name="Internet_20_link" text:visited-style-name="Visited_20_Internet_20_Link">
</text:a>
, But Kiev denied this allegations.</text:p>
      <text:p text:style-name="P4">
<draw:frame draw:style-name="fr1" draw:name="Image127" text:anchor-type="as-char" svg:width="6.9236in" svg:height="4.615733in" draw:z-index="0">
<draw:image xlink:href="../Images/zaobao world/2023-05-24T18-03/000000.png" xlink:type="simple" xlink:show="embed" xlink:actuate="onLoad" draw:mime-type="image/png"/>
</draw:frame>
Five months ago, a truck explosion attack occurred in the Crimea Bridge, causing some roads on the bridge to collapse, and many road sections burned fires and rolled smoke. (Agence France -Presse)</text:p>
      <text:p text:style-name="P4">
This is a bridge built four years after Russia occupied Crimea in 2014. It costs 228 billion rubles (nearly S $ 3.8 billion). In addition to strategic significance, it is also an important image project of Russian President Putin.</text:p>
      <text:p text:style-name="P4">
The Crimea Bridge is connected to Krasnodar and Crimea cities in southern Russia, which spans the strait between the Black Sea and the Azov.</text:p>
      <text:p text:style-name="P4">
News Source: <text:a xlink:type="simple" xlink:href="https://www.zaobao.com.sg/realtime/world/story20230524-1397810" text:style-name="Internet_20_link" text:visited-style-name="Visited_20_Internet_20_Link">
https://www.zaobao.com.sg/realtime/world/story20230524-1397810</text:a>
</text:p>
      <!--NEWS-->
      <text:h text:style-name="P10" text:outline-level="1">
<text:span text:style-name="T4">
Malaysia caused 57 people to die last year</text:span>
</text:h>
      <text:p text:style-name="P4">
Author: 联合早报 (Person)</text:p>
      <text:p text:style-name="P4">
Publisher: 联合早报 (Organization)</text:p>
      <text:p text:style-name="P4">
Published Time: 2023-05-24T18:08</text:p>
      <text:p text:style-name="P4">
Modified Time: 2023-05-24T18:52</text:p>
      <text:p text:style-name="P4">
Description: The Local Government Development Department of Malaysia revealed that a total of 818,130 people in the capital of the capital Kuala Lumpur and eight states were affected at the end of last year at the end of last year, and 57 of them died. Every year, the Northeast season is the rainy season and flood season in Malaysia. The affected state that was affected last year included ...</text:p>
      <text:p text:style-name="P4">
Videos: []</text:p>
      <text:p text:style-name="P4">
Audios: []</text:p>
      <text:p text:style-name="P4">
Images: []</text:p>
      <text:p text:style-name="P4">
Type: NewsArticle</text:p>
      <text:p text:style-name="P4">
Breadcrumbs: ['即时', '国际']</text:p>
      <text:p text:style-name="P4">
Keywords: ['马来西亚', '水灾']</text:p>
      <!--METADATA-->
      <text:p text:style-name="P4">
The Local Government Development Department of Malaysia revealed that a total of 818,130 people in the capital of the capital Kuala Lumpur and eight states were affected at the end of last year at the end of last year. 57 of them died.</text:p>
      <text:p text:style-name="P4">
Every year, the Northeast season is the rainy season and flood season in Malaysia. Last year's affected states include Jilandan, Dengjialou and Pahang on the east coast of West Malaysia, Selangor and Kedah on the West West Coast, as well as the Southern Malaysia and the Sarawak of East Malaysia, and the capital Kuala Lumpur. The most serious situation of the affected situation is Jilandan and Dengjialou.</text:p>
      <text:p text:style-name="P4">
Local Government Development Minister Ni Kemin on Tuesday (May 23) pointed out in a written question in Congress that according to data from the National Sanda Management Agency (NADMA), a total of 23,664 households in the affected families. He revealed that the victims include 818,130 non -citizens.</text:p>
      <text:p text:style-name="P4">
Ni Kemin pointed out that all victims were obtained by the government's natural disasters and basic essential products. The government also assisted 28,563 homeowners to repair and rebuild their homes.</text:p>
      <text:p text:style-name="P4">
He said that houses that need to be repaired and reconstructed in the area under the jurisdiction of local governments are handed over to the National Housing Corporation (SPNB) and a Malaysian Housing Company (PR1MA). "As of April 28 this year, a total of 2203 units were completed, including maintenance of 2,135 units and reconstruction of 68 units."</text:p>
      <text:p text:style-name="P4">
News Source: <text:a xlink:type="simple" xlink:href="https://www.zaobao.com.sg/realtime/world/story20230524-1397811" text:style-name="Internet_20_link" text:visited-style-name="Visited_20_Internet_20_Link">
https://www.zaobao.com.sg/realtime/world/story20230524-1397811</text:a>
</text:p>
      <!--NEWS-->
      <text:h text:style-name="P10" text:outline-level="1">
<text:span text:style-name="T4">
The list of new members of the Malaysia Public Accounts Club is released</text:span>
</text:h>
      <text:p text:style-name="P4">
Author: 联合早报 (Person)</text:p>
      <text:p text:style-name="P4">
Publisher: 联合早报 (Organization)</text:p>
      <text:p text:style-name="P4">
Published Time: 2023-05-24T18:50</text:p>
      <text:p text:style-name="P4">
Modified Time: 2023-05-24T18:50</text:p>
      <text:p text:style-name="P4">
Description: The list of new members of the Public Accounts (Public Accounts) of the Malaysian Parliament was released. The new chairman of the Public Accounts Association is Mas, a member of the Malacca Malaysian Malacca Malaysian Malaysian Malaysia, and the vice chairman is Huang Shuqi, a member of the Johor Democratic Action Party of the Party of Kyugar. Speaker of the House of Representatives Zoha ...</text:p>
      <text:p text:style-name="P4">
Videos: []</text:p>
      <text:p text:style-name="P4">
Audios: []</text:p>
      <text:p text:style-name="P4">
Images: []</text:p>
      <text:p text:style-name="P4">
Type: NewsArticle</text:p>
      <text:p text:style-name="P4">
Breadcrumbs: ['即时', '国际']</text:p>
      <text:p text:style-name="P4">
Keywords: ['国会', '马来西亚']</text:p>
      <!--METADATA-->
      <text:p text:style-name="P4">
The list of new members of the Public Accounts (Public Accounts) of the Malaysian Parliament was released. The new chairman of the Public Accounts Association is Mas, a member of the Malacca Malaysian Malacca Malaysian Malaysian Malaysia, and the vice chairman is Huang Shuqi, a member of the Johor Democratic Action Party of the Party of Kyugar.</text:p>
      <text:p text:style-name="P4">
The Speaker of the House of Congress Zohari Adu on Wednesday (May 24) issued a statement to announce the 14 members of the new Public Accounts Committee of the Parliament, including Zheng and Vice Chairman, and 12 members of the Chao and Japan. The 14 people include nine members of the parliament supporting the unity government, and five members of the opposition party parliament.</text:p>
      <text:p text:style-name="P4">
Six of the new members of the public account club are from the Pakatan Harapan, five from the National Alliance, the two from the Barisan Nasional, and one from the Sarawak Party Alliance.</text:p>
      <text:p text:style-name="P4">
Three of the members that attracted attention this time, including the former chairman of the Public Accounts, the UMNO UMNO Bali Long District Councilor Nolena, which once again participated in the Barisan Nasional participation in the public account meeting. Former Ministry of Agricultural and Agricultural and Foundation, a member of the Justice Party, Shen Zhiqin, a member of the Parliament of Battle, and Alibabo, a member of the National League Sarawak Parliament of Energy and Natural Resources.</text:p>
      <text:p text:style-name="P4">
News Source: <text:a xlink:type="simple" xlink:href="https://www.zaobao.com.sg/realtime/world/story20230524-1397818" text:style-name="Internet_20_link" text:visited-style-name="Visited_20_Internet_20_Link">
https://www.zaobao.com.sg/realtime/world/story20230524-1397818</text:a>
</text:p>
      <!--NEWS-->
      <text:h text:style-name="P10" text:outline-level="1">
<text:span text:style-name="T4">
State photography: What is "agricultural management"?</text:span>
</text:h>
      <text:p text:style-name="P4">
Author: chinese@voanews.com (吴国光)</text:p>
      <text:p text:style-name="P4">
Publisher: 美国之音中文网 (Type: NewsMediaOrganization)</text:p>
      <text:p text:style-name="P4">
Published Time: 2023-05-24T19:10:47+08:00</text:p>
      <text:p text:style-name="P4">
Modified Time: 2023-05-24 20:27:31Z</text:p>
      <text:p text:style-name="P4">
Description: Several people broke into your house, grabbed your chicken and ducks, snatched the pigs you raised, pulled out your family's crops, and cut off your tree!Is this a bandit? As farmers recorded these rough behaviors, people began to know a new term called "agricultural management". These guys who grabbing pigs and cutting trees belong to the "agricultural management".</text:p>
      <text:p text:style-name="P4">
Videos: []</text:p>
      <text:p text:style-name="P4">
Images: []</text:p>
      <text:p text:style-name="P4">
Categories: ['特约时评', '经济·金融·贸易', '中国', '法律']</text:p>
      <text:p text:style-name="P4">
Type: None</text:p>
      <!--METADATA-->
      <text:p text:style-name="P4">
Nonenone</text:p>
      <text:p text:style-name="P4">
News Source: <text:a xlink:type="simple" xlink:href="https://www.voachinese.com/a/wu-guoguang-on-chinese-agricultural-administrative-law-enforcement-20230524/7106785.html" text:style-name="Internet_20_link" text:visited-style-name="Visited_20_Internet_20_Link">
https://www.voachinese.com/a/wu-guoguang-on-chinese-agricultural-administrative-law-enforcement-20230524/7106785.html</text:a>
</text:p>
      <!--NEWS-->
      <text:h text:style-name="P10" text:outline-level="1">
<text:span text:style-name="T4">
Moscow: Russian border territory was attacked by a large number of drones</text:span>
</text:h>
      <text:p text:style-name="P4">
Author: 联合早报 (Person)</text:p>
      <text:p text:style-name="P4">
Publisher: 联合早报 (Organization)</text:p>
      <text:p text:style-name="P4">
Published Time: 2023-05-24T19:36</text:p>
      <text:p text:style-name="P4">
Modified Time: 2023-05-24T23:56</text:p>
      <text:p text:style-name="P4">
Description: After the Russian authorities reported that the border state was invaded by the Ukrainian assault team, the border state was invaded by the Ukraine. Comprehensive Reuters and Agence France -Presse on Wednesday (May 24) reported that Belgorod ...</text:p>
      <text:p text:style-name="P4">
Videos: []</text:p>
      <text:p text:style-name="P4">
Audios: []</text:p>
      <text:p text:style-name="P4">
Images: []</text:p>
      <text:p text:style-name="P4">
Type: NewsArticle</text:p>
      <text:p text:style-name="P4">
Breadcrumbs: ['即时', '国际']</text:p>
      <text:p text:style-name="P4">
Keywords: ['俄乌战争', '俄罗斯', '乌克兰', '无人机']</text:p>
      <!--METADATA-->
      <text:p text:style-name="P4">
After the Russian authorities notified the border state two days ago <text:a xlink:type="simple" xlink:href="https://www.zaobao.com.sg/realtime/world/story20230522-1397210" text:style-name="Internet_20_link" text:visited-style-name="Visited_20_Internet_20_Link">
</text:a>
Later, the region suffered a large number of drone attacks in the "overnight".</text:p>
      <text:p text:style-name="P4">
Comprehensive Reuters and Agence France -Presse reported on Wednesday (May 24) that Belgorod Governor Vyacheslavgladkov published a post Telegram in instant messaging: "This night is not completely calm, there are a lot The drone attack, the air defense system processing (interception) most of the one of them (drone). "</text:p>
      <text:p text:style-name="P4">
Gradkov pointed out that the Ukrainian team attacked the local gas, electricity and water supply facilities, and they were repairing damaged facilities. In addition, over 550 residents were urgently evacuated to temporary residences.</text:p>
      <text:p text:style-name="P4">
He added: "The most important thing is that there are no casualties."</text:p>
      <text:p text:style-name="P4">
The day before the statement was issued, Moscow announced the deployment of jet fighters and artillery in the invasive border area, while the Kremlin ordered the Russian forces to prevent any repetitive attacks.</text:p>
      <text:p text:style-name="P4">
The Kremlin spokesman Peskov said on the same day: "Our army, border guards, and related departments are working (counterattack)."</text:p>
      <text:p text:style-name="P4">
According to the Russian military on Tuesday (23), the Russian army has defeated the Ukrainian assault team, killed more than 70 "Ukrainian nationalists", and rushed the rest back to Ukraine. But this news has not been confirmed by Kiev.</text:p>
      <text:p text:style-name="P4">
The Ukrainian military intelligence department recently said that the operation was initiated by the Russian citizens of two quasi -military groups, namely the Russian Volunteer Corps and Russian Volunteer Corps.</text:p>
      <text:p text:style-name="P4">
News Source: <text:a xlink:type="simple" xlink:href="https://www.zaobao.com.sg/realtime/world/story20230524-1397831" text:style-name="Internet_20_link" text:visited-style-name="Visited_20_Internet_20_Link">
https://www.zaobao.com.sg/realtime/world/story20230524-1397831</text:a>
</text:p>
      <!--NEWS-->
      <text:h text:style-name="P10" text:outline-level="1">
<text:span text:style-name="T4">
The former senior judge of the Greek June 2nd round election is the guardian prime minister</text:span>
</text:h>
      <text:p text:style-name="P4">
Author: 联合早报 (Person)</text:p>
      <text:p text:style-name="P4">
Publisher: 联合早报 (Organization)</text:p>
      <text:p text:style-name="P4">
Published Time: 2023-05-24T20:11</text:p>
      <text:p text:style-name="P4">
Modified Time: 2023-05-24T23:56</text:p>
      <text:p text:style-name="P4">
Description: Greek President Sacraropulu appointed a senior judge on Wednesday (May 24) to serve as the guardian prime minister to set up an interim government and lead the country to hold a second round of elections on June 25. Reuters reported that President Sacrarooperu started from Monday (22nd) ...</text:p>
      <text:p text:style-name="P4">
Videos: []</text:p>
      <text:p text:style-name="P4">
Audios: []</text:p>
      <text:p text:style-name="P4">
Images: []</text:p>
      <text:p text:style-name="P4">
Type: NewsArticle</text:p>
      <text:p text:style-name="P4">
Breadcrumbs: ['即时', '国际']</text:p>
      <text:p text:style-name="P4">
Keywords: ['希腊', '大选']</text:p>
      <!--METADATA-->
      <text:p text:style-name="P4">
Greek President Sacraropulu appointed a senior judge on Wednesday (May 24) to serve as the guardian prime minister to set up an interim government and lead the country to hold a second round of elections on June 25.</text:p>
      <text:p text:style-name="P4">
Reuters reported that President Sacraropu Lu, from Monday (22nd), gave the top three political parties for three days to conduct cabinet negotiations, but failed to settle the cabinet. As a result, she appointed Greek higher judges and the court of audit court Ioannissarmas as the Prime Minister of Detention.</text:p>
      <text:p text:style-name="P4">
Samas said: "This is the obligation stipulated in the constitution, and it is also my responsibility as a citizen, and I must accept it."</text:p>
      <text:p text:style-name="P4">
The New Democratic Party led by the Greek Prime Minister Mizetakis received 40.8%of the votes in the election on Sunday (21st). With 20 percentage points, the radical left -wing league led by former Prime Minister Ziplas was conservative 14 The best results in the past year.</text:p>
      <text:p text:style-name="P4">
The New Democratic Party won 146 seats, and most of them were absolutely worse. However, Mizetakis believes that the second round of voting will win additional seats for the New Democratic Party, so that the party is in power independently with a majority of votes.</text:p>
      <text:p text:style-name="P4">
The second round of elections will adopt the "floating proportions reward seat system" by the amendment of 2020, that is, the maximum effective voting ratio ratio is greater than or equal to 25%. When the rate is 40%, you can get the maximum of 50 reward seats, thereby increasing the possibility of a separate pavilion that has won the election.</text:p>
      <text:p text:style-name="P4">
The Greek Court of Audit is one of the three major courts in the country.</text:p>
      <text:p text:style-name="P4">
News Source: <text:a xlink:type="simple" xlink:href="https://www.zaobao.com.sg/realtime/world/story20230524-1397838" text:style-name="Internet_20_link" text:visited-style-name="Visited_20_Internet_20_Link">
https://www.zaobao.com.sg/realtime/world/story20230524-1397838</text:a>
</text:p>
      <!--NEWS-->
      <text:h text:style-name="P10" text:outline-level="1">
<text:span text:style-name="T4">
The Sino -Russian Prime Minister signed an economic and trade agreement, and Beijing provided economic support to Russia against the trend</text:span>
</text:h>
      <text:p text:style-name="P4">
Author: chinese@voanews.com (木风)</text:p>
      <text:p text:style-name="P4">
Publisher: 美国之音中文网 (Type: NewsMediaOrganization)</text:p>
      <text:p text:style-name="P4">
Published Time: 2023-05-24T20:56:21+08:00</text:p>
      <text:p text:style-name="P4">
Modified Time: 2023-05-24 15:54:38Z</text:p>
      <text:p text:style-name="P4">
Description: Russia's Prime Minister Michase Beijing, who was visiting China on Wednesday (May 24), met with Chinese Prime Minister Li Qiang in Beijing, and both sides signed a series of bilateral energy economic and trade cooperation agreements. Although the pressure on the United States and the West has continued to increase the pressure on China and Russia, the data show that the economic and trade relations between the two countries are still developing.</text:p>
      <text:p text:style-name="P4">
Videos: []</text:p>
      <text:p text:style-name="P4">
Images: []</text:p>
      <text:p text:style-name="P4">
Categories: ['中国', '经济·金融·贸易', '欧洲']</text:p>
      <text:p text:style-name="P4">
Type: None</text:p>
      <!--METADATA-->
      <text:p text:style-name="P4">
Nonenone</text:p>
      <text:p text:style-name="P4">
News Source: <text:a xlink:type="simple" xlink:href="https://www.voachinese.com/a/russia-china-seal-economic-pacts-despite-western-disapproval-20230524/7106890.html" text:style-name="Internet_20_link" text:visited-style-name="Visited_20_Internet_20_Link">
https://www.voachinese.com/a/russia-china-seal-economic-pacts-despite-western-disapproval-20230524/7106890.html</text:a>
</text:p>
      <!--NEWS-->
      <text:h text:style-name="P10" text:outline-level="1">
<text:span text:style-name="T4">
Reuters: Russian treble speed scientists who have been charged with the crime of rebellion are suspected of leaking to China</text:span>
</text:h>
      <text:p text:style-name="P4">
Author: chinese@voanews.com (松仁)</text:p>
      <text:p text:style-name="P4">
Publisher: 美国之音中文网 (Type: NewsMediaOrganization)</text:p>
      <text:p text:style-name="P4">
Published Time: 2023-05-24T21:30:31+08:00</text:p>
      <text:p text:style-name="P4">
Modified Time: 2023-05-24 13:30:31Z</text:p>
      <text:p text:style-name="P4">
Description: Recently, the Director of theoretical and Applied Mechanics (ITAM) and two other scientists who have been arrested for being arrested for rebels are arrested for rebels are arrested. confidential.</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russian-hypersonic-scientist-accused-of-betraying-secrets-to-china--20230524/7106992.html" text:style-name="Internet_20_link" text:visited-style-name="Visited_20_Internet_20_Link">
https://www.voachinese.com/a/russian-hypersonic-scientist-accused-of-betraying-secrets-to-china--20230524/7106992.html</text:a>
</text:p>
      <!--NEWS-->
      <text:h text:style-name="P10" text:outline-level="1">
<text:span text:style-name="T4">
Meta's last wave of layoffs 20 % of Irish employees were fired</text:span>
</text:h>
      <text:p text:style-name="P4">
Author: 联合早报 (Person)</text:p>
      <text:p text:style-name="P4">
Publisher: 联合早报 (Organization)</text:p>
      <text:p text:style-name="P4">
Published Time: 2023-05-24T21:52</text:p>
      <text:p text:style-name="P4">
Modified Time: 2023-05-24T22:21</text:p>
      <text:p text:style-name="P4">
Description: The "layoffs" of the US technology industry continued, and Meta, the parent company of Facebook, announced on Wednesday (May 24) that it would cut off nearly 20%of Irish employees. Reuters reports that Meta is expected to reduce about 490 positions in the international headquarters in Dublin, which accounts for love ...</text:p>
      <text:p text:style-name="P4">
Videos: []</text:p>
      <text:p text:style-name="P4">
Audios: []</text:p>
      <text:p text:style-name="P4">
Images: []</text:p>
      <text:p text:style-name="P4">
Type: NewsArticle</text:p>
      <text:p text:style-name="P4">
Breadcrumbs: ['即时', '国际']</text:p>
      <text:p text:style-name="P4">
Keywords: ['脸书', '裁员', '科技业', 'Meta']</text:p>
      <!--METADATA-->
      <text:p text:style-name="P4">
The "layoffs" of the US technology industry continued, and Meta, the parent company of Facebook, announced on Wednesday (May 24) that it would cut off nearly 20%of Irish employees.</text:p>
      <text:p text:style-name="P4">
Reuters reports that Meta is expected to reduce about 490 positions in the international headquarters in Dublin, accounting for nearly 20%of its total number of Irish employees; this is part of Meta's release of 10,000 global employees in March.</text:p>
      <text:h text:style-name="P13" text:outline-level="4">
<text:span text:style-name="T4">
The last batch of global layoffs to dismiss the 2,500 full -time employees of Du Berlin</text:span>
</text:h>
      <text:p text:style-name="P4">
Meta started the last batch of global layoffs on Wednesday. Among the 2,500 full -time employees in Dublin, employees from departments including finance, sales, marketing, analysis, operation and engineering will be fired.</text:p>
      <text:p text:style-name="P4">
In November 2022, Meta, the parent company of Facebook on the social media platform, announced that it would lay off 11,000 people, accounting for about 13%of their total employees. "Economist" magazine website said that this is the first large -scale layoff since Meta was founded.</text:p>
      <text:p text:style-name="P4">
Meta CEO Zuckerberg said that the company will reduce the number of recruiters at the same time, except for the extremely individual positions, the recruitment freezing period is extended to the first quarter of 2023.</text:p>
      <text:p text:style-name="P4">
News Source: <text:a xlink:type="simple" xlink:href="https://www.zaobao.com.sg/realtime/world/story20230524-1397861" text:style-name="Internet_20_link" text:visited-style-name="Visited_20_Internet_20_Link">
https://www.zaobao.com.sg/realtime/world/story20230524-1397861</text:a>
</text:p>
      <!--NEWS-->
      <text:h text:style-name="P10" text:outline-level="1">
<text:span text:style-name="T4">
Anwar and South Korean Defense Ministers Discuss regional security issues</text:span>
</text:h>
      <text:p text:style-name="P4">
Author: 联合早报 (Person)</text:p>
      <text:p text:style-name="P4">
Publisher: 联合早报 (Organization)</text:p>
      <text:p text:style-name="P4">
Published Time: 2023-05-24T21:53</text:p>
      <text:p text:style-name="P4">
Modified Time: 2023-05-24T21:53</text:p>
      <text:p text:style-name="P4">
Description: Malaysian Prime Minister Anhua met on Wednesday (May 24) with South Korea ’s defense minister, Li Zhongzheng, and the two sides negotiated regional security matters. "Oriental Daily" reported that Anwar and Li Zhongzheng met for about 30 minutes. The two sides regarded issues such as bilateral and regional relations, including efforts to strengthen the country ...</text:p>
      <text:p text:style-name="P4">
Videos: []</text:p>
      <text:p text:style-name="P4">
Audios: []</text:p>
      <text:p text:style-name="P4">
Images: []</text:p>
      <text:p text:style-name="P4">
Type: NewsArticle</text:p>
      <text:p text:style-name="P4">
Breadcrumbs: ['即时', '国际']</text:p>
      <text:p text:style-name="P4">
Keywords: ['韩国', '马来西亚', '安华']</text:p>
      <!--METADATA-->
      <text:p text:style-name="P4">
Malaysian Prime Minister Anhua met on Wednesday (May 24) with South Korea ’s defense minister, Li Zhongzheng, and the two sides negotiated regional security matters.</text:p>
      <text:p text:style-name="P4">
"Oriental Daily" reported that Anwar and Li Zhongzheng met with about 30 minutes. The two sides regarded issues such as bilateral and regional relations, including striving to strengthen bilateral relations in the field of defense and security.</text:p>
      <text:p text:style-name="P4">
Participants also included Malaysia Foreign Minister Zanbili and South Korean delegations.</text:p>
      <text:p text:style-name="P4">
Li Zhongzheng plans to conduct a three -day special visit in Malaysia and attend the Falulo International Sea and Air Show.</text:p>
      <text:p text:style-name="P4">
News Source: <text:a xlink:type="simple" xlink:href="https://www.zaobao.com.sg/realtime/world/story20230524-1397863" text:style-name="Internet_20_link" text:visited-style-name="Visited_20_Internet_20_Link">
https://www.zaobao.com.sg/realtime/world/story20230524-1397863</text:a>
</text:p>
      <!--NEWS-->
      <text:h text:style-name="P10" text:outline-level="1">
<text:span text:style-name="T4">
Stoltenberg: Ukraine cannot join NATO in the war</text:span>
</text:h>
      <text:p text:style-name="P4">
Author: 联合早报 (Person)</text:p>
      <text:p text:style-name="P4">
Publisher: 联合早报 (Organization)</text:p>
      <text:p text:style-name="P4">
Published Time: 2023-05-24T22:04</text:p>
      <text:p text:style-name="P4">
Modified Time: 2023-05-24T22:04</text:p>
      <text:p text:style-name="P4">
Description: NATO Secretary -General Stoltenberg said that as long as the Russian and Ukraine War continued, Ukraine could not join NATO. Reuters reported that Stoltenberg said at a event organized by the German Marshall Fund in Germany: "I ...</text:p>
      <text:p text:style-name="P4">
Videos: []</text:p>
      <text:p text:style-name="P4">
Audios: []</text:p>
      <text:p text:style-name="P4">
Images: []</text:p>
      <text:p text:style-name="P4">
Type: NewsArticle</text:p>
      <text:p text:style-name="P4">
Breadcrumbs: ['即时', '国际']</text:p>
      <text:p text:style-name="P4">
Keywords: ['北约', '俄乌战争', '俄罗斯', '乌克兰']</text:p>
      <!--METADATA-->
      <text:p text:style-name="P4">
NATO Secretary -General Stoltenberg said that as long as the Russian and Ukraine War continued, Ukraine could not join NATO.</text:p>
      <text:p text:style-name="P4">
Reuters reported that Stoltenberg said at a event organized by the German Marshallfund in Germany: "I think everyone realizes that (Ukraine) becomes a member of (NATO) in the war. , Not on the agenda. "</text:p>
      <text:p text:style-name="P4">
He added: "The problem is what will happen after the war."</text:p>
      <text:p text:style-name="P4">
In the middle of this month, Stoltenberg has stated that he expects the allies to reach an agreement on a multi -year plan at the summit in July in July to help Ukraine transition to the "standard, theory and equipment to the" Soviet era standard, theory, and equipment to the transition to the transition to the Soviet era to the transition to the transition of the Soviet era to NATO's standards, theories and equipment, and fully operate with NATO. "</text:p>
      <text:p text:style-name="P4">
Stoltenberg plans to unload the post of NATO Secretary -General at the end of October.</text:p>
      <text:p text:style-name="P4">
News Source: <text:a xlink:type="simple" xlink:href="https://www.zaobao.com.sg/realtime/world/story20230524-1397867" text:style-name="Internet_20_link" text:visited-style-name="Visited_20_Internet_20_Link">
https://www.zaobao.com.sg/realtime/world/story20230524-1397867</text:a>
</text:p>
      <!--NEWS-->
      <text:h text:style-name="P10" text:outline-level="1">
<text:span text:style-name="T4">
The manufacturing performance shows that the prospects of German companies have deteriorated</text:span>
</text:h>
      <text:p text:style-name="P4">
Author: 联合早报 (Person)</text:p>
      <text:p text:style-name="P4">
Publisher: 联合早报 (Organization)</text:p>
      <text:p text:style-name="P4">
Published Time: 2023-05-24T22:07</text:p>
      <text:p text:style-name="P4">
Modified Time: 2023-05-24T22:07</text:p>
      <text:p text:style-name="P4">
Description: The prospects of German enterprises have worsen for the first time since October last year. The manufacturing industry, which is troubled, may weaken the recovery of this largest European economy. Bloomberg reported that the expected indicators of the IFO Institute in May fell from 91.7 in April to 88.6, inferior to Bloomberg survey ...</text:p>
      <text:p text:style-name="P4">
Videos: []</text:p>
      <text:p text:style-name="P4">
Audios: []</text:p>
      <text:p text:style-name="P4">
Images: []</text:p>
      <text:p text:style-name="P4">
Type: NewsArticle</text:p>
      <text:p text:style-name="P4">
Breadcrumbs: ['即时', '国际']</text:p>
      <text:p text:style-name="P4">
Keywords: ['德国', '制造业']</text:p>
      <!--METADATA-->
      <text:p text:style-name="P4">
The prospects of German enterprises have worsen for the first time since October last year. The manufacturing industry, which is troubled, may weaken the recovery of this largest European economy.</text:p>
      <text:p text:style-name="P4">
Bloomberg reported that the expected indicators of the IFO Institute in May fell from 91.7 in April to 88.6, which was inferior to the expectations of all the economists surveyed by Bloomberg. The indicators of the current situation also declined.</text:p>
      <text:p text:style-name="P4">
Clemensfuest, chairman of this research institution in Munich, said in a statement on Wednesday (May 24): "Confidence in the German economy is severely hit ... Hanging doubts about the performance of the German economy in summer."</text:p>
      <text:p text:style-name="P4">
Whether Germany's upcoming energy impact caused by the Ukrainian war has caused Germany to fall into a decline in winter. The data released on the 25th will provide the latest evaluation of the first quarter output value. After the weakness of March, the initial value of economic stagnation is likely to be repaired.</text:p>
      <text:p text:style-name="P4">
Although the economy is better than the initial expectations, growth has become increasingly unbalanced. The service industry has been supported by strong consumer demand. Because consumers have a lot of savings after the epidemic, manufacturers have seen a decline in demand.</text:p>
      <text:p text:style-name="P4">
News Source: <text:a xlink:type="simple" xlink:href="https://www.zaobao.com.sg/realtime/world/story20230524-1397869" text:style-name="Internet_20_link" text:visited-style-name="Visited_20_Internet_20_Link">
https://www.zaobao.com.sg/realtime/world/story20230524-1397869</text:a>
</text:p>
      <!--NEWS-->
      <text:h text:style-name="P10" text:outline-level="1">
<text:span text:style-name="T4">
Super Typhoon "Mova" attacking Guam</text:span>
</text:h>
      <text:p text:style-name="P4">
Author: 联合早报 (Person)</text:p>
      <text:p text:style-name="P4">
Publisher: 联合早报 (Organization)</text:p>
      <text:p text:style-name="P4">
Published Time: 2023-05-24T22:17</text:p>
      <text:p text:style-name="P4">
Modified Time: 2023-05-24T22:17</text:p>
      <text:p text:style-name="P4">
Description: The super typhoon "Mova", which reaches the four levels of wind speed on Wednesday (May 24), attacked the United States ’s belonged to the Guandao, and no casualties have occurred. Reuters reports that the National Meteorological Administration (NWS) issued a warning earlier that the typhoon "Mawar" may be in the local area ...</text:p>
      <text:p text:style-name="P4">
Videos: []</text:p>
      <text:p text:style-name="P4">
Audios: []</text:p>
      <text:p text:style-name="P4">
Images: []</text:p>
      <text:p text:style-name="P4">
Type: NewsArticle</text:p>
      <text:p text:style-name="P4">
Breadcrumbs: ['即时', '国际']</text:p>
      <text:p text:style-name="P4">
Keywords: ['关岛', '风暴', '台风']</text:p>
      <!--METADATA-->
      <text:p text:style-name="P4">
The super typhoon "Mova", which reaches the four levels of wind speed on Wednesday (May 24), attacked the United States ’s belonged to the Guandao, and no casualties have occurred.</text:p>
      <text:p text:style-name="P4">
Reuters reported that the National Meteorological Administration (NWS) issued a warning earlier that the typhoon "Mawar" or landed on the southern part of Guam on Wednesday, local time, this storm may bring strong winds, rainfall and strong storm to Guam to Guam to Guama Island The "three threats" of the tide.</text:p>
      <text:p text:style-name="P4">
On the same day, Movie winding on the Western Pacific at a wind speed and rainstorm of 225 kilometers per hour. NWS said that Mawa is moving northwest at a speed of 8 miles per hour, or causes landslides and floods to outbreak, and brings life -threatening storm.</text:p>
      <text:p text:style-name="P4">
Before the strong storm strikes, the Guam authorities have ordered residents in the evacuation of the floods and warned residents to take preventive measures.</text:p>
      <text:p text:style-name="P4">
Guam Chiefs Lou Leonguerrero said on the same day that she was very worried about the safety of the people and compared the storm with the "Karen" typhoon in 1962. Karen razed most of Guam to be flat.</text:p>
      <text:p text:style-name="P4">
US President Biden approved an urgent statement on Tuesday (23rd) to authorize the Federation to provide assistance to Guam.</text:p>
      <text:p text:style-name="P4">
The Guam is located on the West Pacific. It is the largest tropical island in the Micronesian Islands. It is also the southernmost island in the Mariana Islands. It is located about 6,000 miles southwest of Los Angeles and has a population of 170,000.</text:p>
      <text:p text:style-name="P4">
News Source: <text:a xlink:type="simple" xlink:href="https://www.zaobao.com.sg/realtime/world/story20230524-1397871" text:style-name="Internet_20_link" text:visited-style-name="Visited_20_Internet_20_Link">
https://www.zaobao.com.sg/realtime/world/story20230524-1397871</text:a>
</text:p>
      <!--NEWS-->
      <text:h text:style-name="P10" text:outline-level="1">
<text:span text:style-name="T4">
Russian Ministry of Defense: Russian warships were attacked by unmanned speedboats in the Black Sea</text:span>
</text:h>
      <text:p text:style-name="P4">
Author: 联合早报 (Person)</text:p>
      <text:p text:style-name="P4">
Publisher: 联合早报 (Organization)</text:p>
      <text:p text:style-name="P4">
Published Time: 2023-05-24T22:38</text:p>
      <text:p text:style-name="P4">
Modified Time: 2023-05-24T23:57</text:p>
      <text:p text:style-name="P4">
Description: The Russian Ministry of Defense said that Russia's "Ivan Hurs" warship was attacked by the Ukrainian driverless speedboat in the Black Sea. Reuters reports that the Russian Ministry of Defense released on Wednesday (May 24) on the sound communication platform Telegram ...</text:p>
      <text:p text:style-name="P4">
Videos: []</text:p>
      <text:p text:style-name="P4">
Audios: []</text:p>
      <text:p text:style-name="P4">
Images: []</text:p>
      <text:p text:style-name="P4">
Type: NewsArticle</text:p>
      <text:p text:style-name="P4">
Breadcrumbs: ['即时', '国际']</text:p>
      <text:p text:style-name="P4">
Keywords: ['俄乌战争', '乌克兰', '俄罗斯', '无人机']</text:p>
      <!--METADATA-->
      <text:p text:style-name="P4">
The Russian Ministry of Defense said that Russia's "Ivan Hurs" warship was attacked by the Ukrainian driverless speedboat in the Black Sea.</text:p>
      <text:p text:style-name="P4">
Reuters reports that the Russian Ministry of Defense issued a statement on Wednesday (May 24) on Wednesday (May 24) on the instant communication platform Telegram saying that the Russian warship Ivan Hels was on the Black Sea to the Bosphorus route. The Wuxi Navy dispatched three unmanned speedboat attacks.</text:p>
      <text:p text:style-name="P4">
Earlier reported that it was launched by the Ukraine UAV.</text:p>
      <text:p text:style-name="P4">
The statement pointed out that the warship has been protecting TurkStream and Bluestream, two natural gas pipelines. These pipelines transport natural gas from Russia to Turkey, partly through the Black Sea.</text:p>
      <text:p text:style-name="P4">
The statement also said: "All enemy ships were destroyed by a standard weapon of a Russian ship at 140 kilometers northeast of the Bosptruce Strait."</text:p>
      <text:p text:style-name="P4">
Ukraine has not responded to this incident.</text:p>
      <text:p text:style-name="P4">
News Source: <text:a xlink:type="simple" xlink:href="https://www.zaobao.com.sg/realtime/world/story20230524-1397881" text:style-name="Internet_20_link" text:visited-style-name="Visited_20_Internet_20_Link">
https://www.zaobao.com.sg/realtime/world/story20230524-1397881</text:a>
</text:p>
      <!--NEWS-->
      <text:h text:style-name="P10" text:outline-level="1">
<text:span text:style-name="T4">
The United States has restored to the upper limit of government debt on Wednesday, and the game between the two parties entered the final stage</text:span>
</text:h>
      <text:p text:style-name="P4">
Author: chinese@voanews.com (美国之音)</text:p>
      <text:p text:style-name="P4">
Publisher: 美国之音中文网 (Type: NewsMediaOrganization)</text:p>
      <text:p text:style-name="P4">
Published Time: 2023-05-24T22:59:14+08:00</text:p>
      <text:p text:style-name="P4">
Modified Time: 2023-05-24 14:59:14Z</text:p>
      <text:p text:style-name="P4">
Description: The government of the US President Joe Biden (Democratic Party) and the Republican House of Representatives controlled by the Republican Party are preparing to restore negotiations on the upper limit of government debt on Wednesday (May 24).</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us-debt-negotiations-to-resume-wednesday-20230524/7106898.html" text:style-name="Internet_20_link" text:visited-style-name="Visited_20_Internet_20_Link">
https://www.voachinese.com/a/us-debt-negotiations-to-resume-wednesday-20230524/7106898.html</text:a>
</text:p>
      <!--NEWS-->
      <text:h text:style-name="P10" text:outline-level="1">
<text:span text:style-name="T4">
Pope Fang Ji has called for the Chinese Catholic to enjoy the freedom of faith</text:span>
</text:h>
      <text:p text:style-name="P4">
Author: chinese@voanews.com (松仁)</text:p>
      <text:p text:style-name="P4">
Publisher: 美国之音中文网 (Type: NewsMediaOrganization)</text:p>
      <text:p text:style-name="P4">
Published Time: 2023-05-24T22:59:26+08:00</text:p>
      <text:p text:style-name="P4">
Modified Time: 2023-05-24 14:59:26Z</text:p>
      <text:p text:style-name="P4">
Description: The Roman Catholic Pope Pope Francis (May 24) prayed for the Chinese Church on Wednesday (May 24), hoping to make Chinese Catholics enjoy freedom of faith.</text:p>
      <text:p text:style-name="P4">
Videos: []</text:p>
      <text:p text:style-name="P4">
Images: []</text:p>
      <text:p text:style-name="P4">
Categories: ['中国', '宗教']</text:p>
      <text:p text:style-name="P4">
Type: None</text:p>
      <!--METADATA-->
      <text:p text:style-name="P4">
Nonenone</text:p>
      <text:p text:style-name="P4">
News Source: <text:a xlink:type="simple" xlink:href="https://www.voachinese.com/a/pope-calls-for-freedom-of-worship-for-catholics-in-china-20230524/7107106.html" text:style-name="Internet_20_link" text:visited-style-name="Visited_20_Internet_20_Link">
https://www.voachinese.com/a/pope-calls-for-freedom-of-worship-for-catholics-in-china-20230524/7107106.html</text:a>
</text:p>
      <!--NEWS-->
      <text:h text:style-name="P10" text:outline-level="1">
<text:span text:style-name="T4">
Korean experts end the Fukushima Nuclear Power Station on -site inspection</text:span>
</text:h>
      <text:p text:style-name="P4">
Author: 联合早报 (Person)</text:p>
      <text:p text:style-name="P4">
Publisher: 联合早报 (Organization)</text:p>
      <text:p text:style-name="P4">
Published Time: 2023-05-24T23:11</text:p>
      <text:p text:style-name="P4">
Modified Time: 2023-05-24T23:11</text:p>
      <text:p text:style-name="P4">
Description: The Korean expert group officially ended on Wednesday (May 24) for a two -day on -site inspection of the Fukushima Nuclear Power Station, saying that it is necessary to conduct more "confirmation and analysis operations" on the process of nuclear sewage discharge. Kyodo News reported that during the inspection, the Korean expert group confirmed the score of radioactive substances contained in water ...</text:p>
      <text:p text:style-name="P4">
Videos: []</text:p>
      <text:p text:style-name="P4">
Audios: []</text:p>
      <text:p text:style-name="P4">
Images: []</text:p>
      <text:p text:style-name="P4">
Type: NewsArticle</text:p>
      <text:p text:style-name="P4">
Breadcrumbs: ['即时', '国际']</text:p>
      <text:p text:style-name="P4">
Keywords: ['日本', '福岛', '核电站']</text:p>
      <!--METADATA-->
      <text:p text:style-name="P4">
The Korean expert group officially ended on Wednesday (May 24) for a two -day on -site inspection of the Fukushima Nuclear Power Station, saying that it is necessary to conduct more "confirmation and analysis operations" on the process of nuclear sewage discharge.</text:p>
      <text:p text:style-name="P4">
Kyodo News reported that during the inspection period, the Korean expert group confirmed the analysis equipment for radioactive substances contained in water, and the equipment that was diluted with water before discharge before discharge.</text:p>
      <text:p text:style-name="P4">
Liu Guoxi, head of the delegation and chairman of the Korean Atomic Energy Safety Committee, said: "If (if nuclear sewage) occurs abnormal in the before dilution, the valve must be closed urgently. Original role. "</text:p>
      <text:p text:style-name="P4">
Liu Guoxi showed that "it is necessary to confirm and analyze the assignment of various (sewage discharge) processes", but did not talk about the evaluation report of the Korean expert on the sea programs.</text:p>
      <text:p text:style-name="P4">
The South Korean delegation consists of 21 experts in the nuclear power and radiation fields. It is expected to hold a summary meeting on Thursday (25th) on Thursday (25th).</text:p>
      <text:p text:style-name="P4">
Whether the multi -ribin processing system (ALPS) can actually filter the various radioactive nucleoin contained in the water contaminated water has always been controversial. The Japanese side has previously claimed that nuclear pollution water purified by ALPS is safe and harmless.</text:p>
      <text:p text:style-name="P4">
Dongdian said that except for ALPS that cannot be filtered and carbon 14, it can remove most of the radioactive substances in sewage.</text:p>
      <text:p text:style-name="P4">
Dongdian plans to dilute and purify the nuclear sewage in the seawater to reduce the concentration of the treatment of water in the water, and discharge sewage to the first nuclear power plant about 1 kilometer of sea through the underwater tunnel.</text:p>
      <text:p text:style-name="P4">
News Source: <text:a xlink:type="simple" xlink:href="https://www.zaobao.com.sg/realtime/world/story20230524-1397889" text:style-name="Internet_20_link" text:visited-style-name="Visited_20_Internet_20_Link">
https://www.zaobao.com.sg/realtime/world/story20230524-1397889</text:a>
</text:p>
      <!--NEWS-->
      <text:h text:style-name="P10" text:outline-level="1">
<text:span text:style-name="T4">
Yellen insisted on June 1 is the last period of increasing debt limit</text:span>
</text:h>
      <text:p text:style-name="P4">
Author: 联合早报 (Person)</text:p>
      <text:p text:style-name="P4">
Publisher: 联合早报 (Organization)</text:p>
      <text:p text:style-name="P4">
Published Time: 2023-05-24T23:45</text:p>
      <text:p text:style-name="P4">
Modified Time: 2023-05-25T00:00</text:p>
      <text:p text:style-name="P4">
Description: The US Finance Minister Yellen insisted on the final term of the government's increase in debt limit on June 1, saying that it will provide the latest situation of government finance to Congress. Reuters reports that some conservative Republican members of the House of Representatives in the United States consume the cash of Yellen as soon as June 1 ...</text:p>
      <text:p text:style-name="P4">
Videos: []</text:p>
      <text:p text:style-name="P4">
Audios: []</text:p>
      <text:p text:style-name="P4">
Images: []</text:p>
      <text:p text:style-name="P4">
Type: NewsArticle</text:p>
      <text:p text:style-name="P4">
Breadcrumbs: ['即时', '国际']</text:p>
      <text:p text:style-name="P4">
Keywords: ['美国', '债务违约', '耶伦', '麦卡锡', '拜登']</text:p>
      <!--METADATA-->
      <text:p text:style-name="P4">
The US Finance Minister Yellen insisted on the final term of the government's increase in debt limit on June 1, saying that it will provide the latest situation of government finance to Congress.</text:p>
      <text:p text:style-name="P4">
Reuters reported that after some conservative Republican members of the House of Representatives in the United States asked Yellen's warning to the Ministry of Finance's cash as soon as June 1, Yellen reiterated its debt default period, saying that the U.S. government "is likely to be in early June in early June It may even consume the funds used to fulfill all the government's obligations on June 1. "</text:p>
      <text:p text:style-name="P4">
At present, it is less than eight days away from June 1st. Yellen said in a forum on the Wall Street Journal that if Congress does not take action to increase debt limit, the Ministry of Finance and President Biden will face difficult choices, saying "We will not be unable to be unable to be Pay some obligations. "</text:p>
      <text:p text:style-name="P4">
Yellen shows that for the government, payment priority is not feasible in operation, "we only need to increase the debt limit."</text:p>
      <text:p text:style-name="P4">
Skalis, the leader of the House of Representatives, said after the closed -door meeting of Tuesday (May 23), saying that Yellen's statement about the June 1st period lacks transparency and it is difficult to convince people. Roy, a Republican member of Dezhou, said that the so -called default warning is "a crisis of man -made manufacturing", and in fact, the Republicans have to give up some requirements.</text:p>
      <text:p text:style-name="P4">
According to data released by the Ministry of Finance on Tuesday, as of May 22, the cash balance of the Ministry of Finance fell to US $ 68.34 billion (about 92.1 billion yuan), a weekly decrease of 19 billion US dollars.</text:p>
      <text:p text:style-name="P4">
McCarthon, Speaker of the House of Representatives, plans to restore negotiations with President Biden on Wednesday (May 24).</text:p>
      <text:p text:style-name="P4">
McCarthy said: "I am sending the negotiating representatives to negotiate to the White House. The two parties still have differences in expenditure issues, but I think I can make progress this year."</text:p>
      <text:p text:style-name="P4">
News Source: <text:a xlink:type="simple" xlink:href="https://www.zaobao.com.sg/realtime/world/story20230524-1397903" text:style-name="Internet_20_link" text:visited-style-name="Visited_20_Internet_20_Link">
https://www.zaobao.com.sg/realtime/world/story20230524-1397903</text:a>
</text:p>
      <!--NEWS-->
      <text:h text:style-name="P10" text:outline-level="1">
<text:span text:style-name="T4">
The Israeli budget is closed at the opposition party to protest the appropriation of extremely orthodox faction Jews</text:span>
</text:h>
      <text:p text:style-name="P4">
Publisher: 法新社</text:p>
      <text:p text:style-name="P4">
Published Time: 2023-05-24T3:32:08+00:00</text:p>
      <text:p text:style-name="P4">
Modified Time: 2023-05-24T12:05:03+00:00</text:p>
      <text:p text:style-name="P4">
Description: (Agence France -Presse Jerusalem, 24th) The Israeli parliament passed the annual budget today, among which there is controversy on the appropriations of extreme orthodox Jews. This is a concession to a religious party in the ruling alliance and triggering opposition prote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24T3-32-08-00-00/000000.png" xlink:type="simple" xlink:show="embed" xlink:actuate="onLoad" draw:mime-type="image/png"/>
</draw:frame>
Thousands of Israelis demonstrations in Jerusalem on the 23rd, opposing the government to allocate more plans to allocate more money to extremely orthodox Jewish ethnic groups, accusing the governing alliance of "plundering" national funds.</text:p>
      <text:p text:style-name="P4">
Israeli Prime Minister BenjaminNetanyahu announced earlier this week that the state will fund the 250 million Schocker (about NT $ 2.1 billion), a married extreme orthodox Jewish man who is engaged in religious research instead of work.</text:p>
      <text:p text:style-name="P4">
This appropriation is part of the "United Torah Judaism" with the "United Law" to ensure its support for the budget.</text:p>
      <text:p text:style-name="P4">
The Israeli government has traditionally provided budget appropriations to extreme orthodox factions through various departments, which are extra funds.</text:p>
      <text:p text:style-name="P4">
The budget of Israel 2023-2024 was finally passed early this morning. In the 120 seats, it received the support of all 64 governing alliance members.</text:p>
      <text:p text:style-name="P4">
Nitaniah Hu and his allies, who took office last December, applauded when the voting results were announced.</text:p>
      <text:p text:style-name="P4">
The opposition leader Yair Lapid said that the budget was not "endless ransom" and failed to solve the problem of high living costs.</text:p>
      <text:p text:style-name="P4">
It is also the former Prime Minister of Israeli Ripid wrote on Facebook: "When you sleep, the worst and destructive budget in national history passed." Lin Zhiping)</text:p>
      <text:p text:style-name="P4">
News Source: <text:a xlink:type="simple" xlink:href="https://www.rfi.fr/cn/%E5%9B%BD%E9%99%85%E6%8A%A5%E9%81%93/20230524-%E4%BB%A5%E8%89%B2%E5%88%97%E9%A2%84%E7%AE%97%E6%A1%88%E8%BF%87%E5%85%B3-%E5%9C%A8%E9%87%8E%E5%85%9A%E6%8A%97%E8%AE%AE%E6%8B%A8%E6%AC%BE%E6%9E%81%E7%AB%AF%E6%AD%A3%E7%BB%9F%E6%B4%BE%E7%8A%B9%E5%A4%AA%E4%BA%BA" text:style-name="Internet_20_link" text:visited-style-name="Visited_20_Internet_20_Link">
https://www.rfi.fr/cn/%E5%9B%BD%E9%99%85%E6%8A%A5%E9%81%93/20230524-%E4%BB%A5%E8%89%B2%E5%88%97%E9%A2%84%E7%AE%97%E6%A1%88%E8%BF%87%E5%85%B3-%E5%9C%A8%E9%87%8E%E5%85%9A%E6%8A%97%E8%AE%AE%E6%8B%A8%E6%AC%BE%E6%9E%81%E7%AB%AF%E6%AD%A3%E7%BB%9F%E6%B4%BE%E7%8A%B9%E5%A4%AA%E4%BA%BA</text:a>
</text:p>
      <!--NEWS-->
      <text:h text:style-name="P10" text:outline-level="1">
<text:span text:style-name="T4">
The European Central Bank celebrates the 25th anniversary of party soaring inflation to disrupt the situation</text:span>
</text:h>
      <text:p text:style-name="P4">
Publisher: 法新社</text:p>
      <text:p text:style-name="P4">
Published Time: 2023-05-24T8:32:08+00:00</text:p>
      <text:p text:style-name="P4">
Modified Time: 2023-05-24T14:05:03+00:00</text:p>
      <text:p text:style-name="P4">
Description: (AFP, Frankfurt, Germany, 24th) The Central Bank of Europe celebrated the 25th birthday today, but the euro zone's soaring inferring terror to destroy the joy of jo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24T8-32-08-00-00/000000.png" xlink:type="simple" xlink:show="embed" xlink:actuate="onLoad" draw:mime-type="image/png"/>
</draw:frame>
The European Central Bank celebrates the 25th anniversary of its establishment. About 200 guests will visit the Central Bank headquarters in the magnificent European Central Bank of Frankfurt.</text:p>
      <text:p text:style-name="P4">
In the melodious music of the French composer Claude Debussy, Christine Lagarde, president of the European Central Bank, will and the first two presidents Jean-Claude Trichet and Mario Draghi ) Cut off the birthday cake of the European Central Bank.</text:p>
      <text:p text:style-name="P4">
But when the European economy is challenging, the atmosphere of celebration is probably not as the joy of the European Central Bank's heads.</text:p>
      <text:p text:style-name="P4">
In the case of Russia's invasion of Ukraine's push for energy prices and the recovery of the 2019 coronary virus disease (COVID-19), the recovery of the supply chain has soared in the past 12 months.</text:p>
      <text:p text:style-name="P4">
This attractive economic indicator came to 7%in April. Although 10.6%fell at a high point in October last year, it is still much higher than the 2%target of the European Central Bank.</text:p>
      <text:p text:style-name="P4">
Nevertheless, on the eve of the 25th birthday of the European Central Bank, President Lagarda optimisticly emphasized "there are sufficient reasons to celebrate."</text:p>
      <text:p text:style-name="P4">
Latter said in an interview with Dutch TV program buitenhof last week: "25 years ago, our goal was to maintain stability of prices, maintain European sovereignty, and show more unity."</text:p>
      <text:p text:style-name="P4">
"I think we have all achieved these three goals."</text:p>
      <text:p text:style-name="P4">
The Central Bank of China was founded in 1998 and launched the euro the following year.</text:p>
      <text:p text:style-name="P4">
Since the emergence of the euro in 1999, the per capita domestic production hair (GDP) per capita in the euro area has doubled; the unemployment rate of the euro zone has dropped to a historical low.</text:p>
      <text:p text:style-name="P4">
Although the recent inflation has reached a new high, in the 25 years since the establishment of the European Central Bank, an average inflation was 2.05%, close to the European Central Bank's target 2%.</text:p>
      <text:p text:style-name="P4">
In 2011, Terrie, then the president of the European Central Bank, raised interest rates many times when the economic performance of the euro zone was different, and forced Delagi to cut interest rates immediately as soon as he came to power.</text:p>
      <text:p text:style-name="P4">
Draggy itself is also criticized for the management style of the European debt crisis. Critics pointed out that the Dragi Central Bank Management Commission was split. Most members of the European Central Bank Management Commission are mostly president of the central bank of European countries.</text:p>
      <text:p text:style-name="P4">
However, analysts said that Lagarde has successfully healed division.</text:p>
      <text:p text:style-name="P4">
Frederikducrozet, chief economist of PateT Wealth Management, pointed out that every crisis faced by the European Central Bank can innovate and regulate. Remember this. "</text:p>
      <text:p text:style-name="P4">
Regarding the euro used by 20 countries and nearly 300 million people in the euro zone, the President of the European Central Bank Latard is still very confident and believes that the euro is expected in the future.</text:p>
      <text:p text:style-name="P4">
News Source: <text:a xlink:type="simple" xlink:href="https://www.rfi.fr/cn/%E8%B4%A2%E7%BB%8F%E5%BF%AB%E8%AE%AF/20230524-%E6%AC%A7%E6%B4%B2%E5%A4%AE%E8%A1%8C%E6%AC%A2%E5%BA%8625%E5%91%A8%E5%B9%B4%E6%B4%BE%E5%AF%B9-%E9%A3%99%E5%8D%87%E9%80%9A%E8%86%A8%E6%9D%A5%E6%90%85%E5%B1%80" text:style-name="Internet_20_link" text:visited-style-name="Visited_20_Internet_20_Link">
https://www.rfi.fr/cn/%E8%B4%A2%E7%BB%8F%E5%BF%AB%E8%AE%AF/20230524-%E6%AC%A7%E6%B4%B2%E5%A4%AE%E8%A1%8C%E6%AC%A2%E5%BA%8625%E5%91%A8%E5%B9%B4%E6%B4%BE%E5%AF%B9-%E9%A3%99%E5%8D%87%E9%80%9A%E8%86%A8%E6%9D%A5%E6%90%85%E5%B1%80</text:a>
</text:p>
      <!--NEWS-->
      <text:h text:style-name="P10" text:outline-level="1">
<text:span text:style-name="T4">
Discrimination of Cathay Cathext to fire flight attendants, commented: Hong Kong people have a sense of superiority, and the Hong Kong government has ignored deep contradictions</text:span>
</text:h>
      <text:p text:style-name="P4">
Author: chinese@voanews.com (高锋)</text:p>
      <text:p text:style-name="P4">
Publisher: 美国之音中文网 (Type: NewsMediaOrganization)</text:p>
      <text:p text:style-name="P4">
Published Time: 2023-05-25T00:37:33+08:00</text:p>
      <text:p text:style-name="P4">
Modified Time: 2023-05-24 16:37:33Z</text:p>
      <text:p text:style-name="P4">
Description: Hong Kong Cathay Pacific's suspected discrimination of mainland Chinese passengers continued to ferment. After netizens complained about Cathay Pacific in the mainland's social media, Hong Kong Chief Executive Li Jiachao and Cathay Chief Executive Officer publicly apologized on May 24. Cathay Pacific decided to fire three air waiters involved in the incident. The official media "People's Daily" stated that it is necessary to "rectify heavy punch" for Cathay Pacific. Some comments believe that the people of the two places are different, and Hong Kong people have a sense of superiority to mainlanders. In addition, in recent years, Hong Kong people have deepened their dissatisfaction with mainland China, and Cathay Pacific incident occurred in this context. However, the Hong Kong government only looks at the surface and refuses to face the root cause of the problem.</text:p>
      <text:p text:style-name="P4">
Videos: []</text:p>
      <text:p text:style-name="P4">
Images: []</text:p>
      <text:p text:style-name="P4">
Categories: ['港澳', '中国']</text:p>
      <text:p text:style-name="P4">
Type: None</text:p>
      <!--METADATA-->
      <text:p text:style-name="P4">
Nonenone</text:p>
      <text:p text:style-name="P4">
News Source: <text:a xlink:type="simple" xlink:href="https://www.voachinese.com/a/cathay-pacific-crew-accused-of-discrimination-20230524/7107175.html" text:style-name="Internet_20_link" text:visited-style-name="Visited_20_Internet_20_Link">
https://www.voachinese.com/a/cathay-pacific-crew-accused-of-discrimination-20230524/7107175.html</text:a>
</text:p>
      <!--NEWS-->
      <text:h text:style-name="P10" text:outline-level="1">
<text:span text:style-name="T4">
China's lending to Kenya is also worried about the implementation of online attacks to conduct monitoring</text:span>
</text:h>
      <text:p text:style-name="P4">
Author: chinese@voanews.com (松仁)</text:p>
      <text:p text:style-name="P4">
Publisher: 美国之音中文网 (Type: NewsMediaOrganization)</text:p>
      <text:p text:style-name="P4">
Published Time: 2023-05-25T01:15:53+08:00</text:p>
      <text:p text:style-name="P4">
Modified Time: 2023-05-24 17:15:53Z</text:p>
      <text:p text:style-name="P4">
Description: Reuters on Wednesday (May 24) According to the three familiar people's news, network security research reports, and Reuters' own analysis of related technical data, Chinese hackers have continued to implement multiple important departments of the Kenyan government in East Africa. Many years of extensive online attack and digital invasion.</text:p>
      <text:p text:style-name="P4">
Videos: []</text:p>
      <text:p text:style-name="P4">
Images: []</text:p>
      <text:p text:style-name="P4">
Categories: ['中国', '非洲', '一带一路']</text:p>
      <text:p text:style-name="P4">
Type: None</text:p>
      <!--METADATA-->
      <text:p text:style-name="P4">
Nonenone</text:p>
      <text:p text:style-name="P4">
News Source: <text:a xlink:type="simple" xlink:href="https://www.voachinese.com/a/chinese-hackers-attacked-kenyan-government-as-debt-strains-grew-20230524/7107369.html" text:style-name="Internet_20_link" text:visited-style-name="Visited_20_Internet_20_Link">
https://www.voachinese.com/a/chinese-hackers-attacked-kenyan-government-as-debt-strains-grew-20230524/7107369.html</text:a>
</text:p>
      <!--NEWS-->
      <text:h text:style-name="P10" text:outline-level="1">
<text:span text:style-name="T4">
The Australian border forces stop using DJI drones, and related security review is ongoing</text:span>
</text:h>
      <text:p text:style-name="P4">
Author: chinese@voanews.com (木风)</text:p>
      <text:p text:style-name="P4">
Publisher: 美国之音中文网 (Type: NewsMediaOrganization)</text:p>
      <text:p text:style-name="P4">
Published Time: 2023-05-25T01:24:30+08:00</text:p>
      <text:p text:style-name="P4">
Modified Time: 2023-05-24 17:25:45Z</text:p>
      <text:p text:style-name="P4">
Description: The Australian border forces have stopped using the drone manufactured by China DJI. The drone manufacturer, which has been included in the blacklist by the United States, is currently being reviewed by the Australian Ministry of Defense.</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australian-border-force-grounds-chinese-drone-fleet-20230524/7106986.html" text:style-name="Internet_20_link" text:visited-style-name="Visited_20_Internet_20_Link">
https://www.voachinese.com/a/australian-border-force-grounds-chinese-drone-fleet-20230524/7106986.html</text:a>
</text:p>
      <!--NEWS-->
      <text:h text:style-name="P10" text:outline-level="1">
<text:span text:style-name="T4">
The Special Committee of the China Affairs of the United States and China Special Council recommends that Congress take action on Taiwan and Uighurs issues</text:span>
</text:h>
      <text:p text:style-name="P4">
Author: chinese@voanews.com (美国之音)</text:p>
      <text:p text:style-name="P4">
Publisher: 美国之音中文网 (Type: NewsMediaOrganization)</text:p>
      <text:p text:style-name="P4">
Published Time: 2023-05-25T04:04:37+08:00</text:p>
      <text:p text:style-name="P4">
Modified Time: 2023-05-24 20:04:37Z</text:p>
      <text:p text:style-name="P4">
Description: The newly established House of Congress of the House of Representatives approved two reports on Wednesday (May 24) of the Strategic Competition of the Communist Party of China. Conflict, the committee hopes that some of the suggestions can become laws this year.</text:p>
      <text:p text:style-name="P4">
Videos: []</text:p>
      <text:p text:style-name="P4">
Images: []</text:p>
      <text:p text:style-name="P4">
Categories: ['台湾', '美国', '国会报道', '中国', '美中关系', '新疆西藏问题']</text:p>
      <text:p text:style-name="P4">
Type: None</text:p>
      <!--METADATA-->
      <text:p text:style-name="P4">
Nonenone</text:p>
      <text:p text:style-name="P4">
News Source: <text:a xlink:type="simple" xlink:href="https://www.voachinese.com/a/us-house-china-committee-recommends-congress-take-action-over-taiwan-uyghurs-20230524/7107611.html" text:style-name="Internet_20_link" text:visited-style-name="Visited_20_Internet_20_Link">
https://www.voachinese.com/a/us-house-china-committee-recommends-congress-take-action-over-taiwan-uyghurs-20230524/7107611.html</text:a>
</text:p>
      <!--NEWS-->
      <text:h text:style-name="P10" text:outline-level="1">
<text:span text:style-name="T4">
Kouwu independent organization cross -border comes into Russia to fight Ukraine to denied the behind -the -scenes instructions</text:span>
</text:h>
      <text:p text:style-name="P4">
Author: chinese@voanews.com (刘恩民)</text:p>
      <text:p text:style-name="P4">
Publisher: 美国之音中文网 (Type: Organization)</text:p>
      <text:p text:style-name="P4">
Published Time: 2023-05-25T04:12:28+08:00</text:p>
      <text:p text:style-name="P4">
Modified Time: 2023-05-24 20:12:28Z</text:p>
      <text:p text:style-name="P4">
Description: The pro -Ukraine independently organized the Russian Volunteer Corps (RVC) and the Russian Liberty Legion, which recently crossed the border to Belgo Rhodes in Russia to crack down on Russia, becoming the largest invasion of Russia since the Russian and Ukraine War of 15 months. Although Russia claimed that it had repelled the "Ukrainian nationalist" that entered Russia from Ukraine, two organizations posted that "we will come back and stay one da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russian-volunteer-corps-fight-for-ukraine-across-the-ukranie-border-20230525/7107608.html" text:style-name="Internet_20_link" text:visited-style-name="Visited_20_Internet_20_Link">
https://www.voachinese.com/a/russian-volunteer-corps-fight-for-ukraine-across-the-ukranie-border-20230525/7107608.html</text:a>
</text:p>
      <!--NEWS-->
      <text:h text:style-name="P10" text:outline-level="1">
<text:span text:style-name="T4">
After three years of interrupted Afghanistan, Afghan</text:span>
</text:h>
      <text:p text:style-name="P4">
Author: chinese@voanews.com (古尔)</text:p>
      <text:p text:style-name="P4">
Publisher: 美国之音中文网 (Type: NewsMediaOrganization)</text:p>
      <text:p text:style-name="P4">
Published Time: 2023-05-25T04:32:18+08:00</text:p>
      <text:p text:style-name="P4">
Modified Time: 2023-05-24 20:32:18Z</text:p>
      <text:p text:style-name="P4">
Description: Taliban announced the resumption of direct flights between Afghanistan and China for three years, saying that this would help strengthen bilateral economic and political relations.</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taliban-restarts-direct-flight-20230524/7107606.html" text:style-name="Internet_20_link" text:visited-style-name="Visited_20_Internet_20_Link">
https://www.voachinese.com/a/taliban-restarts-direct-flight-20230524/7107606.html</text:a>
</text:p>
      <!--NEWS-->
      <text:h text:style-name="P10" text:outline-level="1">
<text:span text:style-name="T4">
President Paraguay: Despite maintaining a relationship with Taiwan, it is ready to trade with China</text:span>
</text:h>
      <text:p text:style-name="P4">
Author: chinese@voanews.com (美国之音)</text:p>
      <text:p text:style-name="P4">
Publisher: 美国之音中文网 (Type: NewsMediaOrganization)</text:p>
      <text:p text:style-name="P4">
Published Time: 2023-05-25T05:12:33+08:00</text:p>
      <text:p text:style-name="P4">
Modified Time: 2023-05-24 21:12:33Z</text:p>
      <text:p text:style-name="P4">
Description: Paraguay's upcoming President Mario Abdo Benitez said on Wednesday (May 24) that Paraguay, a South American country, is willing to trade with China, but will not succumb to transfer diplomacy from Taiwan. Acknowledged pressure.</text:p>
      <text:p text:style-name="P4">
Videos: []</text:p>
      <text:p text:style-name="P4">
Images: []</text:p>
      <text:p text:style-name="P4">
Categories: ['美洲', '经济·金融·贸易', '中国', '台湾']</text:p>
      <text:p text:style-name="P4">
Type: None</text:p>
      <!--METADATA-->
      <text:p text:style-name="P4">
Nonenone</text:p>
      <text:p text:style-name="P4">
News Source: <text:a xlink:type="simple" xlink:href="https://www.voachinese.com/a/paraguay-ready-to-trade-with-china-despite-taiwan-relations-20230524/7107728.html" text:style-name="Internet_20_link" text:visited-style-name="Visited_20_Internet_20_Link">
https://www.voachinese.com/a/paraguay-ready-to-trade-with-china-despite-taiwan-relations-20230524/710772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